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42000069D5000012EAC28217DFC00F54CF.wmf" manifest:media-type="image/x-wmf"/>
  <manifest:file-entry manifest:full-path="Pictures/2000001C000069D500005AD9D2E82281B6DBB98C.wmf" manifest:media-type="image/x-wmf"/>
  <manifest:file-entry manifest:full-path="Pictures/100000000000050000000400659783B6E7CDA03D.png" manifest:media-type="image/png"/>
  <manifest:file-entry manifest:full-path="Pictures/20000042000069D5000012EAF22000238960F54D.wmf" manifest:media-type="image/x-wmf"/>
  <manifest:file-entry manifest:full-path="Pictures/20000042000069D5000012EA4EA46B8EF3984AAB.wmf" manifest:media-type="image/x-wmf"/>
  <manifest:file-entry manifest:full-path="Pictures/20000047000069D50000045701FF318DEBD84FC1.wmf" manifest:media-type="image/x-wmf"/>
  <manifest:file-entry manifest:full-path="Pictures/2000000E000069D500004D4FDA70EFD48384CD0A.wmf" manifest:media-type="image/x-wmf"/>
  <manifest:file-entry manifest:full-path="Pictures/2000002E000069D500003643AE572F2DF0FBA4CE.wmf" manifest:media-type="image/x-wmf"/>
  <manifest:file-entry manifest:full-path="Pictures/100000000000050000000400598D58673C95E4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1" svg:font-family="'Lucida Sans Unicode'" style:font-pitch="variable"/>
    <style:font-face style:name="Microsoft YaHei1" svg:font-family="'Microsoft YaHei'" style:font-pitch="variable"/>
    <style:font-face style:name="Myriad Pro1" svg:font-family="'Myriad Pro'" style:font-pitch="variable"/>
    <style:font-face style:name="Tahoma1" svg:font-family="Tahoma"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yriad Pro2" svg:font-family="'Myriad Pro'"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gradient" draw:fill-color="#56bbed"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left" draw:textarea-vertical-align="middle" draw:auto-grow-height="false" fo:padding-top="0.127cm" fo:padding-bottom="0.127cm" fo:padding-left="0.254cm" fo:padding-right="0.254cm" fo:wrap-option="wrap" draw:shadow-color="#808080"/>
    </style:style>
    <style:style style:name="gr6"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false" fo:min-height="12.308cm" fo:min-width="22.907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left" draw:textarea-vertical-align="top" draw:auto-grow-height="false" fo:min-height="12.308cm" fo:min-width="22.907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left" draw:textarea-vertical-align="top" draw:auto-grow-height="false" fo:min-height="12.308cm" fo:min-width="22.907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2.308cm" fo:min-width="22.907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left" draw:textarea-vertical-align="top" draw:auto-grow-height="false" fo:min-height="12.308cm" fo:min-width="22.907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left" draw:textarea-vertical-align="middle" draw:auto-grow-height="false" fo:min-height="1.089cm" fo:min-width="20.451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left" draw:textarea-vertical-align="top" draw:auto-grow-height="false" fo:min-height="12.308cm" fo:min-width="25.408cm" fo:padding-top="0.13cm" fo:padding-bottom="0.13cm" fo:padding-left="0.25cm" fo:padding-right="0.25cm" fo:wrap-option="wrap" draw:shadow-color="#808080"/>
    </style:style>
    <style:style style:name="pr1" style:family="presentation" style:parent-style-name="Title6-notes">
      <style:graphic-properties draw:stroke="none" draw:fill="none" draw:fill-color="#ffffff" draw:textarea-horizontal-align="justify" draw:textarea-vertical-align="middle" fo:min-height="11.43cm" draw:shadow-color="#808080"/>
    </style:style>
    <style:style style:name="pr2" style:family="presentation" style:parent-style-name="Default-notes">
      <style:graphic-properties draw:stroke="none" draw:fill="none" draw:fill-color="#ffffff" draw:textarea-horizontal-align="justify" draw:textarea-vertical-align="middle" fo:min-height="11.426cm" draw:shadow-color="#808080"/>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loext:graphic-properties draw:fill="none" draw:fill-color="#ffffff"/>
    </style:style>
    <style:style style:name="P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5" style:family="paragraph">
      <style:paragraph-properties fo:margin-left="0.952cm" fo:margin-right="0cm" fo:margin-top="0.194cm" fo:margin-bottom="0cm" fo:text-indent="-0.948cm" style:punctuation-wrap="hanging" style:line-break="strict" style:writing-mode="lr-tb"/>
    </style:style>
    <style:style style:name="P6" style:family="paragraph">
      <loext:graphic-properties draw:fill="none" draw:fill-color="#ffffff"/>
      <style:paragraph-properties fo:margin-left="0.952cm" fo:margin-right="0cm" fo:margin-top="0.194cm" fo:margin-bottom="0cm" fo:text-indent="-0.948cm" style:punctuation-wrap="hanging" style:line-break="strict" style:writing-mode="lr-tb" style:font-independent-line-spacing="true"/>
      <style:text-properties fo:font-size="18pt"/>
    </style:style>
    <style:style style:name="P7" style:family="paragraph">
      <loext:graphic-properties draw:fill="none" draw:fill-color="#ffffff"/>
      <style:text-properties fo:font-size="12pt"/>
    </style:style>
    <style:style style:name="T1" style:family="text">
      <style:text-properties fo:color="#ffffff" fo:font-size="28pt" fo:language="en" fo:country="US" style:font-size-asian="28pt" style:language-asian="en" style:country-asian="US" style:font-size-complex="28pt" style:language-complex="en" style:country-complex="US"/>
    </style:style>
    <style:style style:name="T2" style:family="text">
      <style:text-properties fo:color="#ffffff" fo:font-size="24pt" fo:language="en" fo:country="US" style:font-size-asian="24pt" style:language-asian="en" style:country-asian="US" style:font-size-complex="24pt" style:language-complex="en" style:country-complex="US"/>
    </style:style>
    <style:style style:name="T3" style:family="text">
      <style:text-properties style:font-name="Calibri" fo:font-size="22pt" fo:language="en" fo:country="US" fo:font-weight="bold" style:font-size-asian="22pt" style:language-asian="en" style:country-asian="US" style:font-weight-asian="bold" style:font-size-complex="22pt" style:language-complex="en" style:country-complex="US" style:font-weight-complex="bold"/>
    </style:style>
    <style:style style:name="T4" style:family="text">
      <style:text-properties fo:font-size="22pt" fo:language="en" fo:country="US" style:font-size-asian="22pt" style:language-asian="en" style:country-asian="US" style:font-size-complex="22pt" style:language-complex="en" style:country-complex="US"/>
    </style:style>
    <style:style style:name="T5" style:family="text">
      <style:text-properties style:font-name="Calibri" fo:font-size="22pt" fo:language="en" fo:country="US" style:font-size-asian="22pt" style:language-asian="en" style:country-asian="US" style:font-size-complex="22pt" style:language-complex="en" style:country-complex="US"/>
    </style:style>
    <style:style style:name="T6" style:family="text">
      <style:text-properties style:text-position="super 58%" style:font-name="Calibri" fo:font-size="22pt" fo:language="en" fo:country="US" style:font-size-asian="22pt" style:language-asian="en" style:country-asian="US" style:font-size-complex="22pt" style:language-complex="en" style:country-complex="US"/>
    </style:style>
    <style:style style:name="T7" style:family="text">
      <style:text-properties style:font-name="Calibri" fo:font-size="22pt" fo:language="en" fo:country="US" fo:font-weight="normal" style:font-size-asian="22pt" style:language-asian="en" style:country-asian="US" style:font-weight-asian="normal" style:font-size-complex="22pt" style:language-complex="en" style:country-complex="US"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6" presentation:presentation-page-layout-name="AL1T0" presentation:use-date-time-name="dtd1">
        <draw:custom-shape draw:style-name="gr1" draw:text-style-name="P2" draw:layer="layout" svg:width="21.59cm" svg:height="1.693cm" svg:x="0.983cm" svg:y="8.89cm">
          <text:list text:style-name="L1">
            <text:list-header>
              <text:p text:style-name="P1"><text:span text:style-name="T1">Swati Jha</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 presentation:class="page"/>
          <draw:frame presentation:style-name="pr1" draw:text-style-name="P3" draw:layer="layout" svg:width="15.24cm" svg:height="11.43cm" svg:x="1.905cm" svg:y="12.065cm" presentation:class="notes" presentation:placeholder="true">
            <draw:text-box/>
          </draw:frame>
        </presentation:notes>
      </draw:page>
      <draw:page draw:name="page2" draw:style-name="dp3" draw:master-page-name="Default" presentation:use-date-time-name="dtd1">
        <draw:custom-shape draw:style-name="gr3" draw:text-style-name="P4" draw:layer="layout" svg:width="20.951cm" svg:height="1.349cm" svg:x="3.598cm" svg:y="0.922cm">
          <text:list text:style-name="L1">
            <text:list-header>
              <text:p text:style-name="P1"><text:span text:style-name="T2">Profile : Swati Jha</text:span></text:p>
            </text:list-header>
          </text:list>
          <draw:enhanced-geometry svg:viewBox="0 0 21600 21600" draw:type="mso-spt202" draw:enhanced-path="M 0 0 L 21600 0 21600 21600 0 21600 0 0 Z N"/>
        </draw:custom-shape>
        <draw:custom-shape draw:style-name="gr4" draw:text-style-name="P6" draw:layer="layout" svg:width="23.407cm" svg:height="12.568cm" svg:x="1.142cm" svg:y="3.303cm">
          <text:list text:style-name="L1">
            <text:list-header>
              <text:p text:style-name="P5"><text:span text:style-name="T3">Name</text:span><text:span text:style-name="T4"> <text:s text:c="6"/>: </text:span><text:span text:style-name="T5">Swati Jha</text:span></text:p>
              <text:p text:style-name="P5"><text:span text:style-name="T3">DOB</text:span><text:span text:style-name="T5"> </text:span><text:span text:style-name="T5"><text:tab/></text:span><text:span text:style-name="T5"> <text:s text:c="7"/>: <text:s/>17</text:span><text:span text:style-name="T6">th</text:span><text:span text:style-name="T5"> <text:s/>March, 1996</text:span></text:p>
              <text:p text:style-name="P5"><text:span text:style-name="T3">Graduate</text:span><text:span text:style-name="T5"> <text:s text:c="3"/>: <text:s/>BSCIT, SM Shetty College, Mumbai</text:span></text:p>
              <text:p text:style-name="P5"><text:span text:style-name="T3">Hobby <text:s text:c="8"/></text:span><text:span text:style-name="T5">: <text:s/>Playing Basketball, Badminton (Represent did her college at </text:span><text:span text:style-name="T5"><text:tab/></text:span><text:span text:style-name="T5"><text:tab/></text:span><text:span text:style-name="T5"> <text:s text:c="3"/>University level )</text:span></text:p>
              <text:p text:style-name="P5"><text:span text:style-name="T3">Subject</text:span><text:span text:style-name="T3"><text:tab/></text:span><text:span text:style-name="T3"> </text:span><text:span text:style-name="T5">: <text:s/>Database, C, CPP</text:span></text:p>
              <text:p text:style-name="P5"><text:span text:style-name="T3">Languages</text:span><text:span text:style-name="T5"> <text:s/>: <text:s/>English, Hindi, Maithili</text:span></text:p>
              <text:p text:style-name="P5"><text:span text:style-name="T3">Project</text:span><text:span text:style-name="T3"><text:tab/></text:span><text:span text:style-name="T3"> </text:span><text:span text:style-name="T5">: <text:s/>EEG (Electroencephalography)</text:span></text:p>
              <text:p text:style-name="P5"><text:span text:style-name="T3">Ideal</text:span><text:span text:style-name="T5"> </text:span><text:span text:style-name="T5"><text:tab/></text:span><text:span text:style-name="T5"><text:tab/></text:span><text:span text:style-name="T5"> : <text:s/>APJ Abdul Kalam, Ratan TataSir <text:s/></text:span></text:p>
              <text:p text:style-name="P5"><text:span text:style-name="T3">Aim</text:span><text:span text:style-name="T3"><text:tab/></text:span><text:span text:style-name="T3"><text:tab/></text:span><text:span text:style-name="T5"> : <text:s/>Good Software Developer </text:span></text:p>
              <text:p text:style-name="P5"><text:span text:style-name="T3">Quality</text:span><text:span text:style-name="T3"><text:tab/></text:span><text:span text:style-name="T5"> : <text:s/>She is good in behavior and always help when we have </text:span><text:span text:style-name="T5"><text:tab/></text:span><text:span text:style-name="T5"><text:tab/></text:span><text:span text:style-name="T5"><text:tab/></text:span><text:span text:style-name="T5"> <text:s text:c="3"/>doubt regarding project or assignment.</text:span></text:p>
            </text:list-header>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2" presentation:class="page"/>
          <draw:frame presentation:style-name="pr2" draw:text-style-name="P7" draw:layer="layout" svg:width="15.236cm" svg:height="11.426cm" svg:x="1.905cm" svg:y="12.065cm" presentation:class="notes" presentation:placeholder="true">
            <draw:text-box/>
          </draw:frame>
        </presentation:notes>
      </draw:page>
      <draw:page draw:name="page3" draw:style-name="dp1" draw:master-page-name="Title6" presentation:presentation-page-layout-name="AL1T0" presentation:use-date-time-name="dtd1">
        <draw:custom-shape draw:style-name="gr5" draw:text-style-name="P4" draw:layer="layout" svg:width="21.59cm" svg:height="1.693cm" svg:x="0.983cm" svg:y="8.89cm">
          <text:list text:style-name="L1">
            <text:list-header>
              <text:p text:style-name="P1"><text:span text:style-name="T1">Allianz Life Insurance</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3" presentation:class="page"/>
          <draw:frame presentation:style-name="pr1" draw:text-style-name="P7" draw:layer="layout" svg:width="15.24cm" svg:height="11.43cm" svg:x="1.905cm" svg:y="12.065cm" presentation:class="notes" presentation:placeholder="true">
            <draw:text-box/>
          </draw:frame>
        </presentation:notes>
      </draw:page>
      <draw:page draw:name="page4" draw:style-name="dp3" draw:master-page-name="Default" presentation:use-date-time-name="dtd1">
        <draw:custom-shape draw:style-name="gr6" draw:text-style-name="P4" draw:layer="layout" svg:width="20.951cm" svg:height="1.349cm" svg:x="3.598cm" svg:y="0.922cm">
          <text:list text:style-name="L1">
            <text:list-header>
              <text:p text:style-name="P1"><text:span text:style-name="T2">Profile : Oliver Bate</text:span></text:p>
            </text:list-header>
          </text:list>
          <draw:enhanced-geometry svg:viewBox="0 0 21600 21600" draw:type="mso-spt202" draw:enhanced-path="M 0 0 L 21600 0 21600 21600 0 21600 0 0 Z N"/>
        </draw:custom-shape>
        <draw:custom-shape draw:style-name="gr7" draw:text-style-name="P6" draw:layer="layout" svg:width="23.407cm" svg:height="12.568cm" svg:x="1.142cm" svg:y="3.303cm">
          <text:list text:style-name="L1">
            <text:list-header>
              <text:p text:style-name="P5"><text:span text:style-name="T3"/></text:p>
            </text:list-header>
            <text:list-item>
              <text:p text:style-name="P5"><text:span text:style-name="T3"/></text:p>
            </text:list-item>
            <text:list-item>
              <text:p text:style-name="P5"><text:span text:style-name="T3"/></text:p>
            </text:list-item>
            <text:list-item>
              <text:p text:style-name="P5"><text:span text:style-name="T3">Name</text:span><text:span text:style-name="T4"> <text:s text:c="6"/>: </text:span><text:span text:style-name="T5">Oliver <text:s/>Bate</text:span></text:p>
              <text:p text:style-name="P5"><text:span text:style-name="T3">DOB</text:span><text:span text:style-name="T5"> </text:span><text:span text:style-name="T5"><text:tab/></text:span><text:span text:style-name="T5"> <text:s text:c="7"/>: <text:s/>1</text:span><text:span text:style-name="T6">st</text:span><text:span text:style-name="T5"> March,1965</text:span></text:p>
            </text:list-item>
            <text:list-item>
              <text:p text:style-name="P5"><text:span text:style-name="T3">Graduate</text:span><text:span text:style-name="T5"> <text:s text:c="3"/>: Master of Business Administration, University of Cologne, </text:span><text:span text:style-name="T5"><text:tab/></text:span><text:span text:style-name="T5"><text:tab/></text:span><text:span text:style-name="T5"><text:tab/></text:span><text:span text:style-name="T5"> <text:s text:c="3"/>New York </text:span></text:p>
              <text:p text:style-name="P5"><text:span text:style-name="T3">Languages</text:span><text:span text:style-name="T5"> <text:s/>: <text:s/>English, French, Russian</text:span></text:p>
            </text:list-item>
            <text:list-item>
              <text:p text:style-name="P5"><text:span text:style-name="T3">Skills</text:span><text:span text:style-name="T5"> <text:s/></text:span><text:span text:style-name="T5"><text:tab/></text:span><text:span text:style-name="T5"><text:tab/></text:span><text:span text:style-name="T5"> : <text:s/>Insurance, Title insurance, Real Estate, Legal Advice, </text:span><text:span text:style-name="T5"><text:tab/></text:span><text:span text:style-name="T5"><text:tab/></text:span><text:span text:style-name="T5"><text:tab/></text:span><text:span text:style-name="T5"><text:tab/></text:span><text:span text:style-name="T5"> <text:s text:c="3"/>Commercial Real Estate, Negotiation, Document Drafting</text:span></text:p>
            </text:list-item>
            <text:list-item>
              <text:p text:style-name="P5"><text:span text:style-name="T5"/></text:p>
            </text:list-item>
            <text:list-item>
              <text:p text:style-name="P5"><text:span text:style-name="T5"/></text:p>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4" presentation:class="page"/>
          <draw:frame presentation:style-name="pr2" draw:text-style-name="P7" draw:layer="layout" svg:width="15.236cm" svg:height="11.426cm" svg:x="1.905cm" svg:y="12.065cm" presentation:class="notes" presentation:placeholder="true">
            <draw:text-box/>
          </draw:frame>
        </presentation:notes>
      </draw:page>
      <draw:page draw:name="page5" draw:style-name="dp3" draw:master-page-name="Default" presentation:use-date-time-name="dtd1">
        <draw:custom-shape draw:style-name="gr8" draw:text-style-name="P4" draw:layer="layout" svg:width="20.951cm" svg:height="1.349cm" svg:x="3.598cm" svg:y="0.922cm">
          <text:list text:style-name="L1">
            <text:list-header>
              <text:p text:style-name="P1"><text:span text:style-name="T2">History</text:span></text:p>
            </text:list-header>
          </text:list>
          <draw:enhanced-geometry svg:viewBox="0 0 21600 21600" draw:type="mso-spt202" draw:enhanced-path="M 0 0 L 21600 0 21600 21600 0 21600 0 0 Z N"/>
        </draw:custom-shape>
        <draw:custom-shape draw:style-name="gr9" draw:text-style-name="P6" draw:layer="layout" svg:width="23.407cm" svg:height="12.568cm" svg:x="1.142cm" svg:y="3.303cm">
          <text:list text:style-name="L1">
            <text:list-item>
              <text:p text:style-name="P5"><text:span text:style-name="T5"><text:s text:c="6"/></text:span><text:span text:style-name="T5">Allianz life Insurance Company of North America <text:s/>began <text:s/>as North American Casually, started by Henry Little of Minneapolis, Minnesota in 1986.</text:span></text:p>
            </text:list-item>
            <text:list-item>
              <text:p text:style-name="P5"><text:span text:style-name="T5"/></text:p>
            </text:list-item>
            <text:list-item>
              <text:p text:style-name="P5"><text:span text:style-name="T5"><text:s text:c="6"/></text:span><text:span text:style-name="T5">In 1979, NALAC ( North American Life and Casualty) was acquired by Allianz AG of Munich, Germany, becoming a company of the Allianz Group. </text:span></text:p>
              <text:p text:style-name="P5"><text:span text:style-name="T5"/></text:p>
            </text:list-item>
            <text:list-item>
              <text:p text:style-name="P5"><text:span text:style-name="T5"><text:s text:c="5"/></text:span><text:span text:style-name="T5">The company was renamed Allianz Life Insurance Company of North America (Allianz Life) in 1993.</text:span></text:p>
            </text:list-item>
            <text:list-item>
              <text:p text:style-name="P5"><text:span text:style-name="T5"/></text:p>
            </text:list-item>
            <text:list-item>
              <text:p text:style-name="P5"><text:span text:style-name="T5"><text:s text:c="5"/></text:span><text:span text:style-name="T5">Today, Allianz Life and Allianz Life of NY are the only Allianz Group subsidiaries providing life insurance in the U.S.</text:span></text:p>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5" presentation:class="page"/>
          <draw:frame presentation:style-name="pr2" draw:text-style-name="P7" draw:layer="layout" svg:width="15.236cm" svg:height="11.426cm" svg:x="1.905cm" svg:y="12.065cm" presentation:class="notes" presentation:placeholder="true">
            <draw:text-box/>
          </draw:frame>
        </presentation:notes>
      </draw:page>
      <draw:page draw:name="page6" draw:style-name="dp3" draw:master-page-name="Default" presentation:use-date-time-name="dtd1">
        <draw:custom-shape draw:style-name="gr10" draw:text-style-name="P4" draw:layer="layout" svg:width="20.951cm" svg:height="1.349cm" svg:x="3.598cm" svg:y="0.922cm">
          <text:list text:style-name="L1">
            <text:list-header>
              <text:p text:style-name="P1"><text:span text:style-name="T2">Vision and Mission</text:span></text:p>
            </text:list-header>
          </text:list>
          <draw:enhanced-geometry svg:viewBox="0 0 21600 21600" draw:type="mso-spt202" draw:enhanced-path="M 0 0 L 21600 0 21600 21600 0 21600 0 0 Z N"/>
        </draw:custom-shape>
        <draw:custom-shape draw:style-name="gr11" draw:text-style-name="P6" draw:layer="layout" svg:width="23.407cm" svg:height="12.568cm" svg:x="1.142cm" svg:y="3.303cm">
          <text:list text:style-name="L1">
            <text:list-item>
              <text:list>
                <text:list-header>
                  <text:p text:style-name="P5"><text:span text:style-name="T3">Vision</text:span></text:p>
                  <text:p text:style-name="P5"><text:span text:style-name="T7"/></text:p>
                  <text:p text:style-name="P5"><text:span text:style-name="T7">To be the first choice insurer for customers</text:span></text:p>
                  <text:p text:style-name="P5"><text:span text:style-name="T7">To be the preferred employer for staff in the insurance industry.</text:span></text:p>
                  <text:p text:style-name="P5"><text:span text:style-name="T7">To be the number one insurer for creating shareholder value</text:span></text:p>
                </text:list-header>
              </text:list>
            </text:list-item>
            <text:list-item>
              <text:p text:style-name="P5"><text:span text:style-name="T5"/></text:p>
            </text:list-item>
            <text:list-item>
              <text:p text:style-name="P5"><text:span text:style-name="T5"><text:s text:c="13"/></text:span><text:span text:style-name="T3">Mission</text:span></text:p>
            </text:list-item>
            <text:list-item>
              <text:p text:style-name="P5"><text:span text:style-name="T3"/></text:p>
              <text:list>
                <text:list-header>
                  <text:p text:style-name="P5"><text:span text:style-name="T7"><text:s text:c="5"/></text:span><text:span text:style-name="T7">We will strive to understand the insurance needs of the consumers and translate it into affordable products that deliver value for money.</text:span></text:p>
                </text:list-header>
              </text:list>
            </text:list-item>
            <text:list-item>
              <text:p text:style-name="P5"><text:span text:style-name="T5"/></text:p>
            </text:list-item>
            <text:list-item>
              <text:p text:style-name="P5"><text:span text:style-name="T5"/></text:p>
            </text:list-item>
            <text:list-item>
              <text:p text:style-name="P5"><text:span text:style-name="T5"/></text:p>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6" presentation:class="page"/>
          <draw:frame presentation:style-name="pr2" draw:text-style-name="P7" draw:layer="layout" svg:width="15.236cm" svg:height="11.426cm" svg:x="1.905cm" svg:y="12.065cm" presentation:class="notes" presentation:placeholder="true">
            <draw:text-box/>
          </draw:frame>
        </presentation:notes>
      </draw:page>
      <draw:page draw:name="page7" draw:style-name="dp3" draw:master-page-name="Default" presentation:use-date-time-name="dtd1">
        <draw:custom-shape draw:style-name="gr12" draw:text-style-name="P4" draw:layer="layout" svg:width="20.951cm" svg:height="1.349cm" svg:x="3.598cm" svg:y="0.922cm">
          <text:list text:style-name="L1">
            <text:list-header>
              <text:p text:style-name="P1"><text:span text:style-name="T2">Goal</text:span></text:p>
            </text:list-header>
          </text:list>
          <draw:enhanced-geometry svg:viewBox="0 0 21600 21600" draw:type="mso-spt202" draw:enhanced-path="M 0 0 L 21600 0 21600 21600 0 21600 0 0 Z N"/>
        </draw:custom-shape>
        <draw:custom-shape draw:style-name="gr13" draw:text-style-name="P6" draw:layer="layout" svg:width="23.407cm" svg:height="12.568cm" svg:x="1.142cm" svg:y="3.303cm">
          <text:list text:style-name="L1">
            <text:list-item>
              <text:list>
                <text:list-header>
                  <text:p text:style-name="P5"><text:span text:style-name="T7"/></text:p>
                  <text:p text:style-name="P5"><text:span text:style-name="T7">Protection against the financial risk of dying too soon</text:span></text:p>
                  <text:p text:style-name="P5"><text:span text:style-name="T7"/></text:p>
                  <text:p text:style-name="P5"><text:span text:style-name="T7">Powerful cash value accumulation potential</text:span></text:p>
                  <text:p text:style-name="P5"><text:span text:style-name="T7"/></text:p>
                  <text:p text:style-name="P5"><text:span text:style-name="T7">The ability to take loans from available cash value</text:span></text:p>
                </text:list-header>
              </text:list>
            </text:list-item>
            <text:list-item>
              <text:p text:style-name="P5"><text:span text:style-name="T5"/></text:p>
            </text:list-item>
            <text:list-item>
              <text:p text:style-name="P5"><text:span text:style-name="T5"/></text:p>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7" presentation:class="page"/>
          <draw:frame presentation:style-name="pr2" draw:text-style-name="P7" draw:layer="layout" svg:width="15.236cm" svg:height="11.426cm" svg:x="1.905cm" svg:y="12.065cm" presentation:class="notes" presentation:placeholder="true">
            <draw:text-box/>
          </draw:frame>
        </presentation:notes>
      </draw:page>
      <draw:page draw:name="page8" draw:style-name="dp3" draw:master-page-name="Default" presentation:use-date-time-name="dtd1">
        <draw:custom-shape draw:style-name="gr14" draw:text-style-name="P4" draw:layer="layout" svg:width="20.951cm" svg:height="1.349cm" svg:x="3.598cm" svg:y="0.922cm">
          <text:list text:style-name="L1">
            <text:list-header>
              <text:p text:style-name="P1"><text:span text:style-name="T2">Strategic Partnership</text:span></text:p>
            </text:list-header>
          </text:list>
          <draw:enhanced-geometry svg:viewBox="0 0 21600 21600" draw:type="mso-spt202" draw:enhanced-path="M 0 0 L 21600 0 21600 21600 0 21600 0 0 Z N"/>
        </draw:custom-shape>
        <draw:custom-shape draw:style-name="gr15" draw:text-style-name="P6" draw:layer="layout" svg:width="23.407cm" svg:height="12.568cm" svg:x="1.142cm" svg:y="3.303cm">
          <text:list text:style-name="L1">
            <text:list-item>
              <text:list>
                <text:list-header>
                  <text:p text:style-name="P5"><text:span text:style-name="T7"/></text:p>
                  <text:p text:style-name="P5"><text:span text:style-name="T7"/></text:p>
                  <text:p text:style-name="P5"><text:span text:style-name="T7">Allianz enters into a long-term partnership with Philippine</text:span></text:p>
                  <text:p text:style-name="P5"><text:span text:style-name="T7">National Bank and acquires 51 percent of PNB Life Insurance Inc.</text:span></text:p>
                  <text:p text:style-name="P5"><text:span text:style-name="T7"/></text:p>
                  <text:p text:style-name="P5"><text:span text:style-name="T7">Allianz and Philippine National Bank (PNB) have reached an</text:span></text:p>
                  <text:p text:style-name="P5"><text:span text:style-name="T7">agreement to enter into a 15-year exclusive.</text:span></text:p>
                </text:list-header>
              </text:list>
            </text:list-item>
            <text:list-item>
              <text:p text:style-name="P5"><text:span text:style-name="T5"/></text:p>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8" presentation:class="page"/>
          <draw:frame presentation:style-name="pr2" draw:text-style-name="P7" draw:layer="layout" svg:width="15.236cm" svg:height="11.426cm" svg:x="1.905cm" svg:y="12.065cm" presentation:class="notes" presentation:placeholder="true">
            <draw:text-box/>
          </draw:frame>
        </presentation:notes>
      </draw:page>
      <draw:page draw:name="page9" draw:style-name="dp3" draw:master-page-name="Default" presentation:use-date-time-name="dtd1">
        <draw:custom-shape draw:style-name="gr16" draw:text-style-name="P4" draw:layer="layout" svg:width="20.951cm" svg:height="1.349cm" svg:x="3.598cm" svg:y="0.922cm">
          <text:list text:style-name="L1">
            <text:list-header>
              <text:p text:style-name="P1"><text:span text:style-name="T2">Customer Base</text:span></text:p>
            </text:list-header>
          </text:list>
          <draw:enhanced-geometry svg:viewBox="0 0 21600 21600" draw:type="mso-spt202" draw:enhanced-path="M 0 0 L 21600 0 21600 21600 0 21600 0 0 Z N"/>
        </draw:custom-shape>
        <draw:custom-shape draw:style-name="gr17" draw:text-style-name="P6" draw:layer="layout" svg:width="23.407cm" svg:height="12.568cm" svg:x="1.142cm" svg:y="3.303cm">
          <text:list text:style-name="L1">
            <text:list-item>
              <text:list>
                <text:list-header>
                  <text:p text:style-name="P5"><text:span text:style-name="T7"/></text:p>
                  <text:p text:style-name="P5"><text:span text:style-name="T7"/></text:p>
                  <text:p text:style-name="P5"><text:span text:style-name="T7">Top Priority: </text:span><text:span text:style-name="T3">Customer Satisfaction</text:span></text:p>
                  <text:p text:style-name="P5"><text:span text:style-name="T7"/></text:p>
                  <text:p text:style-name="P5"><text:span text:style-name="T7">Second-highest revenues in company history</text:span></text:p>
                  <text:p text:style-name="P5"><text:span text:style-name="T7"/></text:p>
                  <text:p text:style-name="P5"><text:span text:style-name="T7">Operating profit up four percent</text:span></text:p>
                  <text:p text:style-name="P5"><text:span text:style-name="T7"/></text:p>
                  <text:p text:style-name="P5"><text:span text:style-name="T7">New technologies provide good customer experiences </text:span></text:p>
                </text:list-header>
              </text:list>
            </text:list-item>
            <text:list-item>
              <text:p text:style-name="P5"><text:span text:style-name="T5"/></text:p>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9" presentation:class="page"/>
          <draw:frame presentation:style-name="pr2" draw:text-style-name="P7" draw:layer="layout" svg:width="15.236cm" svg:height="11.426cm" svg:x="1.905cm" svg:y="12.065cm" presentation:class="notes" presentation:placeholder="true">
            <draw:text-box/>
          </draw:frame>
        </presentation:notes>
      </draw:page>
      <draw:page draw:name="page10" draw:style-name="dp3" draw:master-page-name="Default" presentation:use-date-time-name="dtd1">
        <draw:custom-shape draw:style-name="gr18" draw:text-style-name="P4" draw:layer="layout" svg:width="20.951cm" svg:height="1.349cm" svg:x="3.598cm" svg:y="0.922cm">
          <text:list text:style-name="L1">
            <text:list-header>
              <text:p text:style-name="P1"><text:span text:style-name="T2">Contact</text:span></text:p>
            </text:list-header>
          </text:list>
          <draw:enhanced-geometry svg:viewBox="0 0 21600 21600" draw:type="mso-spt202" draw:enhanced-path="M 0 0 L 21600 0 21600 21600 0 21600 0 0 Z N"/>
        </draw:custom-shape>
        <draw:custom-shape draw:style-name="gr19" draw:text-style-name="P6" draw:layer="layout" svg:width="25.908cm" svg:height="12.568cm" svg:x="-0.508cm" svg:y="3.303cm">
          <text:list text:style-name="L1">
            <text:list-item>
              <text:list>
                <text:list-header>
                  <text:p text:style-name="P5"><text:span text:style-name="T7"/></text:p>
                  <text:p text:style-name="P5"><text:span text:style-name="T7"/></text:p>
                  <text:p text:style-name="P5"><text:span text:style-name="T5">Phone : 800.950.5872 (Monday - Friday from 8:00 a.m. to 5:00 p.m. CT)</text:span></text:p>
                  <text:p text:style-name="P5"><text:span text:style-name="T5"/></text:p>
                  <text:p text:style-name="P5"><text:span text:style-name="T5">Mail <text:s text:c="4"/>: Allianz Life Insurance</text:span></text:p>
                  <text:p text:style-name="P5"><text:span text:style-name="T5"><text:s text:c="15"/></text:span><text:span text:style-name="T5">Company of North America </text:span></text:p>
                  <text:p text:style-name="P5"><text:span text:style-name="T5"><text:s text:c="15"/></text:span><text:span text:style-name="T5">PO Box 1344</text:span></text:p>
                  <text:p text:style-name="P5"><text:span text:style-name="T5"><text:s text:c="15"/></text:span><text:span text:style-name="T5">Minneapolis, MN 55416-1297</text:span></text:p>
                  <text:p text:style-name="P5"><text:span text:style-name="T7"/></text:p>
                  <text:p text:style-name="P5"><text:span text:style-name="T7"/></text:p>
                </text:list-header>
              </text:list>
              <text:p text:style-name="P5"><text:span text:style-name="T5"/></text:p>
              <text:p text:style-name="P5"><text:span text:style-name="T5"/></text:p>
              <text:p text:style-name="P5"><text:span text:style-name="T5"/></text:p>
            </text:list-item>
          </text:list>
          <draw:enhanced-geometry svg:viewBox="0 0 21600 21600" draw:type="mso-spt202" draw:enhanced-path="M 0 0 L 21600 0 21600 21600 0 21600 0 0 Z N"/>
        </draw:custom-shape>
        <presentation:notes draw:style-name="dp4" presentation:use-date-time-name="dtd1">
          <draw:page-thumbnail draw:style-name="gr2" draw:layer="layout" svg:width="12.696cm" svg:height="9.521cm" svg:x="3.175cm" svg:y="1.905cm" draw:page-number="10" presentation:class="page"/>
          <draw:frame presentation:style-name="pr2" draw:text-style-name="P7" draw:layer="layout" svg:width="15.236cm" svg:height="11.426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1" svg:font-family="'Lucida Sans Unicode'" style:font-pitch="variable"/>
    <style:font-face style:name="Microsoft YaHei1" svg:font-family="'Microsoft YaHei'" style:font-pitch="variable"/>
    <style:font-face style:name="Myriad Pro1" svg:font-family="'Myriad Pro'" style:font-pitch="variable"/>
    <style:font-face style:name="Tahoma1" svg:font-family="Tahoma"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yriad Pro2" svg:font-family="'Myriad Pro'"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67ac" draw:end-color="#56bbed" draw:start-intensity="100%" draw:end-intensity="100%" draw:angle="298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Myriad Pro1" fo:font-family="'Myriad Pro'"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Myriad Pro1" fo:font-family="'Myriad Pro'"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1a434"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30pt" fo:font-style="normal" fo:text-shadow="none" style:text-underline-style="none" fo:font-weight="normal" style:letter-kerning="true" style:font-name-asian="Microsoft YaHei1" style:font-family-asian="'Microsoft YaHei'" style:font-pitch-asian="variable" style:font-size-asian="30pt" style:font-style-asian="normal" style:font-weight-asian="normal" style:font-name-complex="Microsoft YaHei1"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958b86"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30pt" fo:font-style="normal" fo:text-shadow="none" style:text-underline-style="none" fo:font-weight="normal" style:letter-kerning="true" style:font-name-asian="Microsoft YaHei1" style:font-family-asian="'Microsoft YaHei'" style:font-pitch-asian="variable" style:font-size-asian="30pt" style:font-style-asian="normal" style:font-weight-asian="normal" style:font-name-complex="Microsoft YaHei1"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1bb00"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30pt" fo:font-style="normal" fo:text-shadow="none" style:text-underline-style="none" fo:font-weight="normal" style:letter-kerning="true" style:font-name-asian="Microsoft YaHei1" style:font-family-asian="'Microsoft YaHei'" style:font-pitch-asian="variable" style:font-size-asian="30pt" style:font-style-asian="normal" style:font-weight-asian="normal" style:font-name-complex="Microsoft YaHei1"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gradient" draw:fill-color="#56bbed" draw:fill-gradient-name="Gradient_20_7"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30pt" fo:font-style="normal" fo:text-shadow="none" style:text-underline-style="none" fo:font-weight="normal" style:letter-kerning="true" style:font-name-asian="Microsoft YaHei1" style:font-family-asian="'Microsoft YaHei'" style:font-pitch-asian="variable" style:font-size-asian="30pt" style:font-style-asian="normal" style:font-weight-asian="normal" style:font-name-complex="Microsoft YaHei1"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2pt" fo:font-style="normal" fo:text-shadow="none" style:text-underline-style="none" fo:font-weight="normal"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28pt" fo:font-style="normal" fo:text-shadow="none" style:text-underline-style="none" fo:font-weight="normal" style:letter-kerning="true"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gradient" draw:fill-color="#56bbed" draw:fill-gradient-name="Gradient_20_7"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Myriad Pro1" fo:font-family="'Myriad Pro'" style:font-pitch="variable" fo:font-size="28pt" fo:font-style="normal" fo:text-shadow="none" style:text-underline-style="none" fo:font-weight="normal" style:letter-kerning="true"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1a434"/>
    </style:style>
    <style:style style:name="Mdp3" style:family="drawing-page">
      <style:drawing-page-properties draw:background-size="border" draw:fill="solid" draw:fill-color="#958b86"/>
    </style:style>
    <style:style style:name="Mdp4" style:family="drawing-page">
      <style:drawing-page-properties draw:background-size="border" draw:fill="solid" draw:fill-color="#c1bb00"/>
    </style:style>
    <style:style style:name="Mdp5" style:family="drawing-page">
      <style:drawing-page-properties draw:background-size="border" draw:fill="gradient" draw:fill-color="#56bbed" draw:fill-gradient-name="Gradient_20_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6dcff6"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56bbed" draw:fill-gradient-name="Gradient_20_7"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4473b1"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7d99ca"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f4b763" draw:textarea-horizontal-align="left"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none" draw:fill="solid" draw:fill-color="#fefefe"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graphic-properties draw:stroke="none" draw:fill="solid" draw:fill-color="#aba19b" draw:textarea-horizontal-align="left" draw:textarea-vertical-align="middle" draw:auto-grow-height="false" fo:padding-top="0.13cm" fo:padding-bottom="0.13cm" fo:padding-left="0.25cm" fo:padding-right="0.25cm" fo:wrap-option="no-wrap" draw:shadow-color="#808080"/>
    </style:style>
    <style:style style:name="Mgr17" style:family="graphic" style:parent-style-name="standard" style:list-style-name="M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graphic-properties draw:stroke="none" draw:fill="solid" draw:fill-color="#0067ac" draw:textarea-horizontal-align="left" draw:textarea-vertical-align="middle" draw:auto-grow-height="false" fo:padding-top="0.13cm" fo:padding-bottom="0.13cm" fo:padding-left="0.25cm" fo:padding-right="0.25cm" fo:wrap-option="no-wrap" draw:shadow-color="#808080"/>
    </style:style>
    <style:style style:name="Mgr19" style:family="graphic" style:parent-style-name="standard">
      <style:graphic-properties draw:stroke="none" draw:fill="solid" draw:fill-color="#b4d7f1" draw:textarea-horizontal-align="left" draw:textarea-vertical-align="middle" draw:auto-grow-height="false" fo:padding-top="0.13cm" fo:padding-bottom="0.13cm" fo:padding-left="0.25cm" fo:padding-right="0.25cm" fo:wrap-option="no-wrap" draw:shadow-color="#808080"/>
    </style:style>
    <style:style style:name="Mgr20" style:family="graphic" style:parent-style-name="standard">
      <style:graphic-properties draw:stroke="solid" svg:stroke-width="0.035cm" svg:stroke-color="#b9afa4" svg:stroke-opacity="100%" draw:stroke-linejoin="miter" svg:stroke-linecap="square" draw:fill="solid" draw:fill-color="#6dcff6" draw:textarea-horizontal-align="left" draw:textarea-vertical-align="middle" draw:auto-grow-height="false" fo:padding-top="0.13cm" fo:padding-bottom="0.13cm" fo:padding-left="0.25cm" fo:padding-right="0.25cm" fo:wrap-option="no-wrap" draw:shadow-color="#808080"/>
    </style:style>
    <style:style style:name="M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3cm, 1.852cm, 2.54cm, 6.562cm)" draw:image-opacity="100%" style:mirror="none"/>
    </style:style>
    <style:style style:name="Mgr22"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03cm, 1.826cm, 2.514cm, 6.641cm)" draw:image-opacity="100%" style:mirror="none"/>
    </style:style>
    <style:style style:name="Mgr24"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4"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5"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6"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7"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8"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9" style:family="presentation" style:parent-style-name="Title5-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10"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r11" style:family="presentation" style:parent-style-name="Title6-backgroundobjects" style:list-style-name="ML1">
      <style:graphic-properties draw:stroke="none" draw:fill="none" draw:fill-color="#ffffff" draw:textarea-horizontal-align="right" draw:textarea-vertical-align="top" draw:auto-grow-height="false" draw:auto-grow-width="false" fo:min-height="1.262cm" fo:min-width="0cm" fo:padding-top="0.13cm" fo:padding-bottom="0.13cm" fo:padding-left="0.25cm" fo:padding-right="0.25cm" fo:wrap-option="wrap" draw:shadow-color="#808080"/>
    </style:style>
    <style:style style:name="Mpr12"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26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dcff6"/>
      <style:paragraph-properties style:writing-mode="lr-tb" style:font-independent-line-spacing="true"/>
    </style:style>
    <style:style style:name="MP6" style:family="paragraph">
      <loext:graphic-properties draw:fill="gradient" draw:fill-color="#56bbed" draw:fill-gradient-name="Gradient_20_7"/>
      <style:paragraph-properties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loext:graphic-properties draw:fill="none" draw:fill-color="#ffffff"/>
      <style:paragraph-properties fo:margin-left="0cm" fo:margin-right="0cm" fo:text-align="end" fo:text-indent="0cm" style:writing-mode="lr-tb" style:font-independent-line-spacing="true"/>
    </style:style>
    <style:style style:name="MP9" style:family="paragraph">
      <loext:graphic-properties draw:fill="none" draw:fill-color="#ffffff"/>
      <style:paragraph-properties style:writing-mode="lr-tb" style:font-independent-line-spacing="true"/>
    </style:style>
    <style:style style:name="MP10" style:family="paragraph">
      <loext:graphic-properties draw:fill="solid" draw:fill-color="#4473b1"/>
      <style:paragraph-properties style:writing-mode="lr-tb" style:font-independent-line-spacing="true"/>
    </style:style>
    <style:style style:name="MP11" style:family="paragraph">
      <loext:graphic-properties draw:fill="solid" draw:fill-color="#7d99ca"/>
      <style:paragraph-properties style:writing-mode="lr-tb" style:font-independent-line-spacing="true"/>
    </style:style>
    <style:style style:name="MP12" style:family="paragraph">
      <loext:graphic-properties draw:fill="none" draw:fill-color="#ffffff"/>
      <style:paragraph-properties fo:text-align="center" style:writing-mode="lr-tb"/>
    </style:style>
    <style:style style:name="MP13" style:family="paragraph">
      <loext:graphic-properties draw:fill="solid" draw:fill-color="#ffffff"/>
      <style:paragraph-properties fo:text-align="center"/>
    </style:style>
    <style:style style:name="MP14" style:family="paragraph">
      <loext:graphic-properties draw:fill="solid" draw:fill-color="#ffffff"/>
      <style:paragraph-properties style:writing-mode="lr-tb" style:font-independent-line-spacing="true"/>
    </style:style>
    <style:style style:name="MP15" style:family="paragraph">
      <style:paragraph-properties fo:margin-left="0cm" fo:margin-right="0cm" fo:line-height="100%" fo:text-align="end" fo:text-indent="0cm" style:line-break="strict" style:writing-mode="lr-tb"/>
    </style:style>
    <style:style style:name="MP16"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7" style:family="paragraph">
      <loext:graphic-properties draw:fill="solid" draw:fill-color="#f4b763"/>
      <style:paragraph-properties style:writing-mode="lr-tb" style:font-independent-line-spacing="true"/>
    </style:style>
    <style:style style:name="MP18" style:family="paragraph">
      <loext:graphic-properties draw:fill="solid" draw:fill-color="#fefefe"/>
      <style:paragraph-properties style:writing-mode="lr-tb" style:font-independent-line-spacing="true"/>
    </style:style>
    <style:style style:name="MP19" style:family="paragraph">
      <loext:graphic-properties draw:fill="solid" draw:fill-color="#aba19b"/>
      <style:paragraph-properties style:writing-mode="lr-tb" style:font-independent-line-spacing="true"/>
    </style:style>
    <style:style style:name="MP20" style:family="paragraph">
      <style:paragraph-properties fo:margin-left="0cm" fo:margin-right="0cm" fo:text-indent="0cm" style:writing-mode="lr-tb"/>
    </style:style>
    <style:style style:name="MP21" style:family="paragraph">
      <loext:graphic-properties draw:fill="none" draw:fill-color="#ffffff"/>
      <style:paragraph-properties fo:margin-left="0cm" fo:margin-right="0cm" fo:text-indent="0cm" style:writing-mode="lr-tb" style:font-independent-line-spacing="true"/>
    </style:style>
    <style:style style:name="MP22" style:family="paragraph">
      <loext:graphic-properties draw:fill="solid" draw:fill-color="#0067ac"/>
      <style:paragraph-properties style:writing-mode="lr-tb" style:font-independent-line-spacing="true"/>
    </style:style>
    <style:style style:name="MP23" style:family="paragraph">
      <loext:graphic-properties draw:fill="solid" draw:fill-color="#b4d7f1"/>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style:font-name="Calibri" fo:font-size="12pt" fo:language="en" fo:country="US" style:font-name-asian="Lucida Sans Unicode1" style:font-size-asian="12pt" style:language-asian="en" style:country-asian="US" style:font-name-complex="Lucida Sans Unicode1" style:font-size-complex="12pt" style:language-complex="en" style:country-complex="US"/>
    </style:style>
    <style:style style:name="MT4" style:family="text">
      <style:text-properties fo:color="#ffffff" fo:font-size="30pt" fo:language="en" fo:country="US" style:font-size-asian="30pt" style:language-asian="en" style:country-asian="US" style:font-size-complex="30pt" style:language-complex="en" style:country-complex="US"/>
    </style:style>
    <style:style style:name="MT5" style:family="text">
      <style:text-properties fo:color="#000000" fo:font-size="12pt" fo:language="en" fo:country="US" style:font-name-asian="Microsoft YaHei1" style:font-size-asian="12pt" style:language-asian="en" style:country-asian="US" style:font-name-complex="Microsoft YaHei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frame presentation:style-name="Default-title" draw:layer="backgroundobjects" svg:width="20.947cm" svg:height="1.345cm" svg:x="3.597cm" svg:y="0.921cm" presentation:class="title" presentation:placeholder="true">
        <draw:text-box/>
      </draw:frame>
      <draw:frame presentation:style-name="Default-outline1" draw:layer="backgroundobjects" svg:width="23.403cm" svg:height="11.309cm" svg:x="1.141cm" svg:y="3.302cm" presentation:class="outline" presentation:placeholder="true">
        <draw:text-box/>
      </draw:frame>
      <draw:custom-shape draw:style-name="Mgr5"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custom-shape draw:style-name="Mgr6" draw:text-style-name="MP9" draw:layer="backgroundobjects" svg:width="6.72cm" svg:height="0.767cm" svg:x="1.182cm" svg:y="17.851cm">
          <text:p/>
          <draw:enhanced-geometry svg:viewBox="0 0 21600 21600" draw:type="rectangle" draw:enhanced-path="M 0 0 L 21600 0 21600 21600 0 21600 0 0 Z N"/>
        </draw:custom-shape>
        <draw:custom-shape draw:style-name="Mgr7" draw:text-style-name="MP10" draw:layer="backgroundobjects" svg:width="1.504cm" svg:height="0.251cm" svg:x="4.833cm" svg:y="17.85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29123"/>
            <draw:equation draw:name="f665" draw:formula="1"/>
            <draw:equation draw:name="f666" draw:formula="1"/>
            <draw:equation draw:name="f667" draw:formula="1"/>
            <draw:equation draw:name="f668" draw:formula="503"/>
            <draw:equation draw:name="f669" draw:formula="1*0/-13824"/>
            <draw:equation draw:name="f670" draw:formula="-15504"/>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7" draw:text-style-name="MP10" draw:layer="backgroundobjects" svg:width="2.404cm" svg:height="0.251cm" svg:x="2.328cm" svg:y="17.85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2417"/>
            <draw:equation draw:name="f860" draw:formula="3809"/>
            <draw:equation draw:name="f861" draw:formula="1"/>
            <draw:equation draw:name="f862" draw:formula="1"/>
            <draw:equation draw:name="f863" draw:formula="2015"/>
            <draw:equation draw:name="f864" draw:formula="1"/>
            <draw:equation draw:name="f865" draw:formula="119"/>
            <draw:equation draw:name="f866" draw:formula="1"/>
            <draw:equation draw:name="f867" draw:formula="131"/>
            <draw:equation draw:name="f868" draw:formula="-30616*sin(?f99 *(pi/180))"/>
            <draw:equation draw:name="f869" draw:formula="131"/>
            <draw:equation draw:name="f870" draw:formula="-10800*cos(?f101 *(pi/180))"/>
            <draw:equation draw:name="f871" draw:formula="?f100 -?f102 "/>
            <draw:equation draw:name="f872" draw:formula="?f103 *-1"/>
            <draw:equation draw:name="f873" draw:formula="?f104 +10800"/>
            <draw:equation draw:name="f874" draw:formula="1"/>
            <draw:equation draw:name="f875" draw:formula="133"/>
            <draw:equation draw:name="f876" draw:formula="1"/>
            <draw:equation draw:name="f877" draw:formula="191"/>
            <draw:equation draw:name="f878" draw:formula="1*0/-13824"/>
            <draw:equation draw:name="f879" draw:formula="1"/>
            <draw:equation draw:name="f880" draw:formula="1"/>
            <draw:equation draw:name="f881" draw:formula="328"/>
            <draw:equation draw:name="f882" draw:formula="1"/>
            <draw:equation draw:name="f883" draw:formula="1"/>
            <draw:equation draw:name="f884" draw:formula="-15792"/>
            <draw:equation draw:name="f885" draw:formula="1"/>
            <draw:equation draw:name="f886" draw:formula="342"/>
            <draw:equation draw:name="f887" draw:formula="383"/>
            <draw:equation draw:name="f888" draw:formula="385"/>
            <draw:equation draw:name="f889" draw:formula="1"/>
            <draw:equation draw:name="f890" draw:formula="447"/>
            <draw:equation draw:name="f891" draw:formula="1"/>
            <draw:equation draw:name="f892" draw:formula="1*511/2"/>
            <draw:equation draw:name="f893" draw:formula="1"/>
            <draw:equation draw:name="f894" draw:formula="1"/>
            <draw:equation draw:name="f895" draw:formula="1"/>
            <draw:equation draw:name="f896" draw:formula="62"/>
            <draw:equation draw:name="f897" draw:formula="1"/>
            <draw:equation draw:name="f898" draw:formula="1*0/-13824"/>
            <draw:equation draw:name="f899" draw:formula="1"/>
            <draw:equation draw:name="f900" draw:formula="1"/>
            <draw:equation draw:name="f901" draw:formula="1"/>
            <draw:equation draw:name="f902" draw:formula="176"/>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0/-13824"/>
            <draw:equation draw:name="f915" draw:formula="-10800*cos(?f146 *(pi/180))"/>
            <draw:equation draw:name="f916" draw:formula="1*0/-13824"/>
            <draw:equation draw:name="f917" draw:formula="-9210*sin(?f148 *(pi/180))"/>
            <draw:equation draw:name="f918" draw:formula="?f147 +?f149 "/>
            <draw:equation draw:name="f919" draw:formula="?f150 +10800"/>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0/-13824"/>
            <draw:equation draw:name="f929" draw:formula="2090"/>
            <draw:equation draw:name="f930" draw:formula="?f160 *sin(?f161 *(pi/180))"/>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895/-13824"/>
            <draw:equation draw:name="f940" draw:formula="1*0/-13824"/>
            <draw:equation draw:name="f941" draw:formula="1"/>
            <draw:equation draw:name="f942" draw:formula="1"/>
            <draw:equation draw:name="f943" draw:formula="1*895/-13824"/>
            <draw:equation draw:name="f944" draw:formula="1*0/-13824"/>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0/-13824"/>
            <draw:equation draw:name="f954" draw:formula="1*6295/25856"/>
            <draw:equation draw:name="f955" draw:formula="?f186 /180"/>
            <draw:equation draw:name="f956" draw:formula="?f185 /?f187 "/>
            <draw:equation draw:name="f957" draw:formula="598"/>
            <draw:equation draw:name="f958" draw:formula="524"/>
            <draw:equation draw:name="f959" draw:formula="449"/>
            <draw:equation draw:name="f960" draw:formula="374"/>
            <draw:equation draw:name="f961" draw:formula="299"/>
            <draw:equation draw:name="f962" draw:formula="224"/>
            <draw:equation draw:name="f963" draw:formula="150"/>
            <draw:equation draw:name="f964" draw:formula="75"/>
            <draw:equation draw:name="f965" draw:formula="1"/>
            <draw:equation draw:name="f966" draw:formula="-179"/>
            <draw:equation draw:name="f967" draw:formula="-3"/>
            <draw:equation draw:name="f968" draw:formula="-445"/>
            <draw:equation draw:name="f969" draw:formula="-198"/>
            <draw:equation draw:name="f970" draw:formula="244"/>
            <draw:equation draw:name="f971" draw:formula="419"/>
            <draw:equation draw:name="f972" draw:formula="657"/>
            <draw:equation draw:name="f973" draw:formula="160"/>
            <draw:equation draw:name="f974" draw:formula="-82"/>
            <draw:equation draw:name="f975" draw:formula="776"/>
            <draw:equation draw:name="f976" draw:formula="809"/>
            <draw:equation draw:name="f977" draw:formula="842"/>
            <draw:equation draw:name="f978" draw:formula="874"/>
            <draw:equation draw:name="f979" draw:formula="907"/>
            <draw:equation draw:name="f980" draw:formula="939"/>
            <draw:equation draw:name="f981" draw:formula="972"/>
            <draw:equation draw:name="f982" draw:formula="1005"/>
            <draw:equation draw:name="f983" draw:formula="1038"/>
            <draw:equation draw:name="f984" draw:formula="654"/>
            <draw:equation draw:name="f985" draw:formula="412"/>
            <draw:equation draw:name="f986" draw:formula="657"/>
            <draw:equation draw:name="f987" draw:formula="1635"/>
            <draw:equation draw:name="f988" draw:formula="1814"/>
            <draw:equation draw:name="f989" draw:formula="1740"/>
            <draw:equation draw:name="f990" draw:formula="1665"/>
            <draw:equation draw:name="f991" draw:formula="1590"/>
            <draw:equation draw:name="f992" draw:formula="1515"/>
            <draw:equation draw:name="f993" draw:formula="1440"/>
            <draw:equation draw:name="f994" draw:formula="1366"/>
            <draw:equation draw:name="f995" draw:formula="1291"/>
            <draw:equation draw:name="f996" draw:formula="1216"/>
            <draw:equation draw:name="f997" draw:formula="1037"/>
            <draw:equation draw:name="f998" draw:formula="1212"/>
            <draw:equation draw:name="f999" draw:formula="770"/>
            <draw:equation draw:name="f1000" draw:formula="1018"/>
            <draw:equation draw:name="f1001" draw:formula="1460"/>
            <draw:equation draw:name="f1002" draw:formula="1635"/>
            <draw:equation draw:name="f1003" draw:formula="1873"/>
            <draw:equation draw:name="f1004" draw:formula="1375"/>
          </draw:enhanced-geometry>
        </draw:custom-shape>
        <draw:custom-shape draw:style-name="Mgr7" draw:text-style-name="MP10" draw:layer="backgroundobjects" svg:width="1.01cm" svg:height="0.247cm" svg:x="1.182cm" svg:y="17.85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8" draw:text-style-name="MP11" draw:layer="backgroundobjects" svg:width="3.245cm" svg:height="0.335cm" svg:x="4.657cm" svg:y="18.28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3793"/>
            <draw:equation draw:name="f1540" draw:formula="959"/>
            <draw:equation draw:name="f1541" draw:formula="-4065"/>
            <draw:equation draw:name="f1542" draw:formula="1"/>
            <draw:equation draw:name="f1543" draw:formula="1"/>
            <draw:equation draw:name="f1544" draw:formula="1*0/-13824"/>
            <draw:equation draw:name="f1545" draw:formula="1"/>
            <draw:equation draw:name="f1546" draw:formula="1*9641/-13824"/>
            <draw:equation draw:name="f1547" draw:formula="1*6295/25856"/>
            <draw:equation draw:name="f1548" draw:formula="?f11 /180"/>
            <draw:equation draw:name="f1549" draw:formula="?f10 /?f12 "/>
            <draw:equation draw:name="f1550" draw:formula="1"/>
            <draw:equation draw:name="f1551" draw:formula="1"/>
            <draw:equation draw:name="f1552" draw:formula="453"/>
            <draw:equation draw:name="f1553" draw:formula="1*0/-13824"/>
            <draw:equation draw:name="f1554" draw:formula="1"/>
            <draw:equation draw:name="f1555" draw:formula="1"/>
            <draw:equation draw:name="f1556" draw:formula="91"/>
            <draw:equation draw:name="f1557" draw:formula="1"/>
            <draw:equation draw:name="f1558" draw:formula="1"/>
            <draw:equation draw:name="f1559" draw:formula="-4088"/>
            <draw:equation draw:name="f1560" draw:formula="-3360"/>
            <draw:equation draw:name="f1561" draw:formula="1"/>
            <draw:equation draw:name="f1562" draw:formula="1054"/>
            <draw:equation draw:name="f1563" draw:formula="26477"/>
            <draw:equation draw:name="f1564" draw:formula="1051"/>
            <draw:equation draw:name="f1565" draw:formula="-10"/>
            <draw:equation draw:name="f1566" draw:formula="1"/>
            <draw:equation draw:name="f1567" draw:formula="1"/>
            <draw:equation draw:name="f1568" draw:formula="2397"/>
            <draw:equation draw:name="f1569" draw:formula="1"/>
            <draw:equation draw:name="f1570" draw:formula="1*0/-13824"/>
            <draw:equation draw:name="f1571" draw:formula="-16055"/>
            <draw:equation draw:name="f1572" draw:formula="1"/>
            <draw:equation draw:name="f1573" draw:formula="527"/>
            <draw:equation draw:name="f1574" draw:formula="1"/>
            <draw:equation draw:name="f1575" draw:formula="1"/>
            <draw:equation draw:name="f1576" draw:formula="1"/>
            <draw:equation draw:name="f1577" draw:formula="1*217/2"/>
            <draw:equation draw:name="f1578" draw:formula="1"/>
            <draw:equation draw:name="f1579" draw:formula="1"/>
            <draw:equation draw:name="f1580" draw:formula="1"/>
            <draw:equation draw:name="f1581" draw:formula="1"/>
            <draw:equation draw:name="f1582" draw:formula="1"/>
            <draw:equation draw:name="f1583" draw:formula="1"/>
            <draw:equation draw:name="f1584" draw:formula="1"/>
            <draw:equation draw:name="f1585" draw:formula="1"/>
            <draw:equation draw:name="f1586" draw:formula="1"/>
            <draw:equation draw:name="f1587" draw:formula="1"/>
            <draw:equation draw:name="f1588" draw:formula="47"/>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1"/>
            <draw:equation draw:name="f1612" draw:formula="1"/>
            <draw:equation draw:name="f1613" draw:formula="1"/>
            <draw:equation draw:name="f1614" draw:formula="-4088"/>
            <draw:equation draw:name="f1615" draw:formula="-784"/>
            <draw:equation draw:name="f1616" draw:formula="1"/>
            <draw:equation draw:name="f1617" draw:formula="1054"/>
            <draw:equation draw:name="f1618" draw:formula="5838"/>
            <draw:equation draw:name="f1619" draw:formula="1051"/>
            <draw:equation draw:name="f1620" draw:formula="-9"/>
            <draw:equation draw:name="f1621" draw:formula="1"/>
            <draw:equation draw:name="f1622" draw:formula="1"/>
            <draw:equation draw:name="f1623" draw:formula="2973"/>
            <draw:equation draw:name="f1624" draw:formula="1"/>
            <draw:equation draw:name="f1625" draw:formula="2430"/>
            <draw:equation draw:name="f1626" draw:formula="447"/>
            <draw:equation draw:name="f1627" draw:formula="1"/>
            <draw:equation draw:name="f1628" draw:formula="1*0/-13824"/>
            <draw:equation draw:name="f1629" draw:formula="831"/>
            <draw:equation draw:name="f1630" draw:formula="?f92 *sin(?f93 *(pi/180))"/>
            <draw:equation draw:name="f1631" draw:formula="1*4249/-13824"/>
            <draw:equation draw:name="f1632" draw:formula="-14132"/>
            <draw:equation draw:name="f1633" draw:formula="1"/>
            <draw:equation draw:name="f1634" draw:formula="1*9641/-13824"/>
            <draw:equation draw:name="f1635" draw:formula="1*6295/25856"/>
            <draw:equation draw:name="f1636" draw:formula="?f99 /180"/>
            <draw:equation draw:name="f1637" draw:formula="?f98 /?f100 "/>
            <draw:equation draw:name="f1638" draw:formula="1"/>
            <draw:equation draw:name="f1639" draw:formula="-17224"/>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9278"/>
            <draw:equation draw:name="f1674" draw:formula="20"/>
            <draw:equation draw:name="f1675" draw:formula="31731"/>
            <draw:equation draw:name="f1676" draw:formula="1"/>
            <draw:equation draw:name="f1677" draw:formula="1*0/-13824"/>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8420/?f44 "/>
            <draw:equation draw:name="f1701" draw:formula="-18420/?f44 "/>
            <draw:equation draw:name="f1702" draw:formula="?f164 *?f165 "/>
            <draw:equation draw:name="f1703" draw:formula="1-?f166 "/>
            <draw:equation draw:name="f1704" draw:formula="sqrt(?f167 )"/>
            <draw:equation draw:name="f1705" draw:formula="-11472*?f168 "/>
            <draw:equation draw:name="f1706" draw:formula="1"/>
            <draw:equation draw:name="f1707" draw:formula="1"/>
            <draw:equation draw:name="f1708" draw:formula="1"/>
            <draw:equation draw:name="f1709" draw:formula="1"/>
            <draw:equation draw:name="f1710" draw:formula="843+?f4 "/>
            <draw:equation draw:name="f1711" draw:formula="?f174 -1536"/>
            <draw:equation draw:name="f1712" draw:formula="-18944"/>
            <draw:equation draw:name="f1713" draw:formula="1"/>
            <draw:equation draw:name="f1714" draw:formula="1*0/-13824"/>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0/-13824"/>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536"/>
            <draw:equation draw:name="f1742" draw:formula="1"/>
            <draw:equation draw:name="f1743" draw:formula="-4096"/>
            <draw:equation draw:name="f1744" draw:formula="29507"/>
            <draw:equation draw:name="f1745" draw:formula="1"/>
            <draw:equation draw:name="f1746" draw:formula="1"/>
            <draw:equation draw:name="f1747" draw:formula="1*-27969/10000"/>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0/-13824"/>
            <draw:equation draw:name="f1775" draw:formula="1"/>
            <draw:equation draw:name="f1776" draw:formula="1"/>
            <draw:equation draw:name="f1777" draw:formula="1"/>
            <draw:equation draw:name="f1778" draw:formula="-17243"/>
            <draw:equation draw:name="f1779" draw:formula="1"/>
            <draw:equation draw:name="f1780" draw:formula="1"/>
            <draw:equation draw:name="f1781" draw:formula="1"/>
            <draw:equation draw:name="f1782" draw:formula="-6400"/>
            <draw:equation draw:name="f1783" draw:formula="?f239 +-11679"/>
            <draw:equation draw:name="f1784" draw:formula="1"/>
            <draw:equation draw:name="f1785" draw:formula="1"/>
            <draw:equation draw:name="f1786" draw:formula="-12543"/>
            <draw:equation draw:name="f1787" draw:formula="1"/>
            <draw:equation draw:name="f1788" draw:formula="1"/>
            <draw:equation draw:name="f1789" draw:formula="1"/>
            <draw:equation draw:name="f1790" draw:formula="1"/>
            <draw:equation draw:name="f1791" draw:formula="257"/>
            <draw:equation draw:name="f1792" draw:formula="1"/>
            <draw:equation draw:name="f1793" draw:formula="553"/>
            <draw:equation draw:name="f1794" draw:formula="1"/>
            <draw:equation draw:name="f1795" draw:formula="1"/>
            <draw:equation draw:name="f1796" draw:formula="1"/>
            <draw:equation draw:name="f1797" draw:formula="1*0/-13824"/>
            <draw:equation draw:name="f1798" draw:formula="1"/>
            <draw:equation draw:name="f1799" draw:formula="1"/>
            <draw:equation draw:name="f1800" draw:formula="1"/>
            <draw:equation draw:name="f1801" draw:formula="-28495"/>
            <draw:equation draw:name="f1802" draw:formula="1"/>
            <draw:equation draw:name="f1803" draw:formula="1"/>
            <draw:equation draw:name="f1804" draw:formula="1024"/>
            <draw:equation draw:name="f1805" draw:formula="1"/>
            <draw:equation draw:name="f1806" draw:formula="-8199"/>
            <draw:equation draw:name="f1807" draw:formula="-257"/>
            <draw:equation draw:name="f1808" draw:formula="-19968"/>
            <draw:equation draw:name="f1809" draw:formula="1"/>
            <draw:equation draw:name="f1810" draw:formula="1"/>
            <draw:equation draw:name="f1811" draw:formula="-26880-?f19 "/>
            <draw:equation draw:name="f1812" draw:formula="27885"/>
            <draw:equation draw:name="f1813" draw:formula="-22031"/>
            <draw:equation draw:name="f1814" draw:formula="24320"/>
            <draw:equation draw:name="f1815" draw:formula="20480+?f0 "/>
            <draw:equation draw:name="f1816" draw:formula="?f23 -12544"/>
            <draw:equation draw:name="f1817" draw:formula="1"/>
            <draw:equation draw:name="f1818" draw:formula="-6702"/>
            <draw:equation draw:name="f1819" draw:formula="256"/>
            <draw:equation draw:name="f1820" draw:formula="22544"/>
            <draw:equation draw:name="f1821" draw:formula="1"/>
            <draw:equation draw:name="f1822" draw:formula="-1502"/>
            <draw:equation draw:name="f1823" draw:formula="1"/>
            <draw:equation draw:name="f1824" draw:formula="-5187"/>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0/-13824"/>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767/2"/>
            <draw:equation draw:name="f1859" draw:formula="1"/>
            <draw:equation draw:name="f1860" draw:formula="7722"/>
            <draw:equation draw:name="f1861" draw:formula="1"/>
            <draw:equation draw:name="f1862" draw:formula="-1650"/>
            <draw:equation draw:name="f1863" draw:formula="1"/>
            <draw:equation draw:name="f1864" draw:formula="1"/>
            <draw:equation draw:name="f1865" draw:formula="1"/>
            <draw:equation draw:name="f1866" draw:formula="1"/>
            <draw:equation draw:name="f1867" draw:formula="1"/>
            <draw:equation draw:name="f1868" draw:formula="1"/>
            <draw:equation draw:name="f1869" draw:formula="-23420"/>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9641/-13824"/>
            <draw:equation draw:name="f1890" draw:formula="1*6295/25856"/>
            <draw:equation draw:name="f1891" draw:formula="?f98 /180"/>
            <draw:equation draw:name="f1892" draw:formula="?f97 /?f99 "/>
            <draw:equation draw:name="f1893" draw:formula="1"/>
            <draw:equation draw:name="f1894" draw:formula="-26712"/>
            <draw:equation draw:name="f1895" draw:formula="1"/>
            <draw:equation draw:name="f1896" draw:formula="1"/>
            <draw:equation draw:name="f1897" draw:formula="1"/>
            <draw:equation draw:name="f1898" draw:formula="1"/>
            <draw:equation draw:name="f1899" draw:formula="32225*tan(?f167 )"/>
            <draw:equation draw:name="f1900" draw:formula="1"/>
            <draw:equation draw:name="f1901" draw:formula="1"/>
            <draw:equation draw:name="f1902" draw:formula="1"/>
            <draw:equation draw:name="f1903" draw:formula="1"/>
            <draw:equation draw:name="f1904" draw:formula="1*0/-13824"/>
            <draw:equation draw:name="f1905" draw:formula="1"/>
            <draw:equation draw:name="f1906" draw:formula="1"/>
            <draw:equation draw:name="f1907" draw:formula="1"/>
          </draw:enhanced-geometry>
        </draw:custom-shape>
      </draw:g>
      <draw:custom-shape draw:style-name="Mgr6" draw:text-style-name="MP9" draw:layer="backgroundobjects" svg:width="25.4cm" svg:height="2.937cm" svg:x="0cm" svg:y="10.583cm">
        <text:p/>
        <draw:enhanced-geometry svg:viewBox="0 0 21600 21600" draw:type="rectangle" draw:enhanced-path="M 0 0 L 21600 0 21600 21600 0 21600 0 0 Z N"/>
      </draw:custom-shape>
      <draw:frame draw:style-name="Mgr9" draw:text-style-name="MP12" draw:layer="backgroundobjects" svg:width="3.457cm" svg:height="2.963cm" svg:x="0cm" svg:y="0cm">
        <draw:image xlink:href="Pictures/2000001C000069D500005AD9D2E82281B6DBB98C.wmf" xlink:type="simple" xlink:show="embed" xlink:actuate="onLoad">
          <text:p/>
        </draw:image>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draw:style-name="Mgr12"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Default-title" draw:layer="backgroundobjects" svg:width="12.691cm" svg:height="9.516cm" svg:x="3.174cm" svg:y="1.905cm" presentation:class="page"/>
        <draw:frame presentation:style-name="Default-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draw:style-name="Mgr13"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2.851cm" svg:height="1.768cm" svg:x="1.269cm" svg:y="7.62cm" presentation:class="title" presentation:placeholder="true">
        <draw:text-box/>
      </draw:frame>
      <draw:custom-shape draw:style-name="Mgr14" draw:text-style-name="MP17" draw:layer="backgroundobjects" svg:width="3.426cm" svg:height="2.5cm" svg:x="0cm" svg:y="4.238cm">
        <text:p/>
        <draw:enhanced-geometry svg:viewBox="0 0 2331 1701" draw:glue-points="924 1281 2331 1281 2331 1701 924 1701 924 1281 0 1281 703 1281 703 1701 0 1701 0 1281 924 641 2331 641 2331 1060 924 1060 924 641 0 641 703 641 703 1060 0 1060 0 641 924 0 2331 0 2331 419 924 419 924 0 0 0 703 0 703 419 0 419 0 0" draw:type="non-primitive"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050"/>
          <draw:equation draw:name="f27" draw:formula="-1050"/>
          <draw:equation draw:name="f28" draw:formula="777"/>
          <draw:equation draw:name="f29" draw:formula="777"/>
        </draw:enhanced-geometry>
      </draw:custom-shape>
      <draw:custom-shape draw:style-name="Mgr15" draw:text-style-name="MP18"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12" draw:layer="backgroundobjects" svg:width="7.197cm" svg:height="1.279cm" svg:x="0.882cm" svg:y="17.524cm">
        <draw:image xlink:href="Pictures/20000042000069D5000012EA4EA46B8EF3984AAB.wmf" xlink:type="simple" xlink:show="embed" xlink:actuate="onLoad">
          <text:p/>
        </draw:image>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1"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1-title" draw:layer="backgroundobjects" svg:width="12.691cm" svg:height="9.516cm" svg:x="3.174cm" svg:y="1.905cm" presentation:class="page"/>
        <draw:frame presentation:style-name="Title1-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2" style:page-layout-name="PM1" draw:style-name="Mdp3">
      <draw:frame presentation:style-name="Title2-title" draw:layer="backgroundobjects" svg:width="22.851cm" svg:height="1.768cm" svg:x="1.269cm" svg:y="7.62cm" presentation:class="title" presentation:placeholder="true">
        <draw:text-box/>
      </draw:frame>
      <draw:custom-shape draw:style-name="Mgr16" draw:text-style-name="MP19" draw:layer="backgroundobjects" svg:width="3.426cm" svg:height="2.5cm" svg:x="0cm" svg:y="4.238cm">
        <text:p/>
        <draw:enhanced-geometry svg:viewBox="0 0 2331 1701" draw:glue-points="924 1281 2331 1281 2331 1701 924 1701 924 1281 0 1281 703 1281 703 1701 0 1701 0 1281 924 641 2331 641 2331 1060 924 1060 924 641 0 641 703 641 703 1060 0 1060 0 641 924 0 2331 0 2331 419 924 419 924 0 0 0 703 0 703 419 0 419 0 0" draw:type="non-primitive"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050"/>
          <draw:equation draw:name="f27" draw:formula="-1050"/>
          <draw:equation draw:name="f28" draw:formula="777"/>
          <draw:equation draw:name="f29" draw:formula="777"/>
        </draw:enhanced-geometry>
      </draw:custom-shape>
      <draw:custom-shape draw:style-name="Mgr15" draw:text-style-name="MP18"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12" draw:layer="backgroundobjects" svg:width="7.196cm" svg:height="1.283cm" svg:x="0.891cm" svg:y="17.524cm">
        <draw:image xlink:href="Pictures/20000042000069D5000012EAC28217DFC00F54CF.wmf" xlink:type="simple" xlink:show="embed" xlink:actuate="onLoad">
          <text:p/>
        </draw:image>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3"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2-title" draw:layer="backgroundobjects" svg:width="12.691cm" svg:height="9.516cm" svg:x="3.174cm" svg:y="1.905cm" presentation:class="page"/>
        <draw:frame presentation:style-name="Title2-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3" style:page-layout-name="PM1" draw:style-name="Mdp4">
      <draw:frame presentation:style-name="Title3-title" draw:layer="backgroundobjects" svg:width="22.851cm" svg:height="1.768cm" svg:x="1.269cm" svg:y="7.62cm" presentation:class="title" presentation:placeholder="true">
        <draw:text-box/>
      </draw:frame>
      <draw:frame draw:style-name="Mgr9" draw:text-style-name="MP12" draw:layer="backgroundobjects" svg:width="3.422cm" svg:height="2.501cm" svg:x="0cm" svg:y="4.233cm">
        <draw:image xlink:href="Pictures/2000000E000069D500004D4FDA70EFD48384CD0A.wmf" xlink:type="simple" xlink:show="embed" xlink:actuate="onLoad">
          <text:p/>
        </draw:image>
      </draw:frame>
      <draw:custom-shape draw:style-name="Mgr15" draw:text-style-name="MP18" draw:layer="backgroundobjects" svg:width="1.345cm" svg:height="1.178cm" svg:x="22.71cm" svg:y="1.199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12" draw:layer="backgroundobjects" svg:width="7.196cm" svg:height="1.283cm" svg:x="0.891cm" svg:y="17.524cm">
        <draw:image xlink:href="Pictures/20000042000069D5000012EAF22000238960F54D.wmf" xlink:type="simple" xlink:show="embed" xlink:actuate="onLoad">
          <text:p/>
        </draw:image>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5"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3-title" draw:layer="backgroundobjects" svg:width="12.691cm" svg:height="9.516cm" svg:x="3.174cm" svg:y="1.905cm" presentation:class="page"/>
        <draw:frame presentation:style-name="Title3-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4" style:page-layout-name="PM1" draw:style-name="Mdp5">
      <draw:custom-shape draw:style-name="Mgr17" draw:text-style-name="MP21" draw:layer="backgroundobjects" svg:width="22.437cm" svg:height="1.539cm" svg:x="1.376cm" svg:y="8.149cm">
        <text:list text:style-name="ML2">
          <text:list-header>
            <text:p text:style-name="MP20"><text:span text:style-name="MT4">Thank You</text:span></text:p>
          </text:list-header>
        </text:list>
        <draw:enhanced-geometry svg:viewBox="0 0 21600 21600" draw:type="mso-spt202" draw:enhanced-path="M 0 0 L 21600 0 21600 21600 0 21600 0 0 Z N"/>
      </draw:custom-shape>
      <draw:custom-shape draw:style-name="Mgr18" draw:text-style-name="MP22" draw:layer="backgroundobjects" svg:width="25.4cm" svg:height="2.355cm" svg:x="0cm" svg:y="5.49cm">
        <text:p/>
        <draw:enhanced-geometry svg:viewBox="0 0 21600 21600" draw:type="rectangle" draw:enhanced-path="M 0 0 L 21600 0 21600 21600 0 21600 0 0 Z N"/>
      </draw:custom-shape>
      <draw:custom-shape draw:style-name="Mgr15" draw:text-style-name="MP18" draw:layer="backgroundobjects" svg:width="3.805cm" svg:height="1.609cm" svg:x="1.182cm" svg:y="16.387cm">
        <text:p/>
        <draw:enhanced-geometry svg:viewBox="0 0 13427 5676" draw:glue-points="7259 452 7360 1038 8402 4682 236 4403 650 5315 10 4582 1283 4446 2443 5310 3347 4997 2829 4604 3682 5037 4038 5169 3681 4495 4750 5150 5715 4659 6165 4876 6032 5043 6847 4187 7892 4489 8285 4592 8666 5541 13212 3247 13278 2370 13024 3129 12368 2361 11439 2374 11126 3037 11500 3058 9999 2223 9416 3111 9705 3100 7685 2454 7705 2691 6679 3195 6833 2332 6694 2451 5759 3255 6012 2502 5888 3131 5040 2594 5206 2897 4096 2480 4195 3046 3391 2493 3051 2613 2204 3250 2314 2376 2061 3135 1221 3258 634 2660 576 2816 447 2517 2295 708 1842 37 2045 1088 2501 799 2657 680 3723 364 4978 22 5529 545 5535 1200 6070 846 6234 638" draw:type="non-primitive" draw:enhanced-path="M 6960 1172 L 6985 1184 7010 1196 7039 1206 7068 1215 7100 1223 7133 1228 7150 1230 7167 1231 7185 1232 7202 1232 7221 1232 7239 1231 7256 1230 7274 1227 7290 1225 7306 1222 7322 1218 7337 1213 7351 1208 7364 1202 7379 1197 7391 1190 7403 1183 7415 1176 7427 1168 7437 1159 7447 1151 7456 1142 7464 1132 7473 1122 7481 1111 7488 1100 7494 1089 7499 1078 7504 1065 7509 1053 7512 1041 7515 1028 7519 1014 7520 1001 7521 987 7522 972 7521 949 7518 928 7513 906 7506 886 7499 867 7489 849 7478 833 7463 816 7449 801 7432 787 7413 773 7393 761 7372 749 7348 737 7323 725 7296 715 7257 699 7224 684 7209 675 7196 668 7184 660 7174 652 7164 643 7156 634 7149 624 7144 614 7140 604 7137 593 7135 580 7135 568 7135 556 7137 545 7140 533 7144 522 7149 512 7155 503 7162 494 7171 485 7181 477 7191 471 7202 465 7215 460 7229 456 7244 453 7259 452 7277 451 7291 451 7305 452 7320 454 7333 456 7358 461 7382 468 7403 476 7422 484 7438 493 7452 501 7489 388 7471 377 7449 367 7426 359 7400 351 7373 345 7343 339 7312 336 7280 335 7263 335 7246 336 7231 338 7214 341 7199 344 7185 347 7171 351 7156 355 7143 360 7131 366 7117 372 7106 378 7094 385 7084 394 7074 401 7063 410 7054 418 7045 427 7037 436 7030 447 7023 457 7015 467 7009 478 7004 490 6999 501 6995 513 6992 524 6989 537 6987 549 6985 562 6984 574 6984 588 6985 606 6987 624 6991 643 6997 660 7005 677 7015 694 7027 710 7040 725 7054 741 7072 755 7090 769 7111 783 7134 796 7158 808 7184 819 7212 831 7233 839 7252 847 7270 854 7285 862 7299 870 7312 879 7324 888 7334 897 7343 906 7350 916 7356 927 7361 937 7365 948 7369 960 7370 974 7371 987 7370 1000 7368 1013 7364 1026 7360 1038 7354 1049 7348 1059 7340 1069 7330 1078 7319 1086 7307 1093 7293 1099 7279 1105 7262 1109 7245 1112 7226 1114 7205 1114 7191 1114 7176 1113 7161 1111 7147 1109 7118 1103 7090 1095 7064 1086 7040 1076 7017 1065 6998 1054 6960 1172 Z M 8843 4937 L 8842 4959 8840 4981 8838 4991 8836 5001 8834 5011 8831 5021 8824 5039 8817 5056 8808 5074 8797 5089 8786 5103 8774 5117 8761 5129 8747 5140 8733 5149 8718 5159 8701 5166 8685 5172 8668 5176 8650 5180 8632 5182 8615 5182 8599 5182 8584 5181 8570 5179 8556 5176 8542 5173 8529 5169 8517 5164 8504 5157 8493 5151 8482 5144 8471 5137 8461 5129 8451 5120 8442 5111 8433 5101 8425 5090 8417 5080 8410 5069 8403 5056 8397 5044 8391 5032 8386 5020 8381 5005 8377 4992 8373 4978 8370 4965 8367 4949 8365 4935 8362 4904 8361 4874 8361 4855 8362 4837 8364 4820 8366 4802 8368 4785 8372 4769 8375 4753 8380 4738 8384 4724 8390 4709 8395 4695 8402 4682 8410 4669 8417 4657 8424 4646 8432 4635 8441 4625 8450 4615 8460 4606 8470 4597 8480 4590 8491 4583 8501 4576 8514 4569 8525 4564 8537 4560 8549 4556 8563 4553 8575 4550 8589 4548 8602 4547 8616 4547 8637 4548 8658 4550 8677 4554 8695 4560 8712 4567 8728 4576 8743 4585 8758 4596 8771 4607 8783 4620 8794 4634 8805 4649 8814 4664 8822 4680 8829 4697 8834 4713 8839 4730 8841 4747 8843 4764 8843 4783 8843 4937 Z M 545 5198 L 522 5197 500 5195 478 5192 458 5188 438 5182 419 5175 400 5168 382 5159 365 5148 348 5137 332 5125 317 5112 302 5097 288 5083 275 5067 262 5050 251 5034 239 5016 229 4997 219 4978 211 4958 203 4938 195 4918 188 4896 182 4875 177 4852 173 4830 169 4807 166 4784 164 4760 163 4737 163 4713 163 4690 164 4665 166 4642 169 4618 172 4595 176 4571 181 4549 186 4527 194 4505 201 4484 208 4462 217 4442 226 4422 236 4403 248 4385 259 4367 271 4350 284 4335 299 4319 313 4304 328 4291 345 4278 361 4267 379 4257 398 4247 417 4239 436 4231 457 4225 479 4221 501 4218 524 4216 548 4215 571 4216 595 4218 617 4221 639 4226 659 4232 678 4240 698 4248 716 4258 733 4268 750 4279 766 4293 781 4306 796 4320 810 4336 823 4352 836 4369 847 4387 857 4405 867 4423 876 4443 884 4463 893 4484 900 4504 906 4526 911 4547 916 4568 920 4590 923 4612 926 4635 927 4656 929 4679 929 4701 928 4727 927 4752 925 4777 923 4801 919 4825 915 4848 910 4872 904 4894 897 4916 890 4937 881 4957 872 4978 863 4997 853 5017 842 5034 829 5051 817 5069 804 5084 790 5099 775 5113 760 5126 744 5138 726 5149 709 5159 692 5168 672 5176 653 5183 632 5188 612 5192 591 5196 569 5197 546 5198 545 5198 Z M 538 5325 L 567 5324 595 5322 622 5319 650 5315 676 5309 703 5301 728 5293 754 5284 778 5273 802 5261 825 5247 848 5233 869 5218 890 5200 910 5183 929 5164 948 5143 965 5121 981 5098 998 5074 1012 5048 1025 5022 1038 4994 1049 4966 1059 4936 1067 4904 1075 4873 1081 4839 1087 4804 1090 4769 1092 4732 1093 4694 1092 4661 1090 4629 1087 4597 1082 4566 1077 4536 1071 4506 1063 4478 1054 4450 1045 4422 1034 4397 1021 4371 1008 4347 995 4323 979 4301 963 4279 946 4259 928 4239 909 4220 889 4203 868 4187 847 4172 823 4158 800 4145 776 4133 751 4123 725 4114 698 4107 670 4101 643 4096 613 4092 583 4090 553 4089 523 4090 495 4092 466 4096 437 4101 410 4107 383 4114 357 4123 332 4133 307 4146 283 4158 260 4172 237 4188 216 4204 196 4222 175 4241 157 4261 138 4281 121 4304 106 4327 90 4352 76 4377 64 4403 52 4431 41 4459 31 4488 23 4518 16 4549 10 4582 6 4614 3 4648 1 4682 0 4717 0 4751 2 4784 5 4816 10 4847 15 4878 22 4908 30 4937 38 4965 49 4992 60 5019 72 5044 85 5069 101 5092 116 5115 132 5136 150 5156 167 5176 186 5194 207 5212 227 5228 249 5243 272 5257 295 5270 319 5281 344 5291 369 5299 396 5308 423 5314 451 5319 478 5322 508 5324 537 5325 538 5325 Z M 2006 4446 L 1850 4446 1850 4972 1849 4993 1847 5015 1842 5034 1836 5051 1831 5065 1823 5078 1815 5091 1806 5103 1797 5116 1786 5128 1774 5139 1762 5149 1748 5160 1734 5168 1718 5176 1703 5182 1686 5188 1668 5191 1649 5194 1631 5195 1617 5194 1605 5193 1593 5192 1582 5190 1570 5187 1560 5183 1551 5180 1541 5175 1533 5170 1523 5164 1515 5157 1508 5150 1501 5143 1494 5136 1488 5127 1482 5119 1476 5110 1471 5099 1466 5089 1462 5079 1455 5055 1449 5032 1444 5005 1441 4979 1439 4950 1439 4920 1439 4446 1283 4446 1283 4948 1283 4976 1285 5001 1287 5027 1290 5050 1294 5073 1298 5094 1304 5115 1310 5134 1316 5151 1324 5169 1332 5184 1341 5199 1350 5213 1359 5226 1369 5238 1379 5249 1391 5260 1402 5269 1414 5277 1425 5285 1438 5291 1450 5297 1463 5303 1475 5308 1489 5313 1501 5316 1514 5319 1527 5321 1553 5324 1579 5325 1607 5324 1634 5321 1658 5316 1682 5310 1704 5301 1725 5292 1745 5282 1763 5271 1781 5259 1796 5245 1810 5232 1823 5219 1835 5205 1846 5191 1855 5178 1862 5165 1866 5165 1876 5305 2013 5305 2011 5279 2010 5252 2009 5225 2008 5195 2007 5166 2007 5134 2006 5102 2006 5069 2006 4446 Z M 2301 4288 L 2301 4446 2167 4446 2167 4564 2301 4564 2301 5032 2302 5069 2304 5102 2306 5119 2309 5135 2311 5149 2315 5165 2319 5178 2324 5191 2329 5203 2334 5216 2340 5227 2346 5238 2353 5247 2361 5257 2368 5265 2377 5272 2385 5278 2393 5284 2402 5290 2411 5295 2422 5300 2432 5306 2443 5310 2454 5313 2466 5316 2478 5319 2490 5321 2503 5322 2516 5323 2530 5323 2552 5323 2573 5321 2592 5319 2610 5317 2627 5313 2642 5310 2656 5306 2669 5301 2661 5182 2643 5187 2624 5190 2599 5192 2571 5193 2555 5192 2541 5190 2528 5187 2515 5182 2505 5176 2495 5169 2487 5160 2480 5149 2474 5138 2467 5126 2463 5113 2459 5097 2457 5081 2455 5064 2454 5045 2453 5026 2453 4564 2677 4564 2677 4446 2453 4446 2453 4240 2301 4288 Z M 2794 5263 L 2818 5275 2844 5287 2873 5297 2902 5306 2934 5313 2967 5319 2984 5321 3000 5322 3018 5323 3036 5323 3054 5323 3072 5322 3090 5320 3106 5318 3124 5316 3139 5312 3155 5309 3170 5303 3185 5299 3198 5293 3212 5287 3225 5281 3237 5274 3248 5267 3259 5259 3271 5250 3280 5241 3290 5232 3298 5223 3306 5213 3315 5202 3322 5191 3328 5180 3333 5169 3338 5156 3342 5144 3346 5132 3349 5119 3351 5105 3353 5091 3354 5078 3355 5064 3354 5040 3351 5018 3347 4997 3340 4977 3332 4958 3323 4940 3311 4924 3297 4907 3282 4892 3266 4878 3247 4864 3227 4851 3205 4839 3182 4828 3156 4816 3130 4806 3091 4790 3057 4775 3043 4766 3030 4758 3018 4751 3007 4742 2998 4734 2990 4725 2983 4715 2978 4705 2974 4695 2971 4684 2969 4672 2969 4659 2969 4647 2971 4636 2974 4625 2978 4613 2983 4603 2989 4594 2996 4585 3004 4577 3015 4568 3025 4562 3036 4556 3049 4551 3063 4547 3078 4544 3093 4542 3110 4542 3125 4542 3139 4543 3153 4545 3167 4547 3192 4552 3216 4559 3236 4567 3255 4576 3272 4584 3286 4591 3323 4480 3304 4468 3283 4458 3259 4449 3234 4442 3206 4435 3177 4431 3145 4427 3114 4426 3097 4426 3080 4427 3065 4430 3048 4432 3033 4435 3019 4438 3004 4442 2990 4446 2977 4451 2964 4457 2951 4463 2939 4469 2928 4477 2918 4484 2906 4492 2897 4500 2888 4509 2879 4518 2871 4528 2862 4538 2855 4548 2849 4558 2843 4569 2838 4581 2833 4592 2829 4604 2826 4615 2823 4628 2821 4640 2819 4653 2818 4665 2818 4679 2819 4697 2821 4715 2825 4734 2831 4751 2839 4769 2848 4785 2860 4801 2873 4816 2888 4832 2905 4846 2924 4860 2944 4874 2967 4887 2991 4899 3018 4910 3046 4922 3067 4930 3086 4937 3103 4945 3119 4953 3133 4961 3146 4970 3157 4979 3168 4988 3177 4997 3184 5006 3190 5017 3195 5028 3199 5039 3202 5051 3203 5065 3204 5078 3203 5091 3201 5104 3198 5117 3194 5129 3188 5139 3181 5150 3173 5160 3164 5169 3152 5177 3140 5184 3127 5190 3113 5196 3096 5200 3078 5203 3059 5204 3039 5205 3025 5205 3009 5204 2995 5202 2981 5200 2951 5194 2924 5186 2897 5177 2873 5167 2851 5155 2832 5145 2794 5263 Z M 3911 5208 L 3896 5207 3882 5205 3869 5203 3856 5200 3843 5197 3831 5193 3819 5188 3807 5182 3795 5176 3784 5169 3773 5161 3763 5152 3752 5143 3743 5134 3734 5124 3725 5113 3717 5101 3709 5089 3701 5077 3694 5065 3688 5051 3682 5037 3677 5023 3672 5008 3668 4993 3664 4978 3661 4961 3658 4945 3655 4929 3654 4911 3653 4895 3653 4877 3654 4846 3657 4815 3662 4786 3669 4756 3673 4742 3677 4728 3682 4713 3688 4700 3694 4687 3700 4674 3708 4661 3716 4649 3724 4638 3733 4627 3742 4616 3752 4606 3763 4597 3774 4588 3785 4580 3797 4572 3811 4566 3824 4560 3837 4555 3851 4551 3867 4548 3882 4545 3898 4544 3916 4544 3933 4544 3949 4546 3965 4548 3980 4552 3994 4556 4008 4561 4021 4567 4034 4575 4045 4582 4058 4590 4068 4599 4078 4609 4088 4619 4097 4630 4106 4641 4114 4653 4121 4665 4128 4678 4134 4691 4140 4704 4145 4717 4150 4731 4155 4745 4159 4759 4165 4788 4170 4815 4172 4844 4173 4872 4173 4890 4172 4907 4170 4925 4168 4942 4165 4959 4162 4976 4158 4991 4154 5006 4148 5022 4142 5036 4136 5050 4130 5064 4123 5077 4115 5089 4107 5101 4098 5113 4089 5124 4080 5134 4070 5143 4060 5152 4049 5161 4038 5169 4027 5176 4016 5182 4004 5188 3991 5193 3979 5197 3966 5200 3952 5203 3939 5205 3926 5207 3912 5208 3911 5208 Z M 3907 5325 L 3926 5324 3945 5323 3965 5321 3984 5318 4002 5315 4022 5310 4040 5305 4060 5298 4078 5291 4096 5283 4114 5274 4131 5264 4148 5253 4165 5241 4181 5229 4196 5216 4211 5201 4225 5185 4239 5169 4252 5152 4264 5134 4275 5115 4285 5094 4294 5073 4304 5050 4311 5028 4317 5003 4323 4978 4327 4951 4330 4925 4332 4896 4332 4867 4332 4842 4331 4819 4328 4795 4325 4773 4321 4750 4316 4729 4310 4708 4303 4688 4295 4667 4286 4649 4277 4631 4267 4612 4256 4595 4244 4579 4232 4563 4219 4549 4205 4535 4190 4521 4174 4508 4159 4497 4141 4486 4124 4475 4107 4466 4088 4458 4069 4451 4049 4445 4029 4439 4008 4435 3986 4431 3965 4429 3942 4426 3919 4426 3897 4426 3876 4429 3855 4431 3833 4434 3813 4439 3792 4444 3773 4450 3753 4457 3734 4465 3716 4474 3698 4484 3681 4495 3664 4506 3648 4519 3633 4533 3618 4547 3603 4561 3590 4578 3578 4594 3566 4611 3554 4630 3544 4649 3535 4669 3527 4690 3519 4711 3513 4734 3506 4756 3502 4781 3498 4804 3495 4830 3494 4856 3493 4883 3494 4907 3495 4932 3498 4956 3501 4980 3506 5002 3512 5024 3518 5045 3525 5067 3533 5086 3542 5105 3552 5124 3563 5142 3574 5159 3586 5175 3599 5191 3613 5205 3627 5220 3642 5233 3658 5245 3674 5257 3690 5267 3708 5277 3725 5286 3743 5294 3763 5301 3781 5308 3801 5313 3821 5317 3841 5320 3863 5323 3883 5324 3905 5325 3907 5325 Z M 5249 4446 L 5093 4446 5093 4972 5092 4993 5088 5015 5083 5034 5078 5051 5072 5065 5065 5078 5058 5091 5049 5103 5038 5116 5028 5128 5016 5139 5004 5149 4990 5160 4976 5168 4961 5176 4945 5182 4927 5188 4910 5191 4891 5194 4872 5195 4859 5194 4847 5193 4835 5192 4823 5190 4813 5187 4803 5183 4792 5180 4783 5175 4774 5170 4766 5164 4758 5157 4750 5150 4742 5143 4736 5136 4729 5127 4724 5119 4718 5110 4713 5099 4709 5089 4704 5079 4697 5055 4690 5032 4686 5005 4683 4979 4681 4950 4680 4920 4680 4446 4524 4446 4524 4948 4525 4976 4526 5001 4528 5027 4531 5050 4535 5073 4540 5094 4545 5115 4552 5134 4559 5151 4566 5169 4574 5184 4582 5199 4591 5213 4602 5226 4612 5238 4622 5249 4633 5260 4644 5269 4656 5277 4668 5285 4680 5291 4692 5297 4705 5303 4717 5308 4730 5313 4743 5316 4756 5319 4769 5321 4796 5324 4821 5325 4849 5324 4875 5321 4900 5316 4924 5310 4947 5301 4967 5292 4986 5282 5005 5271 5022 5259 5037 5245 5052 5232 5065 5219 5077 5205 5087 5191 5097 5178 5105 5165 5108 5165 5117 5305 5256 5305 5254 5279 5252 5252 5251 5225 5250 5195 5249 5166 5249 5134 5249 5102 5249 5069 5249 4446 Z M 5507 5305 L 5663 5305 5663 4845 5664 4827 5665 4808 5666 4790 5669 4773 5673 4751 5679 4731 5687 4711 5695 4693 5705 4676 5715 4659 5727 4644 5741 4630 5754 4617 5769 4606 5786 4596 5802 4589 5820 4582 5839 4578 5858 4575 5878 4573 5894 4573 5907 4575 5919 4576 5931 4578 5931 4430 5921 4429 5911 4427 5900 4426 5889 4426 5869 4427 5850 4430 5831 4434 5813 4440 5795 4447 5777 4455 5761 4465 5745 4478 5729 4490 5715 4504 5701 4519 5689 4537 5677 4554 5666 4573 5657 4593 5650 4614 5644 4614 5637 4446 5500 4446 5502 4477 5504 4507 5505 4539 5506 4571 5507 4605 5507 4641 5507 4677 5507 4713 5507 5305 Z M 6655 5155 L 6638 5164 6619 5171 6599 5177 6577 5184 6552 5189 6524 5193 6496 5195 6463 5196 6448 5196 6433 5195 6417 5193 6402 5191 6388 5188 6373 5184 6359 5180 6345 5175 6332 5169 6319 5163 6307 5155 6295 5147 6283 5139 6271 5130 6261 5121 6251 5111 6241 5100 6232 5089 6223 5077 6215 5065 6207 5051 6201 5038 6194 5024 6189 5009 6184 4994 6178 4979 6174 4962 6171 4946 6169 4929 6167 4911 6166 4894 6165 4876 6166 4858 6167 4842 6168 4827 6170 4810 6173 4795 6176 4780 6181 4764 6186 4750 6191 4736 6197 4722 6203 4707 6210 4695 6217 4682 6225 4669 6235 4657 6244 4646 6253 4636 6264 4626 6274 4615 6287 4606 6299 4598 6311 4590 6324 4583 6339 4577 6353 4570 6368 4565 6384 4561 6400 4557 6416 4554 6434 4552 6451 4551 6469 4551 6500 4551 6529 4554 6554 4558 6578 4563 6599 4569 6618 4577 6635 4584 6650 4591 6686 4472 6667 4464 6647 4455 6622 4448 6596 4441 6567 4435 6536 4431 6503 4427 6469 4426 6443 4426 6417 4429 6393 4432 6368 4435 6345 4440 6322 4446 6300 4453 6278 4460 6258 4469 6238 4480 6218 4490 6200 4501 6182 4514 6165 4528 6149 4541 6134 4556 6118 4571 6105 4588 6092 4605 6079 4624 6068 4642 6058 4661 6049 4681 6041 4701 6033 4723 6026 4744 6020 4765 6016 4789 6012 4811 6010 4836 6008 4859 6008 4884 6008 4908 6010 4933 6012 4955 6015 4979 6019 5000 6025 5023 6032 5043 6038 5064 6046 5083 6055 5102 6064 5121 6074 5138 6086 5155 6098 5172 6111 5187 6124 5202 6139 5216 6154 5229 6169 5242 6187 5253 6203 5264 6221 5274 6240 5283 6259 5291 6280 5298 6300 5305 6320 5311 6343 5315 6365 5319 6388 5321 6411 5323 6436 5323 6457 5323 6478 5322 6498 5320 6516 5318 6553 5313 6587 5306 6616 5297 6643 5289 6664 5281 6682 5273 6655 5155 Z M 7020 5305 L 7020 4446 6864 4446 6864 5305 7020 5305 Z M 6941 4302 L 6952 4302 6962 4300 6973 4298 6982 4295 6991 4290 6998 4286 7006 4279 7012 4273 7018 4266 7024 4259 7029 4251 7032 4243 7035 4235 7037 4225 7038 4216 7039 4206 7038 4196 7037 4187 7035 4176 7032 4167 7028 4159 7024 4151 7018 4144 7012 4137 7005 4130 6998 4125 6990 4120 6982 4116 6973 4113 6963 4110 6953 4109 6943 4109 6932 4109 6921 4110 6912 4113 6903 4116 6894 4120 6886 4125 6879 4130 6872 4137 6866 4144 6860 4151 6856 4159 6852 4167 6849 4176 6847 4187 6846 4196 6845 4206 6846 4216 6847 4225 6849 4235 6852 4243 6855 4251 6860 4259 6865 4266 6871 4273 6878 4279 6885 4286 6892 4290 6901 4295 6909 4298 6918 4300 6929 4302 6939 4302 6941 4302 Z M 7280 5305 L 7436 5305 7436 4787 7437 4767 7439 4748 7442 4730 7447 4713 7452 4698 7459 4682 7468 4666 7478 4652 7488 4638 7499 4626 7511 4612 7525 4601 7538 4591 7553 4582 7569 4573 7585 4566 7601 4561 7620 4557 7638 4555 7656 4554 7670 4554 7683 4555 7695 4557 7707 4559 7719 4562 7729 4565 7740 4569 7749 4575 7758 4580 7768 4586 7776 4592 7784 4598 7791 4605 7798 4613 7804 4621 7810 4630 7817 4639 7822 4648 7827 4658 7831 4668 7838 4689 7844 4711 7849 4735 7852 4759 7854 4784 7855 4809 7855 5305 8012 5305 8012 4792 8010 4765 8009 4739 8006 4714 8003 4692 7998 4669 7993 4649 7987 4629 7980 4610 7973 4593 7965 4577 7955 4561 7946 4547 7936 4534 7926 4520 7916 4509 7904 4499 7892 4489 7881 4480 7869 4471 7856 4464 7843 4457 7831 4452 7818 4447 7805 4442 7792 4438 7780 4435 7768 4432 7754 4430 7731 4427 7707 4426 7682 4427 7656 4430 7632 4434 7609 4440 7588 4447 7567 4456 7547 4465 7529 4477 7511 4488 7495 4500 7480 4513 7467 4528 7453 4542 7442 4556 7433 4571 7424 4586 7421 4586 7411 4446 7273 4446 7275 4472 7277 4499 7278 4527 7279 4555 7279 4584 7280 4613 7280 4645 7280 4679 7280 5305 Z M 8999 4680 L 8999 4643 8999 4608 9001 4577 9001 4547 9002 4519 9004 4494 9005 4469 9007 4446 8868 4446 8863 4576 8860 4576 8851 4561 8842 4548 8833 4535 8822 4521 8810 4508 8796 4496 8782 4485 8767 4473 8749 4463 8731 4454 8712 4446 8690 4440 8668 4434 8644 4430 8619 4427 8591 4426 8573 4426 8554 4429 8536 4431 8518 4434 8499 4438 8482 4443 8464 4449 8446 4456 8430 4464 8414 4473 8397 4483 8381 4493 8366 4505 8350 4517 8336 4531 8323 4544 8310 4559 8296 4575 8285 4592 8273 4609 8263 4628 8252 4646 8244 4666 8235 4687 8228 4708 8222 4731 8216 4754 8212 4778 8207 4802 8204 4828 8203 4853 8202 4881 8203 4903 8204 4925 8206 4946 8210 4968 8214 4988 8219 5008 8224 5028 8230 5047 8237 5067 8244 5084 8253 5102 8263 5119 8272 5135 8283 5151 8294 5167 8305 5181 8318 5194 8331 5208 8345 5220 8359 5231 8374 5242 8389 5252 8404 5262 8421 5270 8438 5277 8455 5283 8473 5288 8491 5293 8510 5296 8529 5299 8548 5300 8568 5301 8592 5300 8617 5298 8639 5295 8661 5290 8681 5284 8701 5277 8720 5269 8737 5260 8755 5249 8770 5238 8784 5226 8798 5214 8811 5200 8822 5187 8832 5173 8841 5157 8845 5157 8845 5251 8844 5272 8843 5291 8842 5310 8839 5327 8837 5344 8833 5361 8829 5376 8824 5391 8819 5406 8813 5419 8807 5431 8799 5443 8792 5455 8784 5465 8776 5475 8767 5484 8757 5493 8747 5502 8737 5509 8726 5516 8715 5522 8703 5528 8691 5533 8679 5537 8666 5541 8653 5544 8639 5548 8626 5550 8612 5552 8597 5553 8583 5554 8568 5554 8548 5554 8529 5553 8511 5551 8492 5549 8474 5545 8457 5541 8440 5537 8424 5533 8408 5528 8393 5523 8379 5517 8365 5511 8339 5499 8317 5484 8277 5606 8291 5614 8305 5621 8321 5629 8337 5635 8353 5642 8371 5648 8389 5654 8408 5658 8426 5662 8445 5666 8465 5669 8485 5672 8504 5674 8524 5675 8543 5676 8563 5676 8583 5676 8604 5675 8625 5673 8645 5671 8667 5668 8687 5664 8708 5659 8729 5654 8748 5647 8769 5639 8788 5631 8808 5622 8826 5611 8843 5600 8861 5587 8877 5573 8892 5559 8906 5542 8919 5526 8930 5508 8941 5488 8952 5468 8961 5445 8969 5422 8976 5397 8982 5371 8987 5343 8991 5314 8995 5283 8997 5249 8998 5216 8999 5179 8999 4680 Z M 12866 3197 L 12890 3210 12916 3222 12944 3232 12974 3241 13005 3248 13038 3253 13055 3255 13073 3257 13090 3257 13107 3258 13126 3257 13144 3256 13162 3255 13179 3253 13195 3250 13212 3247 13227 3243 13242 3239 13257 3234 13270 3229 13284 3223 13296 3217 13309 3209 13321 3202 13332 3194 13342 3186 13352 3177 13362 3168 13370 3157 13378 3148 13386 3137 13393 3127 13399 3116 13404 3103 13410 3092 13415 3079 13418 3067 13421 3053 13424 3040 13425 3027 13426 3012 13427 2998 13426 2976 13423 2953 13419 2932 13412 2912 13404 2893 13394 2876 13383 2858 13369 2843 13354 2828 13337 2813 13319 2800 13298 2787 13277 2775 13253 2763 13228 2752 13201 2741 13163 2726 13129 2709 13115 2702 13101 2694 13089 2686 13079 2678 13070 2669 13062 2660 13054 2651 13049 2641 13045 2631 13042 2618 13040 2607 13040 2594 13040 2583 13042 2570 13045 2559 13049 2549 13054 2539 13061 2528 13068 2519 13076 2511 13086 2504 13096 2497 13107 2491 13121 2486 13134 2483 13149 2479 13165 2477 13182 2476 13196 2477 13211 2478 13225 2479 13238 2482 13264 2488 13287 2495 13309 2502 13327 2510 13343 2518 13358 2526 13394 2414 13376 2404 13354 2394 13331 2385 13305 2376 13278 2370 13248 2365 13218 2362 13185 2361 13169 2362 13151 2363 13136 2364 13120 2366 13104 2369 13090 2372 13076 2376 13062 2381 13048 2387 13036 2392 13023 2398 13012 2405 12999 2412 12989 2419 12979 2427 12969 2436 12960 2445 12950 2453 12942 2463 12935 2472 12928 2484 12921 2494 12915 2505 12909 2515 12904 2527 12900 2539 12897 2551 12894 2563 12892 2575 12890 2588 12889 2601 12889 2613 12890 2633 12892 2651 12896 2668 12902 2686 12911 2703 12921 2719 12932 2736 12945 2752 12960 2766 12977 2782 12995 2795 13017 2809 13039 2821 13064 2834 13089 2846 13118 2856 13138 2864 13158 2873 13175 2881 13190 2889 13204 2897 13218 2905 13229 2913 13239 2923 13248 2932 13255 2942 13262 2952 13267 2963 13271 2975 13274 2987 13275 2999 13276 3012 13275 3027 13273 3039 13270 3051 13266 3063 13260 3075 13253 3085 13245 3095 13235 3104 13224 3112 13213 3120 13198 3126 13184 3131 13168 3135 13150 3138 13131 3140 13111 3141 13096 3140 13081 3139 13067 3138 13052 3135 13024 3129 12995 3121 12970 3111 12945 3101 12923 3091 12903 3080 12866 3197 Z M 11940 3240 L 12096 3240 12096 2721 12096 2703 12098 2684 12102 2665 12106 2649 12112 2633 12120 2617 12128 2602 12137 2588 12147 2573 12158 2560 12171 2548 12184 2537 12198 2526 12212 2517 12228 2509 12244 2502 12261 2497 12279 2493 12297 2490 12315 2490 12330 2490 12342 2491 12354 2492 12367 2495 12378 2498 12389 2501 12399 2505 12409 2510 12419 2515 12427 2520 12436 2526 12443 2534 12451 2541 12457 2549 12465 2557 12471 2565 12476 2574 12481 2584 12486 2593 12490 2603 12498 2624 12504 2647 12508 2669 12512 2694 12513 2719 12515 2745 12515 3240 12671 3240 12671 2727 12671 2700 12669 2674 12666 2650 12663 2626 12658 2605 12653 2584 12647 2564 12640 2546 12633 2528 12625 2512 12616 2496 12606 2482 12596 2468 12586 2456 12575 2445 12564 2434 12552 2424 12540 2415 12528 2407 12516 2400 12503 2393 12490 2387 12478 2381 12465 2377 12452 2373 12439 2370 12427 2367 12414 2365 12390 2362 12368 2361 12341 2362 12317 2365 12292 2369 12269 2375 12247 2382 12227 2391 12206 2401 12188 2411 12171 2423 12154 2436 12140 2449 12126 2462 12113 2476 12102 2492 12092 2506 12084 2521 12080 2521 12071 2380 11933 2380 11935 2408 11936 2435 11937 2462 11938 2490 11939 2519 11939 2549 11940 2581 11940 2613 11940 3240 Z M 11317 3259 L 11336 3259 11355 3258 11374 3256 11394 3253 11413 3249 11432 3245 11451 3239 11469 3233 11488 3226 11506 3218 11523 3209 11541 3199 11558 3188 11575 3177 11591 3165 11606 3150 11621 3136 11636 3121 11649 3104 11661 3087 11674 3069 11685 3049 11695 3029 11705 3008 11713 2986 11720 2962 11728 2938 11733 2913 11737 2887 11740 2859 11742 2831 11743 2801 11742 2778 11741 2754 11739 2731 11735 2708 11731 2686 11726 2664 11719 2643 11712 2622 11705 2603 11696 2584 11687 2565 11677 2548 11666 2531 11654 2514 11642 2499 11629 2484 11614 2469 11600 2456 11585 2444 11568 2431 11552 2421 11535 2411 11516 2402 11498 2394 11479 2387 11459 2379 11439 2374 11418 2369 11397 2366 11374 2363 11352 2362 11330 2361 11307 2362 11286 2363 11264 2366 11243 2369 11222 2373 11202 2378 11183 2386 11163 2393 11144 2400 11125 2409 11108 2419 11091 2429 11074 2442 11058 2454 11043 2467 11027 2482 11014 2497 11000 2512 10988 2529 10976 2547 10965 2565 10955 2585 10945 2604 10937 2624 10929 2647 10922 2668 10917 2692 10912 2715 10908 2740 10906 2765 10904 2791 10903 2817 10904 2843 10905 2867 10908 2891 10912 2914 10916 2937 10921 2959 10928 2981 10936 3001 10944 3022 10952 3040 10962 3059 10972 3077 10985 3094 10996 3110 11009 3126 11022 3141 11037 3154 11052 3168 11067 3180 11084 3191 11100 3202 11117 3212 11135 3221 11153 3229 11172 3236 11192 3242 11211 3247 11232 3252 11252 3255 11272 3257 11294 3259 11315 3259 11317 3259 Z M 11320 3142 L 11306 3142 11293 3141 11280 3139 11266 3136 11253 3133 11241 3128 11229 3123 11216 3118 11205 3110 11194 3103 11183 3096 11172 3088 11162 3079 11153 3069 11144 3058 11136 3048 11126 3037 11119 3025 11111 3012 11105 2999 11098 2986 11093 2973 11087 2958 11082 2943 11077 2928 11073 2912 11070 2897 11068 2881 11066 2864 11064 2847 11063 2830 11063 2812 11064 2782 11067 2751 11071 2720 11078 2691 11083 2677 11088 2662 11093 2649 11098 2635 11104 2621 11111 2609 11118 2596 11125 2585 11135 2572 11143 2561 11152 2551 11162 2541 11172 2532 11184 2523 11196 2515 11207 2508 11220 2501 11234 2496 11248 2491 11262 2487 11276 2483 11293 2480 11309 2479 11325 2478 11343 2479 11359 2480 11374 2484 11390 2487 11404 2491 11418 2497 11432 2503 11444 2509 11456 2517 11467 2525 11478 2535 11488 2544 11498 2554 11507 2565 11515 2576 11523 2588 11531 2600 11538 2613 11544 2625 11550 2639 11555 2653 11560 2666 11565 2681 11568 2694 11576 2722 11580 2751 11582 2780 11583 2807 11583 2825 11582 2843 11581 2860 11578 2878 11576 2894 11571 2910 11567 2927 11563 2942 11558 2956 11552 2972 11546 2985 11540 2999 11533 3012 11526 3025 11517 3037 11508 3048 11500 3058 11490 3069 11481 3079 11470 3088 11459 3096 11449 3104 11438 3111 11426 3118 11414 3123 11402 3128 11389 3133 11377 3136 11363 3139 11350 3141 11336 3142 11322 3142 11320 3142 Z M 10626 2237 L 10638 2236 10648 2235 10658 2232 10667 2229 10676 2225 10684 2220 10692 2215 10698 2209 10704 2202 10709 2195 10714 2186 10717 2178 10720 2169 10722 2160 10723 2151 10724 2142 10723 2131 10722 2121 10720 2112 10717 2103 10713 2095 10709 2086 10704 2078 10698 2072 10691 2066 10684 2060 10675 2055 10667 2051 10658 2048 10649 2046 10639 2045 10628 2044 10617 2045 10607 2046 10598 2048 10589 2051 10579 2055 10571 2060 10564 2066 10558 2072 10552 2078 10546 2086 10542 2095 10538 2103 10534 2112 10532 2121 10531 2131 10530 2142 10531 2151 10532 2160 10534 2169 10538 2178 10541 2186 10546 2195 10551 2202 10557 2209 10563 2215 10570 2220 10577 2225 10587 2229 10595 2232 10605 2235 10614 2236 10624 2237 10626 2237 Z M 10706 3240 L 10706 2380 10550 2380 10550 3240 10706 3240 Z M 9999 2223 L 9999 2380 9865 2380 9865 2500 9999 2500 9999 2966 10000 3003 10002 3038 10004 3054 10006 3070 10009 3085 10013 3099 10017 3113 10021 3127 10026 3139 10031 3151 10037 3163 10044 3173 10051 3183 10059 3192 10066 3199 10074 3206 10082 3214 10091 3220 10100 3226 10109 3231 10119 3236 10129 3240 10141 3244 10152 3248 10163 3251 10175 3253 10187 3255 10201 3257 10214 3257 10227 3258 10250 3257 10270 3256 10290 3254 10308 3251 10324 3248 10340 3244 10354 3240 10366 3236 10359 3118 10341 3123 10321 3126 10297 3128 10268 3128 10253 3128 10239 3126 10225 3122 10213 3118 10203 3111 10193 3103 10184 3095 10177 3085 10170 3074 10165 3061 10161 3047 10157 3033 10155 3017 10153 2999 10152 2981 10151 2961 10151 2500 10374 2500 10374 2380 10151 2380 10151 2175 9999 2223 Z M 9704 2380 L 9548 2380 9548 2906 9547 2929 9543 2949 9539 2969 9533 2986 9527 2999 9521 3012 9513 3026 9504 3039 9494 3051 9483 3062 9472 3074 9459 3085 9445 3094 9431 3103 9416 3111 9400 3118 9383 3123 9366 3127 9346 3129 9328 3130 9315 3130 9303 3129 9290 3127 9279 3125 9268 3122 9258 3119 9249 3115 9238 3110 9230 3104 9221 3099 9213 3093 9206 3086 9199 3079 9191 3071 9185 3062 9179 3053 9174 3044 9169 3035 9164 3025 9160 3013 9153 2991 9146 2966 9141 2941 9138 2913 9136 2885 9136 2855 9136 2380 8980 2380 8980 2883 8980 2910 8982 2937 8984 2961 8987 2986 8991 3008 8995 3030 9002 3049 9008 3069 9014 3087 9022 3103 9029 3120 9038 3134 9047 3148 9057 3161 9067 3173 9077 3184 9088 3194 9100 3203 9112 3213 9123 3220 9135 3227 9147 3233 9161 3238 9173 3243 9186 3247 9199 3251 9212 3253 9225 3256 9251 3258 9276 3259 9304 3258 9330 3255 9356 3251 9379 3244 9402 3237 9423 3228 9442 3217 9461 3205 9478 3194 9493 3181 9508 3168 9521 3154 9532 3140 9543 3127 9553 3113 9560 3100 9564 3100 9573 3240 9711 3240 9709 3215 9708 3187 9707 3159 9706 3131 9705 3100 9704 3070 9704 3037 9704 3004 9704 2380 Z M 8567 3240 L 8723 3240 8723 1980 8567 1980 8567 3240 Z M 7943 3259 L 7963 3259 7982 3258 8001 3256 8021 3253 8040 3249 8058 3245 8078 3239 8096 3233 8115 3226 8133 3218 8150 3209 8168 3199 8185 3188 8201 3177 8218 3165 8233 3150 8248 3136 8263 3121 8276 3104 8288 3087 8300 3069 8312 3049 8322 3029 8332 3008 8340 2986 8347 2962 8354 2938 8360 2913 8364 2887 8367 2859 8369 2831 8370 2801 8369 2778 8368 2754 8365 2731 8362 2708 8358 2686 8352 2664 8346 2643 8339 2622 8332 2603 8323 2584 8314 2565 8303 2548 8293 2531 8281 2514 8269 2499 8255 2484 8241 2469 8227 2456 8212 2444 8195 2431 8179 2421 8162 2411 8143 2402 8125 2394 8105 2387 8086 2379 8066 2374 8044 2369 8024 2366 8001 2363 7979 2362 7956 2361 7934 2362 7913 2363 7891 2366 7870 2369 7849 2373 7829 2378 7809 2386 7790 2393 7771 2400 7752 2409 7735 2419 7718 2429 7701 2442 7685 2454 7670 2467 7654 2482 7641 2497 7627 2512 7614 2529 7602 2547 7592 2565 7582 2585 7572 2604 7563 2624 7556 2647 7549 2668 7543 2692 7539 2715 7535 2740 7533 2765 7531 2791 7530 2817 7531 2843 7532 2867 7535 2891 7538 2914 7543 2937 7548 2959 7555 2981 7562 3001 7571 3022 7579 3040 7589 3059 7599 3077 7611 3094 7623 3110 7636 3126 7649 3141 7663 3154 7679 3168 7694 3180 7710 3191 7727 3202 7744 3212 7761 3221 7780 3229 7799 3236 7819 3242 7838 3247 7858 3252 7879 3255 7899 3257 7921 3259 7942 3259 7943 3259 Z M 7947 3142 L 7933 3142 7920 3141 7906 3139 7893 3136 7880 3133 7868 3128 7855 3123 7843 3118 7832 3110 7821 3103 7809 3096 7799 3088 7789 3079 7780 3069 7771 3058 7761 3048 7753 3037 7746 3025 7738 3012 7732 2999 7725 2986 7720 2973 7713 2958 7708 2943 7704 2928 7700 2912 7697 2897 7695 2881 7693 2864 7691 2847 7690 2830 7690 2812 7691 2782 7694 2751 7698 2720 7705 2691 7709 2677 7715 2662 7720 2649 7725 2635 7731 2621 7738 2609 7745 2596 7752 2585 7761 2572 7770 2561 7779 2551 7789 2541 7799 2532 7810 2523 7823 2515 7834 2508 7847 2501 7860 2496 7875 2491 7889 2487 7903 2483 7920 2480 7936 2479 7952 2478 7970 2479 7986 2480 8001 2484 8017 2487 8031 2491 8045 2497 8058 2503 8071 2509 8083 2517 8094 2525 8104 2535 8115 2544 8125 2554 8134 2565 8142 2576 8150 2588 8157 2600 8165 2613 8171 2625 8177 2639 8182 2653 8187 2666 8192 2681 8195 2694 8202 2722 8206 2751 8208 2780 8210 2807 8210 2825 8208 2843 8206 2860 8204 2878 8202 2894 8198 2910 8194 2927 8190 2942 8185 2956 8179 2972 8173 2985 8167 2999 8160 3012 8151 3025 8144 3037 8135 3048 8126 3058 8117 3069 8107 3079 8097 3088 8086 3096 8076 3104 8065 3111 8052 3118 8041 3123 8029 3128 8016 3133 8003 3136 7990 3139 7977 3141 7963 3142 7949 3142 7947 3142 Z M 6652 3180 L 6664 3188 6679 3195 6694 3202 6710 3209 6728 3217 6746 3223 6765 3229 6785 3235 6806 3240 6827 3244 6848 3248 6869 3251 6892 3254 6913 3256 6936 3257 6957 3258 6983 3257 7008 3256 7033 3254 7056 3250 7079 3247 7100 3242 7122 3236 7141 3230 7160 3223 7179 3215 7196 3206 7213 3197 7229 3187 7244 3177 7258 3166 7272 3154 7284 3142 7295 3130 7306 3117 7316 3103 7326 3089 7334 3075 7342 3059 7348 3044 7354 3029 7359 3013 7364 2997 7368 2981 7371 2964 7373 2947 7374 2931 7374 2913 7374 2897 7373 2882 7372 2866 7370 2851 7366 2837 7363 2823 7359 2809 7355 2796 7350 2783 7344 2770 7338 2758 7332 2746 7324 2735 7315 2723 7307 2712 7298 2702 7288 2692 7278 2682 7267 2671 7255 2662 7231 2644 7203 2625 7174 2609 7142 2593 7107 2577 7070 2562 7041 2550 7013 2539 6988 2526 6964 2515 6942 2503 6923 2491 6905 2477 6890 2465 6877 2451 6864 2437 6855 2422 6847 2406 6841 2390 6837 2372 6834 2353 6833 2332 6834 2317 6836 2302 6840 2286 6845 2270 6852 2255 6861 2241 6871 2226 6885 2213 6891 2207 6899 2201 6906 2195 6915 2188 6925 2183 6934 2179 6944 2174 6954 2170 6965 2166 6977 2163 6989 2161 7002 2158 7015 2156 7029 2155 7043 2154 7058 2154 7078 2154 7097 2155 7116 2157 7134 2159 7151 2162 7167 2166 7183 2169 7197 2173 7225 2182 7248 2192 7267 2202 7284 2211 7326 2082 7305 2072 7281 2062 7252 2053 7221 2044 7204 2039 7186 2036 7167 2033 7148 2031 7128 2028 7107 2027 7086 2026 7063 2026 7042 2026 7020 2027 7000 2029 6980 2032 6960 2035 6942 2039 6923 2045 6905 2051 6888 2057 6870 2064 6854 2071 6839 2079 6824 2088 6809 2098 6796 2108 6783 2118 6770 2129 6759 2142 6748 2154 6738 2166 6729 2179 6719 2193 6711 2207 6704 2221 6698 2236 6693 2252 6688 2267 6684 2283 6681 2300 6679 2316 6678 2333 6677 2351 6677 2366 6679 2381 6680 2396 6683 2410 6686 2424 6689 2438 6694 2451 6699 2464 6704 2477 6710 2490 6717 2501 6726 2513 6734 2524 6742 2536 6751 2546 6761 2557 6771 2567 6783 2576 6795 2587 6807 2596 6833 2613 6861 2631 6891 2646 6923 2661 6957 2674 6993 2688 7022 2699 7049 2711 7074 2722 7096 2735 7116 2747 7135 2760 7151 2774 7165 2788 7179 2802 7189 2817 7198 2834 7205 2850 7211 2867 7214 2886 7217 2905 7217 2926 7217 2937 7216 2948 7215 2958 7213 2970 7211 2980 7208 2989 7205 2999 7201 3008 7197 3018 7192 3027 7186 3035 7181 3043 7174 3051 7167 3058 7160 3066 7152 3073 7144 3079 7135 3085 7126 3091 7116 3096 7106 3101 7096 3105 7085 3109 7074 3113 7049 3120 7024 3125 6997 3128 6967 3128 6948 3128 6928 3127 6908 3125 6890 3123 6870 3119 6852 3116 6834 3111 6816 3106 6799 3100 6782 3095 6765 3089 6750 3082 6735 3075 6720 3068 6706 3059 6693 3052 6652 3180 Z M 5569 3197 L 5594 3210 5619 3222 5648 3232 5677 3241 5709 3248 5742 3253 5759 3255 5775 3257 5794 3257 5811 3258 5829 3257 5848 3256 5865 3255 5882 3253 5899 3250 5915 3247 5930 3243 5945 3239 5960 3234 5973 3229 5987 3223 6000 3217 6012 3209 6024 3202 6036 3194 6046 3186 6056 3177 6065 3168 6073 3157 6082 3148 6090 3137 6097 3127 6103 3116 6108 3103 6113 3092 6118 3079 6121 3067 6124 3053 6127 3040 6128 3027 6129 3012 6131 2998 6129 2976 6126 2953 6122 2932 6115 2912 6108 2893 6098 2876 6086 2858 6072 2843 6058 2828 6041 2813 6022 2800 6002 2787 5980 2775 5957 2763 5931 2752 5905 2741 5866 2726 5832 2709 5818 2702 5805 2694 5793 2686 5782 2678 5773 2669 5765 2660 5758 2651 5753 2641 5749 2631 5746 2618 5744 2607 5744 2594 5744 2583 5746 2570 5749 2559 5753 2549 5758 2539 5764 2528 5771 2519 5779 2511 5790 2504 5800 2497 5811 2491 5824 2486 5838 2483 5853 2479 5868 2477 5886 2476 5900 2477 5914 2478 5928 2479 5942 2482 5967 2488 5991 2495 6012 2502 6030 2510 6047 2518 6061 2526 6098 2414 6079 2404 6058 2394 6035 2385 6009 2376 5981 2370 5952 2365 5921 2362 5889 2361 5872 2362 5855 2363 5840 2364 5823 2366 5808 2369 5794 2372 5779 2376 5765 2381 5752 2387 5740 2392 5726 2398 5715 2405 5703 2412 5693 2419 5682 2427 5672 2436 5663 2445 5654 2453 5646 2463 5639 2472 5631 2484 5624 2494 5618 2505 5613 2515 5608 2527 5604 2539 5601 2551 5598 2563 5596 2575 5594 2588 5593 2601 5593 2613 5594 2633 5596 2651 5600 2668 5606 2686 5614 2703 5623 2719 5635 2736 5649 2752 5663 2766 5680 2782 5699 2795 5720 2809 5743 2821 5767 2834 5793 2846 5821 2856 5842 2864 5861 2873 5878 2881 5894 2889 5908 2897 5921 2905 5933 2913 5943 2923 5952 2932 5959 2942 5965 2952 5970 2963 5974 2975 5977 2987 5978 2999 5979 3012 5978 3027 5976 3039 5973 3051 5969 3063 5963 3075 5957 3085 5949 3095 5939 3104 5927 3112 5916 3120 5902 3126 5888 3131 5871 3135 5854 3138 5835 3140 5814 3141 5800 3140 5785 3139 5770 3138 5756 3135 5727 3129 5699 3121 5673 3111 5649 3101 5626 3091 5607 3080 5569 3197 Z M 4867 3197 L 4890 3210 4917 3222 4945 3232 4975 3241 5007 3248 5039 3253 5056 3255 5073 3257 5090 3257 5108 3258 5126 3257 5145 3256 5162 3255 5179 3253 5196 3250 5212 3247 5227 3243 5243 3239 5257 3234 5271 3229 5284 3223 5298 3217 5310 3209 5321 3202 5332 3194 5343 3186 5353 3177 5362 3168 5371 3157 5379 3148 5386 3137 5394 3127 5400 3116 5406 3103 5411 3092 5415 3079 5419 3067 5422 3053 5424 3040 5426 3027 5427 3012 5427 2998 5426 2976 5424 2953 5419 2932 5413 2912 5405 2893 5395 2876 5383 2858 5370 2843 5355 2828 5338 2813 5320 2800 5300 2787 5277 2775 5254 2763 5229 2752 5202 2741 5163 2726 5129 2709 5115 2702 5102 2694 5090 2686 5079 2678 5070 2669 5062 2660 5056 2651 5050 2641 5046 2631 5043 2618 5041 2607 5040 2594 5041 2583 5043 2570 5046 2559 5050 2549 5055 2539 5061 2528 5069 2519 5077 2511 5086 2504 5098 2497 5109 2491 5121 2486 5135 2483 5150 2479 5166 2477 5182 2476 5198 2477 5212 2478 5225 2479 5239 2482 5264 2488 5287 2495 5309 2502 5328 2510 5345 2518 5358 2526 5396 2414 5377 2404 5356 2394 5332 2385 5306 2376 5278 2370 5249 2365 5218 2362 5186 2361 5169 2362 5153 2363 5136 2364 5121 2366 5106 2369 5090 2372 5076 2376 5063 2381 5050 2387 5036 2392 5024 2398 5012 2405 5001 2412 4989 2419 4979 2427 4969 2436 4960 2445 4952 2453 4944 2463 4935 2472 4928 2484 4922 2494 4916 2505 4911 2515 4906 2527 4902 2539 4898 2551 4895 2563 4892 2575 4891 2588 4890 2601 4889 2613 4890 2633 4894 2651 4898 2668 4904 2686 4912 2703 4921 2719 4932 2736 4946 2752 4961 2766 4977 2782 4997 2795 5017 2809 5039 2821 5064 2834 5090 2846 5119 2856 5139 2864 5158 2873 5175 2881 5192 2889 5206 2897 5218 2905 5230 2913 5241 2923 5249 2932 5257 2942 5263 2952 5268 2963 5272 2975 5274 2987 5276 2999 5276 3012 5276 3027 5274 3039 5271 3051 5267 3063 5261 3075 5254 3085 5246 3095 5236 3104 5225 3112 5213 3120 5200 3126 5184 3131 5168 3135 5151 3138 5132 3140 5112 3141 5097 3140 5082 3139 5068 3138 5053 3135 5024 3129 4997 3121 4970 3111 4946 3101 4923 3091 4904 3080 4867 3197 Z M 4726 2839 L 4729 2825 4730 2808 4731 2789 4732 2766 4731 2736 4728 2703 4726 2687 4723 2670 4720 2653 4716 2637 4712 2619 4707 2602 4701 2586 4694 2568 4687 2552 4679 2536 4670 2520 4661 2505 4651 2490 4639 2475 4627 2461 4614 2448 4600 2436 4585 2423 4569 2412 4553 2403 4534 2394 4516 2386 4495 2378 4474 2372 4453 2367 4429 2364 4405 2362 4379 2361 4356 2362 4333 2364 4311 2367 4289 2370 4269 2375 4248 2381 4229 2390 4210 2398 4191 2407 4174 2416 4158 2427 4141 2440 4125 2453 4111 2466 4096 2480 4083 2496 4070 2512 4058 2528 4046 2546 4036 2564 4027 2583 4018 2602 4010 2622 4002 2643 3995 2664 3990 2686 3985 2708 3981 2731 3978 2753 3976 2777 3975 2801 3974 2825 3975 2849 3976 2872 3978 2895 3982 2917 3986 2939 3990 2960 3996 2981 4004 3001 4011 3021 4019 3039 4029 3057 4038 3075 4049 3092 4061 3107 4074 3124 4087 3138 4100 3152 4116 3165 4131 3177 4147 3189 4165 3199 4182 3209 4201 3219 4220 3227 4239 3234 4260 3240 4281 3245 4303 3250 4325 3253 4348 3256 4372 3257 4396 3258 4422 3257 4445 3256 4469 3255 4491 3253 4513 3250 4533 3247 4553 3243 4571 3240 4605 3231 4635 3222 4662 3213 4684 3202 4656 3091 4633 3100 4610 3108 4585 3116 4558 3123 4527 3128 4494 3132 4458 3135 4418 3135 4404 3135 4389 3134 4375 3133 4361 3131 4346 3129 4333 3126 4320 3123 4307 3119 4294 3113 4281 3108 4269 3103 4258 3097 4246 3090 4235 3083 4224 3075 4214 3066 4205 3056 4195 3046 4186 3036 4178 3025 4170 3012 4163 3000 4157 2987 4150 2974 4144 2959 4140 2944 4136 2929 4132 2911 4129 2895 4127 2877 4126 2858 4125 2839 4726 2839 Z M 4127 2727 L 4130 2706 4134 2685 4140 2663 4147 2642 4156 2620 4166 2599 4178 2578 4191 2559 4198 2550 4207 2542 4215 2533 4224 2525 4233 2517 4242 2510 4253 2504 4264 2498 4274 2492 4286 2488 4298 2484 4311 2479 4324 2476 4337 2474 4352 2473 4367 2473 4382 2473 4397 2475 4412 2477 4426 2480 4438 2484 4451 2488 4463 2493 4474 2499 4484 2505 4493 2512 4503 2519 4511 2527 4519 2536 4526 2545 4533 2553 4539 2563 4545 2572 4551 2583 4556 2593 4560 2603 4567 2624 4573 2646 4577 2666 4579 2688 4581 2708 4581 2727 4127 2727 Z M 3051 3240 L 3207 3240 3207 2721 3208 2703 3210 2684 3214 2665 3219 2649 3224 2633 3231 2617 3239 2602 3249 2588 3259 2573 3271 2560 3283 2548 3296 2537 3309 2526 3325 2517 3340 2509 3356 2502 3373 2497 3391 2493 3410 2490 3428 2490 3441 2490 3454 2491 3467 2492 3479 2495 3490 2498 3500 2501 3512 2505 3521 2510 3530 2515 3539 2520 3547 2526 3555 2534 3563 2541 3570 2549 3576 2557 3582 2565 3588 2574 3593 2584 3598 2593 3602 2603 3610 2624 3616 2647 3621 2669 3624 2694 3626 2719 3627 2745 3627 3240 3783 3240 3783 2727 3782 2700 3780 2674 3778 2650 3775 2626 3770 2605 3765 2584 3759 2564 3751 2546 3744 2528 3736 2512 3727 2496 3718 2482 3708 2468 3697 2456 3687 2445 3676 2434 3664 2424 3652 2415 3640 2407 3628 2400 3615 2393 3602 2387 3589 2381 3577 2377 3564 2373 3551 2370 3539 2367 3526 2365 3502 2362 3479 2361 3453 2362 3428 2365 3403 2369 3381 2375 3358 2382 3338 2391 3319 2401 3300 2411 3283 2423 3267 2436 3251 2449 3238 2462 3225 2476 3214 2492 3204 2506 3195 2521 3192 2521 3183 2380 3044 2380 3046 2408 3048 2435 3049 2462 3050 2490 3050 2519 3051 2549 3051 2581 3051 2613 3051 3240 Z M 2712 2237 L 2724 2236 2734 2235 2744 2232 2753 2229 2762 2225 2770 2220 2778 2215 2784 2209 2790 2202 2795 2195 2800 2186 2803 2178 2806 2169 2808 2160 2809 2151 2810 2142 2809 2131 2808 2121 2806 2112 2803 2103 2799 2095 2795 2086 2790 2078 2784 2072 2777 2066 2770 2060 2761 2055 2753 2051 2744 2048 2735 2046 2725 2045 2714 2044 2703 2045 2693 2046 2684 2048 2675 2051 2665 2055 2657 2060 2650 2066 2644 2072 2638 2078 2632 2086 2628 2095 2624 2103 2621 2112 2619 2121 2618 2131 2616 2142 2618 2151 2619 2160 2621 2169 2624 2178 2627 2186 2632 2195 2637 2202 2643 2209 2649 2215 2656 2220 2663 2225 2673 2229 2681 2232 2690 2235 2700 2236 2710 2237 2712 2237 Z M 2792 3240 L 2792 2380 2636 2380 2636 3240 2792 3240 Z M 1876 3197 L 1899 3210 1925 3222 1953 3232 1983 3241 2014 3248 2048 3253 2064 3255 2082 3257 2099 3257 2116 3258 2135 3257 2153 3256 2170 3255 2188 3253 2204 3250 2220 3247 2236 3243 2251 3239 2265 3234 2280 3229 2293 3223 2305 3217 2317 3209 2330 3202 2341 3194 2351 3186 2361 3177 2371 3168 2380 3157 2388 3148 2395 3137 2402 3127 2408 3116 2414 3103 2420 3092 2424 3079 2428 3067 2431 3053 2433 3040 2435 3027 2436 3012 2436 2998 2435 2976 2432 2953 2428 2932 2422 2912 2413 2893 2403 2876 2392 2858 2379 2843 2363 2828 2346 2813 2328 2800 2308 2787 2286 2775 2262 2763 2237 2752 2210 2741 2171 2726 2138 2709 2124 2702 2110 2694 2098 2686 2088 2678 2079 2669 2070 2660 2064 2651 2058 2641 2054 2631 2051 2618 2049 2607 2049 2594 2049 2583 2051 2570 2054 2559 2058 2549 2063 2539 2069 2528 2077 2519 2086 2511 2095 2504 2105 2497 2117 2491 2130 2486 2144 2483 2158 2479 2175 2477 2191 2476 2206 2477 2220 2478 2234 2479 2247 2482 2273 2488 2296 2495 2317 2502 2336 2510 2352 2518 2366 2526 2404 2414 2385 2404 2364 2394 2340 2385 2314 2376 2287 2370 2257 2365 2227 2362 2195 2361 2178 2362 2161 2363 2145 2364 2130 2366 2114 2369 2099 2372 2085 2376 2071 2381 2057 2387 2045 2392 2033 2398 2020 2405 2009 2412 1998 2419 1988 2427 1978 2436 1968 2445 1959 2453 1951 2463 1944 2472 1937 2484 1930 2494 1925 2505 1918 2515 1914 2527 1910 2539 1906 2551 1903 2563 1901 2575 1899 2588 1898 2601 1898 2613 1899 2633 1902 2651 1906 2668 1912 2686 1919 2703 1930 2719 1941 2736 1954 2752 1969 2766 1986 2782 2005 2795 2026 2809 2048 2821 2072 2834 2099 2846 2127 2856 2148 2864 2166 2873 2184 2881 2200 2889 2214 2897 2227 2905 2239 2913 2249 2923 2257 2932 2265 2942 2272 2952 2277 2963 2280 2975 2283 2987 2285 2999 2285 3012 2285 3027 2283 3039 2280 3051 2275 3063 2269 3075 2262 3085 2254 3095 2244 3104 2234 3112 2222 3120 2208 3126 2193 3131 2177 3135 2159 3138 2140 3140 2119 3141 2105 3140 2091 3139 2076 3138 2061 3135 2033 3129 2005 3121 1979 3111 1954 3101 1932 3091 1912 3080 1876 3197 Z M 1674 2380 L 1518 2380 1518 2906 1517 2929 1514 2949 1510 2969 1504 2986 1498 2999 1492 3012 1484 3026 1474 3039 1465 3051 1454 3062 1443 3074 1430 3085 1416 3094 1402 3103 1387 3111 1370 3118 1354 3123 1336 3127 1317 3129 1299 3130 1286 3130 1273 3129 1261 3127 1250 3125 1239 3122 1228 3119 1218 3115 1209 3110 1200 3104 1192 3099 1184 3093 1176 3086 1169 3079 1162 3071 1156 3062 1150 3053 1145 3044 1140 3035 1135 3025 1130 3013 1123 2991 1117 2966 1112 2941 1109 2913 1107 2885 1107 2855 1107 2380 951 2380 951 2883 951 2910 953 2937 955 2961 958 2986 962 3008 966 3030 972 3049 978 3069 985 3087 992 3103 1000 3120 1009 3134 1018 3148 1027 3161 1038 3173 1048 3184 1059 3194 1070 3203 1082 3213 1094 3220 1106 3227 1118 3233 1131 3238 1144 3243 1157 3247 1169 3251 1183 3253 1196 3256 1221 3258 1247 3259 1274 3258 1301 3255 1326 3251 1350 3244 1372 3237 1394 3228 1413 3217 1432 3205 1449 3194 1464 3181 1478 3168 1492 3154 1503 3140 1513 3127 1523 3113 1531 3100 1535 3100 1543 3240 1682 3240 1680 3215 1679 3187 1678 3159 1676 3131 1675 3100 1674 3070 1674 3037 1674 3004 1674 2380 Z M 0 3236 L 20 3239 43 3242 70 3244 99 3246 130 3248 164 3250 201 3250 239 3251 275 3250 310 3249 343 3247 374 3244 405 3240 433 3236 461 3230 487 3224 512 3217 536 3207 558 3198 579 3189 599 3178 617 3166 634 3152 651 3139 662 3128 673 3116 683 3104 693 3091 702 3078 711 3064 718 3050 725 3036 731 3021 738 3005 743 2989 747 2972 750 2954 752 2937 753 2918 754 2899 753 2883 752 2866 750 2851 748 2837 745 2823 741 2808 736 2795 731 2782 725 2768 719 2757 713 2745 706 2734 698 2723 690 2713 681 2703 673 2694 655 2677 634 2660 614 2646 594 2634 572 2623 550 2614 528 2607 507 2601 507 2596 529 2587 552 2576 572 2565 591 2552 609 2539 625 2524 641 2508 655 2492 667 2474 678 2456 688 2437 695 2417 701 2397 706 2376 708 2355 709 2332 709 2315 708 2299 705 2282 702 2267 699 2252 694 2236 689 2223 682 2209 675 2197 667 2184 659 2172 650 2161 641 2151 630 2140 619 2130 608 2122 595 2111 579 2101 564 2091 548 2082 531 2075 514 2068 495 2061 475 2056 455 2051 433 2047 411 2042 387 2039 363 2037 337 2036 310 2035 281 2034 241 2035 202 2036 163 2039 126 2042 90 2046 57 2051 26 2056 0 2061 0 3236 Z M 154 2666 L 281 2666 313 2667 344 2670 373 2674 401 2680 415 2684 428 2688 441 2692 454 2697 466 2702 477 2708 488 2714 500 2721 510 2729 519 2737 528 2745 537 2753 546 2762 553 2772 560 2783 566 2793 571 2804 576 2816 580 2829 584 2841 586 2854 589 2868 590 2883 591 2897 590 2913 589 2929 586 2943 583 2957 580 2971 575 2984 571 2996 565 3007 559 3019 552 3029 544 3038 535 3047 526 3056 517 3064 507 3072 497 3079 485 3086 474 3092 463 3097 451 3102 425 3111 399 3119 371 3124 343 3127 313 3130 283 3130 245 3130 210 3129 180 3126 154 3123 154 2666 Z M 154 2164 L 176 2161 205 2157 243 2155 290 2154 319 2155 347 2157 372 2160 397 2165 420 2171 442 2179 452 2183 461 2188 471 2194 479 2200 487 2206 496 2212 503 2219 510 2226 516 2234 522 2243 527 2251 532 2260 536 2269 541 2279 544 2290 547 2301 549 2312 550 2324 551 2337 552 2349 551 2360 550 2370 549 2380 547 2391 545 2401 542 2410 537 2420 533 2429 529 2439 524 2447 518 2456 513 2464 506 2471 499 2479 492 2487 483 2494 475 2500 466 2506 456 2512 447 2517 436 2523 425 2527 414 2532 403 2536 391 2540 377 2543 365 2545 352 2548 323 2550 294 2551 154 2551 154 2164 Z M 0 18 L 0 1214 156 1214 156 18 0 18 Z M 653 1214 L 809 1214 809 149 1174 149 1174 18 288 18 288 149 653 149 653 1214 Z M 1623 1153 L 1636 1161 1650 1170 1665 1177 1682 1184 1699 1191 1717 1197 1737 1203 1756 1208 1777 1214 1798 1219 1819 1223 1841 1226 1863 1229 1885 1231 1906 1232 1929 1232 1954 1232 1980 1230 2004 1228 2028 1225 2050 1221 2071 1215 2093 1210 2112 1204 2132 1197 2150 1189 2167 1181 2184 1172 2200 1161 2215 1151 2230 1140 2243 1129 2255 1116 2266 1103 2278 1090 2288 1077 2297 1062 2305 1048 2313 1034 2319 1018 2326 1003 2331 987 2336 971 2339 955 2342 938 2344 921 2345 904 2345 888 2345 871 2344 855 2343 840 2341 825 2338 810 2335 797 2331 783 2327 769 2322 757 2315 744 2309 732 2302 720 2295 708 2287 697 2279 687 2269 675 2259 665 2249 655 2238 646 2227 636 2202 617 2175 600 2145 582 2113 567 2079 551 2042 536 2012 524 1985 512 1958 501 1935 489 1913 476 1894 464 1877 452 1861 439 1848 425 1836 411 1826 396 1818 380 1812 363 1807 346 1805 327 1804 307 1805 292 1807 276 1811 260 1816 245 1823 229 1833 214 1843 200 1855 186 1862 180 1870 174 1878 168 1887 163 1895 158 1905 153 1915 149 1926 144 1937 140 1948 137 1960 134 1972 132 1986 130 2000 129 2014 128 2030 127 2049 128 2068 129 2087 131 2105 133 2123 136 2139 139 2154 143 2168 148 2196 157 2219 166 2239 175 2255 184 2297 57 2277 46 2251 36 2224 26 2192 18 2175 14 2157 11 2139 8 2119 5 2099 3 2079 2 2057 1 2035 0 2013 1 1992 2 1971 4 1951 7 1932 10 1912 14 1894 19 1877 24 1859 31 1842 37 1826 45 1810 54 1795 63 1781 72 1767 82 1754 92 1742 104 1731 115 1719 127 1709 140 1700 153 1691 167 1683 181 1675 196 1669 210 1663 225 1659 241 1655 257 1652 273 1650 290 1648 308 1648 324 1648 341 1649 355 1651 370 1653 384 1656 399 1660 412 1665 425 1669 439 1675 451 1682 463 1689 475 1696 487 1705 499 1713 509 1722 520 1733 530 1743 541 1754 551 1766 560 1779 569 1804 588 1832 604 1862 620 1894 635 1929 649 1964 662 1993 673 2019 685 2045 697 2067 709 2088 721 2106 735 2123 748 2137 761 2150 776 2160 792 2169 807 2177 823 2183 842 2186 860 2189 880 2189 900 2189 911 2188 922 2187 933 2185 943 2183 953 2180 963 2177 972 2173 983 2167 992 2163 1000 2157 1008 2152 1016 2145 1025 2139 1032 2131 1040 2124 1046 2115 1053 2106 1059 2097 1064 2088 1069 2078 1075 2067 1080 2056 1084 2045 1088 2020 1094 1995 1098 1967 1101 1939 1102 1919 1102 1899 1101 1880 1099 1861 1096 1842 1093 1823 1089 1805 1085 1788 1080 1770 1075 1753 1068 1737 1062 1721 1056 1706 1049 1691 1041 1678 1034 1664 1026 1623 1153 Z M 3253 813 L 3256 799 3257 782 3258 762 3259 740 3258 709 3255 677 3253 661 3250 644 3247 627 3243 610 3239 593 3234 576 3228 559 3222 543 3214 526 3206 510 3197 494 3188 478 3177 463 3166 449 3154 435 3141 422 3127 409 3113 398 3096 386 3080 376 3061 367 3043 359 3023 352 3001 347 2980 342 2956 338 2932 336 2906 335 2883 335 2860 337 2838 341 2817 345 2796 350 2776 356 2756 363 2737 371 2719 380 2701 391 2685 402 2669 414 2652 426 2638 441 2624 455 2610 470 2597 485 2585 503 2574 520 2563 539 2554 557 2545 576 2537 597 2530 617 2523 638 2517 660 2512 682 2508 704 2505 727 2503 751 2502 774 2501 799 2502 822 2503 846 2505 868 2508 891 2513 913 2517 934 2524 955 2531 975 2538 994 2546 1013 2555 1032 2565 1049 2577 1065 2588 1082 2601 1097 2614 1112 2628 1126 2643 1139 2658 1151 2675 1162 2692 1174 2709 1184 2728 1192 2747 1200 2767 1207 2787 1214 2808 1220 2830 1224 2852 1228 2876 1230 2899 1232 2924 1232 2949 1232 2973 1231 2996 1229 3019 1227 3040 1225 3060 1222 3080 1218 3098 1213 3132 1205 3163 1196 3189 1186 3212 1177 3183 1064 3160 1074 3137 1083 3113 1090 3085 1096 3054 1102 3022 1106 2985 1108 2945 1109 2931 1109 2917 1108 2902 1107 2888 1105 2874 1103 2860 1100 2847 1096 2834 1092 2822 1088 2808 1083 2796 1077 2785 1071 2774 1063 2762 1056 2751 1048 2741 1040 2732 1031 2723 1020 2713 1010 2705 999 2697 987 2690 975 2684 961 2678 948 2672 933 2668 918 2663 902 2659 886 2656 868 2654 851 2653 832 2652 813 3253 813 Z M 2654 701 L 2657 680 2661 659 2668 638 2675 616 2683 594 2693 573 2705 553 2719 533 2726 524 2734 515 2742 507 2751 499 2760 492 2770 484 2780 477 2791 471 2801 466 2813 461 2826 457 2838 454 2851 451 2865 449 2879 448 2894 447 2909 448 2925 449 2939 451 2953 454 2966 458 2978 462 2990 467 3001 473 3011 479 3021 487 3030 494 3038 501 3046 510 3053 518 3060 527 3067 537 3073 547 3078 557 3083 566 3087 577 3094 598 3100 619 3104 641 3106 661 3108 682 3108 701 2654 701 Z M 3452 1214 L 3609 1214 3609 754 3609 736 3610 717 3612 699 3614 682 3619 660 3625 640 3632 620 3640 602 3649 585 3661 568 3673 553 3685 539 3699 526 3715 515 3730 506 3747 498 3765 492 3784 487 3803 483 3824 482 3838 483 3852 483 3865 484 3877 487 3877 338 3866 337 3856 336 3845 335 3834 335 3815 336 3795 338 3777 343 3758 349 3740 356 3723 364 3705 374 3689 386 3674 399 3660 413 3646 428 3634 446 3622 463 3612 482 3602 503 3594 523 3589 523 3582 355 3445 355 3447 385 3449 416 3450 448 3451 480 3451 515 3452 550 3452 586 3452 623 3452 1214 Z M 3971 355 L 4297 1214 4446 1214 4783 355 4620 355 4454 836 4442 865 4433 894 4423 922 4414 950 4405 978 4396 1004 4388 1031 4380 1058 4375 1058 4368 1031 4361 1004 4353 978 4344 950 4335 922 4326 894 4317 865 4306 836 4137 355 3971 355 Z M 5086 1214 L 5086 355 4930 355 4930 1214 5086 1214 Z M 5007 211 L 5018 211 5028 209 5038 207 5048 204 5057 200 5064 195 5072 188 5078 182 5084 175 5089 168 5094 160 5098 152 5101 143 5103 134 5104 125 5105 115 5104 105 5103 95 5101 85 5098 77 5094 68 5089 60 5084 53 5078 45 5071 39 5064 34 5056 29 5048 25 5038 22 5029 20 5019 18 5009 18 4998 18 4987 20 4978 22 4969 25 4960 29 4952 34 4945 39 4938 45 4932 53 4926 60 4922 68 4918 77 4915 85 4913 95 4912 105 4911 115 4912 125 4913 134 4915 143 4918 152 4921 160 4926 168 4931 175 4936 182 4944 188 4951 195 4958 200 4967 204 4975 207 4984 209 4995 211 5005 211 5007 211 Z M 5931 1064 L 5914 1073 5896 1080 5874 1087 5852 1093 5827 1098 5801 1102 5771 1105 5740 1106 5724 1105 5708 1104 5693 1102 5678 1100 5663 1097 5649 1093 5635 1089 5621 1084 5608 1078 5595 1072 5582 1064 5570 1056 5559 1048 5548 1039 5538 1030 5527 1019 5517 1009 5508 998 5499 986 5492 974 5483 960 5476 947 5470 933 5464 918 5459 903 5455 888 5451 871 5448 855 5445 839 5444 820 5442 803 5442 785 5442 768 5443 752 5445 736 5447 719 5450 704 5453 689 5457 673 5461 659 5466 645 5472 630 5478 617 5485 604 5494 591 5502 578 5510 567 5519 556 5529 545 5540 534 5551 524 5563 515 5574 507 5588 499 5601 492 5615 485 5629 479 5644 474 5659 470 5675 466 5692 463 5709 461 5727 460 5745 460 5775 461 5804 463 5830 467 5854 472 5875 479 5894 485 5911 493 5926 501 5961 381 5944 373 5922 365 5899 357 5872 350 5843 344 5812 339 5779 336 5745 335 5719 335 5694 337 5669 341 5645 345 5621 349 5599 355 5576 362 5555 370 5533 378 5514 388 5495 399 5476 411 5458 423 5441 436 5424 450 5409 465 5395 480 5380 497 5368 514 5356 532 5345 551 5334 570 5325 590 5316 610 5309 631 5303 653 5297 675 5293 698 5288 721 5285 745 5284 768 5283 793 5284 817 5285 842 5288 865 5292 888 5296 910 5301 932 5307 952 5314 972 5322 993 5330 1011 5341 1030 5351 1048 5362 1064 5374 1081 5386 1096 5401 1111 5415 1126 5429 1139 5446 1151 5462 1162 5479 1174 5498 1183 5516 1192 5535 1200 5555 1207 5575 1214 5597 1220 5618 1224 5641 1228 5664 1230 5688 1232 5711 1232 5732 1232 5754 1231 5773 1229 5793 1227 5829 1222 5863 1214 5893 1206 5918 1198 5941 1190 5958 1182 5931 1064 Z M 6820 813 L 6822 799 6825 782 6826 762 6826 740 6825 709 6822 677 6819 661 6817 644 6814 627 6810 610 6805 593 6800 576 6795 559 6788 543 6781 526 6772 510 6764 494 6754 478 6744 463 6733 449 6720 435 6707 422 6694 409 6679 398 6663 386 6646 376 6629 367 6609 359 6590 352 6568 347 6546 342 6522 338 6498 336 6472 335 6449 335 6426 337 6405 341 6384 345 6362 350 6343 356 6322 363 6304 371 6286 380 6268 391 6251 402 6235 414 6219 426 6204 441 6190 455 6176 470 6164 485 6152 503 6141 520 6131 539 6120 557 6111 576 6103 597 6096 617 6090 638 6084 660 6079 682 6075 704 6072 727 6070 751 6068 774 6068 799 6068 822 6070 846 6072 868 6075 891 6079 913 6085 934 6091 955 6097 975 6105 994 6113 1013 6122 1032 6133 1049 6144 1065 6155 1082 6167 1097 6181 1112 6195 1126 6209 1139 6225 1151 6242 1162 6258 1174 6276 1184 6295 1192 6313 1200 6334 1207 6354 1214 6375 1220 6397 1224 6419 1228 6443 1230 6466 1232 6491 1232 6515 1232 6540 1231 6563 1229 6585 1227 6606 1225 6627 1222 6646 1218 6664 1213 6699 1205 6729 1196 6755 1186 6778 1177 6749 1064 6728 1074 6704 1083 6679 1090 6651 1096 6621 1102 6588 1106 6552 1108 6511 1109 6497 1109 6483 1108 6468 1107 6454 1105 6441 1103 6426 1100 6413 1096 6401 1092 6388 1088 6375 1083 6363 1077 6351 1071 6340 1063 6329 1056 6318 1048 6308 1040 6298 1031 6289 1020 6281 1010 6272 999 6264 987 6257 975 6250 961 6244 948 6239 933 6234 918 6230 902 6226 886 6223 868 6221 851 6219 832 6219 813 6820 813 Z M 6220 701 L 6223 680 6227 659 6234 638 6241 616 6250 594 6260 573 6271 553 6286 533 6293 524 6300 515 6309 507 6317 499 6326 492 6337 484 6347 477 6357 471 6368 466 6380 461 6392 457 6405 454 6417 451 6432 449 6446 448 6460 447 6476 448 6491 449 6506 451 6519 454 6533 458 6545 462 6556 467 6567 473 6578 479 6588 487 6597 494 6605 501 6613 510 6620 518 6628 527 6634 537 6639 547 6645 557 6649 566 6654 577 6661 598 6666 619 6670 641 6673 661 6674 682 6674 701 6220 7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293/-13824"/>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10899/-13824"/>
          <draw:equation draw:name="f27" draw:formula="1*6295/25856"/>
          <draw:equation draw:name="f28" draw:formula="?f27 /180"/>
          <draw:equation draw:name="f29" draw:formula="?f26 /?f28 "/>
          <draw:equation draw:name="f30" draw:formula="1"/>
          <draw:equation draw:name="f31" draw:formula="1"/>
          <draw:equation draw:name="f32" draw:formula="1*0/-13824"/>
          <draw:equation draw:name="f33" draw:formula="1"/>
          <draw:equation draw:name="f34" draw:formula="1"/>
          <draw:equation draw:name="f35" draw:formula="7164"/>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485"/>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7759/2"/>
          <draw:equation draw:name="f55" draw:formula="1"/>
          <draw:equation draw:name="f56" draw:formula="1"/>
          <draw:equation draw:name="f57" draw:formula="1"/>
          <draw:equation draw:name="f58" draw:formula="1"/>
          <draw:equation draw:name="f59" draw:formula="1"/>
          <draw:equation draw:name="f60" draw:formula="35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2317/-13824"/>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5021"/>
          <draw:equation draw:name="f106" draw:formula="-10800*sin(?f105 *(pi/180))"/>
          <draw:equation draw:name="f107" draw:formula="5021"/>
          <draw:equation draw:name="f108" draw:formula="-1969*cos(?f107 *(pi/180))"/>
          <draw:equation draw:name="f109" draw:formula="?f106 -?f108 "/>
          <draw:equation draw:name="f110" draw:formula="?f109 *-1"/>
          <draw:equation draw:name="f111" draw:formula="?f110 +10800"/>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abs(?f0 )"/>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500"/>
          <draw:equation draw:name="f163" draw:formula="5197*cos(?f162 *(pi/180))"/>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
          <draw:equation draw:name="f187" draw:formula="1*0/-13824"/>
          <draw:equation draw:name="f188" draw:formula="1"/>
          <draw:equation draw:name="f189" draw:formula="1"/>
          <draw:equation draw:name="f190" draw:formula="1"/>
          <draw:equation draw:name="f191" draw:formula="1"/>
          <draw:equation draw:name="f192" draw:formula="1"/>
          <draw:equation draw:name="f193" draw:formula="1"/>
          <draw:equation draw:name="f194" draw:formula="1*16413/-13824"/>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4937"/>
          <draw:equation draw:name="f216" draw:formula="-5884*cos(?f215 *(pi/180))"/>
          <draw:equation draw:name="f217" draw:formula="4937"/>
          <draw:equation draw:name="f218" draw:formula="-9910*sin(?f217 *(pi/180))"/>
          <draw:equation draw:name="f219" draw:formula="?f216 +?f218 "/>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802"/>
          <draw:equation draw:name="f238" draw:formula="5273*cos(?f237 *(pi/180))"/>
          <draw:equation draw:name="f239" draw:formula="1"/>
          <draw:equation draw:name="f240" draw:formula="1"/>
          <draw:equation draw:name="f241" draw:formula="1"/>
          <draw:equation draw:name="f242" draw:formula="1"/>
          <draw:equation draw:name="f243" draw:formula="1"/>
          <draw:equation draw:name="f244" draw:formula="1"/>
          <draw:equation draw:name="f245" draw:formula="1077"/>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20075/-13824"/>
          <draw:equation draw:name="f267" draw:formula="1"/>
          <draw:equation draw:name="f268" draw:formula="1"/>
          <draw:equation draw:name="f269" draw:formula="1"/>
          <draw:equation draw:name="f270" draw:formula="1"/>
          <draw:equation draw:name="f271" draw:formula="237"/>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1367/5000"/>
          <draw:equation draw:name="f280" draw:formula="3"/>
          <draw:equation draw:name="f281" draw:formula="1*0/-13824"/>
          <draw:equation draw:name="f282" draw:formula="-31"/>
          <draw:equation draw:name="f283" draw:formula="4816"/>
          <draw:equation draw:name="f284" draw:formula="1*0/-13824"/>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5116"/>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0/-13824"/>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4948"/>
          <draw:equation draw:name="f325" draw:formula="5001"/>
          <draw:equation draw:name="f326" draw:formula="1294"/>
          <draw:equation draw:name="f327" draw:formula="5050*cos(?f70 *(pi/180))"/>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
          <draw:equation draw:name="f345" draw:formula="1810"/>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2289"/>
          <draw:equation draw:name="f359" draw:formula="5135"/>
          <draw:equation draw:name="f360" draw:formula="1*-20919/-13824"/>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31937/25856"/>
          <draw:equation draw:name="f369" draw:formula="1"/>
          <draw:equation draw:name="f370" draw:formula="1"/>
          <draw:equation draw:name="f371" draw:formula="1"/>
          <draw:equation draw:name="f372" draw:formula="1"/>
          <draw:equation draw:name="f373" draw:formula="1*-19775/-15180"/>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3092"/>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5169"/>
          <draw:equation draw:name="f408" draw:formula="3358"/>
          <draw:equation draw:name="f409" draw:formula="1"/>
          <draw:equation draw:name="f410" draw:formula="1"/>
          <draw:equation draw:name="f411" draw:formula="1"/>
          <draw:equation draw:name="f412" draw:formula="1"/>
          <draw:equation draw:name="f413" draw:formula="1*-30035/22848"/>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3093"/>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2823"/>
          <draw:equation draw:name="f458" draw:formula="4615*cos(?f201 *(pi/180))"/>
          <draw:equation draw:name="f459" draw:formula="4640"/>
          <draw:equation draw:name="f460" draw:formula="1*7483/2"/>
          <draw:equation draw:name="f461" draw:formula="4697"/>
          <draw:equation draw:name="f462" draw:formula="2831"/>
          <draw:equation draw:name="f463" draw:formula="4734*sin(?f206 *(pi/180))"/>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5197"/>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4114"/>
          <draw:equation draw:name="f530" draw:formula="4641*cos(?f17 *(pi/180))"/>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7827/3125"/>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27763/25000"/>
          <draw:equation draw:name="f582" draw:formula="1"/>
          <draw:equation draw:name="f583" draw:formula="1"/>
          <draw:equation draw:name="f584" draw:formula="1"/>
          <draw:equation draw:name="f585" draw:formula="1"/>
          <draw:equation draw:name="f586" draw:formula="1"/>
          <draw:equation draw:name="f587" draw:formula="1*0/-13824"/>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0/-13824"/>
          <draw:equation draw:name="f610" draw:formula="1"/>
          <draw:equation draw:name="f611" draw:formula="1"/>
          <draw:equation draw:name="f612" draw:formula="1"/>
          <draw:equation draw:name="f613" draw:formula="1"/>
          <draw:equation draw:name="f614" draw:formula="1"/>
          <draw:equation draw:name="f615" draw:formula="1"/>
          <draw:equation draw:name="f616" draw:formula="1*21185/-13824"/>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4622"/>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28857/-19840"/>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5134"/>
          <draw:equation draw:name="f672" draw:formula="-5634*cos(?f159 *(pi/180))"/>
          <draw:equation draw:name="f673" draw:formula="5134"/>
          <draw:equation draw:name="f674" draw:formula="-5551*sin(?f161 *(pi/180))"/>
          <draw:equation draw:name="f675" draw:formula="?f160 +?f162 "/>
          <draw:equation draw:name="f676" draw:formula="?f163 +10800"/>
          <draw:equation draw:name="f677" draw:formula="5069"/>
          <draw:equation draw:name="f678" draw:formula="-5698*cos(?f165 *(pi/180))"/>
          <draw:equation draw:name="f679" draw:formula="5069"/>
          <draw:equation draw:name="f680" draw:formula="-5551*sin(?f167 *(pi/180))"/>
          <draw:equation draw:name="f681" draw:formula="?f166 +?f168 "/>
          <draw:equation draw:name="f682" draw:formula="?f169 +10800"/>
          <draw:equation draw:name="f683" draw:formula="5305"/>
          <draw:equation draw:name="f684" draw:formula="-6354*cos(?f171 *(pi/180))"/>
          <draw:equation draw:name="f685" draw:formula="5305"/>
          <draw:equation draw:name="f686" draw:formula="-5293*sin(?f173 *(pi/180))"/>
          <draw:equation draw:name="f687" draw:formula="?f172 +?f174 "/>
          <draw:equation draw:name="f688" draw:formula="?f175 +10800"/>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5907"/>
          <draw:equation draw:name="f701" draw:formula="1"/>
          <draw:equation draw:name="f702" draw:formula="1"/>
          <draw:equation draw:name="f703" draw:formula="1"/>
          <draw:equation draw:name="f704" draw:formula="1*4991/-21344"/>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5500"/>
          <draw:equation draw:name="f714" draw:formula="1"/>
          <draw:equation draw:name="f715" draw:formula="4571"/>
          <draw:equation draw:name="f716" draw:formula="-6261*cos(?f203 *(pi/180))"/>
          <draw:equation draw:name="f717" draw:formula="4571"/>
          <draw:equation draw:name="f718" draw:formula="-5294*sin(?f205 *(pi/180))"/>
          <draw:equation draw:name="f719" draw:formula="?f204 +?f206 "/>
          <draw:equation draw:name="f720" draw:formula="?f207 +10800"/>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4606"/>
          <draw:equation draw:name="f754" draw:formula="-6185*sin(?f241 *(pi/180))"/>
          <draw:equation draw:name="f755" draw:formula="4606"/>
          <draw:equation draw:name="f756" draw:formula="-4513*cos(?f243 *(pi/180))"/>
          <draw:equation draw:name="f757" draw:formula="?f242 -?f244 "/>
          <draw:equation draw:name="f758" draw:formula="?f245 *-1"/>
          <draw:equation draw:name="f759" draw:formula="?f246 +10800"/>
          <draw:equation draw:name="f760" draw:formula="1"/>
          <draw:equation draw:name="f761" draw:formula="1"/>
          <draw:equation draw:name="f762" draw:formula="1"/>
          <draw:equation draw:name="f763" draw:formula="1"/>
          <draw:equation draw:name="f764" draw:formula="1*-13931/-13824"/>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
          <draw:equation draw:name="f780" draw:formula="1"/>
          <draw:equation draw:name="f781" draw:formula="1"/>
          <draw:equation draw:name="f782" draw:formula="1"/>
          <draw:equation draw:name="f783" draw:formula="1"/>
          <draw:equation draw:name="f784" draw:formula="1"/>
          <draw:equation draw:name="f785" draw:formula="1"/>
          <draw:equation draw:name="f786" draw:formula="1"/>
          <draw:equation draw:name="f787" draw:formula="1"/>
          <draw:equation draw:name="f788" draw:formula="1*30593/25856"/>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6169"/>
          <draw:equation draw:name="f800" draw:formula="5229*cos(?f31 *(pi/180))"/>
          <draw:equation draw:name="f801" draw:formula="1"/>
          <draw:equation draw:name="f802" draw:formula="1"/>
          <draw:equation draw:name="f803" draw:formula="1"/>
          <draw:equation draw:name="f804" draw:formula="1"/>
          <draw:equation draw:name="f805" draw:formula="1"/>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6900"/>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21831/20000"/>
          <draw:equation draw:name="f850" draw:formula="1*8711/25856"/>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11747/-3968"/>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7936"/>
          <draw:equation draw:name="f881" draw:formula="4547*cos(?f112 *(pi/180))"/>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742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f173 *?f173 "/>
          <draw:equation draw:name="f948" draw:formula="?f179 +29809"/>
          <draw:equation draw:name="f949" draw:formula="?f180 +-20928"/>
          <draw:equation draw:name="f950" draw:formula="sqrt(?f181 )"/>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1"/>
          <draw:equation draw:name="f964" draw:formula="1"/>
          <draw:equation draw:name="f965" draw:formula="?f1 -10800"/>
          <draw:equation draw:name="f966" draw:formula="5376"/>
          <draw:equation draw:name="f967" draw:formula="?f197 *cos(?f198 *(pi/180))"/>
          <draw:equation draw:name="f968" draw:formula="5376"/>
          <draw:equation draw:name="f969" draw:formula="-1971*sin(?f200 *(pi/180))"/>
          <draw:equation draw:name="f970" draw:formula="?f199 +?f201 "/>
          <draw:equation draw:name="f971" draw:formula="?f202 +10800"/>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8440"/>
          <draw:equation draw:name="f988" draw:formula="?f175 *sin(?f219 *(pi/180))"/>
          <draw:equation draw:name="f989" draw:formula="1"/>
          <draw:equation draw:name="f990" draw:formula="1"/>
          <draw:equation draw:name="f991" draw:formula="1"/>
          <draw:equation draw:name="f992" draw:formula="1"/>
          <draw:equation draw:name="f993" draw:formula="1"/>
          <draw:equation draw:name="f994" draw:formula="?f13 -10800"/>
          <draw:equation draw:name="f995" draw:formula="5635"/>
          <draw:equation draw:name="f996" draw:formula="?f226 *cos(?f227 *(pi/180))"/>
          <draw:equation draw:name="f997" draw:formula="5635"/>
          <draw:equation draw:name="f998" draw:formula="-2463*sin(?f229 *(pi/180))"/>
          <draw:equation draw:name="f999" draw:formula="?f228 +?f230 "/>
          <draw:equation draw:name="f1000" draw:formula="?f231 +10800"/>
          <draw:equation draw:name="f1001" draw:formula="1"/>
          <draw:equation draw:name="f1002" draw:formula="1"/>
          <draw:equation draw:name="f1003" draw:formula="1"/>
          <draw:equation draw:name="f1004" draw:formula="1"/>
          <draw:equation draw:name="f1005" draw:formula="1"/>
          <draw:equation draw:name="f1006" draw:formula="1"/>
          <draw:equation draw:name="f1007" draw:formula="1"/>
          <draw:equation draw:name="f1008" draw:formula="1"/>
          <draw:equation draw:name="f1009" draw:formula="1"/>
          <draw:equation draw:name="f1010" draw:formula="min(?f30 ,8729)"/>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f72 *8969"/>
          <draw:equation draw:name="f1019" draw:formula="?f250 /5422"/>
          <draw:equation draw:name="f1020" draw:formula="1*-22799/30784"/>
          <draw:equation draw:name="f1021" draw:formula="?f21 *?f252 "/>
          <draw:equation draw:name="f1022" draw:formula="1"/>
          <draw:equation draw:name="f1023" draw:formula="1"/>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
          <draw:equation draw:name="f1075" draw:formula="1"/>
          <draw:equation draw:name="f1076" draw:formula="1"/>
          <draw:equation draw:name="f1077" draw:formula="1"/>
          <draw:equation draw:name="f1078" draw:formula="1"/>
          <draw:equation draw:name="f1079" draw:formula="2362"/>
          <draw:equation draw:name="f1080" draw:formula="-10800*cos(?f55 *(pi/180))"/>
          <draw:equation draw:name="f1081" draw:formula="2362"/>
          <draw:equation draw:name="f1082" draw:formula="2369*sin(?f57 *(pi/180))"/>
          <draw:equation draw:name="f1083" draw:formula="?f56 +?f58 "/>
          <draw:equation draw:name="f1084" draw:formula="?f59 +10800"/>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f62 *?f62 "/>
          <draw:equation draw:name="f1123" draw:formula="-2175-?f98 "/>
          <draw:equation draw:name="f1124" draw:formula="sqrt(?f99 )"/>
          <draw:equation draw:name="f1125" draw:formula="1"/>
          <draw:equation draw:name="f1126" draw:formula="1"/>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f191 -10800"/>
          <draw:equation draw:name="f1190" draw:formula="3249"/>
          <draw:equation draw:name="f1191" draw:formula="?f165 *sin(?f166 *(pi/180))"/>
          <draw:equation draw:name="f1192" draw:formula="3249"/>
          <draw:equation draw:name="f1193" draw:formula="613*cos(?f168 *(pi/180))"/>
          <draw:equation draw:name="f1194" draw:formula="?f167 -?f169 "/>
          <draw:equation draw:name="f1195" draw:formula="?f170 *-1"/>
          <draw:equation draw:name="f1196" draw:formula="?f171 +10800"/>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
          <draw:equation draw:name="f1219" draw:formula="1"/>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f72 +11037"/>
          <draw:equation draw:name="f1251" draw:formula="?f226 -315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atan2(11294,?f195 )/(pi/180)"/>
          <draw:equation draw:name="f1259" draw:formula="1*-17171/11520"/>
          <draw:equation draw:name="f1260" draw:formula="?f235 /180"/>
          <draw:equation draw:name="f1261" draw:formula="?f234 /?f236 "/>
          <draw:equation draw:name="f1262" draw:formula="1*6295/25856"/>
          <draw:equation draw:name="f1263" draw:formula="?f235 /180"/>
          <draw:equation draw:name="f1264" draw:formula="?f234 /?f236 "/>
          <draw:equation draw:name="f1265" draw:formula="1"/>
          <draw:equation draw:name="f1266" draw:formula="1"/>
          <draw:equation draw:name="f1267" draw:formula="1"/>
          <draw:equation draw:name="f1268" draw:formula="?f67 +11253"/>
          <draw:equation draw:name="f1269" draw:formula="?f241 /2"/>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
          <draw:equation draw:name="f1281" draw:formula="1"/>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
          <draw:equation draw:name="f1302" draw:formula="1"/>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2236"/>
          <draw:equation draw:name="f1329" draw:formula="-10800*sin(?f45 *(pi/180))"/>
          <draw:equation draw:name="f1330" draw:formula="2236"/>
          <draw:equation draw:name="f1331" draw:formula="-162*cos(?f47 *(pi/180))"/>
          <draw:equation draw:name="f1332" draw:formula="?f46 -?f48 "/>
          <draw:equation draw:name="f1333" draw:formula="?f49 *-1"/>
          <draw:equation draw:name="f1334" draw:formula="?f50 +10800"/>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
          <draw:equation draw:name="f1371" draw:formula="1"/>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sqrt(?f59 )"/>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max(?f30 ,9213)"/>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
          <draw:equation draw:name="f1437" draw:formula="1"/>
          <draw:equation draw:name="f1438" draw:formula="1"/>
          <draw:equation draw:name="f1439" draw:formula="?f131 *?f131 "/>
          <draw:equation draw:name="f1440" draw:formula="-29943-?f156 "/>
          <draw:equation draw:name="f1441" draw:formula="sqrt(?f157 )"/>
          <draw:equation draw:name="f1442" draw:formula="1"/>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
          <draw:equation draw:name="f1451" draw:formula="1"/>
          <draw:equation draw:name="f1452" draw:formula="if(?f131 ,9493,318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3008"/>
          <draw:equation draw:name="f1477" draw:formula="-10800*sin(?f193 *(pi/180))"/>
          <draw:equation draw:name="f1478" draw:formula="3008"/>
          <draw:equation draw:name="f1479" draw:formula="-2468*cos(?f195 *(pi/180))"/>
          <draw:equation draw:name="f1480" draw:formula="?f194 -?f196 "/>
          <draw:equation draw:name="f1481" draw:formula="?f197 *-1"/>
          <draw:equation draw:name="f1482" draw:formula="?f198 +10800"/>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2369"/>
          <draw:equation draw:name="f1501" draw:formula="-8426*sin(?f217 *(pi/180))"/>
          <draw:equation draw:name="f1502" draw:formula="2369"/>
          <draw:equation draw:name="f1503" draw:formula="-2756*cos(?f219 *(pi/180))"/>
          <draw:equation draw:name="f1504" draw:formula="?f218 -?f220 "/>
          <draw:equation draw:name="f1505" draw:formula="?f221 *-1"/>
          <draw:equation draw:name="f1506" draw:formula="?f222 +10800"/>
          <draw:equation draw:name="f1507" draw:formula="1"/>
          <draw:equation draw:name="f1508" draw:formula="1"/>
          <draw:equation draw:name="f1509" draw:formula="1"/>
          <draw:equation draw:name="f1510" draw:formula="1"/>
          <draw:equation draw:name="f1511" draw:formula="1"/>
          <draw:equation draw:name="f1512" draw:formula="2393"/>
          <draw:equation draw:name="f1513" draw:formula="-8414*cos(?f229 *(pi/180))"/>
          <draw:equation draw:name="f1514" draw:formula="2393"/>
          <draw:equation draw:name="f1515" draw:formula="-3010*sin(?f231 *(pi/180))"/>
          <draw:equation draw:name="f1516" draw:formula="?f230 +?f232 "/>
          <draw:equation draw:name="f1517" draw:formula="?f233 +10800"/>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1"/>
          <draw:equation draw:name="f1537" draw:formula="1"/>
          <draw:equation draw:name="f1538" draw:formula="1"/>
          <draw:equation draw:name="f1539" draw:formula="7699"/>
          <draw:equation draw:name="f1540" draw:formula="1"/>
          <draw:equation draw:name="f1541" draw:formula="1"/>
          <draw:equation draw:name="f1542" draw:formula="1"/>
          <draw:equation draw:name="f1543" draw:formula="1"/>
          <draw:equation draw:name="f1544" draw:formula="1"/>
          <draw:equation draw:name="f1545" draw:formula="1"/>
          <draw:equation draw:name="f1546" draw:formula="1*-29109/1000"/>
          <draw:equation draw:name="f1547" draw:formula="1"/>
          <draw:equation draw:name="f1548" draw:formula="1"/>
          <draw:equation draw:name="f1549" draw:formula="1"/>
          <draw:equation draw:name="f1550" draw:formula="1"/>
          <draw:equation draw:name="f1551" draw:formula="1"/>
          <draw:equation draw:name="f1552" draw:formula="3088"/>
          <draw:equation draw:name="f1553" draw:formula="-7704*cos(?f13 *(pi/180))"/>
          <draw:equation draw:name="f1554" draw:formula="3088"/>
          <draw:equation draw:name="f1555" draw:formula="-3001*sin(?f15 *(pi/180))"/>
          <draw:equation draw:name="f1556" draw:formula="?f14 +?f16 "/>
          <draw:equation draw:name="f1557" draw:formula="?f17 +10800"/>
          <draw:equation draw:name="f1558" draw:formula="1"/>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17725/-15872"/>
          <draw:equation draw:name="f1567" draw:formula="7690"/>
          <draw:equation draw:name="f1568" draw:formula="2830*cos(?f28 *(pi/180))"/>
          <draw:equation draw:name="f1569" draw:formula="1*9403/25856"/>
          <draw:equation draw:name="f1570" draw:formula="1"/>
          <draw:equation draw:name="f1571" draw:formula="1"/>
          <draw:equation draw:name="f1572" draw:formula="1"/>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7953"/>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3118"/>
          <draw:equation draw:name="f1609" draw:formula="-7689*cos(?f69 *(pi/180))"/>
          <draw:equation draw:name="f1610" draw:formula="3118"/>
          <draw:equation draw:name="f1611" draw:formula="-2748*sin(?f71 *(pi/180))"/>
          <draw:equation draw:name="f1612" draw:formula="?f70 +?f72 "/>
          <draw:equation draw:name="f1613" draw:formula="?f73 +10800"/>
          <draw:equation draw:name="f1614" draw:formula="1"/>
          <draw:equation draw:name="f1615" draw:formula="1"/>
          <draw:equation draw:name="f1616" draw:formula="1"/>
          <draw:equation draw:name="f1617" draw:formula="1"/>
          <draw:equation draw:name="f1618" draw:formula="1*6089/20000"/>
          <draw:equation draw:name="f1619" draw:formula="1*19591/-7936"/>
          <draw:equation draw:name="f1620" draw:formula="1*6295/25856"/>
          <draw:equation draw:name="f1621" draw:formula="?f81 /180"/>
          <draw:equation draw:name="f1622" draw:formula="?f80 /?f82 "/>
          <draw:equation draw:name="f1623" draw:formula="1"/>
          <draw:equation draw:name="f1624" draw:formula="1"/>
          <draw:equation draw:name="f1625" draw:formula="1"/>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7142"/>
          <draw:equation draw:name="f1658" draw:formula="1"/>
          <draw:equation draw:name="f1659" draw:formula="2539"/>
          <draw:equation draw:name="f1660" draw:formula="-8250*cos(?f120 *(pi/180))"/>
          <draw:equation draw:name="f1661" draw:formula="2539"/>
          <draw:equation draw:name="f1662" draw:formula="-3787*sin(?f122 *(pi/180))"/>
          <draw:equation draw:name="f1663" draw:formula="?f121 +?f123 "/>
          <draw:equation draw:name="f1664" draw:formula="?f124 +10800"/>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11599/-19840"/>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25747/25000"/>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29135/-21344"/>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1445/25856"/>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18607/25856"/>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5630"/>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2736"/>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5883"/>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5145"/>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5394"/>
          <draw:equation draw:name="f1872" draw:formula="3137*cos(?f76 *(pi/180))"/>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1065/-19840"/>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1"/>
          <draw:equation draw:name="f1897" draw:formula="1"/>
          <draw:equation draw:name="f1898" draw:formula="1"/>
          <draw:equation draw:name="f1899" draw:formula="1*8067/6250"/>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2362"/>
          <draw:equation draw:name="f1910" draw:formula="-8435*cos(?f114 *(pi/180))"/>
          <draw:equation draw:name="f1911" draw:formula="2362"/>
          <draw:equation draw:name="f1912" draw:formula="-5582*sin(?f116 *(pi/180))"/>
          <draw:equation draw:name="f1913" draw:formula="?f115 +?f117 "/>
          <draw:equation draw:name="f1914" draw:formula="?f118 +10800"/>
          <draw:equation draw:name="f1915" draw:formula="1"/>
          <draw:equation draw:name="f1916" draw:formula="1"/>
          <draw:equation draw:name="f1917" draw:formula="1*-28279/24080"/>
          <draw:equation draw:name="f1918" draw:formula="1"/>
          <draw:equation draw:name="f1919" draw:formula="1"/>
          <draw:equation draw:name="f1920" draw:formula="1"/>
          <draw:equation draw:name="f1921" draw:formula="1"/>
          <draw:equation draw:name="f1922" draw:formula="1"/>
          <draw:equation draw:name="f1923" draw:formula="1"/>
          <draw:equation draw:name="f1924" draw:formula="1"/>
          <draw:equation draw:name="f1925" draw:formula="1"/>
          <draw:equation draw:name="f1926" draw:formula="1"/>
          <draw:equation draw:name="f1927" draw:formula="1"/>
          <draw:equation draw:name="f1928" draw:formula="1"/>
          <draw:equation draw:name="f1929" draw:formula="1"/>
          <draw:equation draw:name="f1930" draw:formula="1"/>
          <draw:equation draw:name="f1931" draw:formula="1"/>
          <draw:equation draw:name="f1932" draw:formula="1"/>
          <draw:equation draw:name="f1933" draw:formula="1"/>
          <draw:equation draw:name="f1934" draw:formula="1"/>
          <draw:equation draw:name="f1935" draw:formula="1"/>
          <draw:equation draw:name="f1936" draw:formula="1"/>
          <draw:equation draw:name="f1937" draw:formula="1"/>
          <draw:equation draw:name="f1938" draw:formula="1"/>
          <draw:equation draw:name="f1939" draw:formula="1"/>
          <draw:equation draw:name="f1940" draw:formula="1"/>
          <draw:equation draw:name="f1941" draw:formula="1"/>
          <draw:equation draw:name="f1942" draw:formula="1"/>
          <draw:equation draw:name="f1943" draw:formula="1"/>
          <draw:equation draw:name="f1944" draw:formula="1"/>
          <draw:equation draw:name="f1945" draw:formula="1"/>
          <draw:equation draw:name="f1946" draw:formula="1"/>
          <draw:equation draw:name="f1947" draw:formula="1"/>
          <draw:equation draw:name="f1948" draw:formula="1"/>
          <draw:equation draw:name="f1949" draw:formula="1"/>
          <draw:equation draw:name="f1950" draw:formula="1"/>
          <draw:equation draw:name="f1951" draw:formula="1"/>
          <draw:equation draw:name="f1952" draw:formula="1"/>
          <draw:equation draw:name="f1953" draw:formula="1"/>
          <draw:equation draw:name="f1954" draw:formula="1"/>
          <draw:equation draw:name="f1955" draw:formula="1"/>
          <draw:equation draw:name="f1956" draw:formula="1"/>
          <draw:equation draw:name="f1957" draw:formula="1"/>
          <draw:equation draw:name="f1958" draw:formula="1"/>
          <draw:equation draw:name="f1959" draw:formula="1"/>
          <draw:equation draw:name="f1960" draw:formula="1"/>
          <draw:equation draw:name="f1961" draw:formula="1"/>
          <draw:equation draw:name="f1962" draw:formula="1"/>
          <draw:equation draw:name="f1963" draw:formula="1"/>
          <draw:equation draw:name="f1964" draw:formula="1"/>
          <draw:equation draw:name="f1965" draw:formula="1"/>
          <draw:equation draw:name="f1966" draw:formula="1"/>
          <draw:equation draw:name="f1967" draw:formula="1"/>
          <draw:equation draw:name="f1968" draw:formula="1"/>
          <draw:equation draw:name="f1969" draw:formula="1"/>
          <draw:equation draw:name="f1970" draw:formula="1"/>
          <draw:equation draw:name="f1971" draw:formula="1"/>
          <draw:equation draw:name="f1972" draw:formula="4600"/>
          <draw:equation draw:name="f1973" draw:formula="1"/>
          <draw:equation draw:name="f1974" draw:formula="1"/>
          <draw:equation draw:name="f1975" draw:formula="1"/>
          <draw:equation draw:name="f1976" draw:formula="1"/>
          <draw:equation draw:name="f1977" draw:formula="1"/>
          <draw:equation draw:name="f1978" draw:formula="1"/>
          <draw:equation draw:name="f1979" draw:formula="1"/>
          <draw:equation draw:name="f1980" draw:formula="1"/>
          <draw:equation draw:name="f1981" draw:formula="1"/>
          <draw:equation draw:name="f1982" draw:formula="1"/>
          <draw:equation draw:name="f1983" draw:formula="1"/>
          <draw:equation draw:name="f1984" draw:formula="1"/>
          <draw:equation draw:name="f1985" draw:formula="1*21805/-13824"/>
          <draw:equation draw:name="f1986" draw:formula="1"/>
          <draw:equation draw:name="f1987" draw:formula="1"/>
          <draw:equation draw:name="f1988" draw:formula="1"/>
          <draw:equation draw:name="f1989" draw:formula="1"/>
          <draw:equation draw:name="f1990" draw:formula="1"/>
          <draw:equation draw:name="f1991" draw:formula="1"/>
          <draw:equation draw:name="f1992" draw:formula="1"/>
          <draw:equation draw:name="f1993" draw:formula="1"/>
          <draw:equation draw:name="f1994" draw:formula="1"/>
          <draw:equation draw:name="f1995" draw:formula="1"/>
          <draw:equation draw:name="f1996" draw:formula="1"/>
          <draw:equation draw:name="f1997" draw:formula="1"/>
          <draw:equation draw:name="f1998" draw:formula="1"/>
          <draw:equation draw:name="f1999" draw:formula="1"/>
          <draw:equation draw:name="f2000" draw:formula="1"/>
          <draw:equation draw:name="f2001" draw:formula="1"/>
          <draw:equation draw:name="f2002" draw:formula="1"/>
          <draw:equation draw:name="f2003" draw:formula="1"/>
          <draw:equation draw:name="f2004" draw:formula="1"/>
          <draw:equation draw:name="f2005" draw:formula="1"/>
          <draw:equation draw:name="f2006" draw:formula="1"/>
          <draw:equation draw:name="f2007" draw:formula="1"/>
          <draw:equation draw:name="f2008" draw:formula="1"/>
          <draw:equation draw:name="f2009" draw:formula="1"/>
          <draw:equation draw:name="f2010" draw:formula="1"/>
          <draw:equation draw:name="f2011" draw:formula="1"/>
          <draw:equation draw:name="f2012" draw:formula="1"/>
          <draw:equation draw:name="f2013" draw:formula="1"/>
          <draw:equation draw:name="f2014" draw:formula="1"/>
          <draw:equation draw:name="f2015" draw:formula="1"/>
          <draw:equation draw:name="f2016" draw:formula="1"/>
          <draw:equation draw:name="f2017" draw:formula="1"/>
          <draw:equation draw:name="f2018" draw:formula="1"/>
          <draw:equation draw:name="f2019" draw:formula="1"/>
          <draw:equation draw:name="f2020" draw:formula="1"/>
          <draw:equation draw:name="f2021" draw:formula="1"/>
          <draw:equation draw:name="f2022" draw:formula="1"/>
          <draw:equation draw:name="f2023" draw:formula="1"/>
          <draw:equation draw:name="f2024" draw:formula="1"/>
          <draw:equation draw:name="f2025" draw:formula="1"/>
          <draw:equation draw:name="f2026" draw:formula="1"/>
          <draw:equation draw:name="f2027" draw:formula="1"/>
          <draw:equation draw:name="f2028" draw:formula="1*0/-13824"/>
          <draw:equation draw:name="f2029" draw:formula="1"/>
          <draw:equation draw:name="f2030" draw:formula="1"/>
          <draw:equation draw:name="f2031" draw:formula="1"/>
          <draw:equation draw:name="f2032" draw:formula="1"/>
          <draw:equation draw:name="f2033" draw:formula="1"/>
          <draw:equation draw:name="f2034" draw:formula="1"/>
          <draw:equation draw:name="f2035" draw:formula="1"/>
          <draw:equation draw:name="f2036" draw:formula="1"/>
          <draw:equation draw:name="f2037" draw:formula="1"/>
          <draw:equation draw:name="f2038" draw:formula="1"/>
          <draw:equation draw:name="f2039" draw:formula="1"/>
          <draw:equation draw:name="f2040" draw:formula="1"/>
          <draw:equation draw:name="f2041" draw:formula="1"/>
          <draw:equation draw:name="f2042" draw:formula="1"/>
          <draw:equation draw:name="f2043" draw:formula="1"/>
          <draw:equation draw:name="f2044" draw:formula="1"/>
          <draw:equation draw:name="f2045" draw:formula="1"/>
          <draw:equation draw:name="f2046" draw:formula="1"/>
          <draw:equation draw:name="f2047" draw:formula="1"/>
          <draw:equation draw:name="f2048" draw:formula="1"/>
          <draw:equation draw:name="f2049" draw:formula="4367"/>
          <draw:equation draw:name="f2050" draw:formula="1"/>
          <draw:equation draw:name="f2051" draw:formula="1"/>
          <draw:equation draw:name="f2052" draw:formula="1"/>
          <draw:equation draw:name="f2053" draw:formula="1"/>
          <draw:equation draw:name="f2054" draw:formula="1"/>
          <draw:equation draw:name="f2055" draw:formula="1"/>
          <draw:equation draw:name="f2056" draw:formula="1"/>
          <draw:equation draw:name="f2057" draw:formula="1"/>
          <draw:equation draw:name="f2058" draw:formula="1"/>
          <draw:equation draw:name="f2059" draw:formula="1"/>
          <draw:equation draw:name="f2060" draw:formula="1"/>
          <draw:equation draw:name="f2061" draw:formula="1"/>
          <draw:equation draw:name="f2062" draw:formula="1"/>
          <draw:equation draw:name="f2063" draw:formula="1"/>
          <draw:equation draw:name="f2064" draw:formula="1"/>
          <draw:equation draw:name="f2065" draw:formula="1"/>
          <draw:equation draw:name="f2066" draw:formula="1"/>
          <draw:equation draw:name="f2067" draw:formula="1"/>
          <draw:equation draw:name="f2068" draw:formula="1"/>
          <draw:equation draw:name="f2069" draw:formula="1"/>
          <draw:equation draw:name="f2070" draw:formula="1"/>
          <draw:equation draw:name="f2071" draw:formula="1"/>
          <draw:equation draw:name="f2072" draw:formula="1*5419/1000"/>
          <draw:equation draw:name="f2073" draw:formula="1"/>
          <draw:equation draw:name="f2074" draw:formula="1"/>
          <draw:equation draw:name="f2075" draw:formula="1"/>
          <draw:equation draw:name="f2076" draw:formula="1"/>
          <draw:equation draw:name="f2077" draw:formula="1"/>
          <draw:equation draw:name="f2078" draw:formula="1"/>
          <draw:equation draw:name="f2079" draw:formula="1"/>
          <draw:equation draw:name="f2080" draw:formula="1"/>
          <draw:equation draw:name="f2081" draw:formula="1"/>
          <draw:equation draw:name="f2082" draw:formula="1"/>
          <draw:equation draw:name="f2083" draw:formula="2574"/>
          <draw:equation draw:name="f2084" draw:formula="3592"/>
          <draw:equation draw:name="f2085" draw:formula="1"/>
          <draw:equation draw:name="f2086" draw:formula="1"/>
          <draw:equation draw:name="f2087" draw:formula="1"/>
          <draw:equation draw:name="f2088" draw:formula="1"/>
          <draw:equation draw:name="f2089" draw:formula="1"/>
          <draw:equation draw:name="f2090" draw:formula="1"/>
          <draw:equation draw:name="f2091" draw:formula="1"/>
          <draw:equation draw:name="f2092" draw:formula="1"/>
          <draw:equation draw:name="f2093" draw:formula="1"/>
          <draw:equation draw:name="f2094" draw:formula="1"/>
          <draw:equation draw:name="f2095" draw:formula="1"/>
          <draw:equation draw:name="f2096" draw:formula="1"/>
          <draw:equation draw:name="f2097" draw:formula="1"/>
          <draw:equation draw:name="f2098" draw:formula="1"/>
          <draw:equation draw:name="f2099" draw:formula="1"/>
          <draw:equation draw:name="f2100" draw:formula="1"/>
          <draw:equation draw:name="f2101" draw:formula="1"/>
          <draw:equation draw:name="f2102" draw:formula="1"/>
          <draw:equation draw:name="f2103" draw:formula="1"/>
          <draw:equation draw:name="f2104" draw:formula="1"/>
          <draw:equation draw:name="f2105" draw:formula="1"/>
          <draw:equation draw:name="f2106" draw:formula="1"/>
          <draw:equation draw:name="f2107" draw:formula="3319"/>
          <draw:equation draw:name="f2108" draw:formula="2391*cos(?f56 *(pi/180))"/>
          <draw:equation draw:name="f2109" draw:formula="1"/>
          <draw:equation draw:name="f2110" draw:formula="1"/>
          <draw:equation draw:name="f2111" draw:formula="1"/>
          <draw:equation draw:name="f2112" draw:formula="1"/>
          <draw:equation draw:name="f2113" draw:formula="1"/>
          <draw:equation draw:name="f2114" draw:formula="1"/>
          <draw:equation draw:name="f2115" draw:formula="1"/>
          <draw:equation draw:name="f2116" draw:formula="1"/>
          <draw:equation draw:name="f2117" draw:formula="1"/>
          <draw:equation draw:name="f2118" draw:formula="1"/>
          <draw:equation draw:name="f2119" draw:formula="1"/>
          <draw:equation draw:name="f2120" draw:formula="1"/>
          <draw:equation draw:name="f2121" draw:formula="1"/>
          <draw:equation draw:name="f2122" draw:formula="1"/>
          <draw:equation draw:name="f2123" draw:formula="1"/>
          <draw:equation draw:name="f2124" draw:formula="1"/>
          <draw:equation draw:name="f2125" draw:formula="1"/>
          <draw:equation draw:name="f2126" draw:formula="1"/>
          <draw:equation draw:name="f2127" draw:formula="1"/>
          <draw:equation draw:name="f2128" draw:formula="1"/>
          <draw:equation draw:name="f2129" draw:formula="1"/>
          <draw:equation draw:name="f2130" draw:formula="1"/>
          <draw:equation draw:name="f2131" draw:formula="1"/>
          <draw:equation draw:name="f2132" draw:formula="1"/>
          <draw:equation draw:name="f2133" draw:formula="1"/>
          <draw:equation draw:name="f2134" draw:formula="1"/>
          <draw:equation draw:name="f2135" draw:formula="1"/>
          <draw:equation draw:name="f2136" draw:formula="1"/>
          <draw:equation draw:name="f2137" draw:formula="1"/>
          <draw:equation draw:name="f2138" draw:formula="1"/>
          <draw:equation draw:name="f2139" draw:formula="1"/>
          <draw:equation draw:name="f2140" draw:formula="1"/>
          <draw:equation draw:name="f2141" draw:formula="1"/>
          <draw:equation draw:name="f2142" draw:formula="1"/>
          <draw:equation draw:name="f2143" draw:formula="1"/>
          <draw:equation draw:name="f2144" draw:formula="1"/>
          <draw:equation draw:name="f2145" draw:formula="1"/>
          <draw:equation draw:name="f2146" draw:formula="1"/>
          <draw:equation draw:name="f2147" draw:formula="1"/>
          <draw:equation draw:name="f2148" draw:formula="1"/>
          <draw:equation draw:name="f2149" draw:formula="1"/>
          <draw:equation draw:name="f2150" draw:formula="1"/>
          <draw:equation draw:name="f2151" draw:formula="1"/>
          <draw:equation draw:name="f2152" draw:formula="1"/>
          <draw:equation draw:name="f2153" draw:formula="1"/>
          <draw:equation draw:name="f2154" draw:formula="1"/>
          <draw:equation draw:name="f2155" draw:formula="1"/>
          <draw:equation draw:name="f2156" draw:formula="1"/>
          <draw:equation draw:name="f2157" draw:formula="1"/>
          <draw:equation draw:name="f2158" draw:formula="2062"/>
          <draw:equation draw:name="f2159" draw:formula="1"/>
          <draw:equation draw:name="f2160" draw:formula="1"/>
          <draw:equation draw:name="f2161" draw:formula="1"/>
          <draw:equation draw:name="f2162" draw:formula="1"/>
          <draw:equation draw:name="f2163" draw:formula="1"/>
          <draw:equation draw:name="f2164" draw:formula="1"/>
          <draw:equation draw:name="f2165" draw:formula="1"/>
          <draw:equation draw:name="f2166" draw:formula="1*23213/800"/>
          <draw:equation draw:name="f2167" draw:formula="1"/>
          <draw:equation draw:name="f2168" draw:formula="1"/>
          <draw:equation draw:name="f2169" draw:formula="1"/>
          <draw:equation draw:name="f2170" draw:formula="1"/>
          <draw:equation draw:name="f2171" draw:formula="1"/>
          <draw:equation draw:name="f2172" draw:formula="1"/>
          <draw:equation draw:name="f2173" draw:formula="1"/>
          <draw:equation draw:name="f2174" draw:formula="1"/>
          <draw:equation draw:name="f2175" draw:formula="1"/>
          <draw:equation draw:name="f2176" draw:formula="1"/>
          <draw:equation draw:name="f2177" draw:formula="1*0/-13824"/>
          <draw:equation draw:name="f2178" draw:formula="1"/>
          <draw:equation draw:name="f2179" draw:formula="1"/>
          <draw:equation draw:name="f2180" draw:formula="1"/>
          <draw:equation draw:name="f2181" draw:formula="1"/>
          <draw:equation draw:name="f2182" draw:formula="2286"/>
          <draw:equation draw:name="f2183" draw:formula="1"/>
          <draw:equation draw:name="f2184" draw:formula="1"/>
          <draw:equation draw:name="f2185" draw:formula="1"/>
          <draw:equation draw:name="f2186" draw:formula="1"/>
          <draw:equation draw:name="f2187" draw:formula="1"/>
          <draw:equation draw:name="f2188" draw:formula="1"/>
          <draw:equation draw:name="f2189" draw:formula="2054"/>
          <draw:equation draw:name="f2190" draw:formula="2641*cos(?f138 *(pi/180))"/>
          <draw:equation draw:name="f2191" draw:formula="2618"/>
          <draw:equation draw:name="f2192" draw:formula="1*-209/2000"/>
          <draw:equation draw:name="f2193" draw:formula="2570"/>
          <draw:equation draw:name="f2194" draw:formula="2063"/>
          <draw:equation draw:name="f2195" draw:formula="2549*cos(?f143 *(pi/180))"/>
          <draw:equation draw:name="f2196" draw:formula="1"/>
          <draw:equation draw:name="f2197" draw:formula="1"/>
          <draw:equation draw:name="f2198" draw:formula="1"/>
          <draw:equation draw:name="f2199" draw:formula="1"/>
          <draw:equation draw:name="f2200" draw:formula="1"/>
          <draw:equation draw:name="f2201" draw:formula="1"/>
          <draw:equation draw:name="f2202" draw:formula="1"/>
          <draw:equation draw:name="f2203" draw:formula="1"/>
          <draw:equation draw:name="f2204" draw:formula="1"/>
          <draw:equation draw:name="f2205" draw:formula="1"/>
          <draw:equation draw:name="f2206" draw:formula="1"/>
          <draw:equation draw:name="f2207" draw:formula="1"/>
          <draw:equation draw:name="f2208" draw:formula="1"/>
          <draw:equation draw:name="f2209" draw:formula="1"/>
          <draw:equation draw:name="f2210" draw:formula="1"/>
          <draw:equation draw:name="f2211" draw:formula="2363"/>
          <draw:equation draw:name="f2212" draw:formula="-8438*sin(?f160 *(pi/180))"/>
          <draw:equation draw:name="f2213" draw:formula="2363"/>
          <draw:equation draw:name="f2214" draw:formula="-8639*cos(?f162 *(pi/180))"/>
          <draw:equation draw:name="f2215" draw:formula="?f161 -?f163 "/>
          <draw:equation draw:name="f2216" draw:formula="?f164 *-1"/>
          <draw:equation draw:name="f2217" draw:formula="?f165 +10800"/>
          <draw:equation draw:name="f2218" draw:formula="1"/>
          <draw:equation draw:name="f2219" draw:formula="1"/>
          <draw:equation draw:name="f2220" draw:formula="1"/>
          <draw:equation draw:name="f2221" draw:formula="2045"/>
          <draw:equation draw:name="f2222" draw:formula="2387*sin(?f170 *(pi/180))"/>
          <draw:equation draw:name="f2223" draw:formula="1"/>
          <draw:equation draw:name="f2224" draw:formula="1"/>
          <draw:equation draw:name="f2225" draw:formula="1"/>
          <draw:equation draw:name="f2226" draw:formula="1"/>
          <draw:equation draw:name="f2227" draw:formula="1"/>
          <draw:equation draw:name="f2228" draw:formula="1"/>
          <draw:equation draw:name="f2229" draw:formula="1"/>
          <draw:equation draw:name="f2230" draw:formula="1"/>
          <draw:equation draw:name="f2231" draw:formula="1"/>
          <draw:equation draw:name="f2232" draw:formula="1"/>
          <draw:equation draw:name="f2233" draw:formula="1"/>
          <draw:equation draw:name="f2234" draw:formula="1"/>
          <draw:equation draw:name="f2235" draw:formula="1"/>
          <draw:equation draw:name="f2236" draw:formula="1"/>
          <draw:equation draw:name="f2237" draw:formula="1"/>
          <draw:equation draw:name="f2238" draw:formula="1"/>
          <draw:equation draw:name="f2239" draw:formula="1"/>
          <draw:equation draw:name="f2240" draw:formula="2059"/>
          <draw:equation draw:name="f2241" draw:formula="1"/>
          <draw:equation draw:name="f2242" draw:formula="1"/>
          <draw:equation draw:name="f2243" draw:formula="1"/>
          <draw:equation draw:name="f2244" draw:formula="1"/>
          <draw:equation draw:name="f2245" draw:formula="1"/>
          <draw:equation draw:name="f2246" draw:formula="1"/>
          <draw:equation draw:name="f2247" draw:formula="1"/>
          <draw:equation draw:name="f2248" draw:formula="1"/>
          <draw:equation draw:name="f2249" draw:formula="1"/>
          <draw:equation draw:name="f2250" draw:formula="1"/>
          <draw:equation draw:name="f2251" draw:formula="1"/>
          <draw:equation draw:name="f2252" draw:formula="1"/>
          <draw:equation draw:name="f2253" draw:formula="1"/>
          <draw:equation draw:name="f2254" draw:formula="1"/>
          <draw:equation draw:name="f2255" draw:formula="1"/>
          <draw:equation draw:name="f2256" draw:formula="3138"/>
          <draw:equation draw:name="f2257" draw:formula="-7665*cos(?f205 *(pi/180))"/>
          <draw:equation draw:name="f2258" draw:formula="3138"/>
          <draw:equation draw:name="f2259" draw:formula="-8641*sin(?f207 *(pi/180))"/>
          <draw:equation draw:name="f2260" draw:formula="?f206 +?f208 "/>
          <draw:equation draw:name="f2261" draw:formula="?f209 +10800"/>
          <draw:equation draw:name="f2262" draw:formula="1"/>
          <draw:equation draw:name="f2263" draw:formula="1"/>
          <draw:equation draw:name="f2264" draw:formula="1"/>
          <draw:equation draw:name="f2265" draw:formula="1"/>
          <draw:equation draw:name="f2266" draw:formula="1"/>
          <draw:equation draw:name="f2267" draw:formula="1"/>
          <draw:equation draw:name="f2268" draw:formula="1"/>
          <draw:equation draw:name="f2269" draw:formula="1"/>
          <draw:equation draw:name="f2270" draw:formula="1"/>
          <draw:equation draw:name="f2271" draw:formula="1"/>
          <draw:equation draw:name="f2272" draw:formula="1"/>
          <draw:equation draw:name="f2273" draw:formula="1"/>
          <draw:equation draw:name="f2274" draw:formula="1"/>
          <draw:equation draw:name="f2275" draw:formula="1"/>
          <draw:equation draw:name="f2276" draw:formula="1"/>
          <draw:equation draw:name="f2277" draw:formula="1"/>
          <draw:equation draw:name="f2278" draw:formula="1"/>
          <draw:equation draw:name="f2279" draw:formula="1"/>
          <draw:equation draw:name="f2280" draw:formula="1273"/>
          <draw:equation draw:name="f2281" draw:formula="1"/>
          <draw:equation draw:name="f2282" draw:formula="1"/>
          <draw:equation draw:name="f2283" draw:formula="1"/>
          <draw:equation draw:name="f2284" draw:formula="1"/>
          <draw:equation draw:name="f2285" draw:formula="1"/>
          <draw:equation draw:name="f2286" draw:formula="1"/>
          <draw:equation draw:name="f2287" draw:formula="1"/>
          <draw:equation draw:name="f2288" draw:formula="1"/>
          <draw:equation draw:name="f2289" draw:formula="1"/>
          <draw:equation draw:name="f2290" draw:formula="1"/>
          <draw:equation draw:name="f2291" draw:formula="1"/>
          <draw:equation draw:name="f2292" draw:formula="1"/>
          <draw:equation draw:name="f2293" draw:formula="1"/>
          <draw:equation draw:name="f2294" draw:formula="1"/>
          <draw:equation draw:name="f2295" draw:formula="1"/>
          <draw:equation draw:name="f2296" draw:formula="1"/>
          <draw:equation draw:name="f2297" draw:formula="1"/>
          <draw:equation draw:name="f2298" draw:formula="1"/>
          <draw:equation draw:name="f2299" draw:formula="1"/>
          <draw:equation draw:name="f2300" draw:formula="1"/>
          <draw:equation draw:name="f2301" draw:formula="3161"/>
          <draw:equation draw:name="f2302" draw:formula="1"/>
          <draw:equation draw:name="f2303" draw:formula="1"/>
          <draw:equation draw:name="f2304" draw:formula="1"/>
          <draw:equation draw:name="f2305" draw:formula="1"/>
          <draw:equation draw:name="f2306" draw:formula="1"/>
          <draw:equation draw:name="f2307" draw:formula="1"/>
          <draw:equation draw:name="f2308" draw:formula="1"/>
          <draw:equation draw:name="f2309" draw:formula="1"/>
          <draw:equation draw:name="f2310" draw:formula="1"/>
          <draw:equation draw:name="f2311" draw:formula="1"/>
          <draw:equation draw:name="f2312" draw:formula="1"/>
          <draw:equation draw:name="f2313" draw:formula="1"/>
          <draw:equation draw:name="f2314" draw:formula="1"/>
          <draw:equation draw:name="f2315" draw:formula="1"/>
          <draw:equation draw:name="f2316" draw:formula="1"/>
          <draw:equation draw:name="f2317" draw:formula="1"/>
          <draw:equation draw:name="f2318" draw:formula="1*12407/-13824"/>
          <draw:equation draw:name="f2319" draw:formula="1"/>
          <draw:equation draw:name="f2320" draw:formula="1"/>
          <draw:equation draw:name="f2321" draw:formula="1"/>
          <draw:equation draw:name="f2322" draw:formula="1"/>
          <draw:equation draw:name="f2323" draw:formula="1"/>
          <draw:equation draw:name="f2324" draw:formula="1"/>
          <draw:equation draw:name="f2325" draw:formula="1"/>
          <draw:equation draw:name="f2326" draw:formula="3250"/>
          <draw:equation draw:name="f2327" draw:formula="-7552*sin(?f19 *(pi/180))"/>
          <draw:equation draw:name="f2328" draw:formula="3250"/>
          <draw:equation draw:name="f2329" draw:formula="-10636*cos(?f21 *(pi/180))"/>
          <draw:equation draw:name="f2330" draw:formula="?f20 -?f22 "/>
          <draw:equation draw:name="f2331" draw:formula="?f23 *-1"/>
          <draw:equation draw:name="f2332" draw:formula="?f24 +10800"/>
          <draw:equation draw:name="f2333" draw:formula="1"/>
          <draw:equation draw:name="f2334" draw:formula="1"/>
          <draw:equation draw:name="f2335" draw:formula="1"/>
          <draw:equation draw:name="f2336" draw:formula="1"/>
          <draw:equation draw:name="f2337" draw:formula="1"/>
          <draw:equation draw:name="f2338" draw:formula="546"/>
          <draw:equation draw:name="f2339" draw:formula="1"/>
          <draw:equation draw:name="f2340" draw:formula="1"/>
          <draw:equation draw:name="f2341" draw:formula="1"/>
          <draw:equation draw:name="f2342" draw:formula="1"/>
          <draw:equation draw:name="f2343" draw:formula="1"/>
          <draw:equation draw:name="f2344" draw:formula="1"/>
          <draw:equation draw:name="f2345" draw:formula="1"/>
          <draw:equation draw:name="f2346" draw:formula="1"/>
          <draw:equation draw:name="f2347" draw:formula="1"/>
          <draw:equation draw:name="f2348" draw:formula="1"/>
          <draw:equation draw:name="f2349" draw:formula="1"/>
          <draw:equation draw:name="f2350" draw:formula="1"/>
          <draw:equation draw:name="f2351" draw:formula="1"/>
          <draw:equation draw:name="f2352" draw:formula="1"/>
          <draw:equation draw:name="f2353" draw:formula="1"/>
          <draw:equation draw:name="f2354" draw:formula="1"/>
          <draw:equation draw:name="f2355" draw:formula="1"/>
          <draw:equation draw:name="f2356" draw:formula="1"/>
          <draw:equation draw:name="f2357" draw:formula="1"/>
          <draw:equation draw:name="f2358" draw:formula="1"/>
          <draw:equation draw:name="f2359" draw:formula="1"/>
          <draw:equation draw:name="f2360" draw:formula="1"/>
          <draw:equation draw:name="f2361" draw:formula="1*28671/25856"/>
          <draw:equation draw:name="f2362" draw:formula="1"/>
          <draw:equation draw:name="f2363" draw:formula="1"/>
          <draw:equation draw:name="f2364" draw:formula="1"/>
          <draw:equation draw:name="f2365" draw:formula="1"/>
          <draw:equation draw:name="f2366" draw:formula="1"/>
          <draw:equation draw:name="f2367" draw:formula="1"/>
          <draw:equation draw:name="f2368" draw:formula="1"/>
          <draw:equation draw:name="f2369" draw:formula="1"/>
          <draw:equation draw:name="f2370" draw:formula="1"/>
          <draw:equation draw:name="f2371" draw:formula="1"/>
          <draw:equation draw:name="f2372" draw:formula="1"/>
          <draw:equation draw:name="f2373" draw:formula="1"/>
          <draw:equation draw:name="f2374" draw:formula="1"/>
          <draw:equation draw:name="f2375" draw:formula="1"/>
          <draw:equation draw:name="f2376" draw:formula="1"/>
          <draw:equation draw:name="f2377" draw:formula="1"/>
          <draw:equation draw:name="f2378" draw:formula="1"/>
          <draw:equation draw:name="f2379" draw:formula="1"/>
          <draw:equation draw:name="f2380" draw:formula="1"/>
          <draw:equation draw:name="f2381" draw:formula="1*2563/2"/>
          <draw:equation draw:name="f2382" draw:formula="1"/>
          <draw:equation draw:name="f2383" draw:formula="1"/>
          <draw:equation draw:name="f2384" draw:formula="1"/>
          <draw:equation draw:name="f2385" draw:formula="1"/>
          <draw:equation draw:name="f2386" draw:formula="1"/>
          <draw:equation draw:name="f2387" draw:formula="1"/>
          <draw:equation draw:name="f2388" draw:formula="1"/>
          <draw:equation draw:name="f2389" draw:formula="1"/>
          <draw:equation draw:name="f2390" draw:formula="-1175"/>
          <draw:equation draw:name="f2391" draw:formula="1"/>
          <draw:equation draw:name="f2392" draw:formula="1"/>
          <draw:equation draw:name="f2393" draw:formula="1"/>
          <draw:equation draw:name="f2394" draw:formula="1"/>
          <draw:equation draw:name="f2395" draw:formula="1"/>
          <draw:equation draw:name="f2396" draw:formula="1"/>
          <draw:equation draw:name="f2397" draw:formula="1"/>
          <draw:equation draw:name="f2398" draw:formula="1"/>
          <draw:equation draw:name="f2399" draw:formula="1*15961/-19840"/>
          <draw:equation draw:name="f2400" draw:formula="1"/>
          <draw:equation draw:name="f2401" draw:formula="1"/>
          <draw:equation draw:name="f2402" draw:formula="1"/>
          <draw:equation draw:name="f2403" draw:formula="1"/>
          <draw:equation draw:name="f2404" draw:formula="1"/>
          <draw:equation draw:name="f2405" draw:formula="1"/>
          <draw:equation draw:name="f2406" draw:formula="1"/>
          <draw:equation draw:name="f2407" draw:formula="1"/>
          <draw:equation draw:name="f2408" draw:formula="1"/>
          <draw:equation draw:name="f2409" draw:formula="1"/>
          <draw:equation draw:name="f2410" draw:formula="1"/>
          <draw:equation draw:name="f2411" draw:formula="1"/>
          <draw:equation draw:name="f2412" draw:formula="509"/>
          <draw:equation draw:name="f2413" draw:formula="1"/>
          <draw:equation draw:name="f2414" draw:formula="1"/>
          <draw:equation draw:name="f2415" draw:formula="1"/>
          <draw:equation draw:name="f2416" draw:formula="1"/>
          <draw:equation draw:name="f2417" draw:formula="1"/>
          <draw:equation draw:name="f2418" draw:formula="1"/>
          <draw:equation draw:name="f2419" draw:formula="1"/>
          <draw:equation draw:name="f2420" draw:formula="1"/>
          <draw:equation draw:name="f2421" draw:formula="1"/>
          <draw:equation draw:name="f2422" draw:formula="1"/>
          <draw:equation draw:name="f2423" draw:formula="1"/>
          <draw:equation draw:name="f2424" draw:formula="1"/>
          <draw:equation draw:name="f2425" draw:formula="1"/>
          <draw:equation draw:name="f2426" draw:formula="1"/>
          <draw:equation draw:name="f2427" draw:formula="1"/>
          <draw:equation draw:name="f2428" draw:formula="1"/>
          <draw:equation draw:name="f2429" draw:formula="1"/>
          <draw:equation draw:name="f2430" draw:formula="1"/>
          <draw:equation draw:name="f2431" draw:formula="522"/>
          <draw:equation draw:name="f2432" draw:formula="1*0/-13824"/>
          <draw:equation draw:name="f2433" draw:formula="1"/>
          <draw:equation draw:name="f2434" draw:formula="1"/>
          <draw:equation draw:name="f2435" draw:formula="1"/>
          <draw:equation draw:name="f2436" draw:formula="1"/>
          <draw:equation draw:name="f2437" draw:formula="1"/>
          <draw:equation draw:name="f2438" draw:formula="1"/>
          <draw:equation draw:name="f2439" draw:formula="1"/>
          <draw:equation draw:name="f2440" draw:formula="1"/>
          <draw:equation draw:name="f2441" draw:formula="1"/>
          <draw:equation draw:name="f2442" draw:formula="513"/>
          <draw:equation draw:name="f2443" draw:formula="1"/>
          <draw:equation draw:name="f2444" draw:formula="1"/>
          <draw:equation draw:name="f2445" draw:formula="1"/>
          <draw:equation draw:name="f2446" draw:formula="1"/>
          <draw:equation draw:name="f2447" draw:formula="1"/>
          <draw:equation draw:name="f2448" draw:formula="1"/>
          <draw:equation draw:name="f2449" draw:formula="1"/>
          <draw:equation draw:name="f2450" draw:formula="1"/>
          <draw:equation draw:name="f2451" draw:formula="1"/>
          <draw:equation draw:name="f2452" draw:formula="1"/>
          <draw:equation draw:name="f2453" draw:formula="-1196"/>
          <draw:equation draw:name="f2454" draw:formula="1"/>
          <draw:equation draw:name="f2455" draw:formula="-543"/>
          <draw:equation draw:name="f2456" draw:formula="1"/>
          <draw:equation draw:name="f2457" draw:formula="1"/>
          <draw:equation draw:name="f2458" draw:formula="1"/>
          <draw:equation draw:name="f2459" draw:formula="1"/>
          <draw:equation draw:name="f2460" draw:formula="1"/>
          <draw:equation draw:name="f2461" draw:formula="1"/>
          <draw:equation draw:name="f2462" draw:formula="1"/>
          <draw:equation draw:name="f2463" draw:formula="1"/>
          <draw:equation draw:name="f2464" draw:formula="1"/>
          <draw:equation draw:name="f2465" draw:formula="1819"/>
          <draw:equation draw:name="f2466" draw:formula="1"/>
          <draw:equation draw:name="f2467" draw:formula="1"/>
          <draw:equation draw:name="f2468" draw:formula="1"/>
          <draw:equation draw:name="f2469" draw:formula="1"/>
          <draw:equation draw:name="f2470" draw:formula="1"/>
          <draw:equation draw:name="f2471" draw:formula="1"/>
          <draw:equation draw:name="f2472" draw:formula="1"/>
          <draw:equation draw:name="f2473" draw:formula="1"/>
          <draw:equation draw:name="f2474" draw:formula="1"/>
          <draw:equation draw:name="f2475" draw:formula="1"/>
          <draw:equation draw:name="f2476" draw:formula="1"/>
          <draw:equation draw:name="f2477" draw:formula="1"/>
          <draw:equation draw:name="f2478" draw:formula="1"/>
          <draw:equation draw:name="f2479" draw:formula="1*-6557/25856"/>
          <draw:equation draw:name="f2480" draw:formula="1*-13251/22848"/>
          <draw:equation draw:name="f2481" draw:formula="1"/>
          <draw:equation draw:name="f2482" draw:formula="1"/>
          <draw:equation draw:name="f2483" draw:formula="1"/>
          <draw:equation draw:name="f2484" draw:formula="1"/>
          <draw:equation draw:name="f2485" draw:formula="1"/>
          <draw:equation draw:name="f2486" draw:formula="1"/>
          <draw:equation draw:name="f2487" draw:formula="1"/>
          <draw:equation draw:name="f2488" draw:formula="1"/>
          <draw:equation draw:name="f2489" draw:formula="1*21023/-7936"/>
          <draw:equation draw:name="f2490" draw:formula="1"/>
          <draw:equation draw:name="f2491" draw:formula="1"/>
          <draw:equation draw:name="f2492" draw:formula="1"/>
          <draw:equation draw:name="f2493" draw:formula="1"/>
          <draw:equation draw:name="f2494" draw:formula="1"/>
          <draw:equation draw:name="f2495" draw:formula="1"/>
          <draw:equation draw:name="f2496" draw:formula="1"/>
          <draw:equation draw:name="f2497" draw:formula="1"/>
          <draw:equation draw:name="f2498" draw:formula="1"/>
          <draw:equation draw:name="f2499" draw:formula="1"/>
          <draw:equation draw:name="f2500" draw:formula="1"/>
          <draw:equation draw:name="f2501" draw:formula="1"/>
          <draw:equation draw:name="f2502" draw:formula="1"/>
          <draw:equation draw:name="f2503" draw:formula="1"/>
          <draw:equation draw:name="f2504" draw:formula="1*-5233/-7936"/>
          <draw:equation draw:name="f2505" draw:formula="1*28345/30784"/>
          <draw:equation draw:name="f2506" draw:formula="1*6221/-15872"/>
          <draw:equation draw:name="f2507" draw:formula="1"/>
          <draw:equation draw:name="f2508" draw:formula="1"/>
          <draw:equation draw:name="f2509" draw:formula="1"/>
          <draw:equation draw:name="f2510" draw:formula="1"/>
          <draw:equation draw:name="f2511" draw:formula="1"/>
          <draw:equation draw:name="f2512" draw:formula="1"/>
          <draw:equation draw:name="f2513" draw:formula="1"/>
          <draw:equation draw:name="f2514" draw:formula="1"/>
          <draw:equation draw:name="f2515" draw:formula="1"/>
          <draw:equation draw:name="f2516" draw:formula="1"/>
          <draw:equation draw:name="f2517" draw:formula="1"/>
          <draw:equation draw:name="f2518" draw:formula="1"/>
          <draw:equation draw:name="f2519" draw:formula="1"/>
          <draw:equation draw:name="f2520" draw:formula="1"/>
          <draw:equation draw:name="f2521" draw:formula="1"/>
          <draw:equation draw:name="f2522" draw:formula="1"/>
          <draw:equation draw:name="f2523" draw:formula="1"/>
          <draw:equation draw:name="f2524" draw:formula="1"/>
          <draw:equation draw:name="f2525" draw:formula="1"/>
          <draw:equation draw:name="f2526" draw:formula="1"/>
          <draw:equation draw:name="f2527" draw:formula="1"/>
          <draw:equation draw:name="f2528" draw:formula="1"/>
          <draw:equation draw:name="f2529" draw:formula="2035"/>
          <draw:equation draw:name="f2530" draw:formula="1*sin(?f222 *(pi/180))"/>
          <draw:equation draw:name="f2531" draw:formula="1"/>
          <draw:equation draw:name="f2532" draw:formula="1"/>
          <draw:equation draw:name="f2533" draw:formula="1"/>
          <draw:equation draw:name="f2534" draw:formula="1"/>
          <draw:equation draw:name="f2535" draw:formula="1"/>
          <draw:equation draw:name="f2536" draw:formula="1"/>
          <draw:equation draw:name="f2537" draw:formula="63"/>
          <draw:equation draw:name="f2538" draw:formula="1"/>
          <draw:equation draw:name="f2539" draw:formula="1"/>
          <draw:equation draw:name="f2540" draw:formula="1"/>
          <draw:equation draw:name="f2541" draw:formula="1"/>
          <draw:equation draw:name="f2542" draw:formula="1"/>
          <draw:equation draw:name="f2543" draw:formula="1"/>
          <draw:equation draw:name="f2544" draw:formula="1"/>
          <draw:equation draw:name="f2545" draw:formula="1"/>
          <draw:equation draw:name="f2546" draw:formula="1"/>
          <draw:equation draw:name="f2547" draw:formula="1"/>
          <draw:equation draw:name="f2548" draw:formula="1"/>
          <draw:equation draw:name="f2549" draw:formula="1"/>
          <draw:equation draw:name="f2550" draw:formula="439"/>
          <draw:equation draw:name="f2551" draw:formula="-10375*cos(?f243 *(pi/180))"/>
          <draw:equation draw:name="f2552" draw:formula="439"/>
          <draw:equation draw:name="f2553" draw:formula="-9131*sin(?f245 *(pi/180))"/>
          <draw:equation draw:name="f2554" draw:formula="?f244 +?f246 "/>
          <draw:equation draw:name="f2555" draw:formula="?f247 +10800"/>
          <draw:equation draw:name="f2556" draw:formula="1"/>
          <draw:equation draw:name="f2557" draw:formula="1"/>
          <draw:equation draw:name="f2558" draw:formula="1"/>
          <draw:equation draw:name="f2559" draw:formula="1"/>
          <draw:equation draw:name="f2560" draw:formula="1"/>
          <draw:equation draw:name="f2561" draw:formula="1"/>
          <draw:equation draw:name="f2562" draw:formula="1*505/-13824"/>
          <draw:equation draw:name="f2563" draw:formula="1"/>
          <draw:equation draw:name="f2564" draw:formula="1"/>
          <draw:equation draw:name="f2565" draw:formula="1"/>
          <draw:equation draw:name="f2566" draw:formula="1"/>
          <draw:equation draw:name="f2567" draw:formula="1"/>
          <draw:equation draw:name="f2568" draw:formula="1"/>
          <draw:equation draw:name="f2569" draw:formula="1"/>
          <draw:equation draw:name="f2570" draw:formula="1"/>
          <draw:equation draw:name="f2571" draw:formula="1"/>
          <draw:equation draw:name="f2572" draw:formula="1"/>
          <draw:equation draw:name="f2573" draw:formula="1"/>
          <draw:equation draw:name="f2574" draw:formula="1"/>
          <draw:equation draw:name="f2575" draw:formula="1"/>
          <draw:equation draw:name="f2576" draw:formula="983"/>
          <draw:equation draw:name="f2577" draw:formula="-9828*cos(?f13 *(pi/180))"/>
          <draw:equation draw:name="f2578" draw:formula="983"/>
          <draw:equation draw:name="f2579" draw:formula="-8627*sin(?f15 *(pi/180))"/>
          <draw:equation draw:name="f2580" draw:formula="?f14 +?f16 "/>
          <draw:equation draw:name="f2581" draw:formula="?f17 +10800"/>
          <draw:equation draw:name="f2582" draw:formula="1"/>
          <draw:equation draw:name="f2583" draw:formula="1"/>
          <draw:equation draw:name="f2584" draw:formula="1"/>
          <draw:equation draw:name="f2585" draw:formula="1"/>
          <draw:equation draw:name="f2586" draw:formula="1"/>
          <draw:equation draw:name="f2587" draw:formula="1"/>
          <draw:equation draw:name="f2588" draw:formula="1"/>
          <draw:equation draw:name="f2589" draw:formula="1*-26683/23040"/>
          <draw:equation draw:name="f2590" draw:formula="1*6295/25856"/>
          <draw:equation draw:name="f2591" draw:formula="?f27 /180"/>
          <draw:equation draw:name="f2592" draw:formula="?f26 /?f28 "/>
          <draw:equation draw:name="f2593" draw:formula="1"/>
          <draw:equation draw:name="f2594" draw:formula="1"/>
          <draw:equation draw:name="f2595" draw:formula="1"/>
          <draw:equation draw:name="f2596" draw:formula="1"/>
          <draw:equation draw:name="f2597" draw:formula="1"/>
          <draw:equation draw:name="f2598" draw:formula="1*-2775/-19840"/>
          <draw:equation draw:name="f2599" draw:formula="1"/>
          <draw:equation draw:name="f2600" draw:formula="1"/>
          <draw:equation draw:name="f2601" draw:formula="1"/>
          <draw:equation draw:name="f2602" draw:formula="1"/>
          <draw:equation draw:name="f2603" draw:formula="1"/>
          <draw:equation draw:name="f2604" draw:formula="1"/>
          <draw:equation draw:name="f2605" draw:formula="1"/>
          <draw:equation draw:name="f2606" draw:formula="1"/>
          <draw:equation draw:name="f2607" draw:formula="1"/>
          <draw:equation draw:name="f2608" draw:formula="1"/>
          <draw:equation draw:name="f2609" draw:formula="1"/>
          <draw:equation draw:name="f2610" draw:formula="1"/>
          <draw:equation draw:name="f2611" draw:formula="1"/>
          <draw:equation draw:name="f2612" draw:formula="1"/>
          <draw:equation draw:name="f2613" draw:formula="1"/>
          <draw:equation draw:name="f2614" draw:formula="1"/>
          <draw:equation draw:name="f2615" draw:formula="1"/>
          <draw:equation draw:name="f2616" draw:formula="1"/>
          <draw:equation draw:name="f2617" draw:formula="1"/>
          <draw:equation draw:name="f2618" draw:formula="1"/>
          <draw:equation draw:name="f2619" draw:formula="1"/>
          <draw:equation draw:name="f2620" draw:formula="1"/>
          <draw:equation draw:name="f2621" draw:formula="1"/>
          <draw:equation draw:name="f2622" draw:formula="1"/>
          <draw:equation draw:name="f2623" draw:formula="1"/>
          <draw:equation draw:name="f2624" draw:formula="1"/>
          <draw:equation draw:name="f2625" draw:formula="1"/>
          <draw:equation draw:name="f2626" draw:formula="1"/>
          <draw:equation draw:name="f2627" draw:formula="1"/>
          <draw:equation draw:name="f2628" draw:formula="1"/>
          <draw:equation draw:name="f2629" draw:formula="1"/>
          <draw:equation draw:name="f2630" draw:formula="2544"/>
          <draw:equation draw:name="f2631" draw:formula="1"/>
          <draw:equation draw:name="f2632" draw:formula="1"/>
          <draw:equation draw:name="f2633" draw:formula="1"/>
          <draw:equation draw:name="f2634" draw:formula="1"/>
          <draw:equation draw:name="f2635" draw:formula="1"/>
          <draw:equation draw:name="f2636" draw:formula="1"/>
          <draw:equation draw:name="f2637" draw:formula="1"/>
          <draw:equation draw:name="f2638" draw:formula="1"/>
          <draw:equation draw:name="f2639" draw:formula="1"/>
          <draw:equation draw:name="f2640" draw:formula="1"/>
          <draw:equation draw:name="f2641" draw:formula="1"/>
          <draw:equation draw:name="f2642" draw:formula="1"/>
          <draw:equation draw:name="f2643" draw:formula="1"/>
          <draw:equation draw:name="f2644" draw:formula="1"/>
          <draw:equation draw:name="f2645" draw:formula="1"/>
          <draw:equation draw:name="f2646" draw:formula="1"/>
          <draw:equation draw:name="f2647" draw:formula="1"/>
          <draw:equation draw:name="f2648" draw:formula="1"/>
          <draw:equation draw:name="f2649" draw:formula="1"/>
          <draw:equation draw:name="f2650" draw:formula="1"/>
          <draw:equation draw:name="f2651" draw:formula="1"/>
          <draw:equation draw:name="f2652" draw:formula="1"/>
          <draw:equation draw:name="f2653" draw:formula="1"/>
          <draw:equation draw:name="f2654" draw:formula="1"/>
          <draw:equation draw:name="f2655" draw:formula="1"/>
          <draw:equation draw:name="f2656" draw:formula="1*10845/-21344"/>
          <draw:equation draw:name="f2657" draw:formula="1*6295/25856"/>
          <draw:equation draw:name="f2658" draw:formula="?f94 /180"/>
          <draw:equation draw:name="f2659" draw:formula="?f93 /?f95 "/>
          <draw:equation draw:name="f2660" draw:formula="1"/>
          <draw:equation draw:name="f2661" draw:formula="1"/>
          <draw:equation draw:name="f2662" draw:formula="1"/>
          <draw:equation draw:name="f2663" draw:formula="1"/>
          <draw:equation draw:name="f2664" draw:formula="1*28907/-13824"/>
          <draw:equation draw:name="f2665" draw:formula="1"/>
          <draw:equation draw:name="f2666" draw:formula="1109"/>
          <draw:equation draw:name="f2667" draw:formula="-9691*cos(?f103 *(pi/180))"/>
          <draw:equation draw:name="f2668" draw:formula="1109"/>
          <draw:equation draw:name="f2669" draw:formula="-7869*sin(?f105 *(pi/180))"/>
          <draw:equation draw:name="f2670" draw:formula="?f104 +?f106 "/>
          <draw:equation draw:name="f2671" draw:formula="?f107 +10800"/>
          <draw:equation draw:name="f2672" draw:formula="1"/>
          <draw:equation draw:name="f2673" draw:formula="1"/>
          <draw:equation draw:name="f2674" draw:formula="1"/>
          <draw:equation draw:name="f2675" draw:formula="1"/>
          <draw:equation draw:name="f2676" draw:formula="1"/>
          <draw:equation draw:name="f2677" draw:formula="1"/>
          <draw:equation draw:name="f2678" draw:formula="1"/>
          <draw:equation draw:name="f2679" draw:formula="1"/>
          <draw:equation draw:name="f2680" draw:formula="1"/>
          <draw:equation draw:name="f2681" draw:formula="1"/>
          <draw:equation draw:name="f2682" draw:formula="961"/>
          <draw:equation draw:name="f2683" draw:formula="-9825*sin(?f119 *(pi/180))"/>
          <draw:equation draw:name="f2684" draw:formula="961"/>
          <draw:equation draw:name="f2685" draw:formula="-8116*cos(?f121 *(pi/180))"/>
          <draw:equation draw:name="f2686" draw:formula="?f120 -?f122 "/>
          <draw:equation draw:name="f2687" draw:formula="?f123 *-1"/>
          <draw:equation draw:name="f2688" draw:formula="?f124 +10800"/>
          <draw:equation draw:name="f2689" draw:formula="1"/>
          <draw:equation draw:name="f2690" draw:formula="1"/>
          <draw:equation draw:name="f2691" draw:formula="1"/>
          <draw:equation draw:name="f2692" draw:formula="1"/>
          <draw:equation draw:name="f2693" draw:formula="1"/>
          <draw:equation draw:name="f2694" draw:formula="1"/>
          <draw:equation draw:name="f2695" draw:formula="1"/>
          <draw:equation draw:name="f2696" draw:formula="1"/>
          <draw:equation draw:name="f2697" draw:formula="1"/>
          <draw:equation draw:name="f2698" draw:formula="1"/>
          <draw:equation draw:name="f2699" draw:formula="1"/>
          <draw:equation draw:name="f2700" draw:formula="1"/>
          <draw:equation draw:name="f2701" draw:formula="1"/>
          <draw:equation draw:name="f2702" draw:formula="1"/>
          <draw:equation draw:name="f2703" draw:formula="1"/>
          <draw:equation draw:name="f2704" draw:formula="1"/>
          <draw:equation draw:name="f2705" draw:formula="1"/>
          <draw:equation draw:name="f2706" draw:formula="1"/>
          <draw:equation draw:name="f2707" draw:formula="1"/>
          <draw:equation draw:name="f2708" draw:formula="1"/>
          <draw:equation draw:name="f2709" draw:formula="1"/>
          <draw:equation draw:name="f2710" draw:formula="1"/>
          <draw:equation draw:name="f2711" draw:formula="1"/>
          <draw:equation draw:name="f2712" draw:formula="1"/>
          <draw:equation draw:name="f2713" draw:formula="1"/>
          <draw:equation draw:name="f2714" draw:formula="1"/>
          <draw:equation draw:name="f2715" draw:formula="3083"/>
          <draw:equation draw:name="f2716" draw:formula="1*30361/11520"/>
          <draw:equation draw:name="f2717" draw:formula="1"/>
          <draw:equation draw:name="f2718" draw:formula="1"/>
          <draw:equation draw:name="f2719" draw:formula="1"/>
          <draw:equation draw:name="f2720" draw:formula="1"/>
          <draw:equation draw:name="f2721" draw:formula="1"/>
          <draw:equation draw:name="f2722" draw:formula="1"/>
          <draw:equation draw:name="f2723" draw:formula="1"/>
          <draw:equation draw:name="f2724" draw:formula="1"/>
          <draw:equation draw:name="f2725" draw:formula="1"/>
          <draw:equation draw:name="f2726" draw:formula="1"/>
          <draw:equation draw:name="f2727" draw:formula="1"/>
          <draw:equation draw:name="f2728" draw:formula="1"/>
          <draw:equation draw:name="f2729" draw:formula="1"/>
          <draw:equation draw:name="f2730" draw:formula="1"/>
          <draw:equation draw:name="f2731" draw:formula="1"/>
          <draw:equation draw:name="f2732" draw:formula="1*10643/-13824"/>
          <draw:equation draw:name="f2733" draw:formula="1"/>
          <draw:equation draw:name="f2734" draw:formula="1"/>
          <draw:equation draw:name="f2735" draw:formula="3834"/>
          <draw:equation draw:name="f2736" draw:formula="1"/>
          <draw:equation draw:name="f2737" draw:formula="1"/>
          <draw:equation draw:name="f2738" draw:formula="1"/>
          <draw:equation draw:name="f2739" draw:formula="1"/>
          <draw:equation draw:name="f2740" draw:formula="1"/>
          <draw:equation draw:name="f2741" draw:formula="1"/>
          <draw:equation draw:name="f2742" draw:formula="1"/>
          <draw:equation draw:name="f2743" draw:formula="1"/>
          <draw:equation draw:name="f2744" draw:formula="3582"/>
          <draw:equation draw:name="f2745" draw:formula="1"/>
          <draw:equation draw:name="f2746" draw:formula="1"/>
          <draw:equation draw:name="f2747" draw:formula="1"/>
          <draw:equation draw:name="f2748" draw:formula="1"/>
          <draw:equation draw:name="f2749" draw:formula="1"/>
          <draw:equation draw:name="f2750" draw:formula="1"/>
          <draw:equation draw:name="f2751" draw:formula="1"/>
          <draw:equation draw:name="f2752" draw:formula="1*29621/25856"/>
          <draw:equation draw:name="f2753" draw:formula="1"/>
          <draw:equation draw:name="f2754" draw:formula="1"/>
          <draw:equation draw:name="f2755" draw:formula="1"/>
          <draw:equation draw:name="f2756" draw:formula="1"/>
          <draw:equation draw:name="f2757" draw:formula="1"/>
          <draw:equation draw:name="f2758" draw:formula="4353"/>
          <draw:equation draw:name="f2759" draw:formula="1004*sin(?f195 *(pi/180))"/>
          <draw:equation draw:name="f2760" draw:formula="1"/>
          <draw:equation draw:name="f2761" draw:formula="1"/>
          <draw:equation draw:name="f2762" draw:formula="1"/>
          <draw:equation draw:name="f2763" draw:formula="1"/>
          <draw:equation draw:name="f2764" draw:formula="1"/>
          <draw:equation draw:name="f2765" draw:formula="1"/>
          <draw:equation draw:name="f2766" draw:formula="1"/>
          <draw:equation draw:name="f2767" draw:formula="1"/>
          <draw:equation draw:name="f2768" draw:formula="1"/>
          <draw:equation draw:name="f2769" draw:formula="1"/>
          <draw:equation draw:name="f2770" draw:formula="1"/>
          <draw:equation draw:name="f2771" draw:formula="1"/>
          <draw:equation draw:name="f2772" draw:formula="1"/>
          <draw:equation draw:name="f2773" draw:formula="1"/>
          <draw:equation draw:name="f2774" draw:formula="1"/>
          <draw:equation draw:name="f2775" draw:formula="1"/>
          <draw:equation draw:name="f2776" draw:formula="1"/>
          <draw:equation draw:name="f2777" draw:formula="1"/>
          <draw:equation draw:name="f2778" draw:formula="1"/>
          <draw:equation draw:name="f2779" draw:formula="1"/>
          <draw:equation draw:name="f2780" draw:formula="1"/>
          <draw:equation draw:name="f2781" draw:formula="1"/>
          <draw:equation draw:name="f2782" draw:formula="1"/>
          <draw:equation draw:name="f2783" draw:formula="1"/>
          <draw:equation draw:name="f2784" draw:formula="1"/>
          <draw:equation draw:name="f2785" draw:formula="1"/>
          <draw:equation draw:name="f2786" draw:formula="1"/>
          <draw:equation draw:name="f2787" draw:formula="1"/>
          <draw:equation draw:name="f2788" draw:formula="1"/>
          <draw:equation draw:name="f2789" draw:formula="1"/>
          <draw:equation draw:name="f2790" draw:formula="1"/>
          <draw:equation draw:name="f2791" draw:formula="1"/>
          <draw:equation draw:name="f2792" draw:formula="1"/>
          <draw:equation draw:name="f2793" draw:formula="1"/>
          <draw:equation draw:name="f2794" draw:formula="1"/>
          <draw:equation draw:name="f2795" draw:formula="1"/>
          <draw:equation draw:name="f2796" draw:formula="1"/>
          <draw:equation draw:name="f2797" draw:formula="1"/>
          <draw:equation draw:name="f2798" draw:formula="1"/>
          <draw:equation draw:name="f2799" draw:formula="1"/>
          <draw:equation draw:name="f2800" draw:formula="1*-205/128"/>
          <draw:equation draw:name="f2801" draw:formula="1*6295/25856"/>
          <draw:equation draw:name="f2802" draw:formula="?f238 /180"/>
          <draw:equation draw:name="f2803" draw:formula="?f237 /?f239 "/>
          <draw:equation draw:name="f2804" draw:formula="1"/>
          <draw:equation draw:name="f2805" draw:formula="1"/>
          <draw:equation draw:name="f2806" draw:formula="1"/>
          <draw:equation draw:name="f2807" draw:formula="1"/>
          <draw:equation draw:name="f2808" draw:formula="1"/>
          <draw:equation draw:name="f2809" draw:formula="1"/>
          <draw:equation draw:name="f2810" draw:formula="1"/>
          <draw:equation draw:name="f2811" draw:formula="1"/>
          <draw:equation draw:name="f2812" draw:formula="1"/>
          <draw:equation draw:name="f2813" draw:formula="1"/>
          <draw:equation draw:name="f2814" draw:formula="1"/>
          <draw:equation draw:name="f2815" draw:formula="1"/>
          <draw:equation draw:name="f2816" draw:formula="1"/>
          <draw:equation draw:name="f2817" draw:formula="1"/>
          <draw:equation draw:name="f2818" draw:formula="1"/>
          <draw:equation draw:name="f2819" draw:formula="1"/>
          <draw:equation draw:name="f2820" draw:formula="1"/>
          <draw:equation draw:name="f2821" draw:formula="1"/>
          <draw:equation draw:name="f2822" draw:formula="1"/>
          <draw:equation draw:name="f2823" draw:formula="1"/>
          <draw:equation draw:name="f2824" draw:formula="1"/>
          <draw:equation draw:name="f2825" draw:formula="1"/>
          <draw:equation draw:name="f2826" draw:formula="1"/>
          <draw:equation draw:name="f2827" draw:formula="1"/>
          <draw:equation draw:name="f2828" draw:formula="1"/>
          <draw:equation draw:name="f2829" draw:formula="1"/>
          <draw:equation draw:name="f2830" draw:formula="1"/>
          <draw:equation draw:name="f2831" draw:formula="1"/>
          <draw:equation draw:name="f2832" draw:formula="1"/>
          <draw:equation draw:name="f2833" draw:formula="1"/>
          <draw:equation draw:name="f2834" draw:formula="1"/>
          <draw:equation draw:name="f2835" draw:formula="1*-841/-21344"/>
          <draw:equation draw:name="f2836" draw:formula="1"/>
          <draw:equation draw:name="f2837" draw:formula="1"/>
          <draw:equation draw:name="f2838" draw:formula="1"/>
          <draw:equation draw:name="f2839" draw:formula="1"/>
          <draw:equation draw:name="f2840" draw:formula="1"/>
          <draw:equation draw:name="f2841" draw:formula="5911"/>
          <draw:equation draw:name="f2842" draw:formula="1"/>
          <draw:equation draw:name="f2843" draw:formula="1"/>
          <draw:equation draw:name="f2844" draw:formula="1*-26223/25856"/>
          <draw:equation draw:name="f2845" draw:formula="1"/>
          <draw:equation draw:name="f2846" draw:formula="1"/>
          <draw:equation draw:name="f2847" draw:formula="1"/>
          <draw:equation draw:name="f2848" draw:formula="1"/>
          <draw:equation draw:name="f2849" draw:formula="1"/>
          <draw:equation draw:name="f2850" draw:formula="1"/>
          <draw:equation draw:name="f2851" draw:formula="1"/>
          <draw:equation draw:name="f2852" draw:formula="1"/>
          <draw:equation draw:name="f2853" draw:formula="1"/>
          <draw:equation draw:name="f2854" draw:formula="1"/>
          <draw:equation draw:name="f2855" draw:formula="1"/>
          <draw:equation draw:name="f2856" draw:formula="1"/>
          <draw:equation draw:name="f2857" draw:formula="1"/>
          <draw:equation draw:name="f2858" draw:formula="1"/>
          <draw:equation draw:name="f2859" draw:formula="1"/>
          <draw:equation draw:name="f2860" draw:formula="1"/>
          <draw:equation draw:name="f2861" draw:formula="1"/>
          <draw:equation draw:name="f2862" draw:formula="1"/>
          <draw:equation draw:name="f2863" draw:formula="1"/>
          <draw:equation draw:name="f2864" draw:formula="1"/>
          <draw:equation draw:name="f2865" draw:formula="1"/>
          <draw:equation draw:name="f2866" draw:formula="1"/>
          <draw:equation draw:name="f2867" draw:formula="1"/>
          <draw:equation draw:name="f2868" draw:formula="1"/>
          <draw:equation draw:name="f2869" draw:formula="1"/>
          <draw:equation draw:name="f2870" draw:formula="5401"/>
          <draw:equation draw:name="f2871" draw:formula="1096*cos(?f51 *(pi/180))"/>
          <draw:equation draw:name="f2872" draw:formula="1"/>
          <draw:equation draw:name="f2873" draw:formula="1"/>
          <draw:equation draw:name="f2874" draw:formula="1"/>
          <draw:equation draw:name="f2875" draw:formula="1"/>
          <draw:equation draw:name="f2876" draw:formula="1"/>
          <draw:equation draw:name="f2877" draw:formula="1"/>
          <draw:equation draw:name="f2878" draw:formula="5664"/>
          <draw:equation draw:name="f2879" draw:formula="1228*sin(?f59 *(pi/180))"/>
          <draw:equation draw:name="f2880" draw:formula="1"/>
          <draw:equation draw:name="f2881" draw:formula="1"/>
          <draw:equation draw:name="f2882" draw:formula="1"/>
          <draw:equation draw:name="f2883" draw:formula="1"/>
          <draw:equation draw:name="f2884" draw:formula="5918"/>
          <draw:equation draw:name="f2885" draw:formula="1"/>
          <draw:equation draw:name="f2886" draw:formula="1"/>
          <draw:equation draw:name="f2887" draw:formula="1"/>
          <draw:equation draw:name="f2888" draw:formula="1"/>
          <draw:equation draw:name="f2889" draw:formula="1"/>
          <draw:equation draw:name="f2890" draw:formula="1"/>
          <draw:equation draw:name="f2891" draw:formula="1"/>
          <draw:equation draw:name="f2892" draw:formula="1"/>
          <draw:equation draw:name="f2893" draw:formula="1"/>
          <draw:equation draw:name="f2894" draw:formula="1"/>
          <draw:equation draw:name="f2895" draw:formula="1"/>
          <draw:equation draw:name="f2896" draw:formula="1"/>
          <draw:equation draw:name="f2897" draw:formula="1"/>
          <draw:equation draw:name="f2898" draw:formula="1"/>
          <draw:equation draw:name="f2899" draw:formula="1*-27443/-13824"/>
          <draw:equation draw:name="f2900" draw:formula="1"/>
          <draw:equation draw:name="f2901" draw:formula="1"/>
          <draw:equation draw:name="f2902" draw:formula="1"/>
          <draw:equation draw:name="f2903" draw:formula="1"/>
          <draw:equation draw:name="f2904" draw:formula="1"/>
          <draw:equation draw:name="f2905" draw:formula="6384"/>
          <draw:equation draw:name="f2906" draw:formula="1"/>
          <draw:equation draw:name="f2907" draw:formula="1"/>
          <draw:equation draw:name="f2908" draw:formula="1"/>
          <draw:equation draw:name="f2909" draw:formula="1"/>
          <draw:equation draw:name="f2910" draw:formula="1"/>
          <draw:equation draw:name="f2911" draw:formula="1"/>
          <draw:equation draw:name="f2912" draw:formula="1"/>
          <draw:equation draw:name="f2913" draw:formula="1"/>
          <draw:equation draw:name="f2914" draw:formula="1"/>
          <draw:equation draw:name="f2915" draw:formula="1"/>
          <draw:equation draw:name="f2916" draw:formula="1"/>
          <draw:equation draw:name="f2917" draw:formula="1"/>
          <draw:equation draw:name="f2918" draw:formula="1"/>
          <draw:equation draw:name="f2919" draw:formula="1"/>
          <draw:equation draw:name="f2920" draw:formula="1"/>
          <draw:equation draw:name="f2921" draw:formula="1"/>
          <draw:equation draw:name="f2922" draw:formula="1"/>
          <draw:equation draw:name="f2923" draw:formula="1"/>
          <draw:equation draw:name="f2924" draw:formula="1"/>
          <draw:equation draw:name="f2925" draw:formula="1"/>
          <draw:equation draw:name="f2926" draw:formula="6138"/>
          <draw:equation draw:name="f2927" draw:formula="1"/>
          <draw:equation draw:name="f2928" draw:formula="1"/>
          <draw:equation draw:name="f2929" draw:formula="1"/>
          <draw:equation draw:name="f2930" draw:formula="1"/>
          <draw:equation draw:name="f2931" draw:formula="1"/>
          <draw:equation draw:name="f2932" draw:formula="1"/>
          <draw:equation draw:name="f2933" draw:formula="1"/>
          <draw:equation draw:name="f2934" draw:formula="1"/>
          <draw:equation draw:name="f2935" draw:formula="1"/>
          <draw:equation draw:name="f2936" draw:formula="1"/>
          <draw:equation draw:name="f2937" draw:formula="1"/>
          <draw:equation draw:name="f2938" draw:formula="1"/>
          <draw:equation draw:name="f2939" draw:formula="1"/>
          <draw:equation draw:name="f2940" draw:formula="1"/>
          <draw:equation draw:name="f2941" draw:formula="1"/>
          <draw:equation draw:name="f2942" draw:formula="1"/>
          <draw:equation draw:name="f2943" draw:formula="1"/>
          <draw:equation draw:name="f2944" draw:formula="1"/>
          <draw:equation draw:name="f2945" draw:formula="1"/>
          <draw:equation draw:name="f2946" draw:formula="1"/>
          <draw:equation draw:name="f2947" draw:formula="1"/>
          <draw:equation draw:name="f2948" draw:formula="1"/>
          <draw:equation draw:name="f2949" draw:formula="1"/>
          <draw:equation draw:name="f2950" draw:formula="1*-23031/25856"/>
          <draw:equation draw:name="f2951" draw:formula="1"/>
          <draw:equation draw:name="f2952" draw:formula="1"/>
          <draw:equation draw:name="f2953" draw:formula="1"/>
          <draw:equation draw:name="f2954" draw:formula="1"/>
          <draw:equation draw:name="f2955" draw:formula="1"/>
          <draw:equation draw:name="f2956" draw:formula="1*0/-13824"/>
          <draw:equation draw:name="f2957" draw:formula="1"/>
          <draw:equation draw:name="f2958" draw:formula="1"/>
          <draw:equation draw:name="f2959" draw:formula="1"/>
          <draw:equation draw:name="f2960" draw:formula="1"/>
          <draw:equation draw:name="f2961" draw:formula="1"/>
          <draw:equation draw:name="f2962" draw:formula="1"/>
          <draw:equation draw:name="f2963" draw:formula="1"/>
          <draw:equation draw:name="f2964" draw:formula="1"/>
          <draw:equation draw:name="f2965" draw:formula="1"/>
          <draw:equation draw:name="f2966" draw:formula="1"/>
          <draw:equation draw:name="f2967" draw:formula="1"/>
          <draw:equation draw:name="f2968" draw:formula="1"/>
          <draw:equation draw:name="f2969" draw:formula="1"/>
          <draw:equation draw:name="f2970" draw:formula="1"/>
          <draw:equation draw:name="f2971" draw:formula="1"/>
          <draw:equation draw:name="f2972" draw:formula="1"/>
          <draw:equation draw:name="f2973" draw:formula="6417"/>
          <draw:equation draw:name="f2974" draw:formula="1"/>
          <draw:equation draw:name="f2975" draw:formula="1"/>
          <draw:equation draw:name="f2976" draw:formula="1"/>
          <draw:equation draw:name="f2977" draw:formula="1"/>
          <draw:equation draw:name="f2978" draw:formula="1"/>
          <draw:equation draw:name="f2979" draw:formula="1"/>
          <draw:equation draw:name="f2980" draw:formula="1"/>
          <draw:equation draw:name="f2981" draw:formula="1"/>
          <draw:equation draw:name="f2982" draw:formula="1"/>
          <draw:equation draw:name="f2983" draw:formula="1"/>
          <draw:equation draw:name="f2984" draw:formula="1"/>
          <draw:equation draw:name="f2985" draw:formula="1"/>
          <draw:equation draw:name="f2986" draw:formula="6670"/>
          <draw:equation draw:name="f2987" draw:formula="619*cos(?f167 *(pi/180))"/>
          <draw:equation draw:name="f2988" draw:formula="1"/>
          <draw:equation draw:name="f2989" draw:formula="1"/>
          <draw:equation draw:name="f2990" draw:formula="1*-32175/-19840"/>
          <draw:equation draw:name="f2991" draw:formula="1"/>
          <draw:equation draw:name="f2992" draw:formula="1"/>
          <draw:equation draw:name="f2993" draw:formula="1"/>
          <draw:equation draw:name="f2994" draw:formula="1"/>
          <draw:equation draw:name="f2995" draw:formula="1"/>
          <draw:equation draw:name="f2996" draw:formula="1"/>
          <draw:equation draw:name="f2997" draw:formula="1"/>
          <draw:equation draw:name="f2998" draw:formula="1"/>
          <draw:equation draw:name="f2999" draw:formula="1"/>
          <draw:equation draw:name="f3000" draw:formula="1"/>
          <draw:equation draw:name="f3001" draw:formula="1"/>
          <draw:equation draw:name="f3002" draw:formula="1"/>
          <draw:equation draw:name="f3003" draw:formula="1"/>
          <draw:equation draw:name="f3004" draw:formula="1"/>
          <draw:equation draw:name="f3005" draw:formula="1"/>
          <draw:equation draw:name="f3006" draw:formula="1"/>
          <draw:equation draw:name="f3007" draw:formula="1"/>
          <draw:equation draw:name="f3008" draw:formula="1"/>
          <draw:equation draw:name="f3009" draw:formula="1"/>
          <draw:equation draw:name="f3010" draw:formula="1"/>
          <draw:equation draw:name="f3011" draw:formula="1"/>
          <draw:equation draw:name="f3012" draw:formula="1"/>
          <draw:equation draw:name="f3013" draw:formula="1"/>
          <draw:equation draw:name="f3014" draw:formula="1"/>
          <draw:equation draw:name="f3015" draw:formula="1"/>
          <draw:equation draw:name="f3016" draw:formula="1"/>
          <draw:equation draw:name="f3017" draw:formula="1"/>
          <draw:equation draw:name="f3018" draw:formula="1"/>
          <draw:equation draw:name="f3019" draw:formula="1"/>
          <draw:equation draw:name="f3020" draw:formula="1"/>
          <draw:equation draw:name="f3021" draw:formula="1"/>
          <draw:equation draw:name="f3022" draw:formula="1"/>
          <draw:equation draw:name="f3023" draw:formula="1"/>
          <draw:equation draw:name="f3024" draw:formula="1"/>
          <draw:equation draw:name="f3025" draw:formula="1"/>
          <draw:equation draw:name="f3026" draw:formula="1"/>
          <draw:equation draw:name="f3027" draw:formula="1"/>
          <draw:equation draw:name="f3028" draw:formula="1"/>
          <draw:equation draw:name="f3029" draw:formula="1"/>
          <draw:equation draw:name="f3030" draw:formula="1"/>
          <draw:equation draw:name="f3031" draw:formula="1"/>
          <draw:equation draw:name="f3032" draw:formula="1"/>
          <draw:equation draw:name="f3033" draw:formula="1"/>
          <draw:equation draw:name="f3034" draw:formula="1"/>
          <draw:equation draw:name="f3035" draw:formula="1"/>
          <draw:equation draw:name="f3036" draw:formula="1"/>
          <draw:equation draw:name="f3037" draw:formula="1"/>
          <draw:equation draw:name="f3038" draw:formula="1"/>
          <draw:equation draw:name="f3039" draw:formula="1"/>
          <draw:equation draw:name="f3040" draw:formula="1*26153/25856"/>
          <draw:equation draw:name="f3041" draw:formula="1"/>
          <draw:equation draw:name="f3042" draw:formula="1"/>
          <draw:equation draw:name="f3043" draw:formula="1"/>
          <draw:equation draw:name="f3044" draw:formula="1"/>
          <draw:equation draw:name="f3045" draw:formula="1"/>
          <draw:equation draw:name="f3046" draw:formula="1"/>
          <draw:equation draw:name="f3047" draw:formula="1"/>
          <draw:equation draw:name="f3048" draw:formula="1"/>
          <draw:equation draw:name="f3049" draw:formula="1"/>
          <draw:equation draw:name="f3050" draw:formula="1"/>
          <draw:equation draw:name="f3051" draw:formula="1"/>
          <draw:equation draw:name="f3052" draw:formula="1"/>
          <draw:equation draw:name="f3053" draw:formula="1"/>
          <draw:equation draw:name="f3054" draw:formula="1"/>
          <draw:equation draw:name="f3055" draw:formula="1"/>
          <draw:equation draw:name="f3056" draw:formula="1"/>
          <draw:equation draw:name="f3057" draw:formula="1"/>
          <draw:equation draw:name="f3058" draw:formula="1"/>
          <draw:equation draw:name="f3059" draw:formula="1"/>
          <draw:equation draw:name="f3060" draw:formula="1"/>
          <draw:equation draw:name="f3061" draw:formula="1"/>
          <draw:equation draw:name="f3062" draw:formula="1"/>
          <draw:equation draw:name="f3063" draw:formula="1"/>
          <draw:equation draw:name="f3064" draw:formula="1"/>
          <draw:equation draw:name="f3065" draw:formula="1"/>
          <draw:equation draw:name="f3066" draw:formula="1"/>
          <draw:equation draw:name="f3067" draw:formula="16384"/>
          <draw:equation draw:name="f3068" draw:formula="1"/>
          <draw:equation draw:name="f3069" draw:formula="1"/>
          <draw:equation draw:name="f3070" draw:formula="1"/>
          <draw:equation draw:name="f3071" draw:formula="1"/>
          <draw:equation draw:name="f3072" draw:formula="1"/>
          <draw:equation draw:name="f3073" draw:formula="1"/>
          <draw:equation draw:name="f3074" draw:formula="1"/>
          <draw:equation draw:name="f3075" draw:formula="1"/>
          <draw:equation draw:name="f3076" draw:formula="1"/>
          <draw:equation draw:name="f3077" draw:formula="1"/>
          <draw:equation draw:name="f3078" draw:formula="1"/>
          <draw:equation draw:name="f3079" draw:formula="1"/>
          <draw:equation draw:name="f3080" draw:formula="1"/>
          <draw:equation draw:name="f3081" draw:formula="1"/>
          <draw:equation draw:name="f3082" draw:formula="1"/>
          <draw:equation draw:name="f3083" draw:formula="1"/>
          <draw:equation draw:name="f3084" draw:formula="1"/>
          <draw:equation draw:name="f3085" draw:formula="1"/>
          <draw:equation draw:name="f3086" draw:formula="1"/>
          <draw:equation draw:name="f3087" draw:formula="1"/>
          <draw:equation draw:name="f3088" draw:formula="1"/>
          <draw:equation draw:name="f3089" draw:formula="1"/>
          <draw:equation draw:name="f3090" draw:formula="1"/>
          <draw:equation draw:name="f3091" draw:formula="1"/>
          <draw:equation draw:name="f3092" draw:formula="1"/>
          <draw:equation draw:name="f3093" draw:formula="1"/>
          <draw:equation draw:name="f3094" draw:formula="1"/>
          <draw:equation draw:name="f3095" draw:formula="1"/>
          <draw:equation draw:name="f3096" draw:formula="1"/>
          <draw:equation draw:name="f3097" draw:formula="1"/>
          <draw:equation draw:name="f3098" draw:formula="1"/>
          <draw:equation draw:name="f3099" draw:formula="1"/>
          <draw:equation draw:name="f3100" draw:formula="1"/>
          <draw:equation draw:name="f3101" draw:formula="1"/>
          <draw:equation draw:name="f3102" draw:formula="1"/>
          <draw:equation draw:name="f3103" draw:formula="1"/>
          <draw:equation draw:name="f3104" draw:formula="1"/>
          <draw:equation draw:name="f3105" draw:formula="1"/>
          <draw:equation draw:name="f3106" draw:formula="1"/>
          <draw:equation draw:name="f3107" draw:formula="1"/>
          <draw:equation draw:name="f3108" draw:formula="1"/>
          <draw:equation draw:name="f3109" draw:formula="1"/>
          <draw:equation draw:name="f3110" draw:formula="1"/>
          <draw:equation draw:name="f3111" draw:formula="1"/>
          <draw:equation draw:name="f3112" draw:formula="1"/>
          <draw:equation draw:name="f3113" draw:formula="1"/>
          <draw:equation draw:name="f3114" draw:formula="1"/>
          <draw:equation draw:name="f3115" draw:formula="1"/>
          <draw:equation draw:name="f3116" draw:formula="1"/>
          <draw:equation draw:name="f3117" draw:formula="1"/>
          <draw:equation draw:name="f3118" draw:formula="1"/>
          <draw:equation draw:name="f3119" draw:formula="1"/>
          <draw:equation draw:name="f3120" draw:formula="1"/>
          <draw:equation draw:name="f3121" draw:formula="1"/>
          <draw:equation draw:name="f3122" draw:formula="1"/>
          <draw:equation draw:name="f3123" draw:formula="1"/>
          <draw:equation draw:name="f3124" draw:formula="1"/>
          <draw:equation draw:name="f3125" draw:formula="1"/>
          <draw:equation draw:name="f3126" draw:formula="1"/>
          <draw:equation draw:name="f3127" draw:formula="1"/>
          <draw:equation draw:name="f3128" draw:formula="1"/>
          <draw:equation draw:name="f3129" draw:formula="1"/>
          <draw:equation draw:name="f3130" draw:formula="1"/>
          <draw:equation draw:name="f3131" draw:formula="1"/>
          <draw:equation draw:name="f3132" draw:formula="1*895/-13824"/>
          <draw:equation draw:name="f3133" draw:formula="1*0/-13824"/>
          <draw:equation draw:name="f3134" draw:formula="1"/>
          <draw:equation draw:name="f3135" draw:formula="1"/>
          <draw:equation draw:name="f3136" draw:formula="1"/>
          <draw:equation draw:name="f3137" draw:formula="1"/>
          <draw:equation draw:name="f3138" draw:formula="1"/>
          <draw:equation draw:name="f3139" draw:formula="1"/>
          <draw:equation draw:name="f3140" draw:formula="1"/>
          <draw:equation draw:name="f3141" draw:formula="1"/>
          <draw:equation draw:name="f3142" draw:formula="1"/>
          <draw:equation draw:name="f3143" draw:formula="1"/>
          <draw:equation draw:name="f3144" draw:formula="1"/>
          <draw:equation draw:name="f3145" draw:formula="1"/>
          <draw:equation draw:name="f3146" draw:formula="1"/>
          <draw:equation draw:name="f3147" draw:formula="1"/>
          <draw:equation draw:name="f3148" draw:formula="1"/>
          <draw:equation draw:name="f3149" draw:formula="1"/>
          <draw:equation draw:name="f3150" draw:formula="1"/>
          <draw:equation draw:name="f3151" draw:formula="1"/>
          <draw:equation draw:name="f3152" draw:formula="1"/>
          <draw:equation draw:name="f3153" draw:formula="1"/>
          <draw:equation draw:name="f3154" draw:formula="1"/>
          <draw:equation draw:name="f3155" draw:formula="1"/>
          <draw:equation draw:name="f3156" draw:formula="1"/>
          <draw:equation draw:name="f3157" draw:formula="1"/>
          <draw:equation draw:name="f3158" draw:formula="1"/>
          <draw:equation draw:name="f3159" draw:formula="1"/>
          <draw:equation draw:name="f3160" draw:formula="1*26153/25856"/>
          <draw:equation draw:name="f3161" draw:formula="1"/>
          <draw:equation draw:name="f3162" draw:formula="1"/>
          <draw:equation draw:name="f3163" draw:formula="1"/>
          <draw:equation draw:name="f3164" draw:formula="1"/>
          <draw:equation draw:name="f3165" draw:formula="1"/>
          <draw:equation draw:name="f3166" draw:formula="1"/>
          <draw:equation draw:name="f3167" draw:formula="1"/>
          <draw:equation draw:name="f3168" draw:formula="1"/>
          <draw:equation draw:name="f3169" draw:formula="1"/>
          <draw:equation draw:name="f3170" draw:formula="1"/>
          <draw:equation draw:name="f3171" draw:formula="1"/>
          <draw:equation draw:name="f3172" draw:formula="1"/>
          <draw:equation draw:name="f3173" draw:formula="1"/>
          <draw:equation draw:name="f3174" draw:formula="1"/>
          <draw:equation draw:name="f3175" draw:formula="1"/>
          <draw:equation draw:name="f3176" draw:formula="1"/>
          <draw:equation draw:name="f3177" draw:formula="1"/>
          <draw:equation draw:name="f3178" draw:formula="1*26153/25856"/>
          <draw:equation draw:name="f3179" draw:formula="1"/>
          <draw:equation draw:name="f3180" draw:formula="1"/>
          <draw:equation draw:name="f3181" draw:formula="1"/>
          <draw:equation draw:name="f3182" draw:formula="1"/>
          <draw:equation draw:name="f3183" draw:formula="1"/>
          <draw:equation draw:name="f3184" draw:formula="1"/>
          <draw:equation draw:name="f3185" draw:formula="1"/>
          <draw:equation draw:name="f3186" draw:formula="1"/>
          <draw:equation draw:name="f3187" draw:formula="1"/>
          <draw:equation draw:name="f3188" draw:formula="1"/>
          <draw:equation draw:name="f3189" draw:formula="1"/>
          <draw:equation draw:name="f3190" draw:formula="1"/>
          <draw:equation draw:name="f3191" draw:formula="1"/>
          <draw:equation draw:name="f3192" draw:formula="1"/>
          <draw:equation draw:name="f3193" draw:formula="1"/>
          <draw:equation draw:name="f3194" draw:formula="1"/>
          <draw:equation draw:name="f3195" draw:formula="1"/>
          <draw:equation draw:name="f3196" draw:formula="1"/>
          <draw:equation draw:name="f3197" draw:formula="1"/>
          <draw:equation draw:name="f3198" draw:formula="1"/>
          <draw:equation draw:name="f3199" draw:formula="1"/>
          <draw:equation draw:name="f3200" draw:formula="1"/>
          <draw:equation draw:name="f3201" draw:formula="1"/>
          <draw:equation draw:name="f3202" draw:formula="1"/>
          <draw:equation draw:name="f3203" draw:formula="1"/>
          <draw:equation draw:name="f3204" draw:formula="1"/>
          <draw:equation draw:name="f3205" draw:formula="1"/>
          <draw:equation draw:name="f3206" draw:formula="1"/>
          <draw:equation draw:name="f3207" draw:formula="1"/>
          <draw:equation draw:name="f3208" draw:formula="1"/>
          <draw:equation draw:name="f3209" draw:formula="1"/>
          <draw:equation draw:name="f3210" draw:formula="1"/>
          <draw:equation draw:name="f3211" draw:formula="1"/>
          <draw:equation draw:name="f3212" draw:formula="1"/>
          <draw:equation draw:name="f3213" draw:formula="1"/>
          <draw:equation draw:name="f3214" draw:formula="1"/>
          <draw:equation draw:name="f3215" draw:formula="1"/>
          <draw:equation draw:name="f3216" draw:formula="1"/>
          <draw:equation draw:name="f3217" draw:formula="1"/>
          <draw:equation draw:name="f3218" draw:formula="1"/>
          <draw:equation draw:name="f3219" draw:formula="1"/>
          <draw:equation draw:name="f3220" draw:formula="1"/>
          <draw:equation draw:name="f3221" draw:formula="1"/>
          <draw:equation draw:name="f3222" draw:formula="1"/>
          <draw:equation draw:name="f3223" draw:formula="1"/>
          <draw:equation draw:name="f3224" draw:formula="1"/>
          <draw:equation draw:name="f3225" draw:formula="1"/>
          <draw:equation draw:name="f3226" draw:formula="1"/>
          <draw:equation draw:name="f3227" draw:formula="1"/>
          <draw:equation draw:name="f3228" draw:formula="1*26153/25856"/>
          <draw:equation draw:name="f3229" draw:formula="1"/>
          <draw:equation draw:name="f3230" draw:formula="1"/>
          <draw:equation draw:name="f3231" draw:formula="1"/>
          <draw:equation draw:name="f3232" draw:formula="1"/>
          <draw:equation draw:name="f3233" draw:formula="1"/>
          <draw:equation draw:name="f3234" draw:formula="1"/>
          <draw:equation draw:name="f3235" draw:formula="1"/>
          <draw:equation draw:name="f3236" draw:formula="1"/>
          <draw:equation draw:name="f3237" draw:formula="1"/>
          <draw:equation draw:name="f3238" draw:formula="1"/>
          <draw:equation draw:name="f3239" draw:formula="1"/>
          <draw:equation draw:name="f3240" draw:formula="1"/>
          <draw:equation draw:name="f3241" draw:formula="1"/>
          <draw:equation draw:name="f3242" draw:formula="1"/>
          <draw:equation draw:name="f3243" draw:formula="1"/>
          <draw:equation draw:name="f3244" draw:formula="1"/>
          <draw:equation draw:name="f3245" draw:formula="1"/>
          <draw:equation draw:name="f3246" draw:formula="1"/>
          <draw:equation draw:name="f3247" draw:formula="1"/>
          <draw:equation draw:name="f3248" draw:formula="1"/>
          <draw:equation draw:name="f3249" draw:formula="1"/>
          <draw:equation draw:name="f3250" draw:formula="1"/>
          <draw:equation draw:name="f3251" draw:formula="1"/>
          <draw:equation draw:name="f3252" draw:formula="1"/>
          <draw:equation draw:name="f3253" draw:formula="1"/>
          <draw:equation draw:name="f3254" draw:formula="1"/>
          <draw:equation draw:name="f3255" draw:formula="1"/>
          <draw:equation draw:name="f3256" draw:formula="1"/>
          <draw:equation draw:name="f3257" draw:formula="1"/>
          <draw:equation draw:name="f3258" draw:formula="1"/>
          <draw:equation draw:name="f3259" draw:formula="16384"/>
          <draw:equation draw:name="f3260" draw:formula="1"/>
          <draw:equation draw:name="f3261" draw:formula="1"/>
          <draw:equation draw:name="f3262" draw:formula="1"/>
          <draw:equation draw:name="f3263" draw:formula="1"/>
          <draw:equation draw:name="f3264" draw:formula="1"/>
          <draw:equation draw:name="f3265" draw:formula="1"/>
          <draw:equation draw:name="f3266" draw:formula="1"/>
          <draw:equation draw:name="f3267" draw:formula="1"/>
          <draw:equation draw:name="f3268" draw:formula="1"/>
          <draw:equation draw:name="f3269" draw:formula="1"/>
          <draw:equation draw:name="f3270" draw:formula="1"/>
          <draw:equation draw:name="f3271" draw:formula="1"/>
          <draw:equation draw:name="f3272" draw:formula="1"/>
          <draw:equation draw:name="f3273" draw:formula="1"/>
          <draw:equation draw:name="f3274" draw:formula="1"/>
          <draw:equation draw:name="f3275" draw:formula="1"/>
          <draw:equation draw:name="f3276" draw:formula="1"/>
          <draw:equation draw:name="f3277" draw:formula="1"/>
          <draw:equation draw:name="f3278" draw:formula="1"/>
          <draw:equation draw:name="f3279" draw:formula="1"/>
          <draw:equation draw:name="f3280" draw:formula="1"/>
          <draw:equation draw:name="f3281" draw:formula="1"/>
          <draw:equation draw:name="f3282" draw:formula="1"/>
          <draw:equation draw:name="f3283" draw:formula="1"/>
          <draw:equation draw:name="f3284" draw:formula="1"/>
          <draw:equation draw:name="f3285" draw:formula="1"/>
          <draw:equation draw:name="f3286" draw:formula="1"/>
          <draw:equation draw:name="f3287" draw:formula="1"/>
          <draw:equation draw:name="f3288" draw:formula="1"/>
          <draw:equation draw:name="f3289" draw:formula="1"/>
          <draw:equation draw:name="f3290" draw:formula="1"/>
          <draw:equation draw:name="f3291" draw:formula="1"/>
          <draw:equation draw:name="f3292" draw:formula="1"/>
          <draw:equation draw:name="f3293" draw:formula="1"/>
          <draw:equation draw:name="f3294" draw:formula="1"/>
          <draw:equation draw:name="f3295" draw:formula="1"/>
          <draw:equation draw:name="f3296" draw:formula="1"/>
          <draw:equation draw:name="f3297" draw:formula="1"/>
          <draw:equation draw:name="f3298" draw:formula="1"/>
          <draw:equation draw:name="f3299" draw:formula="1"/>
          <draw:equation draw:name="f3300" draw:formula="1"/>
          <draw:equation draw:name="f3301" draw:formula="1"/>
          <draw:equation draw:name="f3302" draw:formula="1"/>
          <draw:equation draw:name="f3303" draw:formula="1"/>
          <draw:equation draw:name="f3304" draw:formula="1"/>
          <draw:equation draw:name="f3305" draw:formula="1"/>
          <draw:equation draw:name="f3306" draw:formula="1"/>
          <draw:equation draw:name="f3307" draw:formula="1"/>
          <draw:equation draw:name="f3308" draw:formula="1"/>
          <draw:equation draw:name="f3309" draw:formula="1"/>
          <draw:equation draw:name="f3310" draw:formula="1"/>
          <draw:equation draw:name="f3311" draw:formula="1"/>
          <draw:equation draw:name="f3312" draw:formula="1"/>
          <draw:equation draw:name="f3313" draw:formula="1"/>
          <draw:equation draw:name="f3314" draw:formula="1"/>
          <draw:equation draw:name="f3315" draw:formula="1"/>
          <draw:equation draw:name="f3316" draw:formula="1"/>
          <draw:equation draw:name="f3317" draw:formula="1"/>
          <draw:equation draw:name="f3318" draw:formula="1"/>
          <draw:equation draw:name="f3319" draw:formula="1*895/-13824"/>
          <draw:equation draw:name="f3320" draw:formula="1*0/-13824"/>
          <draw:equation draw:name="f3321" draw:formula="1"/>
          <draw:equation draw:name="f3322" draw:formula="1"/>
          <draw:equation draw:name="f3323" draw:formula="1"/>
          <draw:equation draw:name="f3324" draw:formula="1"/>
          <draw:equation draw:name="f3325" draw:formula="1"/>
          <draw:equation draw:name="f3326" draw:formula="1"/>
          <draw:equation draw:name="f3327" draw:formula="1"/>
          <draw:equation draw:name="f3328" draw:formula="1"/>
          <draw:equation draw:name="f3329" draw:formula="1"/>
          <draw:equation draw:name="f3330" draw:formula="1"/>
          <draw:equation draw:name="f3331" draw:formula="1"/>
          <draw:equation draw:name="f3332" draw:formula="1"/>
          <draw:equation draw:name="f3333" draw:formula="1"/>
          <draw:equation draw:name="f3334" draw:formula="1"/>
          <draw:equation draw:name="f3335" draw:formula="1"/>
          <draw:equation draw:name="f3336" draw:formula="1"/>
          <draw:equation draw:name="f3337" draw:formula="1"/>
          <draw:equation draw:name="f3338" draw:formula="1"/>
          <draw:equation draw:name="f3339" draw:formula="1"/>
          <draw:equation draw:name="f3340" draw:formula="1"/>
          <draw:equation draw:name="f3341" draw:formula="1"/>
          <draw:equation draw:name="f3342" draw:formula="1"/>
          <draw:equation draw:name="f3343" draw:formula="1"/>
          <draw:equation draw:name="f3344" draw:formula="1"/>
          <draw:equation draw:name="f3345" draw:formula="1"/>
          <draw:equation draw:name="f3346" draw:formula="1"/>
          <draw:equation draw:name="f3347" draw:formula="1"/>
          <draw:equation draw:name="f3348" draw:formula="1"/>
          <draw:equation draw:name="f3349" draw:formula="1"/>
          <draw:equation draw:name="f3350" draw:formula="1"/>
          <draw:equation draw:name="f3351" draw:formula="1"/>
          <draw:equation draw:name="f3352" draw:formula="1"/>
          <draw:equation draw:name="f3353" draw:formula="1"/>
          <draw:equation draw:name="f3354" draw:formula="1"/>
          <draw:equation draw:name="f3355" draw:formula="1"/>
          <draw:equation draw:name="f3356" draw:formula="1"/>
          <draw:equation draw:name="f3357" draw:formula="1"/>
          <draw:equation draw:name="f3358" draw:formula="1"/>
          <draw:equation draw:name="f3359" draw:formula="1"/>
          <draw:equation draw:name="f3360" draw:formula="1"/>
          <draw:equation draw:name="f3361" draw:formula="1"/>
          <draw:equation draw:name="f3362" draw:formula="1"/>
          <draw:equation draw:name="f3363" draw:formula="1"/>
          <draw:equation draw:name="f3364" draw:formula="1"/>
          <draw:equation draw:name="f3365" draw:formula="1"/>
          <draw:equation draw:name="f3366" draw:formula="1"/>
          <draw:equation draw:name="f3367" draw:formula="1"/>
          <draw:equation draw:name="f3368" draw:formula="1"/>
          <draw:equation draw:name="f3369" draw:formula="1"/>
          <draw:equation draw:name="f3370" draw:formula="1"/>
          <draw:equation draw:name="f3371" draw:formula="1"/>
          <draw:equation draw:name="f3372" draw:formula="1"/>
          <draw:equation draw:name="f3373" draw:formula="1"/>
          <draw:equation draw:name="f3374" draw:formula="1"/>
          <draw:equation draw:name="f3375" draw:formula="1"/>
          <draw:equation draw:name="f3376" draw:formula="1*26153/25856"/>
          <draw:equation draw:name="f3377" draw:formula="1"/>
          <draw:equation draw:name="f3378" draw:formula="1"/>
          <draw:equation draw:name="f3379" draw:formula="1"/>
          <draw:equation draw:name="f3380" draw:formula="1"/>
          <draw:equation draw:name="f3381" draw:formula="1"/>
          <draw:equation draw:name="f3382" draw:formula="1"/>
          <draw:equation draw:name="f3383" draw:formula="1"/>
          <draw:equation draw:name="f3384" draw:formula="1"/>
          <draw:equation draw:name="f3385" draw:formula="1"/>
          <draw:equation draw:name="f3386" draw:formula="1"/>
          <draw:equation draw:name="f3387" draw:formula="1"/>
          <draw:equation draw:name="f3388" draw:formula="1"/>
          <draw:equation draw:name="f3389" draw:formula="1"/>
          <draw:equation draw:name="f3390" draw:formula="1"/>
          <draw:equation draw:name="f3391" draw:formula="1"/>
          <draw:equation draw:name="f3392" draw:formula="1"/>
          <draw:equation draw:name="f3393" draw:formula="1"/>
          <draw:equation draw:name="f3394" draw:formula="1*895/-13824"/>
          <draw:equation draw:name="f3395" draw:formula="1*0/-13824"/>
          <draw:equation draw:name="f3396" draw:formula="1"/>
          <draw:equation draw:name="f3397" draw:formula="1"/>
          <draw:equation draw:name="f3398" draw:formula="1"/>
          <draw:equation draw:name="f3399" draw:formula="1"/>
          <draw:equation draw:name="f3400" draw:formula="1"/>
          <draw:equation draw:name="f3401" draw:formula="1"/>
          <draw:equation draw:name="f3402" draw:formula="1"/>
          <draw:equation draw:name="f3403" draw:formula="1"/>
          <draw:equation draw:name="f3404" draw:formula="1"/>
          <draw:equation draw:name="f3405" draw:formula="1"/>
          <draw:equation draw:name="f3406" draw:formula="1"/>
          <draw:equation draw:name="f3407" draw:formula="1"/>
          <draw:equation draw:name="f3408" draw:formula="1"/>
          <draw:equation draw:name="f3409" draw:formula="1"/>
          <draw:equation draw:name="f3410" draw:formula="1"/>
          <draw:equation draw:name="f3411" draw:formula="1"/>
          <draw:equation draw:name="f3412" draw:formula="1"/>
          <draw:equation draw:name="f3413" draw:formula="1"/>
          <draw:equation draw:name="f3414" draw:formula="1"/>
          <draw:equation draw:name="f3415" draw:formula="1"/>
          <draw:equation draw:name="f3416" draw:formula="1"/>
          <draw:equation draw:name="f3417" draw:formula="1"/>
          <draw:equation draw:name="f3418" draw:formula="1"/>
          <draw:equation draw:name="f3419" draw:formula="1"/>
          <draw:equation draw:name="f3420" draw:formula="1"/>
          <draw:equation draw:name="f3421" draw:formula="1"/>
          <draw:equation draw:name="f3422" draw:formula="1*26153/25856"/>
          <draw:equation draw:name="f3423" draw:formula="1"/>
          <draw:equation draw:name="f3424" draw:formula="1"/>
          <draw:equation draw:name="f3425" draw:formula="1"/>
          <draw:equation draw:name="f3426" draw:formula="1"/>
          <draw:equation draw:name="f3427" draw:formula="1"/>
          <draw:equation draw:name="f3428" draw:formula="1"/>
          <draw:equation draw:name="f3429" draw:formula="1"/>
          <draw:equation draw:name="f3430" draw:formula="1"/>
          <draw:equation draw:name="f3431" draw:formula="1"/>
          <draw:equation draw:name="f3432" draw:formula="1"/>
          <draw:equation draw:name="f3433" draw:formula="1"/>
          <draw:equation draw:name="f3434" draw:formula="1"/>
          <draw:equation draw:name="f3435" draw:formula="1"/>
          <draw:equation draw:name="f3436" draw:formula="1"/>
          <draw:equation draw:name="f3437" draw:formula="1"/>
          <draw:equation draw:name="f3438" draw:formula="1"/>
          <draw:equation draw:name="f3439" draw:formula="1"/>
          <draw:equation draw:name="f3440" draw:formula="1"/>
          <draw:equation draw:name="f3441" draw:formula="1"/>
          <draw:equation draw:name="f3442" draw:formula="1"/>
          <draw:equation draw:name="f3443" draw:formula="1"/>
          <draw:equation draw:name="f3444" draw:formula="1"/>
          <draw:equation draw:name="f3445" draw:formula="1"/>
          <draw:equation draw:name="f3446" draw:formula="1"/>
          <draw:equation draw:name="f3447" draw:formula="1"/>
          <draw:equation draw:name="f3448" draw:formula="1"/>
          <draw:equation draw:name="f3449" draw:formula="1"/>
          <draw:equation draw:name="f3450" draw:formula="1"/>
          <draw:equation draw:name="f3451" draw:formula="1"/>
          <draw:equation draw:name="f3452" draw:formula="1"/>
          <draw:equation draw:name="f3453" draw:formula="1"/>
          <draw:equation draw:name="f3454" draw:formula="1"/>
          <draw:equation draw:name="f3455" draw:formula="1"/>
          <draw:equation draw:name="f3456" draw:formula="1"/>
          <draw:equation draw:name="f3457" draw:formula="1"/>
          <draw:equation draw:name="f3458" draw:formula="1"/>
          <draw:equation draw:name="f3459" draw:formula="1"/>
          <draw:equation draw:name="f3460" draw:formula="1"/>
          <draw:equation draw:name="f3461" draw:formula="1"/>
          <draw:equation draw:name="f3462" draw:formula="1"/>
          <draw:equation draw:name="f3463" draw:formula="1"/>
          <draw:equation draw:name="f3464" draw:formula="1"/>
          <draw:equation draw:name="f3465" draw:formula="1"/>
          <draw:equation draw:name="f3466" draw:formula="1"/>
          <draw:equation draw:name="f3467" draw:formula="1"/>
          <draw:equation draw:name="f3468" draw:formula="1"/>
          <draw:equation draw:name="f3469" draw:formula="1"/>
          <draw:equation draw:name="f3470" draw:formula="1"/>
          <draw:equation draw:name="f3471" draw:formula="1"/>
          <draw:equation draw:name="f3472" draw:formula="1"/>
          <draw:equation draw:name="f3473" draw:formula="1"/>
          <draw:equation draw:name="f3474" draw:formula="16384"/>
          <draw:equation draw:name="f3475" draw:formula="1"/>
          <draw:equation draw:name="f3476" draw:formula="1"/>
          <draw:equation draw:name="f3477" draw:formula="1"/>
          <draw:equation draw:name="f3478" draw:formula="1"/>
          <draw:equation draw:name="f3479" draw:formula="1"/>
          <draw:equation draw:name="f3480" draw:formula="1"/>
          <draw:equation draw:name="f3481" draw:formula="1"/>
          <draw:equation draw:name="f3482" draw:formula="1"/>
          <draw:equation draw:name="f3483" draw:formula="1"/>
          <draw:equation draw:name="f3484" draw:formula="1"/>
          <draw:equation draw:name="f3485" draw:formula="1"/>
          <draw:equation draw:name="f3486" draw:formula="1"/>
          <draw:equation draw:name="f3487" draw:formula="1"/>
          <draw:equation draw:name="f3488" draw:formula="1"/>
          <draw:equation draw:name="f3489" draw:formula="1"/>
          <draw:equation draw:name="f3490" draw:formula="1"/>
          <draw:equation draw:name="f3491" draw:formula="1"/>
          <draw:equation draw:name="f3492" draw:formula="1"/>
          <draw:equation draw:name="f3493" draw:formula="1"/>
          <draw:equation draw:name="f3494" draw:formula="1"/>
          <draw:equation draw:name="f3495" draw:formula="1"/>
          <draw:equation draw:name="f3496" draw:formula="1"/>
          <draw:equation draw:name="f3497" draw:formula="1"/>
          <draw:equation draw:name="f3498" draw:formula="1"/>
          <draw:equation draw:name="f3499" draw:formula="1"/>
          <draw:equation draw:name="f3500" draw:formula="1"/>
          <draw:equation draw:name="f3501" draw:formula="1"/>
          <draw:equation draw:name="f3502" draw:formula="1"/>
          <draw:equation draw:name="f3503" draw:formula="1"/>
          <draw:equation draw:name="f3504" draw:formula="1"/>
          <draw:equation draw:name="f3505" draw:formula="1"/>
          <draw:equation draw:name="f3506" draw:formula="1"/>
          <draw:equation draw:name="f3507" draw:formula="1"/>
          <draw:equation draw:name="f3508" draw:formula="1"/>
          <draw:equation draw:name="f3509" draw:formula="1"/>
          <draw:equation draw:name="f3510" draw:formula="1"/>
          <draw:equation draw:name="f3511" draw:formula="1"/>
          <draw:equation draw:name="f3512" draw:formula="1"/>
          <draw:equation draw:name="f3513" draw:formula="1"/>
          <draw:equation draw:name="f3514" draw:formula="1"/>
          <draw:equation draw:name="f3515" draw:formula="1"/>
          <draw:equation draw:name="f3516" draw:formula="1"/>
          <draw:equation draw:name="f3517" draw:formula="1"/>
          <draw:equation draw:name="f3518" draw:formula="1"/>
          <draw:equation draw:name="f3519" draw:formula="1"/>
          <draw:equation draw:name="f3520" draw:formula="1"/>
          <draw:equation draw:name="f3521" draw:formula="1"/>
          <draw:equation draw:name="f3522" draw:formula="1"/>
          <draw:equation draw:name="f3523" draw:formula="1"/>
          <draw:equation draw:name="f3524" draw:formula="16384"/>
          <draw:equation draw:name="f3525" draw:formula="1"/>
          <draw:equation draw:name="f3526" draw:formula="1"/>
          <draw:equation draw:name="f3527" draw:formula="1"/>
          <draw:equation draw:name="f3528" draw:formula="1"/>
          <draw:equation draw:name="f3529" draw:formula="1"/>
          <draw:equation draw:name="f3530" draw:formula="1"/>
          <draw:equation draw:name="f3531" draw:formula="1"/>
          <draw:equation draw:name="f3532" draw:formula="1"/>
          <draw:equation draw:name="f3533" draw:formula="1"/>
          <draw:equation draw:name="f3534" draw:formula="1"/>
          <draw:equation draw:name="f3535" draw:formula="1"/>
          <draw:equation draw:name="f3536" draw:formula="1"/>
          <draw:equation draw:name="f3537" draw:formula="1"/>
          <draw:equation draw:name="f3538" draw:formula="1"/>
          <draw:equation draw:name="f3539" draw:formula="1"/>
          <draw:equation draw:name="f3540" draw:formula="1"/>
          <draw:equation draw:name="f3541" draw:formula="1"/>
          <draw:equation draw:name="f3542" draw:formula="1"/>
          <draw:equation draw:name="f3543" draw:formula="1"/>
          <draw:equation draw:name="f3544" draw:formula="1"/>
          <draw:equation draw:name="f3545" draw:formula="1"/>
          <draw:equation draw:name="f3546" draw:formula="1"/>
          <draw:equation draw:name="f3547" draw:formula="1"/>
          <draw:equation draw:name="f3548" draw:formula="1"/>
          <draw:equation draw:name="f3549" draw:formula="1"/>
          <draw:equation draw:name="f3550" draw:formula="1"/>
          <draw:equation draw:name="f3551" draw:formula="1"/>
          <draw:equation draw:name="f3552" draw:formula="1"/>
          <draw:equation draw:name="f3553" draw:formula="1"/>
          <draw:equation draw:name="f3554" draw:formula="1"/>
          <draw:equation draw:name="f3555" draw:formula="1"/>
          <draw:equation draw:name="f3556" draw:formula="1"/>
          <draw:equation draw:name="f3557" draw:formula="1"/>
          <draw:equation draw:name="f3558" draw:formula="1"/>
          <draw:equation draw:name="f3559" draw:formula="1"/>
          <draw:equation draw:name="f3560" draw:formula="1"/>
          <draw:equation draw:name="f3561" draw:formula="1"/>
          <draw:equation draw:name="f3562" draw:formula="1"/>
          <draw:equation draw:name="f3563" draw:formula="1"/>
          <draw:equation draw:name="f3564" draw:formula="1"/>
          <draw:equation draw:name="f3565" draw:formula="1"/>
          <draw:equation draw:name="f3566" draw:formula="1"/>
          <draw:equation draw:name="f3567" draw:formula="1"/>
          <draw:equation draw:name="f3568" draw:formula="1"/>
          <draw:equation draw:name="f3569" draw:formula="1"/>
          <draw:equation draw:name="f3570" draw:formula="1"/>
          <draw:equation draw:name="f3571" draw:formula="1"/>
          <draw:equation draw:name="f3572" draw:formula="1"/>
          <draw:equation draw:name="f3573" draw:formula="1"/>
          <draw:equation draw:name="f3574" draw:formula="1"/>
          <draw:equation draw:name="f3575" draw:formula="1"/>
          <draw:equation draw:name="f3576" draw:formula="1"/>
          <draw:equation draw:name="f3577" draw:formula="1"/>
          <draw:equation draw:name="f3578" draw:formula="1"/>
          <draw:equation draw:name="f3579" draw:formula="1"/>
          <draw:equation draw:name="f3580" draw:formula="1"/>
          <draw:equation draw:name="f3581" draw:formula="1"/>
          <draw:equation draw:name="f3582" draw:formula="1"/>
          <draw:equation draw:name="f3583" draw:formula="1"/>
          <draw:equation draw:name="f3584" draw:formula="1*895/-13824"/>
          <draw:equation draw:name="f3585" draw:formula="1*0/-13824"/>
          <draw:equation draw:name="f3586" draw:formula="1"/>
          <draw:equation draw:name="f3587" draw:formula="1"/>
          <draw:equation draw:name="f3588" draw:formula="1"/>
          <draw:equation draw:name="f3589" draw:formula="1"/>
          <draw:equation draw:name="f3590" draw:formula="1"/>
          <draw:equation draw:name="f3591" draw:formula="1"/>
          <draw:equation draw:name="f3592" draw:formula="1"/>
          <draw:equation draw:name="f3593" draw:formula="1"/>
          <draw:equation draw:name="f3594" draw:formula="1"/>
          <draw:equation draw:name="f3595" draw:formula="1"/>
          <draw:equation draw:name="f3596" draw:formula="1"/>
          <draw:equation draw:name="f3597" draw:formula="1"/>
          <draw:equation draw:name="f3598" draw:formula="1"/>
          <draw:equation draw:name="f3599" draw:formula="1"/>
          <draw:equation draw:name="f3600" draw:formula="1"/>
          <draw:equation draw:name="f3601" draw:formula="1"/>
          <draw:equation draw:name="f3602" draw:formula="1"/>
          <draw:equation draw:name="f3603" draw:formula="1"/>
          <draw:equation draw:name="f3604" draw:formula="1"/>
          <draw:equation draw:name="f3605" draw:formula="1"/>
          <draw:equation draw:name="f3606" draw:formula="1"/>
          <draw:equation draw:name="f3607" draw:formula="1"/>
          <draw:equation draw:name="f3608" draw:formula="1"/>
          <draw:equation draw:name="f3609" draw:formula="1"/>
          <draw:equation draw:name="f3610" draw:formula="1"/>
          <draw:equation draw:name="f3611" draw:formula="1"/>
          <draw:equation draw:name="f3612" draw:formula="1"/>
          <draw:equation draw:name="f3613" draw:formula="1"/>
          <draw:equation draw:name="f3614" draw:formula="1"/>
          <draw:equation draw:name="f3615" draw:formula="1*26153/25856"/>
          <draw:equation draw:name="f3616" draw:formula="1"/>
          <draw:equation draw:name="f3617" draw:formula="1"/>
          <draw:equation draw:name="f3618" draw:formula="1"/>
          <draw:equation draw:name="f3619" draw:formula="1"/>
          <draw:equation draw:name="f3620" draw:formula="1"/>
          <draw:equation draw:name="f3621" draw:formula="1"/>
          <draw:equation draw:name="f3622" draw:formula="1"/>
          <draw:equation draw:name="f3623" draw:formula="1"/>
          <draw:equation draw:name="f3624" draw:formula="1"/>
          <draw:equation draw:name="f3625" draw:formula="1"/>
          <draw:equation draw:name="f3626" draw:formula="1"/>
          <draw:equation draw:name="f3627" draw:formula="1"/>
          <draw:equation draw:name="f3628" draw:formula="1"/>
          <draw:equation draw:name="f3629" draw:formula="1"/>
          <draw:equation draw:name="f3630" draw:formula="1"/>
          <draw:equation draw:name="f3631" draw:formula="1"/>
          <draw:equation draw:name="f3632" draw:formula="16384"/>
          <draw:equation draw:name="f3633" draw:formula="1*895/-13824"/>
          <draw:equation draw:name="f3634" draw:formula="1*0/-13824"/>
          <draw:equation draw:name="f3635" draw:formula="1"/>
          <draw:equation draw:name="f3636" draw:formula="1"/>
          <draw:equation draw:name="f3637" draw:formula="1"/>
          <draw:equation draw:name="f3638" draw:formula="1"/>
          <draw:equation draw:name="f3639" draw:formula="1"/>
          <draw:equation draw:name="f3640" draw:formula="1"/>
          <draw:equation draw:name="f3641" draw:formula="1"/>
          <draw:equation draw:name="f3642" draw:formula="1"/>
          <draw:equation draw:name="f3643" draw:formula="1"/>
          <draw:equation draw:name="f3644" draw:formula="1"/>
          <draw:equation draw:name="f3645" draw:formula="1"/>
          <draw:equation draw:name="f3646" draw:formula="1"/>
          <draw:equation draw:name="f3647" draw:formula="1"/>
          <draw:equation draw:name="f3648" draw:formula="1"/>
          <draw:equation draw:name="f3649" draw:formula="1"/>
          <draw:equation draw:name="f3650" draw:formula="1"/>
          <draw:equation draw:name="f3651" draw:formula="1*895/-13824"/>
          <draw:equation draw:name="f3652" draw:formula="1*0/-13824"/>
          <draw:equation draw:name="f3653" draw:formula="1"/>
          <draw:equation draw:name="f3654" draw:formula="1"/>
          <draw:equation draw:name="f3655" draw:formula="1"/>
          <draw:equation draw:name="f3656" draw:formula="1"/>
          <draw:equation draw:name="f3657" draw:formula="1"/>
          <draw:equation draw:name="f3658" draw:formula="1"/>
          <draw:equation draw:name="f3659" draw:formula="1"/>
          <draw:equation draw:name="f3660" draw:formula="1"/>
          <draw:equation draw:name="f3661" draw:formula="1"/>
          <draw:equation draw:name="f3662" draw:formula="1"/>
          <draw:equation draw:name="f3663" draw:formula="1"/>
          <draw:equation draw:name="f3664" draw:formula="1"/>
          <draw:equation draw:name="f3665" draw:formula="1"/>
          <draw:equation draw:name="f3666" draw:formula="1"/>
          <draw:equation draw:name="f3667" draw:formula="1"/>
          <draw:equation draw:name="f3668" draw:formula="1"/>
          <draw:equation draw:name="f3669" draw:formula="1"/>
          <draw:equation draw:name="f3670" draw:formula="1"/>
          <draw:equation draw:name="f3671" draw:formula="1"/>
          <draw:equation draw:name="f3672" draw:formula="1"/>
          <draw:equation draw:name="f3673" draw:formula="1"/>
          <draw:equation draw:name="f3674" draw:formula="1"/>
          <draw:equation draw:name="f3675" draw:formula="1"/>
          <draw:equation draw:name="f3676" draw:formula="1"/>
          <draw:equation draw:name="f3677" draw:formula="1"/>
          <draw:equation draw:name="f3678" draw:formula="1"/>
          <draw:equation draw:name="f3679" draw:formula="1*26153/25856"/>
          <draw:equation draw:name="f3680" draw:formula="1"/>
          <draw:equation draw:name="f3681" draw:formula="1"/>
          <draw:equation draw:name="f3682" draw:formula="1"/>
          <draw:equation draw:name="f3683" draw:formula="1"/>
          <draw:equation draw:name="f3684" draw:formula="1"/>
          <draw:equation draw:name="f3685" draw:formula="1"/>
          <draw:equation draw:name="f3686" draw:formula="1"/>
          <draw:equation draw:name="f3687" draw:formula="1"/>
          <draw:equation draw:name="f3688" draw:formula="1"/>
          <draw:equation draw:name="f3689" draw:formula="1"/>
          <draw:equation draw:name="f3690" draw:formula="1"/>
          <draw:equation draw:name="f3691" draw:formula="1"/>
          <draw:equation draw:name="f3692" draw:formula="1"/>
          <draw:equation draw:name="f3693" draw:formula="1"/>
          <draw:equation draw:name="f3694" draw:formula="1"/>
          <draw:equation draw:name="f3695" draw:formula="1"/>
          <draw:equation draw:name="f3696" draw:formula="1"/>
          <draw:equation draw:name="f3697" draw:formula="1"/>
          <draw:equation draw:name="f3698" draw:formula="1"/>
          <draw:equation draw:name="f3699" draw:formula="1"/>
          <draw:equation draw:name="f3700" draw:formula="1"/>
          <draw:equation draw:name="f3701" draw:formula="1"/>
          <draw:equation draw:name="f3702" draw:formula="1"/>
          <draw:equation draw:name="f3703" draw:formula="1"/>
          <draw:equation draw:name="f3704" draw:formula="1"/>
          <draw:equation draw:name="f3705" draw:formula="1"/>
          <draw:equation draw:name="f3706" draw:formula="1"/>
          <draw:equation draw:name="f3707" draw:formula="1"/>
          <draw:equation draw:name="f3708" draw:formula="1"/>
          <draw:equation draw:name="f3709" draw:formula="1"/>
          <draw:equation draw:name="f3710" draw:formula="1"/>
          <draw:equation draw:name="f3711" draw:formula="1"/>
          <draw:equation draw:name="f3712" draw:formula="1"/>
          <draw:equation draw:name="f3713" draw:formula="1*895/-13824"/>
          <draw:equation draw:name="f3714" draw:formula="1*0/-13824"/>
          <draw:equation draw:name="f3715" draw:formula="1"/>
          <draw:equation draw:name="f3716" draw:formula="1"/>
          <draw:equation draw:name="f3717" draw:formula="1"/>
          <draw:equation draw:name="f3718" draw:formula="1"/>
          <draw:equation draw:name="f3719" draw:formula="1"/>
          <draw:equation draw:name="f3720" draw:formula="1"/>
          <draw:equation draw:name="f3721" draw:formula="1"/>
          <draw:equation draw:name="f3722" draw:formula="1"/>
          <draw:equation draw:name="f3723" draw:formula="1"/>
          <draw:equation draw:name="f3724" draw:formula="1"/>
          <draw:equation draw:name="f3725" draw:formula="1"/>
          <draw:equation draw:name="f3726" draw:formula="1"/>
          <draw:equation draw:name="f3727" draw:formula="1"/>
          <draw:equation draw:name="f3728" draw:formula="1"/>
          <draw:equation draw:name="f3729" draw:formula="1"/>
          <draw:equation draw:name="f3730" draw:formula="1"/>
          <draw:equation draw:name="f3731" draw:formula="1"/>
          <draw:equation draw:name="f3732" draw:formula="1"/>
          <draw:equation draw:name="f3733" draw:formula="1"/>
          <draw:equation draw:name="f3734" draw:formula="1"/>
          <draw:equation draw:name="f3735" draw:formula="1"/>
          <draw:equation draw:name="f3736" draw:formula="1"/>
          <draw:equation draw:name="f3737" draw:formula="1"/>
          <draw:equation draw:name="f3738" draw:formula="1"/>
          <draw:equation draw:name="f3739" draw:formula="1"/>
          <draw:equation draw:name="f3740" draw:formula="1"/>
          <draw:equation draw:name="f3741" draw:formula="1"/>
          <draw:equation draw:name="f3742" draw:formula="1"/>
          <draw:equation draw:name="f3743" draw:formula="1"/>
          <draw:equation draw:name="f3744" draw:formula="1*26153/25856"/>
          <draw:equation draw:name="f3745" draw:formula="1"/>
          <draw:equation draw:name="f3746" draw:formula="1"/>
          <draw:equation draw:name="f3747" draw:formula="1"/>
          <draw:equation draw:name="f3748" draw:formula="1"/>
          <draw:equation draw:name="f3749" draw:formula="1"/>
          <draw:equation draw:name="f3750" draw:formula="1"/>
          <draw:equation draw:name="f3751" draw:formula="1"/>
          <draw:equation draw:name="f3752" draw:formula="1"/>
          <draw:equation draw:name="f3753" draw:formula="1"/>
          <draw:equation draw:name="f3754" draw:formula="1"/>
          <draw:equation draw:name="f3755" draw:formula="1"/>
          <draw:equation draw:name="f3756" draw:formula="1"/>
          <draw:equation draw:name="f3757" draw:formula="1"/>
          <draw:equation draw:name="f3758" draw:formula="1"/>
          <draw:equation draw:name="f3759" draw:formula="1"/>
          <draw:equation draw:name="f3760" draw:formula="1"/>
          <draw:equation draw:name="f3761" draw:formula="1"/>
          <draw:equation draw:name="f3762" draw:formula="1"/>
          <draw:equation draw:name="f3763" draw:formula="1"/>
          <draw:equation draw:name="f3764" draw:formula="1"/>
          <draw:equation draw:name="f3765" draw:formula="1"/>
          <draw:equation draw:name="f3766" draw:formula="1"/>
          <draw:equation draw:name="f3767" draw:formula="1"/>
          <draw:equation draw:name="f3768" draw:formula="1"/>
          <draw:equation draw:name="f3769" draw:formula="1"/>
          <draw:equation draw:name="f3770" draw:formula="1"/>
          <draw:equation draw:name="f3771" draw:formula="1"/>
          <draw:equation draw:name="f3772" draw:formula="1"/>
          <draw:equation draw:name="f3773" draw:formula="1"/>
          <draw:equation draw:name="f3774" draw:formula="1"/>
          <draw:equation draw:name="f3775" draw:formula="1"/>
          <draw:equation draw:name="f3776" draw:formula="1"/>
          <draw:equation draw:name="f3777" draw:formula="1"/>
          <draw:equation draw:name="f3778" draw:formula="1"/>
          <draw:equation draw:name="f3779" draw:formula="1"/>
          <draw:equation draw:name="f3780" draw:formula="1"/>
          <draw:equation draw:name="f3781" draw:formula="1"/>
          <draw:equation draw:name="f3782" draw:formula="1"/>
          <draw:equation draw:name="f3783" draw:formula="1"/>
          <draw:equation draw:name="f3784" draw:formula="1"/>
          <draw:equation draw:name="f3785" draw:formula="1"/>
          <draw:equation draw:name="f3786" draw:formula="1"/>
          <draw:equation draw:name="f3787" draw:formula="1"/>
          <draw:equation draw:name="f3788" draw:formula="1"/>
          <draw:equation draw:name="f3789" draw:formula="1"/>
          <draw:equation draw:name="f3790" draw:formula="1"/>
          <draw:equation draw:name="f3791" draw:formula="1"/>
          <draw:equation draw:name="f3792" draw:formula="1"/>
          <draw:equation draw:name="f3793" draw:formula="1"/>
          <draw:equation draw:name="f3794" draw:formula="1"/>
          <draw:equation draw:name="f3795" draw:formula="1"/>
          <draw:equation draw:name="f3796" draw:formula="1"/>
          <draw:equation draw:name="f3797" draw:formula="1"/>
          <draw:equation draw:name="f3798" draw:formula="1"/>
          <draw:equation draw:name="f3799" draw:formula="1"/>
          <draw:equation draw:name="f3800" draw:formula="1"/>
          <draw:equation draw:name="f3801" draw:formula="1"/>
          <draw:equation draw:name="f3802" draw:formula="1"/>
          <draw:equation draw:name="f3803" draw:formula="1"/>
          <draw:equation draw:name="f3804" draw:formula="1"/>
          <draw:equation draw:name="f3805" draw:formula="1"/>
          <draw:equation draw:name="f3806" draw:formula="1"/>
          <draw:equation draw:name="f3807" draw:formula="1"/>
          <draw:equation draw:name="f3808" draw:formula="1"/>
          <draw:equation draw:name="f3809" draw:formula="1*26153/25856"/>
          <draw:equation draw:name="f3810" draw:formula="1"/>
          <draw:equation draw:name="f3811" draw:formula="1"/>
          <draw:equation draw:name="f3812" draw:formula="1"/>
          <draw:equation draw:name="f3813" draw:formula="1"/>
          <draw:equation draw:name="f3814" draw:formula="1"/>
          <draw:equation draw:name="f3815" draw:formula="1"/>
          <draw:equation draw:name="f3816" draw:formula="1"/>
          <draw:equation draw:name="f3817" draw:formula="1"/>
          <draw:equation draw:name="f3818" draw:formula="1"/>
          <draw:equation draw:name="f3819" draw:formula="1"/>
          <draw:equation draw:name="f3820" draw:formula="1"/>
          <draw:equation draw:name="f3821" draw:formula="1"/>
          <draw:equation draw:name="f3822" draw:formula="1"/>
          <draw:equation draw:name="f3823" draw:formula="1"/>
          <draw:equation draw:name="f3824" draw:formula="1"/>
          <draw:equation draw:name="f3825" draw:formula="1"/>
          <draw:equation draw:name="f3826" draw:formula="1"/>
          <draw:equation draw:name="f3827" draw:formula="1"/>
          <draw:equation draw:name="f3828" draw:formula="1"/>
          <draw:equation draw:name="f3829" draw:formula="1"/>
          <draw:equation draw:name="f3830" draw:formula="1"/>
          <draw:equation draw:name="f3831" draw:formula="1"/>
          <draw:equation draw:name="f3832" draw:formula="1"/>
          <draw:equation draw:name="f3833" draw:formula="1"/>
          <draw:equation draw:name="f3834" draw:formula="1"/>
          <draw:equation draw:name="f3835" draw:formula="1"/>
          <draw:equation draw:name="f3836" draw:formula="1"/>
          <draw:equation draw:name="f3837" draw:formula="1"/>
          <draw:equation draw:name="f3838" draw:formula="1"/>
          <draw:equation draw:name="f3839" draw:formula="1"/>
          <draw:equation draw:name="f3840" draw:formula="1"/>
          <draw:equation draw:name="f3841" draw:formula="1"/>
          <draw:equation draw:name="f3842" draw:formula="1"/>
          <draw:equation draw:name="f3843" draw:formula="1"/>
          <draw:equation draw:name="f3844" draw:formula="1"/>
          <draw:equation draw:name="f3845" draw:formula="1"/>
          <draw:equation draw:name="f3846" draw:formula="1"/>
          <draw:equation draw:name="f3847" draw:formula="1"/>
          <draw:equation draw:name="f3848" draw:formula="1"/>
          <draw:equation draw:name="f3849" draw:formula="1"/>
          <draw:equation draw:name="f3850" draw:formula="1"/>
          <draw:equation draw:name="f3851" draw:formula="1"/>
          <draw:equation draw:name="f3852" draw:formula="1"/>
          <draw:equation draw:name="f3853" draw:formula="1"/>
          <draw:equation draw:name="f3854" draw:formula="1"/>
          <draw:equation draw:name="f3855" draw:formula="1"/>
          <draw:equation draw:name="f3856" draw:formula="1"/>
          <draw:equation draw:name="f3857" draw:formula="1"/>
          <draw:equation draw:name="f3858" draw:formula="1"/>
          <draw:equation draw:name="f3859" draw:formula="1*26153/25856"/>
          <draw:equation draw:name="f3860" draw:formula="1"/>
          <draw:equation draw:name="f3861" draw:formula="1"/>
          <draw:equation draw:name="f3862" draw:formula="1"/>
          <draw:equation draw:name="f3863" draw:formula="1"/>
          <draw:equation draw:name="f3864" draw:formula="1"/>
          <draw:equation draw:name="f3865" draw:formula="1"/>
          <draw:equation draw:name="f3866" draw:formula="1"/>
          <draw:equation draw:name="f3867" draw:formula="1"/>
          <draw:equation draw:name="f3868" draw:formula="1"/>
          <draw:equation draw:name="f3869" draw:formula="1"/>
          <draw:equation draw:name="f3870" draw:formula="1"/>
          <draw:equation draw:name="f3871" draw:formula="1"/>
          <draw:equation draw:name="f3872" draw:formula="1"/>
          <draw:equation draw:name="f3873" draw:formula="1"/>
          <draw:equation draw:name="f3874" draw:formula="1"/>
          <draw:equation draw:name="f3875" draw:formula="1"/>
          <draw:equation draw:name="f3876" draw:formula="1"/>
          <draw:equation draw:name="f3877" draw:formula="1"/>
          <draw:equation draw:name="f3878" draw:formula="1"/>
          <draw:equation draw:name="f3879" draw:formula="1"/>
          <draw:equation draw:name="f3880" draw:formula="1"/>
          <draw:equation draw:name="f3881" draw:formula="1"/>
          <draw:equation draw:name="f3882" draw:formula="1"/>
          <draw:equation draw:name="f3883" draw:formula="1"/>
          <draw:equation draw:name="f3884" draw:formula="1"/>
          <draw:equation draw:name="f3885" draw:formula="1"/>
          <draw:equation draw:name="f3886" draw:formula="1"/>
          <draw:equation draw:name="f3887" draw:formula="1"/>
          <draw:equation draw:name="f3888" draw:formula="1"/>
          <draw:equation draw:name="f3889" draw:formula="1"/>
          <draw:equation draw:name="f3890" draw:formula="1"/>
          <draw:equation draw:name="f3891" draw:formula="1"/>
          <draw:equation draw:name="f3892" draw:formula="1"/>
          <draw:equation draw:name="f3893" draw:formula="1"/>
          <draw:equation draw:name="f3894" draw:formula="1"/>
          <draw:equation draw:name="f3895" draw:formula="1"/>
          <draw:equation draw:name="f3896" draw:formula="1"/>
          <draw:equation draw:name="f3897" draw:formula="1"/>
          <draw:equation draw:name="f3898" draw:formula="1"/>
          <draw:equation draw:name="f3899" draw:formula="1"/>
          <draw:equation draw:name="f3900" draw:formula="1"/>
          <draw:equation draw:name="f3901" draw:formula="1"/>
          <draw:equation draw:name="f3902" draw:formula="1"/>
          <draw:equation draw:name="f3903" draw:formula="1"/>
          <draw:equation draw:name="f3904" draw:formula="1"/>
          <draw:equation draw:name="f3905" draw:formula="1"/>
          <draw:equation draw:name="f3906" draw:formula="1"/>
          <draw:equation draw:name="f3907" draw:formula="1"/>
          <draw:equation draw:name="f3908" draw:formula="1"/>
          <draw:equation draw:name="f3909" draw:formula="1*26153/25856"/>
          <draw:equation draw:name="f3910" draw:formula="1"/>
          <draw:equation draw:name="f3911" draw:formula="1"/>
          <draw:equation draw:name="f3912" draw:formula="1"/>
          <draw:equation draw:name="f3913" draw:formula="1"/>
          <draw:equation draw:name="f3914" draw:formula="1"/>
          <draw:equation draw:name="f3915" draw:formula="1"/>
          <draw:equation draw:name="f3916" draw:formula="1"/>
          <draw:equation draw:name="f3917" draw:formula="1"/>
          <draw:equation draw:name="f3918" draw:formula="1"/>
          <draw:equation draw:name="f3919" draw:formula="1"/>
          <draw:equation draw:name="f3920" draw:formula="1"/>
          <draw:equation draw:name="f3921" draw:formula="1"/>
          <draw:equation draw:name="f3922" draw:formula="1"/>
          <draw:equation draw:name="f3923" draw:formula="1"/>
          <draw:equation draw:name="f3924" draw:formula="1"/>
          <draw:equation draw:name="f3925" draw:formula="1"/>
          <draw:equation draw:name="f3926" draw:formula="1"/>
          <draw:equation draw:name="f3927" draw:formula="1"/>
          <draw:equation draw:name="f3928" draw:formula="1"/>
          <draw:equation draw:name="f3929" draw:formula="1"/>
          <draw:equation draw:name="f3930" draw:formula="1"/>
          <draw:equation draw:name="f3931" draw:formula="1"/>
          <draw:equation draw:name="f3932" draw:formula="1"/>
          <draw:equation draw:name="f3933" draw:formula="1"/>
          <draw:equation draw:name="f3934" draw:formula="1"/>
          <draw:equation draw:name="f3935" draw:formula="1"/>
          <draw:equation draw:name="f3936" draw:formula="1"/>
          <draw:equation draw:name="f3937" draw:formula="1"/>
          <draw:equation draw:name="f3938" draw:formula="1"/>
          <draw:equation draw:name="f3939" draw:formula="1"/>
          <draw:equation draw:name="f3940" draw:formula="1"/>
          <draw:equation draw:name="f3941" draw:formula="1"/>
          <draw:equation draw:name="f3942" draw:formula="1"/>
          <draw:equation draw:name="f3943" draw:formula="1"/>
          <draw:equation draw:name="f3944" draw:formula="1"/>
          <draw:equation draw:name="f3945" draw:formula="1"/>
          <draw:equation draw:name="f3946" draw:formula="1"/>
          <draw:equation draw:name="f3947" draw:formula="1"/>
          <draw:equation draw:name="f3948" draw:formula="1"/>
          <draw:equation draw:name="f3949" draw:formula="1"/>
          <draw:equation draw:name="f3950" draw:formula="1"/>
          <draw:equation draw:name="f3951" draw:formula="1"/>
          <draw:equation draw:name="f3952" draw:formula="1"/>
          <draw:equation draw:name="f3953" draw:formula="1"/>
          <draw:equation draw:name="f3954" draw:formula="1"/>
          <draw:equation draw:name="f3955" draw:formula="1"/>
          <draw:equation draw:name="f3956" draw:formula="1"/>
          <draw:equation draw:name="f3957" draw:formula="1"/>
          <draw:equation draw:name="f3958" draw:formula="1"/>
          <draw:equation draw:name="f3959" draw:formula="1"/>
          <draw:equation draw:name="f3960" draw:formula="1"/>
          <draw:equation draw:name="f3961" draw:formula="16384"/>
          <draw:equation draw:name="f3962" draw:formula="1"/>
          <draw:equation draw:name="f3963" draw:formula="1"/>
          <draw:equation draw:name="f3964" draw:formula="1"/>
          <draw:equation draw:name="f3965" draw:formula="1"/>
          <draw:equation draw:name="f3966" draw:formula="1"/>
          <draw:equation draw:name="f3967" draw:formula="1"/>
          <draw:equation draw:name="f3968" draw:formula="1"/>
          <draw:equation draw:name="f3969" draw:formula="1"/>
          <draw:equation draw:name="f3970" draw:formula="1"/>
          <draw:equation draw:name="f3971" draw:formula="1"/>
          <draw:equation draw:name="f3972" draw:formula="1"/>
          <draw:equation draw:name="f3973" draw:formula="1"/>
          <draw:equation draw:name="f3974" draw:formula="1"/>
          <draw:equation draw:name="f3975" draw:formula="1"/>
          <draw:equation draw:name="f3976" draw:formula="1"/>
          <draw:equation draw:name="f3977" draw:formula="1"/>
          <draw:equation draw:name="f3978" draw:formula="1"/>
          <draw:equation draw:name="f3979" draw:formula="1"/>
          <draw:equation draw:name="f3980" draw:formula="1"/>
          <draw:equation draw:name="f3981" draw:formula="1"/>
          <draw:equation draw:name="f3982" draw:formula="1"/>
          <draw:equation draw:name="f3983" draw:formula="1"/>
          <draw:equation draw:name="f3984" draw:formula="1"/>
          <draw:equation draw:name="f3985" draw:formula="1"/>
          <draw:equation draw:name="f3986" draw:formula="1"/>
          <draw:equation draw:name="f3987" draw:formula="1"/>
          <draw:equation draw:name="f3988" draw:formula="1"/>
          <draw:equation draw:name="f3989" draw:formula="1"/>
          <draw:equation draw:name="f3990" draw:formula="1"/>
          <draw:equation draw:name="f3991" draw:formula="1"/>
          <draw:equation draw:name="f3992" draw:formula="1"/>
          <draw:equation draw:name="f3993" draw:formula="1"/>
          <draw:equation draw:name="f3994" draw:formula="1"/>
          <draw:equation draw:name="f3995" draw:formula="1"/>
          <draw:equation draw:name="f3996" draw:formula="1"/>
          <draw:equation draw:name="f3997" draw:formula="1"/>
          <draw:equation draw:name="f3998" draw:formula="1"/>
          <draw:equation draw:name="f3999" draw:formula="1"/>
          <draw:equation draw:name="f4000" draw:formula="1"/>
          <draw:equation draw:name="f4001" draw:formula="1"/>
          <draw:equation draw:name="f4002" draw:formula="1"/>
          <draw:equation draw:name="f4003" draw:formula="1"/>
          <draw:equation draw:name="f4004" draw:formula="1"/>
          <draw:equation draw:name="f4005" draw:formula="1*895/-13824"/>
          <draw:equation draw:name="f4006" draw:formula="1*0/-13824"/>
          <draw:equation draw:name="f4007" draw:formula="16384"/>
          <draw:equation draw:name="f4008" draw:formula="1"/>
          <draw:equation draw:name="f4009" draw:formula="1"/>
          <draw:equation draw:name="f4010" draw:formula="1"/>
          <draw:equation draw:name="f4011" draw:formula="1"/>
          <draw:equation draw:name="f4012" draw:formula="1"/>
          <draw:equation draw:name="f4013" draw:formula="1"/>
          <draw:equation draw:name="f4014" draw:formula="1"/>
          <draw:equation draw:name="f4015" draw:formula="1"/>
          <draw:equation draw:name="f4016" draw:formula="1"/>
          <draw:equation draw:name="f4017" draw:formula="1"/>
          <draw:equation draw:name="f4018" draw:formula="1"/>
          <draw:equation draw:name="f4019" draw:formula="1"/>
          <draw:equation draw:name="f4020" draw:formula="1"/>
          <draw:equation draw:name="f4021" draw:formula="1"/>
          <draw:equation draw:name="f4022" draw:formula="1"/>
          <draw:equation draw:name="f4023" draw:formula="1"/>
          <draw:equation draw:name="f4024" draw:formula="1"/>
          <draw:equation draw:name="f4025" draw:formula="1"/>
          <draw:equation draw:name="f4026" draw:formula="1"/>
          <draw:equation draw:name="f4027" draw:formula="1"/>
          <draw:equation draw:name="f4028" draw:formula="1"/>
          <draw:equation draw:name="f4029" draw:formula="1"/>
          <draw:equation draw:name="f4030" draw:formula="1"/>
          <draw:equation draw:name="f4031" draw:formula="1"/>
          <draw:equation draw:name="f4032" draw:formula="1"/>
          <draw:equation draw:name="f4033" draw:formula="1"/>
          <draw:equation draw:name="f4034" draw:formula="1"/>
          <draw:equation draw:name="f4035" draw:formula="1"/>
          <draw:equation draw:name="f4036" draw:formula="1"/>
          <draw:equation draw:name="f4037" draw:formula="1"/>
          <draw:equation draw:name="f4038" draw:formula="1"/>
          <draw:equation draw:name="f4039" draw:formula="1"/>
          <draw:equation draw:name="f4040" draw:formula="1"/>
          <draw:equation draw:name="f4041" draw:formula="1"/>
          <draw:equation draw:name="f4042" draw:formula="1"/>
          <draw:equation draw:name="f4043" draw:formula="1"/>
          <draw:equation draw:name="f4044" draw:formula="1"/>
          <draw:equation draw:name="f4045" draw:formula="1"/>
          <draw:equation draw:name="f4046" draw:formula="1"/>
          <draw:equation draw:name="f4047" draw:formula="1"/>
          <draw:equation draw:name="f4048" draw:formula="1"/>
          <draw:equation draw:name="f4049" draw:formula="1"/>
          <draw:equation draw:name="f4050" draw:formula="1"/>
          <draw:equation draw:name="f4051" draw:formula="1"/>
          <draw:equation draw:name="f4052" draw:formula="1"/>
          <draw:equation draw:name="f4053" draw:formula="1"/>
          <draw:equation draw:name="f4054" draw:formula="1"/>
          <draw:equation draw:name="f4055" draw:formula="1"/>
          <draw:equation draw:name="f4056" draw:formula="1"/>
          <draw:equation draw:name="f4057" draw:formula="16384"/>
          <draw:equation draw:name="f4058" draw:formula="1"/>
          <draw:equation draw:name="f4059" draw:formula="1"/>
          <draw:equation draw:name="f4060" draw:formula="1"/>
          <draw:equation draw:name="f4061" draw:formula="1"/>
          <draw:equation draw:name="f4062" draw:formula="1"/>
          <draw:equation draw:name="f4063" draw:formula="1"/>
          <draw:equation draw:name="f4064" draw:formula="1"/>
          <draw:equation draw:name="f4065" draw:formula="1"/>
          <draw:equation draw:name="f4066" draw:formula="1"/>
          <draw:equation draw:name="f4067" draw:formula="1"/>
          <draw:equation draw:name="f4068" draw:formula="1"/>
          <draw:equation draw:name="f4069" draw:formula="1"/>
          <draw:equation draw:name="f4070" draw:formula="1"/>
          <draw:equation draw:name="f4071" draw:formula="1"/>
          <draw:equation draw:name="f4072" draw:formula="1"/>
          <draw:equation draw:name="f4073" draw:formula="1"/>
          <draw:equation draw:name="f4074" draw:formula="1"/>
          <draw:equation draw:name="f4075" draw:formula="1"/>
          <draw:equation draw:name="f4076" draw:formula="1"/>
          <draw:equation draw:name="f4077" draw:formula="1"/>
          <draw:equation draw:name="f4078" draw:formula="1"/>
          <draw:equation draw:name="f4079" draw:formula="1"/>
          <draw:equation draw:name="f4080" draw:formula="1"/>
          <draw:equation draw:name="f4081" draw:formula="1"/>
          <draw:equation draw:name="f4082" draw:formula="1"/>
          <draw:equation draw:name="f4083" draw:formula="1"/>
          <draw:equation draw:name="f4084" draw:formula="1"/>
          <draw:equation draw:name="f4085" draw:formula="1"/>
          <draw:equation draw:name="f4086" draw:formula="1"/>
          <draw:equation draw:name="f4087" draw:formula="1"/>
          <draw:equation draw:name="f4088" draw:formula="1"/>
          <draw:equation draw:name="f4089" draw:formula="1"/>
          <draw:equation draw:name="f4090" draw:formula="1"/>
          <draw:equation draw:name="f4091" draw:formula="1"/>
          <draw:equation draw:name="f4092" draw:formula="1"/>
          <draw:equation draw:name="f4093" draw:formula="1"/>
          <draw:equation draw:name="f4094" draw:formula="1"/>
          <draw:equation draw:name="f4095" draw:formula="1"/>
          <draw:equation draw:name="f4096" draw:formula="1"/>
          <draw:equation draw:name="f4097" draw:formula="1"/>
          <draw:equation draw:name="f4098" draw:formula="1"/>
          <draw:equation draw:name="f4099" draw:formula="1"/>
          <draw:equation draw:name="f4100" draw:formula="1"/>
          <draw:equation draw:name="f4101" draw:formula="1"/>
          <draw:equation draw:name="f4102" draw:formula="1"/>
          <draw:equation draw:name="f4103" draw:formula="1"/>
          <draw:equation draw:name="f4104" draw:formula="1"/>
          <draw:equation draw:name="f4105" draw:formula="1"/>
          <draw:equation draw:name="f4106" draw:formula="1"/>
          <draw:equation draw:name="f4107" draw:formula="1"/>
          <draw:equation draw:name="f4108" draw:formula="1"/>
          <draw:equation draw:name="f4109" draw:formula="1"/>
          <draw:equation draw:name="f4110" draw:formula="1"/>
          <draw:equation draw:name="f4111" draw:formula="1"/>
          <draw:equation draw:name="f4112" draw:formula="1"/>
          <draw:equation draw:name="f4113" draw:formula="1"/>
          <draw:equation draw:name="f4114" draw:formula="1"/>
          <draw:equation draw:name="f4115" draw:formula="1"/>
          <draw:equation draw:name="f4116" draw:formula="1"/>
          <draw:equation draw:name="f4117" draw:formula="1"/>
          <draw:equation draw:name="f4118" draw:formula="1"/>
          <draw:equation draw:name="f4119" draw:formula="1"/>
          <draw:equation draw:name="f4120" draw:formula="1"/>
          <draw:equation draw:name="f4121" draw:formula="1"/>
          <draw:equation draw:name="f4122" draw:formula="1"/>
          <draw:equation draw:name="f4123" draw:formula="1"/>
          <draw:equation draw:name="f4124" draw:formula="1"/>
          <draw:equation draw:name="f4125" draw:formula="1"/>
          <draw:equation draw:name="f4126" draw:formula="1"/>
          <draw:equation draw:name="f4127" draw:formula="1"/>
          <draw:equation draw:name="f4128" draw:formula="1"/>
          <draw:equation draw:name="f4129" draw:formula="1"/>
          <draw:equation draw:name="f4130" draw:formula="1"/>
          <draw:equation draw:name="f4131" draw:formula="1*26153/25856"/>
          <draw:equation draw:name="f4132" draw:formula="1"/>
          <draw:equation draw:name="f4133" draw:formula="1"/>
          <draw:equation draw:name="f4134" draw:formula="1"/>
          <draw:equation draw:name="f4135" draw:formula="1"/>
          <draw:equation draw:name="f4136" draw:formula="1"/>
          <draw:equation draw:name="f4137" draw:formula="1"/>
          <draw:equation draw:name="f4138" draw:formula="1"/>
          <draw:equation draw:name="f4139" draw:formula="1"/>
          <draw:equation draw:name="f4140" draw:formula="1"/>
          <draw:equation draw:name="f4141" draw:formula="1"/>
          <draw:equation draw:name="f4142" draw:formula="1"/>
          <draw:equation draw:name="f4143" draw:formula="1"/>
          <draw:equation draw:name="f4144" draw:formula="1"/>
          <draw:equation draw:name="f4145" draw:formula="1"/>
          <draw:equation draw:name="f4146" draw:formula="1"/>
          <draw:equation draw:name="f4147" draw:formula="1*26153/25856"/>
          <draw:equation draw:name="f4148" draw:formula="1"/>
          <draw:equation draw:name="f4149" draw:formula="1"/>
          <draw:equation draw:name="f4150" draw:formula="1"/>
          <draw:equation draw:name="f4151" draw:formula="1*26153/25856"/>
          <draw:equation draw:name="f4152" draw:formula="1"/>
          <draw:equation draw:name="f4153" draw:formula="1"/>
          <draw:equation draw:name="f4154" draw:formula="1"/>
          <draw:equation draw:name="f4155" draw:formula="1"/>
          <draw:equation draw:name="f4156" draw:formula="1"/>
          <draw:equation draw:name="f4157" draw:formula="1"/>
          <draw:equation draw:name="f4158" draw:formula="1"/>
          <draw:equation draw:name="f4159" draw:formula="1"/>
          <draw:equation draw:name="f4160" draw:formula="1"/>
          <draw:equation draw:name="f4161" draw:formula="1"/>
          <draw:equation draw:name="f4162" draw:formula="1"/>
          <draw:equation draw:name="f4163" draw:formula="1"/>
          <draw:equation draw:name="f4164" draw:formula="1"/>
          <draw:equation draw:name="f4165" draw:formula="1"/>
          <draw:equation draw:name="f4166" draw:formula="1"/>
          <draw:equation draw:name="f4167" draw:formula="1"/>
          <draw:equation draw:name="f4168" draw:formula="1"/>
          <draw:equation draw:name="f4169" draw:formula="1"/>
          <draw:equation draw:name="f4170" draw:formula="1"/>
          <draw:equation draw:name="f4171" draw:formula="1"/>
          <draw:equation draw:name="f4172" draw:formula="1"/>
          <draw:equation draw:name="f4173" draw:formula="1"/>
          <draw:equation draw:name="f4174" draw:formula="1"/>
          <draw:equation draw:name="f4175" draw:formula="1"/>
          <draw:equation draw:name="f4176" draw:formula="1"/>
          <draw:equation draw:name="f4177" draw:formula="1"/>
          <draw:equation draw:name="f4178" draw:formula="1"/>
          <draw:equation draw:name="f4179" draw:formula="1"/>
          <draw:equation draw:name="f4180" draw:formula="1"/>
          <draw:equation draw:name="f4181" draw:formula="1"/>
          <draw:equation draw:name="f4182" draw:formula="1"/>
          <draw:equation draw:name="f4183" draw:formula="1"/>
          <draw:equation draw:name="f4184" draw:formula="1"/>
          <draw:equation draw:name="f4185" draw:formula="1"/>
          <draw:equation draw:name="f4186" draw:formula="1"/>
          <draw:equation draw:name="f4187" draw:formula="1"/>
          <draw:equation draw:name="f4188" draw:formula="1"/>
          <draw:equation draw:name="f4189" draw:formula="1"/>
          <draw:equation draw:name="f4190" draw:formula="1"/>
          <draw:equation draw:name="f4191" draw:formula="1"/>
          <draw:equation draw:name="f4192" draw:formula="1"/>
          <draw:equation draw:name="f4193" draw:formula="1"/>
          <draw:equation draw:name="f4194" draw:formula="1"/>
          <draw:equation draw:name="f4195" draw:formula="1"/>
          <draw:equation draw:name="f4196" draw:formula="1"/>
          <draw:equation draw:name="f4197" draw:formula="1"/>
          <draw:equation draw:name="f4198" draw:formula="1"/>
          <draw:equation draw:name="f4199" draw:formula="1"/>
          <draw:equation draw:name="f4200" draw:formula="1"/>
          <draw:equation draw:name="f4201" draw:formula="1"/>
          <draw:equation draw:name="f4202" draw:formula="1"/>
          <draw:equation draw:name="f4203" draw:formula="1"/>
          <draw:equation draw:name="f4204" draw:formula="1"/>
          <draw:equation draw:name="f4205" draw:formula="1"/>
          <draw:equation draw:name="f4206" draw:formula="1"/>
          <draw:equation draw:name="f4207" draw:formula="1"/>
          <draw:equation draw:name="f4208" draw:formula="1"/>
          <draw:equation draw:name="f4209" draw:formula="1"/>
          <draw:equation draw:name="f4210" draw:formula="1"/>
          <draw:equation draw:name="f4211" draw:formula="1"/>
          <draw:equation draw:name="f4212" draw:formula="1"/>
          <draw:equation draw:name="f4213" draw:formula="1"/>
          <draw:equation draw:name="f4214" draw:formula="1"/>
          <draw:equation draw:name="f4215" draw:formula="1"/>
          <draw:equation draw:name="f4216" draw:formula="1*26153/25856"/>
          <draw:equation draw:name="f4217" draw:formula="1"/>
          <draw:equation draw:name="f4218" draw:formula="1"/>
          <draw:equation draw:name="f4219" draw:formula="1"/>
          <draw:equation draw:name="f4220" draw:formula="1"/>
          <draw:equation draw:name="f4221" draw:formula="1"/>
          <draw:equation draw:name="f4222" draw:formula="1"/>
          <draw:equation draw:name="f4223" draw:formula="1"/>
          <draw:equation draw:name="f4224" draw:formula="1"/>
          <draw:equation draw:name="f4225" draw:formula="1"/>
          <draw:equation draw:name="f4226" draw:formula="1"/>
          <draw:equation draw:name="f4227" draw:formula="1"/>
          <draw:equation draw:name="f4228" draw:formula="1"/>
          <draw:equation draw:name="f4229" draw:formula="1"/>
          <draw:equation draw:name="f4230" draw:formula="1"/>
          <draw:equation draw:name="f4231" draw:formula="1"/>
          <draw:equation draw:name="f4232" draw:formula="1"/>
          <draw:equation draw:name="f4233" draw:formula="1"/>
          <draw:equation draw:name="f4234" draw:formula="1"/>
          <draw:equation draw:name="f4235" draw:formula="1"/>
          <draw:equation draw:name="f4236" draw:formula="1"/>
          <draw:equation draw:name="f4237" draw:formula="1"/>
          <draw:equation draw:name="f4238" draw:formula="1"/>
          <draw:equation draw:name="f4239" draw:formula="1"/>
          <draw:equation draw:name="f4240" draw:formula="1"/>
          <draw:equation draw:name="f4241" draw:formula="1"/>
          <draw:equation draw:name="f4242" draw:formula="1"/>
          <draw:equation draw:name="f4243" draw:formula="1"/>
          <draw:equation draw:name="f4244" draw:formula="1"/>
          <draw:equation draw:name="f4245" draw:formula="1"/>
          <draw:equation draw:name="f4246" draw:formula="1"/>
          <draw:equation draw:name="f4247" draw:formula="1"/>
          <draw:equation draw:name="f4248" draw:formula="1"/>
          <draw:equation draw:name="f4249" draw:formula="1"/>
          <draw:equation draw:name="f4250" draw:formula="1"/>
          <draw:equation draw:name="f4251" draw:formula="1"/>
          <draw:equation draw:name="f4252" draw:formula="1"/>
          <draw:equation draw:name="f4253" draw:formula="1"/>
          <draw:equation draw:name="f4254" draw:formula="1"/>
          <draw:equation draw:name="f4255" draw:formula="1"/>
          <draw:equation draw:name="f4256" draw:formula="1"/>
          <draw:equation draw:name="f4257" draw:formula="1"/>
          <draw:equation draw:name="f4258" draw:formula="1"/>
          <draw:equation draw:name="f4259" draw:formula="1"/>
          <draw:equation draw:name="f4260" draw:formula="1"/>
          <draw:equation draw:name="f4261" draw:formula="1"/>
          <draw:equation draw:name="f4262" draw:formula="1"/>
          <draw:equation draw:name="f4263" draw:formula="1"/>
          <draw:equation draw:name="f4264" draw:formula="1"/>
          <draw:equation draw:name="f4265" draw:formula="1"/>
          <draw:equation draw:name="f4266" draw:formula="1"/>
          <draw:equation draw:name="f4267" draw:formula="1"/>
          <draw:equation draw:name="f4268" draw:formula="16384"/>
          <draw:equation draw:name="f4269" draw:formula="1"/>
          <draw:equation draw:name="f4270" draw:formula="1"/>
          <draw:equation draw:name="f4271" draw:formula="1"/>
          <draw:equation draw:name="f4272" draw:formula="1"/>
          <draw:equation draw:name="f4273" draw:formula="1"/>
          <draw:equation draw:name="f4274" draw:formula="1"/>
          <draw:equation draw:name="f4275" draw:formula="1"/>
          <draw:equation draw:name="f4276" draw:formula="1"/>
          <draw:equation draw:name="f4277" draw:formula="1"/>
          <draw:equation draw:name="f4278" draw:formula="1"/>
          <draw:equation draw:name="f4279" draw:formula="1"/>
          <draw:equation draw:name="f4280" draw:formula="1"/>
          <draw:equation draw:name="f4281" draw:formula="1"/>
          <draw:equation draw:name="f4282" draw:formula="1"/>
          <draw:equation draw:name="f4283" draw:formula="1*26153/25856"/>
          <draw:equation draw:name="f4284" draw:formula="1"/>
          <draw:equation draw:name="f4285" draw:formula="1"/>
          <draw:equation draw:name="f4286" draw:formula="1"/>
          <draw:equation draw:name="f4287" draw:formula="1"/>
          <draw:equation draw:name="f4288" draw:formula="1"/>
          <draw:equation draw:name="f4289" draw:formula="1"/>
          <draw:equation draw:name="f4290" draw:formula="1"/>
          <draw:equation draw:name="f4291" draw:formula="1*26153/25856"/>
          <draw:equation draw:name="f4292" draw:formula="1"/>
          <draw:equation draw:name="f4293" draw:formula="1"/>
          <draw:equation draw:name="f4294" draw:formula="1"/>
          <draw:equation draw:name="f4295" draw:formula="1"/>
          <draw:equation draw:name="f4296" draw:formula="1"/>
          <draw:equation draw:name="f4297" draw:formula="1"/>
          <draw:equation draw:name="f4298" draw:formula="1"/>
          <draw:equation draw:name="f4299" draw:formula="1"/>
          <draw:equation draw:name="f4300" draw:formula="1"/>
          <draw:equation draw:name="f4301" draw:formula="1"/>
          <draw:equation draw:name="f4302" draw:formula="1"/>
          <draw:equation draw:name="f4303" draw:formula="1"/>
          <draw:equation draw:name="f4304" draw:formula="1"/>
          <draw:equation draw:name="f4305" draw:formula="1"/>
          <draw:equation draw:name="f4306" draw:formula="1"/>
          <draw:equation draw:name="f4307" draw:formula="1"/>
          <draw:equation draw:name="f4308" draw:formula="16384"/>
          <draw:equation draw:name="f4309" draw:formula="1"/>
          <draw:equation draw:name="f4310" draw:formula="1"/>
          <draw:equation draw:name="f4311" draw:formula="1"/>
          <draw:equation draw:name="f4312" draw:formula="1"/>
          <draw:equation draw:name="f4313" draw:formula="1"/>
          <draw:equation draw:name="f4314" draw:formula="1"/>
          <draw:equation draw:name="f4315" draw:formula="1"/>
          <draw:equation draw:name="f4316" draw:formula="1"/>
          <draw:equation draw:name="f4317" draw:formula="1"/>
          <draw:equation draw:name="f4318" draw:formula="1"/>
          <draw:equation draw:name="f4319" draw:formula="1"/>
          <draw:equation draw:name="f4320" draw:formula="1"/>
          <draw:equation draw:name="f4321" draw:formula="1"/>
          <draw:equation draw:name="f4322" draw:formula="1"/>
          <draw:equation draw:name="f4323" draw:formula="1"/>
          <draw:equation draw:name="f4324" draw:formula="1"/>
          <draw:equation draw:name="f4325" draw:formula="1"/>
          <draw:equation draw:name="f4326" draw:formula="1"/>
          <draw:equation draw:name="f4327" draw:formula="1"/>
          <draw:equation draw:name="f4328" draw:formula="1"/>
          <draw:equation draw:name="f4329" draw:formula="1"/>
          <draw:equation draw:name="f4330" draw:formula="1"/>
          <draw:equation draw:name="f4331" draw:formula="1"/>
          <draw:equation draw:name="f4332" draw:formula="1"/>
          <draw:equation draw:name="f4333" draw:formula="1"/>
          <draw:equation draw:name="f4334" draw:formula="1"/>
          <draw:equation draw:name="f4335" draw:formula="1"/>
          <draw:equation draw:name="f4336" draw:formula="1"/>
          <draw:equation draw:name="f4337" draw:formula="1"/>
          <draw:equation draw:name="f4338" draw:formula="1"/>
          <draw:equation draw:name="f4339" draw:formula="1"/>
          <draw:equation draw:name="f4340" draw:formula="1"/>
          <draw:equation draw:name="f4341" draw:formula="1"/>
          <draw:equation draw:name="f4342" draw:formula="1"/>
          <draw:equation draw:name="f4343" draw:formula="1"/>
          <draw:equation draw:name="f4344" draw:formula="1"/>
          <draw:equation draw:name="f4345" draw:formula="1"/>
          <draw:equation draw:name="f4346" draw:formula="1"/>
          <draw:equation draw:name="f4347" draw:formula="1"/>
          <draw:equation draw:name="f4348" draw:formula="1"/>
          <draw:equation draw:name="f4349" draw:formula="1*895/-13824"/>
          <draw:equation draw:name="f4350" draw:formula="1*0/-13824"/>
          <draw:equation draw:name="f4351" draw:formula="1"/>
          <draw:equation draw:name="f4352" draw:formula="1"/>
          <draw:equation draw:name="f4353" draw:formula="1"/>
          <draw:equation draw:name="f4354" draw:formula="1"/>
          <draw:equation draw:name="f4355" draw:formula="1"/>
          <draw:equation draw:name="f4356" draw:formula="1"/>
          <draw:equation draw:name="f4357" draw:formula="1"/>
          <draw:equation draw:name="f4358" draw:formula="1"/>
          <draw:equation draw:name="f4359" draw:formula="1"/>
          <draw:equation draw:name="f4360" draw:formula="1"/>
          <draw:equation draw:name="f4361" draw:formula="1"/>
          <draw:equation draw:name="f4362" draw:formula="1"/>
          <draw:equation draw:name="f4363" draw:formula="1"/>
          <draw:equation draw:name="f4364" draw:formula="1"/>
          <draw:equation draw:name="f4365" draw:formula="1"/>
          <draw:equation draw:name="f4366" draw:formula="1"/>
          <draw:equation draw:name="f4367" draw:formula="1"/>
          <draw:equation draw:name="f4368" draw:formula="1"/>
          <draw:equation draw:name="f4369" draw:formula="1"/>
          <draw:equation draw:name="f4370" draw:formula="1"/>
          <draw:equation draw:name="f4371" draw:formula="1"/>
          <draw:equation draw:name="f4372" draw:formula="1"/>
          <draw:equation draw:name="f4373" draw:formula="1"/>
          <draw:equation draw:name="f4374" draw:formula="1"/>
          <draw:equation draw:name="f4375" draw:formula="1"/>
          <draw:equation draw:name="f4376" draw:formula="1"/>
          <draw:equation draw:name="f4377" draw:formula="1"/>
          <draw:equation draw:name="f4378" draw:formula="1"/>
          <draw:equation draw:name="f4379" draw:formula="1"/>
          <draw:equation draw:name="f4380" draw:formula="1"/>
          <draw:equation draw:name="f4381" draw:formula="1"/>
          <draw:equation draw:name="f4382" draw:formula="1"/>
          <draw:equation draw:name="f4383" draw:formula="1"/>
          <draw:equation draw:name="f4384" draw:formula="1"/>
          <draw:equation draw:name="f4385" draw:formula="1"/>
          <draw:equation draw:name="f4386" draw:formula="1"/>
          <draw:equation draw:name="f4387" draw:formula="1"/>
          <draw:equation draw:name="f4388" draw:formula="16384"/>
          <draw:equation draw:name="f4389" draw:formula="1"/>
          <draw:equation draw:name="f4390" draw:formula="1"/>
          <draw:equation draw:name="f4391" draw:formula="1"/>
          <draw:equation draw:name="f4392" draw:formula="1"/>
          <draw:equation draw:name="f4393" draw:formula="1"/>
          <draw:equation draw:name="f4394" draw:formula="1"/>
          <draw:equation draw:name="f4395" draw:formula="1"/>
          <draw:equation draw:name="f4396" draw:formula="1"/>
          <draw:equation draw:name="f4397" draw:formula="1"/>
          <draw:equation draw:name="f4398" draw:formula="1"/>
          <draw:equation draw:name="f4399" draw:formula="1"/>
          <draw:equation draw:name="f4400" draw:formula="1"/>
          <draw:equation draw:name="f4401" draw:formula="1*-13971/-13824"/>
          <draw:equation draw:name="f4402" draw:formula="1"/>
          <draw:equation draw:name="f4403" draw:formula="-6908"/>
          <draw:equation draw:name="f4404" draw:formula="-7364"/>
          <draw:equation draw:name="f4405" draw:formula="4446"/>
          <draw:equation draw:name="f4406" draw:formula="3753"/>
          <draw:equation draw:name="f4407" draw:formula="5305"/>
          <draw:equation draw:name="f4408" draw:formula="3299"/>
          <draw:equation draw:name="f4409" draw:formula="2003"/>
          <draw:equation draw:name="f4410" draw:formula="1963"/>
          <draw:equation draw:name="f4411" draw:formula="2168"/>
          <draw:equation draw:name="f4412" draw:formula="922"/>
          <draw:equation draw:name="f4413" draw:formula="999"/>
          <draw:equation draw:name="f4414" draw:formula="1488"/>
          <draw:equation draw:name="f4415" draw:formula="-255"/>
          <draw:equation draw:name="f4416" draw:formula="-565"/>
          <draw:equation draw:name="f4417" draw:formula="-1506"/>
          <draw:equation draw:name="f4418" draw:formula="-1156"/>
          <draw:equation draw:name="f4419" draw:formula="-1804"/>
          <draw:equation draw:name="f4420" draw:formula="-3705"/>
          <draw:equation draw:name="f4421" draw:formula="-3796"/>
          <draw:equation draw:name="f4422" draw:formula="-4074"/>
          <draw:equation draw:name="f4423" draw:formula="-7671"/>
          <draw:equation draw:name="f4424" draw:formula="-10031"/>
          <draw:equation draw:name="f4425" draw:formula="-10654"/>
          <draw:equation draw:name="f4426" draw:formula="-9239"/>
          <draw:equation draw:name="f4427" draw:formula="-9078"/>
          <draw:equation draw:name="f4428" draw:formula="-8752"/>
          <draw:equation draw:name="f4429" draw:formula="-8463"/>
          <draw:equation draw:name="f4430" draw:formula="-6941"/>
          <draw:equation draw:name="f4431" draw:formula="-7193"/>
          <draw:equation draw:name="f4432" draw:formula="-6594"/>
          <draw:equation draw:name="f4433" draw:formula="-4585"/>
          <draw:equation draw:name="f4434" draw:formula="-5251"/>
          <draw:equation draw:name="f4435" draw:formula="-3988"/>
          <draw:equation draw:name="f4436" draw:formula="-3638"/>
          <draw:equation draw:name="f4437" draw:formula="-4362"/>
          <draw:equation draw:name="f4438" draw:formula="-3308"/>
          <draw:equation draw:name="f4439" draw:formula="-2757"/>
          <draw:equation draw:name="f4440" draw:formula="-3386"/>
          <draw:equation draw:name="f4441" draw:formula="-1909"/>
          <draw:equation draw:name="f4442" draw:formula="-2612"/>
          <draw:equation draw:name="f4443" draw:formula="-1199"/>
          <draw:equation draw:name="f4444" draw:formula="-1715"/>
          <draw:equation draw:name="f4445" draw:formula="-345"/>
          <draw:equation draw:name="f4446" draw:formula="-558"/>
          <draw:equation draw:name="f4447" draw:formula="409"/>
          <draw:equation draw:name="f4448" draw:formula="936"/>
          <draw:equation draw:name="f4449" draw:formula="315"/>
          <draw:equation draw:name="f4450" draw:formula="1914"/>
          <draw:equation draw:name="f4451" draw:formula="2624"/>
          <draw:equation draw:name="f4452" draw:formula="2084"/>
          <draw:equation draw:name="f4453" draw:formula="2369"/>
          <draw:equation draw:name="f4454" draw:formula="222"/>
          <draw:equation draw:name="f4455" draw:formula="-1134"/>
          <draw:equation draw:name="f4456" draw:formula="-2008"/>
          <draw:equation draw:name="f4457" draw:formula="-1413"/>
          <draw:equation draw:name="f4458" draw:formula="-1858"/>
          <draw:equation draw:name="f4459" draw:formula="-3043"/>
          <draw:equation draw:name="f4460" draw:formula="-4614"/>
          <draw:equation draw:name="f4461" draw:formula="-5507"/>
          <draw:equation draw:name="f4462" draw:formula="-4990"/>
          <draw:equation draw:name="f4463" draw:formula="-4870"/>
          <draw:equation draw:name="f4464" draw:formula="-5388"/>
          <draw:equation draw:name="f4465" draw:formula="575"/>
          <draw:equation draw:name="f4466" draw:formula="1"/>
          <draw:equation draw:name="f4467" draw:formula="1"/>
          <draw:equation draw:name="f4468" draw:formula="1"/>
          <draw:equation draw:name="f4469" draw:formula="1"/>
          <draw:equation draw:name="f4470" draw:formula="1"/>
          <draw:equation draw:name="f4471" draw:formula="1"/>
          <draw:equation draw:name="f4472" draw:formula="1"/>
          <draw:equation draw:name="f4473" draw:formula="1"/>
          <draw:equation draw:name="f4474" draw:formula="1"/>
          <draw:equation draw:name="f4475" draw:formula="1"/>
          <draw:equation draw:name="f4476" draw:formula="1"/>
          <draw:equation draw:name="f4477" draw:formula="1"/>
          <draw:equation draw:name="f4478" draw:formula="1"/>
          <draw:equation draw:name="f4479" draw:formula="1"/>
          <draw:equation draw:name="f4480" draw:formula="1"/>
          <draw:equation draw:name="f4481" draw:formula="1"/>
          <draw:equation draw:name="f4482" draw:formula="1"/>
          <draw:equation draw:name="f4483" draw:formula="1"/>
          <draw:equation draw:name="f4484" draw:formula="1"/>
          <draw:equation draw:name="f4485" draw:formula="1"/>
          <draw:equation draw:name="f4486" draw:formula="1"/>
          <draw:equation draw:name="f4487" draw:formula="1"/>
          <draw:equation draw:name="f4488" draw:formula="1"/>
          <draw:equation draw:name="f4489" draw:formula="1"/>
          <draw:equation draw:name="f4490" draw:formula="1"/>
          <draw:equation draw:name="f4491" draw:formula="1"/>
          <draw:equation draw:name="f4492" draw:formula="1"/>
          <draw:equation draw:name="f4493" draw:formula="1"/>
          <draw:equation draw:name="f4494" draw:formula="1"/>
          <draw:equation draw:name="f4495" draw:formula="1"/>
          <draw:equation draw:name="f4496" draw:formula="1"/>
          <draw:equation draw:name="f4497" draw:formula="1"/>
          <draw:equation draw:name="f4498" draw:formula="1"/>
          <draw:equation draw:name="f4499" draw:formula="1"/>
          <draw:equation draw:name="f4500" draw:formula="1"/>
          <draw:equation draw:name="f4501" draw:formula="1"/>
          <draw:equation draw:name="f4502" draw:formula="1*-6743/-7936"/>
          <draw:equation draw:name="f4503" draw:formula="abs(?f145 )"/>
          <draw:equation draw:name="f4504" draw:formula="1"/>
          <draw:equation draw:name="f4505" draw:formula="1"/>
          <draw:equation draw:name="f4506" draw:formula="-2052"/>
          <draw:equation draw:name="f4507" draw:formula="505"/>
          <draw:equation draw:name="f4508" draw:formula="1"/>
          <draw:equation draw:name="f4509" draw:formula="446"/>
          <draw:equation draw:name="f4510" draw:formula="1"/>
          <draw:equation draw:name="f4511" draw:formula="-1"/>
          <draw:equation draw:name="f4512" draw:formula="1"/>
          <draw:equation draw:name="f4513" draw:formula="1"/>
          <draw:equation draw:name="f4514" draw:formula="1"/>
          <draw:equation draw:name="f4515" draw:formula="1"/>
          <draw:equation draw:name="f4516" draw:formula="1"/>
          <draw:equation draw:name="f4517" draw:formula="4592"/>
          <draw:equation draw:name="f4518" draw:formula="1*9641/-13824"/>
          <draw:equation draw:name="f4519" draw:formula="1*6295/25856"/>
          <draw:equation draw:name="f4520" draw:formula="?f164 /180"/>
          <draw:equation draw:name="f4521" draw:formula="?f163 /?f165 "/>
          <draw:equation draw:name="f4522" draw:formula="1"/>
          <draw:equation draw:name="f4523" draw:formula="4086"/>
          <draw:equation draw:name="f4524" draw:formula="1*9641/-13824"/>
          <draw:equation draw:name="f4525" draw:formula="1*6295/25856"/>
          <draw:equation draw:name="f4526" draw:formula="?f170 /180"/>
          <draw:equation draw:name="f4527" draw:formula="?f169 /?f171 "/>
          <draw:equation draw:name="f4528" draw:formula="1*115/2"/>
          <draw:equation draw:name="f4529" draw:formula="1"/>
          <draw:equation draw:name="f4530" draw:formula="1"/>
          <draw:equation draw:name="f4531" draw:formula="1"/>
          <draw:equation draw:name="f4532" draw:formula="855"/>
          <draw:equation draw:name="f4533" draw:formula="1*713/128"/>
          <draw:equation draw:name="f4534" draw:formula="1*6295/25856"/>
          <draw:equation draw:name="f4535" draw:formula="?f179 /180"/>
          <draw:equation draw:name="f4536" draw:formula="?f178 /?f180 "/>
          <draw:equation draw:name="f4537" draw:formula="1"/>
          <draw:equation draw:name="f4538" draw:formula="1"/>
          <draw:equation draw:name="f4539" draw:formula="1"/>
          <draw:equation draw:name="f4540" draw:formula="1"/>
          <draw:equation draw:name="f4541" draw:formula="1"/>
          <draw:equation draw:name="f4542" draw:formula="5105"/>
          <draw:equation draw:name="f4543" draw:formula="1*0/-13824"/>
          <draw:equation draw:name="f4544" draw:formula="2322"/>
          <draw:equation draw:name="f4545" draw:formula="1"/>
          <draw:equation draw:name="f4546" draw:formula="-4086"/>
          <draw:equation draw:name="f4547" draw:formula="1*9641/-13824"/>
          <draw:equation draw:name="f4548" draw:formula="1*6295/25856"/>
          <draw:equation draw:name="f4549" draw:formula="?f193 /180"/>
          <draw:equation draw:name="f4550" draw:formula="?f192 /?f194 "/>
          <draw:equation draw:name="f4551" draw:formula="1*547/2"/>
          <draw:equation draw:name="f4552" draw:formula="1"/>
          <draw:equation draw:name="f4553" draw:formula="-360"/>
          <draw:equation draw:name="f4554" draw:formula="130"/>
          <draw:equation draw:name="f4555" draw:formula="15104*cos(?f199 *(pi/180))"/>
          <draw:equation draw:name="f4556" draw:formula="130"/>
          <draw:equation draw:name="f4557" draw:formula="-10799*sin(?f201 *(pi/180))"/>
          <draw:equation draw:name="f4558" draw:formula="?f200 +?f202 "/>
          <draw:equation draw:name="f4559" draw:formula="?f203 +10800"/>
          <draw:equation draw:name="f4560" draw:formula="1"/>
          <draw:equation draw:name="f4561" draw:formula="5728"/>
          <draw:equation draw:name="f4562" draw:formula="1"/>
          <draw:equation draw:name="f4563" draw:formula="136"/>
          <draw:equation draw:name="f4564" draw:formula="185"/>
          <draw:equation draw:name="f4565" draw:formula="1"/>
          <draw:equation draw:name="f4566" draw:formula="-3369"/>
          <draw:equation draw:name="f4567" draw:formula="964"/>
          <draw:equation draw:name="f4568" draw:formula="1"/>
          <draw:equation draw:name="f4569" draw:formula="1"/>
          <draw:equation draw:name="f4570" draw:formula="-15553"/>
          <draw:equation draw:name="f4571" draw:formula="1"/>
          <draw:equation draw:name="f4572" draw:formula="-16042"/>
          <draw:equation draw:name="f4573" draw:formula="346"/>
          <draw:equation draw:name="f4574" draw:formula="1"/>
          <draw:equation draw:name="f4575" draw:formula="643"/>
          <draw:equation draw:name="f4576" draw:formula="1"/>
          <draw:equation draw:name="f4577" draw:formula="1"/>
          <draw:equation draw:name="f4578" draw:formula="1"/>
          <draw:equation draw:name="f4579" draw:formula="503"/>
          <draw:equation draw:name="f4580" draw:formula="1*0/-13824"/>
          <draw:equation draw:name="f4581" draw:formula="-15502"/>
          <draw:equation draw:name="f4582" draw:formula="957"/>
          <draw:equation draw:name="f4583" draw:formula="1"/>
          <draw:equation draw:name="f4584" draw:formula="1"/>
          <draw:equation draw:name="f4585" draw:formula="1"/>
          <draw:equation draw:name="f4586" draw:formula="1"/>
          <draw:equation draw:name="f4587" draw:formula="1"/>
          <draw:equation draw:name="f4588" draw:formula="3511"/>
          <draw:equation draw:name="f4589" draw:formula="-7316*cos(?f233 *(pi/180))"/>
          <draw:equation draw:name="f4590" draw:formula="3511"/>
          <draw:equation draw:name="f4591" draw:formula="-10160*sin(?f235 *(pi/180))"/>
          <draw:equation draw:name="f4592" draw:formula="?f234 +?f236 "/>
          <draw:equation draw:name="f4593" draw:formula="?f237 +10800"/>
          <draw:equation draw:name="f4594" draw:formula="1"/>
          <draw:equation draw:name="f4595" draw:formula="1"/>
          <draw:equation draw:name="f4596" draw:formula="1"/>
          <draw:equation draw:name="f4597" draw:formula="1"/>
          <draw:equation draw:name="f4598" draw:formula="1"/>
          <draw:equation draw:name="f4599" draw:formula="1"/>
          <draw:equation draw:name="f4600" draw:formula="1"/>
          <draw:equation draw:name="f4601" draw:formula="1"/>
          <draw:equation draw:name="f4602" draw:formula="1"/>
          <draw:equation draw:name="f4603" draw:formula="503"/>
          <draw:equation draw:name="f4604" draw:formula="1"/>
          <draw:equation draw:name="f4605" draw:formula="1"/>
          <draw:equation draw:name="f4606" draw:formula="1"/>
          <draw:equation draw:name="f4607" draw:formula="1"/>
          <draw:equation draw:name="f4608" draw:formula="1"/>
          <draw:equation draw:name="f4609" draw:formula="1"/>
          <draw:equation draw:name="f4610" draw:formula="1"/>
          <draw:equation draw:name="f4611" draw:formula="1"/>
          <draw:equation draw:name="f4612" draw:formula="1"/>
          <draw:equation draw:name="f4613" draw:formula="283"/>
          <draw:equation draw:name="f4614" draw:formula="1"/>
          <draw:equation draw:name="f4615" draw:formula="1"/>
          <draw:equation draw:name="f4616" draw:formula="1"/>
          <draw:equation draw:name="f4617" draw:formula="1"/>
          <draw:equation draw:name="f4618" draw:formula="1"/>
          <draw:equation draw:name="f4619" draw:formula="1"/>
          <draw:equation draw:name="f4620" draw:formula="1"/>
          <draw:equation draw:name="f4621" draw:formula="1"/>
          <draw:equation draw:name="f4622" draw:formula="1"/>
          <draw:equation draw:name="f4623" draw:formula="3437"/>
          <draw:equation draw:name="f4624" draw:formula="-7369*cos(?f12 *(pi/180))"/>
          <draw:equation draw:name="f4625" draw:formula="3437"/>
          <draw:equation draw:name="f4626" draw:formula="-10678*sin(?f14 *(pi/180))"/>
          <draw:equation draw:name="f4627" draw:formula="?f13 +?f15 "/>
          <draw:equation draw:name="f4628" draw:formula="?f16 +10800"/>
          <draw:equation draw:name="f4629" draw:formula="1"/>
          <draw:equation draw:name="f4630" draw:formula="1"/>
          <draw:equation draw:name="f4631" draw:formula="1"/>
          <draw:equation draw:name="f4632" draw:formula="1"/>
          <draw:equation draw:name="f4633" draw:formula="1"/>
          <draw:equation draw:name="f4634" draw:formula="1"/>
          <draw:equation draw:name="f4635" draw:formula="1"/>
          <draw:equation draw:name="f4636" draw:formula="1"/>
          <draw:equation draw:name="f4637" draw:formula="1"/>
          <draw:equation draw:name="f4638" draw:formula="1"/>
          <draw:equation draw:name="f4639" draw:formula="28"/>
          <draw:equation draw:name="f4640" draw:formula="3"/>
          <draw:equation draw:name="f4641" draw:formula="1*0/-13824"/>
          <draw:equation draw:name="f4642" draw:formula="1*1751/25856"/>
          <draw:equation draw:name="f4643" draw:formula="1*9805/-17376"/>
          <draw:equation draw:name="f4644" draw:formula="1*6295/25856"/>
          <draw:equation draw:name="f4645" draw:formula="?f33 /180"/>
          <draw:equation draw:name="f4646" draw:formula="?f32 /?f34 "/>
          <draw:equation draw:name="f4647" draw:formula="1"/>
          <draw:equation draw:name="f4648" draw:formula="1"/>
          <draw:equation draw:name="f4649" draw:formula="1"/>
          <draw:equation draw:name="f4650" draw:formula="1"/>
          <draw:equation draw:name="f4651" draw:formula="1"/>
          <draw:equation draw:name="f4652" draw:formula="1"/>
          <draw:equation draw:name="f4653" draw:formula="1"/>
          <draw:equation draw:name="f4654" draw:formula="1"/>
          <draw:equation draw:name="f4655" draw:formula="1"/>
          <draw:equation draw:name="f4656" draw:formula="1"/>
          <draw:equation draw:name="f4657" draw:formula="1"/>
          <draw:equation draw:name="f4658" draw:formula="1"/>
          <draw:equation draw:name="f4659" draw:formula="1"/>
          <draw:equation draw:name="f4660" draw:formula="1"/>
          <draw:equation draw:name="f4661" draw:formula="1"/>
          <draw:equation draw:name="f4662" draw:formula="3543"/>
          <draw:equation draw:name="f4663" draw:formula="-7266*sin(?f51 *(pi/180))"/>
          <draw:equation draw:name="f4664" draw:formula="3543"/>
          <draw:equation draw:name="f4665" draw:formula="-10408*cos(?f53 *(pi/180))"/>
          <draw:equation draw:name="f4666" draw:formula="?f52 -?f54 "/>
          <draw:equation draw:name="f4667" draw:formula="?f55 *-1"/>
          <draw:equation draw:name="f4668" draw:formula="?f56 +10800"/>
          <draw:equation draw:name="f4669" draw:formula="1"/>
          <draw:equation draw:name="f4670" draw:formula="1"/>
          <draw:equation draw:name="f4671" draw:formula="1"/>
          <draw:equation draw:name="f4672" draw:formula="1"/>
          <draw:equation draw:name="f4673" draw:formula="1"/>
          <draw:equation draw:name="f4674" draw:formula="1"/>
          <draw:equation draw:name="f4675" draw:formula="1"/>
          <draw:equation draw:name="f4676" draw:formula="1"/>
          <draw:equation draw:name="f4677" draw:formula="3546"/>
          <draw:equation draw:name="f4678" draw:formula="1"/>
          <draw:equation draw:name="f4679" draw:formula="1"/>
          <draw:equation draw:name="f4680" draw:formula="1"/>
          <draw:equation draw:name="f4681" draw:formula="1"/>
          <draw:equation draw:name="f4682" draw:formula="1"/>
          <draw:equation draw:name="f4683" draw:formula="1"/>
          <draw:equation draw:name="f4684" draw:formula="1"/>
          <draw:equation draw:name="f4685" draw:formula="1*3819/2"/>
          <draw:equation draw:name="f4686" draw:formula="1"/>
          <draw:equation draw:name="f4687" draw:formula="1*-2298/625"/>
          <draw:equation draw:name="f4688" draw:formula="1"/>
          <draw:equation draw:name="f4689" draw:formula="631"/>
          <draw:equation draw:name="f4690" draw:formula="2841*cos(?f78 *(pi/180))"/>
          <draw:equation draw:name="f4691" draw:formula="1"/>
          <draw:equation draw:name="f4692" draw:formula="1"/>
          <draw:equation draw:name="f4693" draw:formula="1"/>
          <draw:equation draw:name="f4694" draw:formula="1*-16861/-19840"/>
          <draw:equation draw:name="f4695" draw:formula="1"/>
          <draw:equation draw:name="f4696" draw:formula="1"/>
          <draw:equation draw:name="f4697" draw:formula="1"/>
          <draw:equation draw:name="f4698" draw:formula="1"/>
          <draw:equation draw:name="f4699" draw:formula="1"/>
          <draw:equation draw:name="f4700" draw:formula="1"/>
          <draw:equation draw:name="f4701" draw:formula="1"/>
          <draw:equation draw:name="f4702" draw:formula="1"/>
          <draw:equation draw:name="f4703" draw:formula="516"/>
          <draw:equation draw:name="f4704" draw:formula="2483*cos(?f92 *(pi/180))"/>
          <draw:equation draw:name="f4705" draw:formula="1"/>
          <draw:equation draw:name="f4706" draw:formula="1"/>
          <draw:equation draw:name="f4707" draw:formula="1"/>
          <draw:equation draw:name="f4708" draw:formula="1"/>
          <draw:equation draw:name="f4709" draw:formula="1"/>
          <draw:equation draw:name="f4710" draw:formula="1"/>
          <draw:equation draw:name="f4711" draw:formula="1"/>
          <draw:equation draw:name="f4712" draw:formula="1"/>
          <draw:equation draw:name="f4713" draw:formula="1"/>
          <draw:equation draw:name="f4714" draw:formula="1"/>
          <draw:equation draw:name="f4715" draw:formula="254"/>
          <draw:equation draw:name="f4716" draw:formula="1"/>
          <draw:equation draw:name="f4717" draw:formula="1"/>
          <draw:equation draw:name="f4718" draw:formula="1"/>
          <draw:equation draw:name="f4719" draw:formula="1"/>
          <draw:equation draw:name="f4720" draw:formula="1"/>
          <draw:equation draw:name="f4721" draw:formula="1"/>
          <draw:equation draw:name="f4722" draw:formula="1"/>
          <draw:equation draw:name="f4723" draw:formula="1"/>
          <draw:equation draw:name="f4724" draw:formula="1"/>
          <draw:equation draw:name="f4725" draw:formula="1"/>
          <draw:equation draw:name="f4726" draw:formula="1"/>
          <draw:equation draw:name="f4727" draw:formula="1"/>
          <draw:equation draw:name="f4728" draw:formula="1"/>
          <draw:equation draw:name="f4729" draw:formula="1"/>
          <draw:equation draw:name="f4730" draw:formula="1"/>
          <draw:equation draw:name="f4731" draw:formula="1"/>
          <draw:equation draw:name="f4732" draw:formula="1"/>
          <draw:equation draw:name="f4733" draw:formula="1*8159/-13824"/>
          <draw:equation draw:name="f4734" draw:formula="3"/>
          <draw:equation draw:name="f4735" draw:formula="1*0/-13824"/>
          <draw:equation draw:name="f4736" draw:formula="1*4959/24080"/>
          <draw:equation draw:name="f4737" draw:formula="6"/>
          <draw:equation draw:name="f4738" draw:formula="13"/>
          <draw:equation draw:name="f4739" draw:formula="2499*sin(?f127 *(pi/180))"/>
          <draw:equation draw:name="f4740" draw:formula="1"/>
          <draw:equation draw:name="f4741" draw:formula="1"/>
          <draw:equation draw:name="f4742" draw:formula="1"/>
          <draw:equation draw:name="f4743" draw:formula="1"/>
          <draw:equation draw:name="f4744" draw:formula="1"/>
          <draw:equation draw:name="f4745" draw:formula="1"/>
          <draw:equation draw:name="f4746" draw:formula="1"/>
          <draw:equation draw:name="f4747" draw:formula="1"/>
          <draw:equation draw:name="f4748" draw:formula="1"/>
          <draw:equation draw:name="f4749" draw:formula="1"/>
          <draw:equation draw:name="f4750" draw:formula="1"/>
          <draw:equation draw:name="f4751" draw:formula="1"/>
          <draw:equation draw:name="f4752" draw:formula="1"/>
          <draw:equation draw:name="f4753" draw:formula="1"/>
          <draw:equation draw:name="f4754" draw:formula="1"/>
          <draw:equation draw:name="f4755" draw:formula="1"/>
          <draw:equation draw:name="f4756" draw:formula="1"/>
          <draw:equation draw:name="f4757" draw:formula="1"/>
          <draw:equation draw:name="f4758" draw:formula="1"/>
          <draw:equation draw:name="f4759" draw:formula="534"/>
          <draw:equation draw:name="f4760" draw:formula="2333*cos(?f148 *(pi/180))"/>
          <draw:equation draw:name="f4761" draw:formula="1"/>
          <draw:equation draw:name="f4762" draw:formula="1"/>
          <draw:equation draw:name="f4763" draw:formula="1"/>
          <draw:equation draw:name="f4764" draw:formula="1"/>
          <draw:equation draw:name="f4765" draw:formula="1"/>
          <draw:equation draw:name="f4766" draw:formula="1"/>
          <draw:equation draw:name="f4767" draw:formula="1"/>
          <draw:equation draw:name="f4768" draw:formula="1"/>
          <draw:equation draw:name="f4769" draw:formula="1*-27087/-13824"/>
          <draw:equation draw:name="f4770" draw:formula="1*7999/-13824"/>
          <draw:equation draw:name="f4771" draw:formula="1"/>
          <draw:equation draw:name="f4772" draw:formula="1"/>
          <draw:equation draw:name="f4773" draw:formula="1"/>
          <draw:equation draw:name="f4774" draw:formula="1*-27795/-3968"/>
          <draw:equation draw:name="f4775" draw:formula="1"/>
          <draw:equation draw:name="f4776" draw:formula="10"/>
          <draw:equation draw:name="f4777" draw:formula="2058*cos(?f165 *(pi/180))"/>
          <draw:equation draw:name="f4778" draw:formula="1"/>
          <draw:equation draw:name="f4779" draw:formula="294"/>
          <draw:equation draw:name="f4780" draw:formula="1780*cos(?f168 *(pi/180))"/>
          <draw:equation draw:name="f4781" draw:formula="1"/>
          <draw:equation draw:name="f4782" draw:formula="1"/>
          <draw:equation draw:name="f4783" draw:formula="1"/>
          <draw:equation draw:name="f4784" draw:formula="1"/>
          <draw:equation draw:name="f4785" draw:formula="491"/>
          <draw:equation draw:name="f4786" draw:formula="1"/>
          <draw:equation draw:name="f4787" draw:formula="1"/>
          <draw:equation draw:name="f4788" draw:formula="1"/>
          <draw:equation draw:name="f4789" draw:formula="1"/>
          <draw:equation draw:name="f4790" draw:formula="631"/>
          <draw:equation draw:name="f4791" draw:formula="1647*cos(?f179 *(pi/180))"/>
          <draw:equation draw:name="f4792" draw:formula="1"/>
          <draw:equation draw:name="f4793" draw:formula="1"/>
          <draw:equation draw:name="f4794" draw:formula="1"/>
          <draw:equation draw:name="f4795" draw:formula="1"/>
          <draw:equation draw:name="f4796" draw:formula="1"/>
          <draw:equation draw:name="f4797" draw:formula="1"/>
          <draw:equation draw:name="f4798" draw:formula="1"/>
          <draw:equation draw:name="f4799" draw:formula="1"/>
          <draw:equation draw:name="f4800" draw:formula="1"/>
          <draw:equation draw:name="f4801" draw:formula="1"/>
          <draw:equation draw:name="f4802" draw:formula="1"/>
          <draw:equation draw:name="f4803" draw:formula="1"/>
          <draw:equation draw:name="f4804" draw:formula="1"/>
          <draw:equation draw:name="f4805" draw:formula="1"/>
          <draw:equation draw:name="f4806" draw:formula="1*-541/11520"/>
          <draw:equation draw:name="f4807" draw:formula="1*0/-13824"/>
          <draw:equation draw:name="f4808" draw:formula="1"/>
          <draw:equation draw:name="f4809" draw:formula="1"/>
          <draw:equation draw:name="f4810" draw:formula="1"/>
          <draw:equation draw:name="f4811" draw:formula="1"/>
          <draw:equation draw:name="f4812" draw:formula="1"/>
          <draw:equation draw:name="f4813" draw:formula="1"/>
          <draw:equation draw:name="f4814" draw:formula="1"/>
          <draw:equation draw:name="f4815" draw:formula="1"/>
          <draw:equation draw:name="f4816" draw:formula="1213"/>
          <draw:equation draw:name="f4817" draw:formula="-9594*cos(?f205 *(pi/180))"/>
          <draw:equation draw:name="f4818" draw:formula="1213"/>
          <draw:equation draw:name="f4819" draw:formula="-10411*sin(?f207 *(pi/180))"/>
          <draw:equation draw:name="f4820" draw:formula="?f206 +?f208 "/>
          <draw:equation draw:name="f4821" draw:formula="?f209 +10800"/>
          <draw:equation draw:name="f4822" draw:formula="1"/>
          <draw:equation draw:name="f4823" draw:formula="1"/>
          <draw:equation draw:name="f4824" draw:formula="1"/>
          <draw:equation draw:name="f4825" draw:formula="1"/>
          <draw:equation draw:name="f4826" draw:formula="1"/>
          <draw:equation draw:name="f4827" draw:formula="1"/>
          <draw:equation draw:name="f4828" draw:formula="1"/>
          <draw:equation draw:name="f4829" draw:formula="1"/>
          <draw:equation draw:name="f4830" draw:formula="1"/>
          <draw:equation draw:name="f4831" draw:formula="1"/>
          <draw:equation draw:name="f4832" draw:formula="1"/>
          <draw:equation draw:name="f4833" draw:formula="1*1863/2"/>
          <draw:equation draw:name="f4834" draw:formula="1"/>
          <draw:equation draw:name="f4835" draw:formula="1"/>
          <draw:equation draw:name="f4836" draw:formula="1"/>
          <draw:equation draw:name="f4837" draw:formula="1"/>
          <draw:equation draw:name="f4838" draw:formula="1"/>
          <draw:equation draw:name="f4839" draw:formula="1"/>
          <draw:equation draw:name="f4840" draw:formula="1"/>
          <draw:equation draw:name="f4841" draw:formula="1"/>
          <draw:equation draw:name="f4842" draw:formula="1"/>
          <draw:equation draw:name="f4843" draw:formula="1"/>
          <draw:equation draw:name="f4844" draw:formula="1"/>
          <draw:equation draw:name="f4845" draw:formula="252"/>
          <draw:equation draw:name="f4846" draw:formula="1"/>
          <draw:equation draw:name="f4847" draw:formula="1"/>
          <draw:equation draw:name="f4848" draw:formula="1"/>
          <draw:equation draw:name="f4849" draw:formula="1"/>
          <draw:equation draw:name="f4850" draw:formula="1"/>
          <draw:equation draw:name="f4851" draw:formula="1"/>
          <draw:equation draw:name="f4852" draw:formula="1"/>
          <draw:equation draw:name="f4853" draw:formula="1"/>
          <draw:equation draw:name="f4854" draw:formula="1"/>
          <draw:equation draw:name="f4855" draw:formula="1"/>
          <draw:equation draw:name="f4856" draw:formula="1"/>
          <draw:equation draw:name="f4857" draw:formula="1*31397/-17376"/>
          <draw:equation draw:name="f4858" draw:formula="5"/>
          <draw:equation draw:name="f4859" draw:formula="1101"/>
          <draw:equation draw:name="f4860" draw:formula="1*-29529/-13824"/>
          <draw:equation draw:name="f4861" draw:formula="1*7217/-3968"/>
          <draw:equation draw:name="f4862" draw:formula="1*0/-13824"/>
          <draw:equation draw:name="f4863" draw:formula="1"/>
          <draw:equation draw:name="f4864" draw:formula="1*25527/11520"/>
          <draw:equation draw:name="f4865" draw:formula="1"/>
          <draw:equation draw:name="f4866" draw:formula="631"/>
          <draw:equation draw:name="f4867" draw:formula="504*cos(?f255 *(pi/180))"/>
          <draw:equation draw:name="f4868" draw:formula="1"/>
          <draw:equation draw:name="f4869" draw:formula="1"/>
          <draw:equation draw:name="f4870" draw:formula="1"/>
          <draw:equation draw:name="f4871" draw:formula="1"/>
          <draw:equation draw:name="f4872" draw:formula="1"/>
          <draw:equation draw:name="f4873" draw:formula="1"/>
          <draw:equation draw:name="f4874" draw:formula="1"/>
          <draw:equation draw:name="f4875" draw:formula="224"/>
          <draw:equation draw:name="f4876" draw:formula="-10604*cos(?f8 *(pi/180))"/>
          <draw:equation draw:name="f4877" draw:formula="224"/>
          <draw:equation draw:name="f4878" draw:formula="-10160*sin(?f10 *(pi/180))"/>
          <draw:equation draw:name="f4879" draw:formula="?f9 +?f11 "/>
          <draw:equation draw:name="f4880" draw:formula="?f12 +10800"/>
          <draw:equation draw:name="f4881" draw:formula="1"/>
          <draw:equation draw:name="f4882" draw:formula="1"/>
          <draw:equation draw:name="f4883" draw:formula="1"/>
          <draw:equation draw:name="f4884" draw:formula="1"/>
          <draw:equation draw:name="f4885" draw:formula="1"/>
          <draw:equation draw:name="f4886" draw:formula="1"/>
          <draw:equation draw:name="f4887" draw:formula="1"/>
          <draw:equation draw:name="f4888" draw:formula="1"/>
          <draw:equation draw:name="f4889" draw:formula="1"/>
          <draw:equation draw:name="f4890" draw:formula="502"/>
          <draw:equation draw:name="f4891" draw:formula="1"/>
          <draw:equation draw:name="f4892" draw:formula="1"/>
          <draw:equation draw:name="f4893" draw:formula="1"/>
          <draw:equation draw:name="f4894" draw:formula="1"/>
          <draw:equation draw:name="f4895" draw:formula="1"/>
          <draw:equation draw:name="f4896" draw:formula="1"/>
          <draw:equation draw:name="f4897" draw:formula="1"/>
          <draw:equation draw:name="f4898" draw:formula="1"/>
          <draw:equation draw:name="f4899" draw:formula="1"/>
          <draw:equation draw:name="f4900" draw:formula="283"/>
          <draw:equation draw:name="f4901" draw:formula="1"/>
          <draw:equation draw:name="f4902" draw:formula="1"/>
          <draw:equation draw:name="f4903" draw:formula="1"/>
          <draw:equation draw:name="f4904" draw:formula="1"/>
          <draw:equation draw:name="f4905" draw:formula="1"/>
          <draw:equation draw:name="f4906" draw:formula="1"/>
          <draw:equation draw:name="f4907" draw:formula="1"/>
          <draw:equation draw:name="f4908" draw:formula="1"/>
          <draw:equation draw:name="f4909" draw:formula="1"/>
          <draw:equation draw:name="f4910" draw:formula="149"/>
          <draw:equation draw:name="f4911" draw:formula="-10657*cos(?f43 *(pi/180))"/>
          <draw:equation draw:name="f4912" draw:formula="149"/>
          <draw:equation draw:name="f4913" draw:formula="-10678*sin(?f45 *(pi/180))"/>
          <draw:equation draw:name="f4914" draw:formula="?f44 +?f46 "/>
          <draw:equation draw:name="f4915" draw:formula="?f47 +10800"/>
          <draw:equation draw:name="f4916" draw:formula="1"/>
          <draw:equation draw:name="f4917" draw:formula="1"/>
          <draw:equation draw:name="f4918" draw:formula="1"/>
          <draw:equation draw:name="f4919" draw:formula="1"/>
          <draw:equation draw:name="f4920" draw:formula="1"/>
          <draw:equation draw:name="f4921" draw:formula="1"/>
          <draw:equation draw:name="f4922" draw:formula="1"/>
          <draw:equation draw:name="f4923" draw:formula="1"/>
          <draw:equation draw:name="f4924" draw:formula="1"/>
          <draw:equation draw:name="f4925" draw:formula="1"/>
          <draw:equation draw:name="f4926" draw:formula="27"/>
          <draw:equation draw:name="f4927" draw:formula="3"/>
          <draw:equation draw:name="f4928" draw:formula="1*0/-13824"/>
          <draw:equation draw:name="f4929" draw:formula="1*-24725/-19840"/>
          <draw:equation draw:name="f4930" draw:formula="1*-22315/-19840"/>
          <draw:equation draw:name="f4931" draw:formula="1*6295/25856"/>
          <draw:equation draw:name="f4932" draw:formula="?f64 /180"/>
          <draw:equation draw:name="f4933" draw:formula="?f63 /?f65 "/>
          <draw:equation draw:name="f4934" draw:formula="1"/>
          <draw:equation draw:name="f4935" draw:formula="1"/>
          <draw:equation draw:name="f4936" draw:formula="1"/>
          <draw:equation draw:name="f4937" draw:formula="1"/>
          <draw:equation draw:name="f4938" draw:formula="1"/>
          <draw:equation draw:name="f4939" draw:formula="1"/>
          <draw:equation draw:name="f4940" draw:formula="1"/>
          <draw:equation draw:name="f4941" draw:formula="1"/>
          <draw:equation draw:name="f4942" draw:formula="1"/>
          <draw:equation draw:name="f4943" draw:formula="1"/>
          <draw:equation draw:name="f4944" draw:formula="1"/>
          <draw:equation draw:name="f4945" draw:formula="1"/>
          <draw:equation draw:name="f4946" draw:formula="1"/>
          <draw:equation draw:name="f4947" draw:formula="1"/>
          <draw:equation draw:name="f4948" draw:formula="1"/>
          <draw:equation draw:name="f4949" draw:formula="255"/>
          <draw:equation draw:name="f4950" draw:formula="-10553*sin(?f82 *(pi/180))"/>
          <draw:equation draw:name="f4951" draw:formula="255"/>
          <draw:equation draw:name="f4952" draw:formula="-10408*cos(?f84 *(pi/180))"/>
          <draw:equation draw:name="f4953" draw:formula="?f83 -?f85 "/>
          <draw:equation draw:name="f4954" draw:formula="?f86 *-1"/>
          <draw:equation draw:name="f4955" draw:formula="?f87 +10800"/>
          <draw:equation draw:name="f4956" draw:formula="1"/>
          <draw:equation draw:name="f4957" draw:formula="1"/>
          <draw:equation draw:name="f4958" draw:formula="1"/>
          <draw:equation draw:name="f4959" draw:formula="1"/>
          <draw:equation draw:name="f4960" draw:formula="1"/>
          <draw:equation draw:name="f4961" draw:formula="1"/>
          <draw:equation draw:name="f4962" draw:formula="1"/>
          <draw:equation draw:name="f4963" draw:formula="1"/>
          <draw:equation draw:name="f4964" draw:formula="524"/>
          <draw:equation draw:name="f4965" draw:formula="1"/>
          <draw:equation draw:name="f4966" draw:formula="1"/>
          <draw:equation draw:name="f4967" draw:formula="1"/>
          <draw:equation draw:name="f4968" draw:formula="1"/>
          <draw:equation draw:name="f4969" draw:formula="1"/>
          <draw:equation draw:name="f4970" draw:formula="1"/>
          <draw:equation draw:name="f4971" draw:formula="1"/>
          <draw:equation draw:name="f4972" draw:formula="1*533/2"/>
          <draw:equation draw:name="f4973" draw:formula="1"/>
          <draw:equation draw:name="f4974" draw:formula="1*0/-13824"/>
          <draw:equation draw:name="f4975" draw:formula="1"/>
          <draw:equation draw:name="f4976" draw:formula="1"/>
          <draw:equation draw:name="f4977" draw:formula="1"/>
          <draw:equation draw:name="f4978" draw:formula="1"/>
          <draw:equation draw:name="f4979" draw:formula="1"/>
          <draw:equation draw:name="f4980" draw:formula="1"/>
          <draw:equation draw:name="f4981" draw:formula="1"/>
          <draw:equation draw:name="f4982" draw:formula="1"/>
          <draw:equation draw:name="f4983" draw:formula="1"/>
          <draw:equation draw:name="f4984" draw:formula="1"/>
          <draw:equation draw:name="f4985" draw:formula="1"/>
          <draw:equation draw:name="f4986" draw:formula="1"/>
          <draw:equation draw:name="f4987" draw:formula="1"/>
          <draw:equation draw:name="f4988" draw:formula="1"/>
          <draw:equation draw:name="f4989" draw:formula="1"/>
          <draw:equation draw:name="f4990" draw:formula="1"/>
          <draw:equation draw:name="f4991" draw:formula="1"/>
          <draw:equation draw:name="f4992" draw:formula="1"/>
          <draw:equation draw:name="f4993" draw:formula="1"/>
          <draw:equation draw:name="f4994" draw:formula="1"/>
          <draw:equation draw:name="f4995" draw:formula="1"/>
          <draw:equation draw:name="f4996" draw:formula="1"/>
          <draw:equation draw:name="f4997" draw:formula="1"/>
          <draw:equation draw:name="f4998" draw:formula="1"/>
          <draw:equation draw:name="f4999" draw:formula="1"/>
          <draw:equation draw:name="f5000" draw:formula="1"/>
          <draw:equation draw:name="f5001" draw:formula="1"/>
          <draw:equation draw:name="f5002" draw:formula="1"/>
          <draw:equation draw:name="f5003" draw:formula="1"/>
          <draw:equation draw:name="f5004" draw:formula="1"/>
          <draw:equation draw:name="f5005" draw:formula="1"/>
          <draw:equation draw:name="f5006" draw:formula="1"/>
          <draw:equation draw:name="f5007" draw:formula="1"/>
          <draw:equation draw:name="f5008" draw:formula="1"/>
          <draw:equation draw:name="f5009" draw:formula="1"/>
          <draw:equation draw:name="f5010" draw:formula="1"/>
          <draw:equation draw:name="f5011" draw:formula="1"/>
          <draw:equation draw:name="f5012" draw:formula="1"/>
          <draw:equation draw:name="f5013" draw:formula="1"/>
          <draw:equation draw:name="f5014" draw:formula="1"/>
          <draw:equation draw:name="f5015" draw:formula="1*895/-13824"/>
          <draw:equation draw:name="f5016" draw:formula="1*0/-13824"/>
          <draw:equation draw:name="f5017" draw:formula="1"/>
          <draw:equation draw:name="f5018" draw:formula="1"/>
          <draw:equation draw:name="f5019" draw:formula="16384"/>
          <draw:equation draw:name="f5020" draw:formula="1"/>
          <draw:equation draw:name="f5021" draw:formula="1"/>
          <draw:equation draw:name="f5022" draw:formula="1"/>
          <draw:equation draw:name="f5023" draw:formula="1"/>
          <draw:equation draw:name="f5024" draw:formula="1"/>
          <draw:equation draw:name="f5025" draw:formula="1"/>
          <draw:equation draw:name="f5026" draw:formula="1"/>
          <draw:equation draw:name="f5027" draw:formula="1"/>
          <draw:equation draw:name="f5028" draw:formula="1"/>
          <draw:equation draw:name="f5029" draw:formula="1"/>
          <draw:equation draw:name="f5030" draw:formula="1"/>
          <draw:equation draw:name="f5031" draw:formula="1"/>
          <draw:equation draw:name="f5032" draw:formula="1"/>
          <draw:equation draw:name="f5033" draw:formula="1"/>
          <draw:equation draw:name="f5034" draw:formula="1"/>
          <draw:equation draw:name="f5035" draw:formula="1"/>
          <draw:equation draw:name="f5036" draw:formula="1"/>
          <draw:equation draw:name="f5037" draw:formula="1"/>
          <draw:equation draw:name="f5038" draw:formula="1"/>
          <draw:equation draw:name="f5039" draw:formula="1"/>
          <draw:equation draw:name="f5040" draw:formula="1"/>
          <draw:equation draw:name="f5041" draw:formula="1"/>
          <draw:equation draw:name="f5042" draw:formula="1"/>
          <draw:equation draw:name="f5043" draw:formula="1"/>
          <draw:equation draw:name="f5044" draw:formula="1"/>
          <draw:equation draw:name="f5045" draw:formula="1"/>
          <draw:equation draw:name="f5046" draw:formula="1"/>
          <draw:equation draw:name="f5047" draw:formula="1"/>
          <draw:equation draw:name="f5048" draw:formula="1"/>
          <draw:equation draw:name="f5049" draw:formula="1"/>
          <draw:equation draw:name="f5050" draw:formula="1"/>
          <draw:equation draw:name="f5051" draw:formula="1"/>
          <draw:equation draw:name="f5052" draw:formula="1"/>
          <draw:equation draw:name="f5053" draw:formula="1"/>
          <draw:equation draw:name="f5054" draw:formula="1"/>
          <draw:equation draw:name="f5055" draw:formula="1"/>
          <draw:equation draw:name="f5056" draw:formula="1"/>
          <draw:equation draw:name="f5057" draw:formula="1"/>
          <draw:equation draw:name="f5058" draw:formula="16384"/>
          <draw:equation draw:name="f5059" draw:formula="1*895/-13824"/>
          <draw:equation draw:name="f5060" draw:formula="1*0/-13824"/>
          <draw:equation draw:name="f5061" draw:formula="1"/>
          <draw:equation draw:name="f5062" draw:formula="1"/>
          <draw:equation draw:name="f5063" draw:formula="1"/>
          <draw:equation draw:name="f5064" draw:formula="1"/>
          <draw:equation draw:name="f5065" draw:formula="1"/>
          <draw:equation draw:name="f5066" draw:formula="16384"/>
          <draw:equation draw:name="f5067" draw:formula="1"/>
          <draw:equation draw:name="f5068" draw:formula="1"/>
          <draw:equation draw:name="f5069" draw:formula="1"/>
          <draw:equation draw:name="f5070" draw:formula="1"/>
          <draw:equation draw:name="f5071" draw:formula="1"/>
          <draw:equation draw:name="f5072" draw:formula="1"/>
          <draw:equation draw:name="f5073" draw:formula="1"/>
          <draw:equation draw:name="f5074" draw:formula="1"/>
          <draw:equation draw:name="f5075" draw:formula="1"/>
          <draw:equation draw:name="f5076" draw:formula="16384"/>
          <draw:equation draw:name="f5077" draw:formula="1"/>
          <draw:equation draw:name="f5078" draw:formula="1"/>
          <draw:equation draw:name="f5079" draw:formula="1"/>
          <draw:equation draw:name="f5080" draw:formula="1"/>
          <draw:equation draw:name="f5081" draw:formula="1"/>
          <draw:equation draw:name="f5082" draw:formula="1"/>
          <draw:equation draw:name="f5083" draw:formula="1"/>
          <draw:equation draw:name="f5084" draw:formula="1"/>
          <draw:equation draw:name="f5085" draw:formula="1"/>
          <draw:equation draw:name="f5086" draw:formula="1"/>
          <draw:equation draw:name="f5087" draw:formula="1"/>
          <draw:equation draw:name="f5088" draw:formula="1"/>
          <draw:equation draw:name="f5089" draw:formula="1"/>
          <draw:equation draw:name="f5090" draw:formula="1"/>
          <draw:equation draw:name="f5091" draw:formula="1"/>
          <draw:equation draw:name="f5092" draw:formula="1"/>
          <draw:equation draw:name="f5093" draw:formula="1"/>
          <draw:equation draw:name="f5094" draw:formula="1"/>
          <draw:equation draw:name="f5095" draw:formula="1"/>
          <draw:equation draw:name="f5096" draw:formula="1"/>
          <draw:equation draw:name="f5097" draw:formula="1"/>
          <draw:equation draw:name="f5098" draw:formula="1"/>
          <draw:equation draw:name="f5099" draw:formula="1*895/-13824"/>
          <draw:equation draw:name="f5100" draw:formula="1*0/-13824"/>
          <draw:equation draw:name="f5101" draw:formula="1"/>
          <draw:equation draw:name="f5102" draw:formula="1"/>
          <draw:equation draw:name="f5103" draw:formula="16384"/>
          <draw:equation draw:name="f5104" draw:formula="1"/>
          <draw:equation draw:name="f5105" draw:formula="1"/>
          <draw:equation draw:name="f5106" draw:formula="1"/>
          <draw:equation draw:name="f5107" draw:formula="1"/>
          <draw:equation draw:name="f5108" draw:formula="1"/>
          <draw:equation draw:name="f5109" draw:formula="1"/>
          <draw:equation draw:name="f5110" draw:formula="1"/>
          <draw:equation draw:name="f5111" draw:formula="1"/>
          <draw:equation draw:name="f5112" draw:formula="1"/>
          <draw:equation draw:name="f5113" draw:formula="1"/>
          <draw:equation draw:name="f5114" draw:formula="1"/>
          <draw:equation draw:name="f5115" draw:formula="1"/>
          <draw:equation draw:name="f5116" draw:formula="1"/>
          <draw:equation draw:name="f5117" draw:formula="1"/>
          <draw:equation draw:name="f5118" draw:formula="1"/>
          <draw:equation draw:name="f5119" draw:formula="1"/>
          <draw:equation draw:name="f5120" draw:formula="1"/>
          <draw:equation draw:name="f5121" draw:formula="1"/>
          <draw:equation draw:name="f5122" draw:formula="1"/>
          <draw:equation draw:name="f5123" draw:formula="1"/>
          <draw:equation draw:name="f5124" draw:formula="1"/>
          <draw:equation draw:name="f5125" draw:formula="1"/>
          <draw:equation draw:name="f5126" draw:formula="1"/>
          <draw:equation draw:name="f5127" draw:formula="1"/>
          <draw:equation draw:name="f5128" draw:formula="1"/>
          <draw:equation draw:name="f5129" draw:formula="1"/>
          <draw:equation draw:name="f5130" draw:formula="1"/>
          <draw:equation draw:name="f5131" draw:formula="1"/>
          <draw:equation draw:name="f5132" draw:formula="1"/>
          <draw:equation draw:name="f5133" draw:formula="1"/>
          <draw:equation draw:name="f5134" draw:formula="1"/>
          <draw:equation draw:name="f5135" draw:formula="1"/>
          <draw:equation draw:name="f5136" draw:formula="1"/>
          <draw:equation draw:name="f5137" draw:formula="1"/>
          <draw:equation draw:name="f5138" draw:formula="1"/>
          <draw:equation draw:name="f5139" draw:formula="1"/>
          <draw:equation draw:name="f5140" draw:formula="1"/>
          <draw:equation draw:name="f5141" draw:formula="1"/>
          <draw:equation draw:name="f5142" draw:formula="1"/>
          <draw:equation draw:name="f5143" draw:formula="1"/>
          <draw:equation draw:name="f5144" draw:formula="1"/>
          <draw:equation draw:name="f5145" draw:formula="1*-5371/100"/>
          <draw:equation draw:name="f5146" draw:formula="1"/>
          <draw:equation draw:name="f5147" draw:formula="1"/>
          <draw:equation draw:name="f5148" draw:formula="1"/>
          <draw:equation draw:name="f5149" draw:formula="1"/>
          <draw:equation draw:name="f5150" draw:formula="1"/>
          <draw:equation draw:name="f5151" draw:formula="1"/>
          <draw:equation draw:name="f5152" draw:formula="1"/>
          <draw:equation draw:name="f5153" draw:formula="1"/>
          <draw:equation draw:name="f5154" draw:formula="1"/>
          <draw:equation draw:name="f5155" draw:formula="1*9641/-13824"/>
          <draw:equation draw:name="f5156" draw:formula="1*6295/25856"/>
          <draw:equation draw:name="f5157" draw:formula="?f33 /180"/>
          <draw:equation draw:name="f5158" draw:formula="?f32 /?f34 "/>
          <draw:equation draw:name="f5159" draw:formula="1"/>
          <draw:equation draw:name="f5160" draw:formula="1"/>
          <draw:equation draw:name="f5161" draw:formula="1"/>
          <draw:equation draw:name="f5162" draw:formula="1"/>
          <draw:equation draw:name="f5163" draw:formula="1"/>
          <draw:equation draw:name="f5164" draw:formula="1608"/>
          <draw:equation draw:name="f5165" draw:formula="1"/>
          <draw:equation draw:name="f5166" draw:formula="1"/>
          <draw:equation draw:name="f5167" draw:formula="2420"/>
          <draw:equation draw:name="f5168" draw:formula="1"/>
          <draw:equation draw:name="f5169" draw:formula="1"/>
          <draw:equation draw:name="f5170" draw:formula="1"/>
          <draw:equation draw:name="f5171" draw:formula="1"/>
          <draw:equation draw:name="f5172" draw:formula="1"/>
          <draw:equation draw:name="f5173" draw:formula="1*2399/2"/>
          <draw:equation draw:name="f5174" draw:formula="1"/>
          <draw:equation draw:name="f5175" draw:formula="1"/>
          <draw:equation draw:name="f5176" draw:formula="1"/>
          <draw:equation draw:name="f5177" draw:formula="1"/>
          <draw:equation draw:name="f5178" draw:formula="1"/>
          <draw:equation draw:name="f5179" draw:formula="1"/>
          <draw:equation draw:name="f5180" draw:formula="1"/>
          <draw:equation draw:name="f5181" draw:formula="1*0/-13824"/>
          <draw:equation draw:name="f5182" draw:formula="1*0/-13824"/>
          <draw:equation draw:name="f5183" draw:formula="1210"/>
          <draw:equation draw:name="f5184" draw:formula="?f59 *cos(?f60 *(pi/180))"/>
          <draw:equation draw:name="f5185" draw:formula="1"/>
          <draw:equation draw:name="f5186" draw:formula="1"/>
          <draw:equation draw:name="f5187" draw:formula="1"/>
          <draw:equation draw:name="f5188" draw:formula="1"/>
          <draw:equation draw:name="f5189" draw:formula="1"/>
          <draw:equation draw:name="f5190" draw:formula="1"/>
          <draw:equation draw:name="f5191" draw:formula="1"/>
          <draw:equation draw:name="f5192" draw:formula="1"/>
          <draw:equation draw:name="f5193" draw:formula="1*1373/2"/>
          <draw:equation draw:name="f5194" draw:formula="1"/>
          <draw:equation draw:name="f5195" draw:formula="1"/>
          <draw:equation draw:name="f5196" draw:formula="1*0/-13824"/>
          <draw:equation draw:name="f5197" draw:formula="1"/>
          <draw:equation draw:name="f5198" draw:formula="1"/>
          <draw:equation draw:name="f5199" draw:formula="1"/>
          <draw:equation draw:name="f5200" draw:formula="373"/>
          <draw:equation draw:name="f5201" draw:formula="1"/>
          <draw:equation draw:name="f5202" draw:formula="1"/>
          <draw:equation draw:name="f5203" draw:formula="1"/>
          <draw:equation draw:name="f5204" draw:formula="1"/>
          <draw:equation draw:name="f5205" draw:formula="1"/>
          <draw:equation draw:name="f5206" draw:formula="1*0/-13824"/>
          <draw:equation draw:name="f5207" draw:formula="1"/>
          <draw:equation draw:name="f5208" draw:formula="1"/>
          <draw:equation draw:name="f5209" draw:formula="1"/>
          <draw:equation draw:name="f5210" draw:formula="1"/>
          <draw:equation draw:name="f5211" draw:formula="1*0/-13824"/>
          <draw:equation draw:name="f5212" draw:formula="1"/>
          <draw:equation draw:name="f5213" draw:formula="1*0/-13824"/>
          <draw:equation draw:name="f5214" draw:formula="1"/>
          <draw:equation draw:name="f5215" draw:formula="1"/>
          <draw:equation draw:name="f5216" draw:formula="1"/>
          <draw:equation draw:name="f5217" draw:formula="1"/>
          <draw:equation draw:name="f5218" draw:formula="1"/>
          <draw:equation draw:name="f5219" draw:formula="1"/>
          <draw:equation draw:name="f5220" draw:formula="1"/>
          <draw:equation draw:name="f5221" draw:formula="1"/>
          <draw:equation draw:name="f5222" draw:formula="1"/>
          <draw:equation draw:name="f5223" draw:formula="1"/>
          <draw:equation draw:name="f5224" draw:formula="1"/>
          <draw:equation draw:name="f5225" draw:formula="1"/>
          <draw:equation draw:name="f5226" draw:formula="1"/>
          <draw:equation draw:name="f5227" draw:formula="1"/>
          <draw:equation draw:name="f5228" draw:formula="1"/>
          <draw:equation draw:name="f5229" draw:formula="1"/>
          <draw:equation draw:name="f5230" draw:formula="1"/>
          <draw:equation draw:name="f5231" draw:formula="1"/>
          <draw:equation draw:name="f5232" draw:formula="1"/>
          <draw:equation draw:name="f5233" draw:formula="1"/>
          <draw:equation draw:name="f5234" draw:formula="1"/>
          <draw:equation draw:name="f5235" draw:formula="1"/>
          <draw:equation draw:name="f5236" draw:formula="1"/>
          <draw:equation draw:name="f5237" draw:formula="1"/>
          <draw:equation draw:name="f5238" draw:formula="1"/>
          <draw:equation draw:name="f5239" draw:formula="1"/>
          <draw:equation draw:name="f5240" draw:formula="1"/>
          <draw:equation draw:name="f5241" draw:formula="1"/>
          <draw:equation draw:name="f5242" draw:formula="1"/>
          <draw:equation draw:name="f5243" draw:formula="-70"/>
          <draw:equation draw:name="f5244" draw:formula="1"/>
          <draw:equation draw:name="f5245" draw:formula="1"/>
          <draw:equation draw:name="f5246" draw:formula="1"/>
          <draw:equation draw:name="f5247" draw:formula="1024"/>
          <draw:equation draw:name="f5248" draw:formula="-4097"/>
          <draw:equation draw:name="f5249" draw:formula="1112"/>
          <draw:equation draw:name="f5250" draw:formula="1494"/>
          <draw:equation draw:name="f5251" draw:formula="-10843"/>
          <draw:equation draw:name="f5252" draw:formula="-4092"/>
          <draw:equation draw:name="f5253" draw:formula="2568"/>
          <draw:equation draw:name="f5254" draw:formula="-10242"/>
          <draw:equation draw:name="f5255" draw:formula="4"/>
          <draw:equation draw:name="f5256" draw:formula="1"/>
          <draw:equation draw:name="f5257" draw:formula="1"/>
          <draw:equation draw:name="f5258" draw:formula="26034"/>
          <draw:equation draw:name="f5259" draw:formula="1"/>
          <draw:equation draw:name="f5260" draw:formula="135"/>
          <draw:equation draw:name="f5261" draw:formula="136"/>
          <draw:equation draw:name="f5262" draw:formula="1"/>
          <draw:equation draw:name="f5263" draw:formula="321"/>
          <draw:equation draw:name="f5264" draw:formula="6215"/>
          <draw:equation draw:name="f5265" draw:formula="1"/>
          <draw:equation draw:name="f5266" draw:formula="-16059"/>
          <draw:equation draw:name="f5267" draw:formula="-14134"/>
          <draw:equation draw:name="f5268" draw:formula="1"/>
          <draw:equation draw:name="f5269" draw:formula="1*-16043/2"/>
          <draw:equation draw:name="f5270" draw:formula="-16042"/>
          <draw:equation draw:name="f5271" draw:formula="1"/>
          <draw:equation draw:name="f5272" draw:formula="1"/>
          <draw:equation draw:name="f5273" draw:formula="-127"/>
          <draw:equation draw:name="f5274" draw:formula="447"/>
          <draw:equation draw:name="f5275" draw:formula="-10800*sin(?f151 *(pi/180))"/>
          <draw:equation draw:name="f5276" draw:formula="447"/>
          <draw:equation draw:name="f5277" draw:formula="-10799*cos(?f153 *(pi/180))"/>
          <draw:equation draw:name="f5278" draw:formula="?f152 -?f154 "/>
          <draw:equation draw:name="f5279" draw:formula="?f155 *-1"/>
          <draw:equation draw:name="f5280" draw:formula="?f156 +10800"/>
          <draw:equation draw:name="f5281" draw:formula="1*7009/-7936"/>
          <draw:equation draw:name="f5282" draw:formula="472"/>
          <draw:equation draw:name="f5283" draw:formula="1"/>
          <draw:equation draw:name="f5284" draw:formula="1*0/-13824"/>
          <draw:equation draw:name="f5285" draw:formula="1*13115/30784"/>
          <draw:equation draw:name="f5286" draw:formula="1*6295/25856"/>
          <draw:equation draw:name="f5287" draw:formula="?f163 /180"/>
          <draw:equation draw:name="f5288" draw:formula="?f162 /?f164 "/>
          <draw:equation draw:name="f5289" draw:formula="1"/>
          <draw:equation draw:name="f5290" draw:formula="1"/>
          <draw:equation draw:name="f5291" draw:formula="1"/>
          <draw:equation draw:name="f5292" draw:formula="1"/>
          <draw:equation draw:name="f5293" draw:formula="1"/>
          <draw:equation draw:name="f5294" draw:formula="1*-25719/-17376"/>
          <draw:equation draw:name="f5295" draw:formula="292"/>
          <draw:equation draw:name="f5296" draw:formula="1"/>
          <draw:equation draw:name="f5297" draw:formula="1"/>
          <draw:equation draw:name="f5298" draw:formula="1*-15725/-13824"/>
          <draw:equation draw:name="f5299" draw:formula="1"/>
          <draw:equation draw:name="f5300" draw:formula="1"/>
          <draw:equation draw:name="f5301" draw:formula="1"/>
          <draw:equation draw:name="f5302" draw:formula="1"/>
          <draw:equation draw:name="f5303" draw:formula="1"/>
          <draw:equation draw:name="f5304" draw:formula="1"/>
          <draw:equation draw:name="f5305" draw:formula="1"/>
          <draw:equation draw:name="f5306" draw:formula="1"/>
          <draw:equation draw:name="f5307" draw:formula="537"/>
          <draw:equation draw:name="f5308" draw:formula="1"/>
          <draw:equation draw:name="f5309" draw:formula="1"/>
          <draw:equation draw:name="f5310" draw:formula="1"/>
          <draw:equation draw:name="f5311" draw:formula="1"/>
          <draw:equation draw:name="f5312" draw:formula="1"/>
          <draw:equation draw:name="f5313" draw:formula="1"/>
          <draw:equation draw:name="f5314" draw:formula="1"/>
          <draw:equation draw:name="f5315" draw:formula="1"/>
          <draw:equation draw:name="f5316" draw:formula="393"/>
          <draw:equation draw:name="f5317" draw:formula="-10385*cos(?f193 *(pi/180))"/>
          <draw:equation draw:name="f5318" draw:formula="393"/>
          <draw:equation draw:name="f5319" draw:formula="-5814*sin(?f195 *(pi/180))"/>
          <draw:equation draw:name="f5320" draw:formula="?f194 +?f196 "/>
          <draw:equation draw:name="f5321" draw:formula="?f197 +10800"/>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1"/>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2929/25856"/>
          <draw:equation draw:name="f5359" draw:formula="4866"/>
          <draw:equation draw:name="f5360" draw:formula="1"/>
          <draw:equation draw:name="f5361" draw:formula="1"/>
          <draw:equation draw:name="f5362" draw:formula="1"/>
          <draw:equation draw:name="f5363" draw:formula="1"/>
          <draw:equation draw:name="f5364" draw:formula="412"/>
          <draw:equation draw:name="f5365" draw:formula="1*-14315/25856"/>
          <draw:equation draw:name="f5366" draw:formula="1"/>
          <draw:equation draw:name="f5367" draw:formula="1"/>
          <draw:equation draw:name="f5368" draw:formula="1"/>
          <draw:equation draw:name="f5369" draw:formula="1"/>
          <draw:equation draw:name="f5370" draw:formula="1"/>
          <draw:equation draw:name="f5371" draw:formula="1"/>
          <draw:equation draw:name="f5372" draw:formula="1"/>
          <draw:equation draw:name="f5373" draw:formula="1"/>
          <draw:equation draw:name="f5374" draw:formula="1"/>
          <draw:equation draw:name="f5375" draw:formula="1"/>
          <draw:equation draw:name="f5376" draw:formula="2888"/>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1"/>
          <draw:equation draw:name="f5408" draw:formula="1"/>
          <draw:equation draw:name="f5409" draw:formula="1"/>
          <draw:equation draw:name="f5410" draw:formula="1"/>
          <draw:equation draw:name="f5411" draw:formula="1"/>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2787/2"/>
          <draw:equation draw:name="f5429" draw:formula="2319"/>
          <draw:equation draw:name="f5430" draw:formula="503*cos(?f50 *(pi/180))"/>
          <draw:equation draw:name="f5431" draw:formula="1"/>
          <draw:equation draw:name="f5432" draw:formula="1"/>
          <draw:equation draw:name="f5433" draw:formula="1"/>
          <draw:equation draw:name="f5434" draw:formula="1"/>
          <draw:equation draw:name="f5435" draw:formula="1"/>
          <draw:equation draw:name="f5436" draw:formula="1"/>
          <draw:equation draw:name="f5437" draw:formula="1"/>
          <draw:equation draw:name="f5438" draw:formula="1"/>
          <draw:equation draw:name="f5439" draw:formula="1"/>
          <draw:equation draw:name="f5440" draw:formula="1"/>
          <draw:equation draw:name="f5441" draw:formula="1"/>
          <draw:equation draw:name="f5442" draw:formula="2583"/>
          <draw:equation draw:name="f5443" draw:formula="639*cos(?f63 *(pi/180))"/>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547"/>
          <draw:equation draw:name="f5467" draw:formula="1"/>
          <draw:equation draw:name="f5468" draw:formula="1"/>
          <draw:equation draw:name="f5469" draw:formula="1"/>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30549/-13824"/>
          <draw:equation draw:name="f5478" draw:formula="1"/>
          <draw:equation draw:name="f5479" draw:formula="1"/>
          <draw:equation draw:name="f5480" draw:formula="1"/>
          <draw:equation draw:name="f5481" draw:formula="1"/>
          <draw:equation draw:name="f5482" draw:formula="1"/>
          <draw:equation draw:name="f5483" draw:formula="1345"/>
          <draw:equation draw:name="f5484" draw:formula="1"/>
          <draw:equation draw:name="f5485" draw:formula="1"/>
          <draw:equation draw:name="f5486" draw:formula="1"/>
          <draw:equation draw:name="f5487" draw:formula="1"/>
          <draw:equation draw:name="f5488" draw:formula="1"/>
          <draw:equation draw:name="f5489" draw:formula="1"/>
          <draw:equation draw:name="f5490" draw:formula="1"/>
          <draw:equation draw:name="f5491" draw:formula="1"/>
          <draw:equation draw:name="f5492" draw:formula="1"/>
          <draw:equation draw:name="f5493" draw:formula="1"/>
          <draw:equation draw:name="f5494" draw:formula="1"/>
          <draw:equation draw:name="f5495" draw:formula="1*0/-13824"/>
          <draw:equation draw:name="f5496" draw:formula="1"/>
          <draw:equation draw:name="f5497" draw:formula="1"/>
          <draw:equation draw:name="f5498" draw:formula="1"/>
          <draw:equation draw:name="f5499" draw:formula="1"/>
          <draw:equation draw:name="f5500" draw:formula="278"/>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1"/>
          <draw:equation draw:name="f5515" draw:formula="1"/>
          <draw:equation draw:name="f5516" draw:formula="1"/>
          <draw:equation draw:name="f5517" draw:formula="1"/>
          <draw:equation draw:name="f5518" draw:formula="1"/>
          <draw:equation draw:name="f5519" draw:formula="1"/>
          <draw:equation draw:name="f5520" draw:formula="1"/>
          <draw:equation draw:name="f5521" draw:formula="1"/>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7855/-13824"/>
          <draw:equation draw:name="f5532" draw:formula="1*-22431/-7936"/>
          <draw:equation draw:name="f5533" draw:formula="1806"/>
          <draw:equation draw:name="f5534" draw:formula="211*cos(?f154 *(pi/180))"/>
          <draw:equation draw:name="f5535" draw:formula="1"/>
          <draw:equation draw:name="f5536" draw:formula="1"/>
          <draw:equation draw:name="f5537" draw:formula="1"/>
          <draw:equation draw:name="f5538" draw:formula="1"/>
          <draw:equation draw:name="f5539" draw:formula="1"/>
          <draw:equation draw:name="f5540" draw:formula="1"/>
          <draw:equation draw:name="f5541" draw:formula="1"/>
          <draw:equation draw:name="f5542" draw:formula="1"/>
          <draw:equation draw:name="f5543" draw:formula="1"/>
          <draw:equation draw:name="f5544" draw:formula="403"/>
          <draw:equation draw:name="f5545" draw:formula="2061"/>
          <draw:equation draw:name="f5546" draw:formula="1"/>
          <draw:equation draw:name="f5547" draw:formula="1"/>
          <draw:equation draw:name="f5548" draw:formula="1"/>
          <draw:equation draw:name="f5549" draw:formula="1"/>
          <draw:equation draw:name="f5550" draw:formula="1"/>
          <draw:equation draw:name="f5551" draw:formula="1*6441/-13824"/>
          <draw:equation draw:name="f5552" draw:formula="2035"/>
          <draw:equation draw:name="f5553" draw:formula="1"/>
          <draw:equation draw:name="f5554" draw:formula="1"/>
          <draw:equation draw:name="f5555" draw:formula="1"/>
          <draw:equation draw:name="f5556" draw:formula="1"/>
          <draw:equation draw:name="f5557" draw:formula="540"/>
          <draw:equation draw:name="f5558" draw:formula="-10257*cos(?f178 *(pi/180))"/>
          <draw:equation draw:name="f5559" draw:formula="540"/>
          <draw:equation draw:name="f5560" draw:formula="-8899*sin(?f180 *(pi/180))"/>
          <draw:equation draw:name="f5561" draw:formula="?f179 +?f181 "/>
          <draw:equation draw:name="f5562" draw:formula="?f182 +10800"/>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10949/25856"/>
          <draw:equation draw:name="f5571" draw:formula="1"/>
          <draw:equation draw:name="f5572" draw:formula="1"/>
          <draw:equation draw:name="f5573" draw:formula="1"/>
          <draw:equation draw:name="f5574" draw:formula="1"/>
          <draw:equation draw:name="f5575" draw:formula="1*-4443/-17376"/>
          <draw:equation draw:name="f5576" draw:formula="1"/>
          <draw:equation draw:name="f5577" draw:formula="1"/>
          <draw:equation draw:name="f5578" draw:formula="1"/>
          <draw:equation draw:name="f5579" draw:formula="1"/>
          <draw:equation draw:name="f5580" draw:formula="1"/>
          <draw:equation draw:name="f5581" draw:formula="1"/>
          <draw:equation draw:name="f5582" draw:formula="1"/>
          <draw:equation draw:name="f5583" draw:formula="1"/>
          <draw:equation draw:name="f5584" draw:formula="1528"/>
          <draw:equation draw:name="f5585" draw:formula="1"/>
          <draw:equation draw:name="f5586" draw:formula="1"/>
          <draw:equation draw:name="f5587" draw:formula="1"/>
          <draw:equation draw:name="f5588" draw:formula="1"/>
          <draw:equation draw:name="f5589" draw:formula="1"/>
          <draw:equation draw:name="f5590" draw:formula="1*-27781/27432"/>
          <draw:equation draw:name="f5591" draw:formula="1*6295/25856"/>
          <draw:equation draw:name="f5592" draw:formula="?f212 /180"/>
          <draw:equation draw:name="f5593" draw:formula="?f211 /?f213 "/>
          <draw:equation draw:name="f5594" draw:formula="1"/>
          <draw:equation draw:name="f5595" draw:formula="1"/>
          <draw:equation draw:name="f5596" draw:formula="1"/>
          <draw:equation draw:name="f5597" draw:formula="1"/>
          <draw:equation draw:name="f5598" draw:formula="1"/>
          <draw:equation draw:name="f5599" draw:formula="1"/>
          <draw:equation draw:name="f5600" draw:formula="1"/>
          <draw:equation draw:name="f5601" draw:formula="1*0/-13824"/>
          <draw:equation draw:name="f5602" draw:formula="1"/>
          <draw:equation draw:name="f5603" draw:formula="1"/>
          <draw:equation draw:name="f5604" draw:formula="1*0/-13824"/>
          <draw:equation draw:name="f5605" draw:formula="1"/>
          <draw:equation draw:name="f5606" draw:formula="1"/>
          <draw:equation draw:name="f5607" draw:formula="1"/>
          <draw:equation draw:name="f5608" draw:formula="1"/>
          <draw:equation draw:name="f5609" draw:formula="1"/>
          <draw:equation draw:name="f5610" draw:formula="1"/>
          <draw:equation draw:name="f5611" draw:formula="1"/>
          <draw:equation draw:name="f5612" draw:formula="1*32037/-19840"/>
          <draw:equation draw:name="f5613" draw:formula="1*6295/25856"/>
          <draw:equation draw:name="f5614" draw:formula="?f234 /180"/>
          <draw:equation draw:name="f5615" draw:formula="?f233 /?f235 "/>
          <draw:equation draw:name="f5616" draw:formula="1"/>
          <draw:equation draw:name="f5617" draw:formula="1"/>
          <draw:equation draw:name="f5618" draw:formula="1"/>
          <draw:equation draw:name="f5619" draw:formula="1"/>
          <draw:equation draw:name="f5620" draw:formula="1"/>
          <draw:equation draw:name="f5621" draw:formula="1"/>
          <draw:equation draw:name="f5622" draw:formula="1"/>
          <draw:equation draw:name="f5623" draw:formula="1"/>
          <draw:equation draw:name="f5624" draw:formula="1"/>
          <draw:equation draw:name="f5625" draw:formula="1"/>
          <draw:equation draw:name="f5626" draw:formula="1"/>
          <draw:equation draw:name="f5627" draw:formula="1"/>
          <draw:equation draw:name="f5628" draw:formula="1"/>
          <draw:equation draw:name="f5629" draw:formula="1"/>
          <draw:equation draw:name="f5630" draw:formula="1"/>
          <draw:equation draw:name="f5631" draw:formula="1"/>
          <draw:equation draw:name="f5632" draw:formula="1"/>
          <draw:equation draw:name="f5633" draw:formula="1"/>
          <draw:equation draw:name="f5634" draw:formula="1"/>
          <draw:equation draw:name="f5635" draw:formula="1"/>
          <draw:equation draw:name="f5636" draw:formula="1"/>
          <draw:equation draw:name="f5637" draw:formula="1"/>
          <draw:equation draw:name="f5638" draw:formula="1"/>
          <draw:equation draw:name="f5639" draw:formula="1"/>
          <draw:equation draw:name="f5640" draw:formula="1"/>
          <draw:equation draw:name="f5641" draw:formula="1"/>
          <draw:equation draw:name="f5642" draw:formula="1"/>
          <draw:equation draw:name="f5643" draw:formula="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1"/>
          <draw:equation draw:name="f5652" draw:formula="1"/>
          <draw:equation draw:name="f5653" draw:formula="1"/>
          <draw:equation draw:name="f5654" draw:formula="1"/>
          <draw:equation draw:name="f5655" draw:formula="1"/>
          <draw:equation draw:name="f5656" draw:formula="1"/>
          <draw:equation draw:name="f5657" draw:formula="1"/>
          <draw:equation draw:name="f5658" draw:formula="1"/>
          <draw:equation draw:name="f5659" draw:formula="1"/>
          <draw:equation draw:name="f5660" draw:formula="1"/>
          <draw:equation draw:name="f5661" draw:formula="1"/>
          <draw:equation draw:name="f5662" draw:formula="1"/>
          <draw:equation draw:name="f5663" draw:formula="1*1055/25856"/>
          <draw:equation draw:name="f5664" draw:formula="1"/>
          <draw:equation draw:name="f5665" draw:formula="1"/>
          <draw:equation draw:name="f5666" draw:formula="1"/>
          <draw:equation draw:name="f5667" draw:formula="1"/>
          <draw:equation draw:name="f5668" draw:formula="1"/>
          <draw:equation draw:name="f5669" draw:formula="1"/>
          <draw:equation draw:name="f5670" draw:formula="1"/>
          <draw:equation draw:name="f5671" draw:formula="1"/>
          <draw:equation draw:name="f5672" draw:formula="1"/>
          <draw:equation draw:name="f5673" draw:formula="1"/>
          <draw:equation draw:name="f5674" draw:formula="1"/>
          <draw:equation draw:name="f5675" draw:formula="1"/>
          <draw:equation draw:name="f5676" draw:formula="1"/>
          <draw:equation draw:name="f5677" draw:formula="1"/>
          <draw:equation draw:name="f5678" draw:formula="1"/>
          <draw:equation draw:name="f5679" draw:formula="1"/>
          <draw:equation draw:name="f5680" draw:formula="1"/>
          <draw:equation draw:name="f5681" draw:formula="1"/>
          <draw:equation draw:name="f5682" draw:formula="1"/>
          <draw:equation draw:name="f5683" draw:formula="1"/>
          <draw:equation draw:name="f5684" draw:formula="1"/>
          <draw:equation draw:name="f5685" draw:formula="1*-32083/25856"/>
          <draw:equation draw:name="f5686" draw:formula="517"/>
          <draw:equation draw:name="f5687" draw:formula="308"/>
          <draw:equation draw:name="f5688" draw:formula="342"/>
          <draw:equation draw:name="f5689" draw:formula="520"/>
          <draw:equation draw:name="f5690" draw:formula="1*-11731/-7936"/>
          <draw:equation draw:name="f5691" draw:formula="1"/>
          <draw:equation draw:name="f5692" draw:formula="1"/>
          <draw:equation draw:name="f5693" draw:formula="1"/>
          <draw:equation draw:name="f5694" draw:formula="1"/>
          <draw:equation draw:name="f5695" draw:formula="1"/>
          <draw:equation draw:name="f5696" draw:formula="1"/>
          <draw:equation draw:name="f5697" draw:formula="1"/>
          <draw:equation draw:name="f5698" draw:formula="1"/>
          <draw:equation draw:name="f5699" draw:formula="1"/>
          <draw:equation draw:name="f5700" draw:formula="1"/>
          <draw:equation draw:name="f5701" draw:formula="1"/>
          <draw:equation draw:name="f5702" draw:formula="1"/>
          <draw:equation draw:name="f5703" draw:formula="1"/>
          <draw:equation draw:name="f5704" draw:formula="1"/>
          <draw:equation draw:name="f5705" draw:formula="1"/>
          <draw:equation draw:name="f5706" draw:formula="1"/>
          <draw:equation draw:name="f5707" draw:formula="544"/>
          <draw:equation draw:name="f5708" draw:formula="-10258*sin(?f72 *(pi/180))"/>
          <draw:equation draw:name="f5709" draw:formula="544"/>
          <draw:equation draw:name="f5710" draw:formula="-10430*cos(?f74 *(pi/180))"/>
          <draw:equation draw:name="f5711" draw:formula="?f73 -?f75 "/>
          <draw:equation draw:name="f5712" draw:formula="?f76 *-1"/>
          <draw:equation draw:name="f5713" draw:formula="?f77 +10800"/>
          <draw:equation draw:name="f5714" draw:formula="1"/>
          <draw:equation draw:name="f5715" draw:formula="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1"/>
          <draw:equation draw:name="f5727" draw:formula="1"/>
          <draw:equation draw:name="f5728" draw:formula="1"/>
          <draw:equation draw:name="f5729" draw:formula="1"/>
          <draw:equation draw:name="f5730" draw:formula="1"/>
          <draw:equation draw:name="f5731" draw:formula="1"/>
          <draw:equation draw:name="f5732" draw:formula="1"/>
          <draw:equation draw:name="f5733" draw:formula="1"/>
          <draw:equation draw:name="f5734" draw:formula="1"/>
          <draw:equation draw:name="f5735" draw:formula="1"/>
          <draw:equation draw:name="f5736" draw:formula="1"/>
          <draw:equation draw:name="f5737" draw:formula="1"/>
          <draw:equation draw:name="f5738" draw:formula="1"/>
          <draw:equation draw:name="f5739" draw:formula="1"/>
          <draw:equation draw:name="f5740" draw:formula="1"/>
          <draw:equation draw:name="f5741" draw:formula="295"/>
          <draw:equation draw:name="f5742" draw:formula="1"/>
          <draw:equation draw:name="f5743" draw:formula="1"/>
          <draw:equation draw:name="f5744" draw:formula="1"/>
          <draw:equation draw:name="f5745" draw:formula="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29407/-3968"/>
          <draw:equation draw:name="f5754" draw:formula="1"/>
          <draw:equation draw:name="f5755" draw:formula="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7"/>
          <draw:equation draw:name="f5765" draw:formula="4"/>
          <draw:equation draw:name="f5766" draw:formula="1*291/2"/>
          <draw:equation draw:name="f5767" draw:formula="-17"/>
          <draw:equation draw:name="f5768" draw:formula="1*365/2"/>
          <draw:equation draw:name="f5769" draw:formula="9"/>
          <draw:equation draw:name="f5770" draw:formula="1*6063/-13824"/>
          <draw:equation draw:name="f5771" draw:formula="1"/>
          <draw:equation draw:name="f5772" draw:formula="1"/>
          <draw:equation draw:name="f5773" draw:formula="1"/>
          <draw:equation draw:name="f5774" draw:formula="1"/>
          <draw:equation draw:name="f5775" draw:formula="1"/>
          <draw:equation draw:name="f5776" draw:formula="1"/>
          <draw:equation draw:name="f5777" draw:formula="599"/>
          <draw:equation draw:name="f5778" draw:formula="-10208*sin(?f142 *(pi/180))"/>
          <draw:equation draw:name="f5779" draw:formula="599"/>
          <draw:equation draw:name="f5780" draw:formula="-10657*cos(?f144 *(pi/180))"/>
          <draw:equation draw:name="f5781" draw:formula="?f143 -?f145 "/>
          <draw:equation draw:name="f5782" draw:formula="?f146 *-1"/>
          <draw:equation draw:name="f5783" draw:formula="?f147 +10800"/>
          <draw:equation draw:name="f5784" draw:formula="1"/>
          <draw:equation draw:name="f5785" draw:formula="1"/>
          <draw:equation draw:name="f5786" draw:formula="1"/>
          <draw:equation draw:name="f5787" draw:formula="1"/>
          <draw:equation draw:name="f5788" draw:formula="1"/>
          <draw:equation draw:name="f5789" draw:formula="1"/>
          <draw:equation draw:name="f5790" draw:formula="1"/>
          <draw:equation draw:name="f5791" draw:formula="1"/>
          <draw:equation draw:name="f5792" draw:formula="1"/>
          <draw:equation draw:name="f5793" draw:formula="1"/>
          <draw:equation draw:name="f5794" draw:formula="1"/>
          <draw:equation draw:name="f5795" draw:formula="1"/>
          <draw:equation draw:name="f5796" draw:formula="1"/>
          <draw:equation draw:name="f5797" draw:formula="1"/>
          <draw:equation draw:name="f5798" draw:formula="1"/>
          <draw:equation draw:name="f5799" draw:formula="1*26153/25856"/>
          <draw:equation draw:name="f5800" draw:formula="1"/>
          <draw:equation draw:name="f5801" draw:formula="1"/>
          <draw:equation draw:name="f5802" draw:formula="1"/>
          <draw:equation draw:name="f5803" draw:formula="1"/>
          <draw:equation draw:name="f5804" draw:formula="1"/>
          <draw:equation draw:name="f5805" draw:formula="1"/>
          <draw:equation draw:name="f5806" draw:formula="1"/>
          <draw:equation draw:name="f5807" draw:formula="1"/>
          <draw:equation draw:name="f5808" draw:formula="1"/>
          <draw:equation draw:name="f5809" draw:formula="1"/>
          <draw:equation draw:name="f5810" draw:formula="1"/>
          <draw:equation draw:name="f5811" draw:formula="1"/>
          <draw:equation draw:name="f5812" draw:formula="1"/>
          <draw:equation draw:name="f5813" draw:formula="1"/>
          <draw:equation draw:name="f5814" draw:formula="1"/>
          <draw:equation draw:name="f5815" draw:formula="1"/>
          <draw:equation draw:name="f5816" draw:formula="1"/>
          <draw:equation draw:name="f5817" draw:formula="1"/>
          <draw:equation draw:name="f5818" draw:formula="1"/>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26153/25856"/>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26153/25856"/>
          <draw:equation draw:name="f5854" draw:formula="1"/>
          <draw:equation draw:name="f5855" draw:formula="1"/>
          <draw:equation draw:name="f5856" draw:formula="1"/>
          <draw:equation draw:name="f5857" draw:formula="1"/>
          <draw:equation draw:name="f5858" draw:formula="1*26153/25856"/>
          <draw:equation draw:name="f5859" draw:formula="1"/>
          <draw:equation draw:name="f5860" draw:formula="1*26153/25856"/>
          <draw:equation draw:name="f5861" draw:formula="1"/>
          <draw:equation draw:name="f5862" draw:formula="1"/>
          <draw:equation draw:name="f5863" draw:formula="1"/>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1"/>
          <draw:equation draw:name="f5881" draw:formula="1"/>
          <draw:equation draw:name="f5882" draw:formula="1"/>
          <draw:equation draw:name="f5883" draw:formula="1"/>
          <draw:equation draw:name="f5884" draw:formula="1"/>
          <draw:equation draw:name="f5885" draw:formula="1"/>
          <draw:equation draw:name="f5886" draw:formula="1"/>
          <draw:equation draw:name="f5887" draw:formula="1"/>
          <draw:equation draw:name="f5888" draw:formula="1"/>
          <draw:equation draw:name="f5889" draw:formula="1"/>
          <draw:equation draw:name="f5890" draw:formula="1"/>
          <draw:equation draw:name="f5891" draw:formula="1"/>
          <draw:equation draw:name="f5892" draw:formula="1"/>
          <draw:equation draw:name="f5893" draw:formula="1"/>
          <draw:equation draw:name="f5894" draw:formula="1"/>
          <draw:equation draw:name="f5895" draw:formula="1"/>
          <draw:equation draw:name="f5896" draw:formula="1"/>
          <draw:equation draw:name="f5897" draw:formula="1"/>
          <draw:equation draw:name="f5898" draw:formula="1"/>
        </draw:enhanced-geometry>
      </draw:custom-shape>
      <draw:g>
        <draw:custom-shape draw:style-name="Mgr6" draw:text-style-name="MP9" draw:layer="backgroundobjects" svg:width="9.054cm" svg:height="1.036cm" svg:x="1.177cm" svg:y="1.191cm">
          <text:p/>
          <draw:enhanced-geometry svg:viewBox="0 0 21600 21600" draw:type="rectangle" draw:enhanced-path="M 0 0 L 21600 0 21600 21600 0 21600 0 0 Z N"/>
        </draw:custom-shape>
        <draw:custom-shape draw:style-name="Mgr15" draw:text-style-name="MP18" draw:layer="backgroundobjects" svg:width="2.029cm" svg:height="0.344cm" svg:x="6.094cm" svg:y="1.19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844"/>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643"/>
            <draw:equation draw:name="f665" draw:formula="1"/>
            <draw:equation draw:name="f666" draw:formula="1"/>
            <draw:equation draw:name="f667" draw:formula="1"/>
            <draw:equation draw:name="f668" draw:formula="503"/>
            <draw:equation draw:name="f669" draw:formula="1*0/-13824"/>
            <draw:equation draw:name="f670" draw:formula="-15502"/>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15" draw:text-style-name="MP18" draw:layer="backgroundobjects" svg:width="3.241cm" svg:height="0.344cm" svg:x="2.721cm" svg:y="1.19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5105"/>
            <draw:equation draw:name="f858" draw:formula="1*0/-13824"/>
            <draw:equation draw:name="f859" draw:formula="1354"/>
            <draw:equation draw:name="f860" draw:formula="1"/>
            <draw:equation draw:name="f861" draw:formula="1"/>
            <draw:equation draw:name="f862" draw:formula="1*9641/-13824"/>
            <draw:equation draw:name="f863" draw:formula="1*6295/25856"/>
            <draw:equation draw:name="f864" draw:formula="?f95 /180"/>
            <draw:equation draw:name="f865" draw:formula="?f94 /?f96 "/>
            <draw:equation draw:name="f866" draw:formula="1*547/2"/>
            <draw:equation draw:name="f867" draw:formula="1"/>
            <draw:equation draw:name="f868" draw:formula="-360"/>
            <draw:equation draw:name="f869" draw:formula="130"/>
            <draw:equation draw:name="f870" draw:formula="15104*cos(?f101 *(pi/180))"/>
            <draw:equation draw:name="f871" draw:formula="130"/>
            <draw:equation draw:name="f872" draw:formula="-10799*sin(?f103 *(pi/180))"/>
            <draw:equation draw:name="f873" draw:formula="?f102 +?f104 "/>
            <draw:equation draw:name="f874" draw:formula="?f105 +10800"/>
            <draw:equation draw:name="f875" draw:formula="1"/>
            <draw:equation draw:name="f876" draw:formula="5728"/>
            <draw:equation draw:name="f877" draw:formula="1"/>
            <draw:equation draw:name="f878" draw:formula="136"/>
            <draw:equation draw:name="f879" draw:formula="185"/>
            <draw:equation draw:name="f880" draw:formula="1"/>
            <draw:equation draw:name="f881" draw:formula="-2169"/>
            <draw:equation draw:name="f882" draw:formula="944"/>
            <draw:equation draw:name="f883" draw:formula="1"/>
            <draw:equation draw:name="f884" draw:formula="1"/>
            <draw:equation draw:name="f885" draw:formula="-15545"/>
            <draw:equation draw:name="f886" draw:formula="1"/>
            <draw:equation draw:name="f887" draw:formula="-16042"/>
            <draw:equation draw:name="f888" draw:formula="346"/>
            <draw:equation draw:name="f889" draw:formula="1"/>
            <draw:equation draw:name="f890" draw:formula="643"/>
            <draw:equation draw:name="f891" draw:formula="1"/>
            <draw:equation draw:name="f892" draw:formula="1"/>
            <draw:equation draw:name="f893" draw:formula="1"/>
            <draw:equation draw:name="f894" draw:formula="503"/>
            <draw:equation draw:name="f895" draw:formula="1*0/-13824"/>
            <draw:equation draw:name="f896" draw:formula="-15502"/>
            <draw:equation draw:name="f897" draw:formula="957"/>
            <draw:equation draw:name="f898" draw:formula="1"/>
            <draw:equation draw:name="f899" draw:formula="1"/>
            <draw:equation draw:name="f900" draw:formula="75"/>
            <draw:equation draw:name="f901" draw:formula="75"/>
            <draw:equation draw:name="f902" draw:formula="75"/>
            <draw:equation draw:name="f903" draw:formula="1"/>
            <draw:equation draw:name="f904" draw:formula="1"/>
            <draw:equation draw:name="f905" draw:formula="1"/>
            <draw:equation draw:name="f906" draw:formula="1"/>
            <draw:equation draw:name="f907" draw:formula="1"/>
            <draw:equation draw:name="f908" draw:formula="1"/>
            <draw:equation draw:name="f909" draw:formula="-32"/>
            <draw:equation draw:name="f910" draw:formula="-32"/>
            <draw:equation draw:name="f911" draw:formula="-33"/>
            <draw:equation draw:name="f912" draw:formula="-237"/>
            <draw:equation draw:name="f913" draw:formula="1"/>
            <draw:equation draw:name="f914" draw:formula="1"/>
            <draw:equation draw:name="f915" draw:formula="75"/>
            <draw:equation draw:name="f916" draw:formula="75"/>
            <draw:equation draw:name="f917" draw:formula="74"/>
            <draw:equation draw:name="f918" draw:formula="75"/>
            <draw:equation draw:name="f919" draw:formula="4"/>
            <draw:equation draw:name="f920" draw:formula="1"/>
            <draw:equation draw:name="f921" draw:formula="1"/>
            <draw:equation draw:name="f922" draw:formula="1"/>
            <draw:equation draw:name="f923" draw:formula="1"/>
            <draw:equation draw:name="f924" draw:formula="-33"/>
            <draw:equation draw:name="f925" draw:formula="-33"/>
            <draw:equation draw:name="f926" draw:formula="-33"/>
            <draw:equation draw:name="f927" draw:formula="-33"/>
            <draw:equation draw:name="f928" draw:formula="864"/>
            <draw:equation draw:name="f929" draw:formula="1"/>
            <draw:equation draw:name="f930" draw:formula="1*0/-13824"/>
            <draw:equation draw:name="f931" draw:formula="1"/>
            <draw:equation draw:name="f932" draw:formula="1"/>
            <draw:equation draw:name="f933" draw:formula="1"/>
            <draw:equation draw:name="f934" draw:formula="1*26153/25856"/>
            <draw:equation draw:name="f935" draw:formula="1"/>
            <draw:equation draw:name="f936" draw:formula="1"/>
            <draw:equation draw:name="f937" draw:formula="1"/>
            <draw:equation draw:name="f938" draw:formula="1*26153/25856"/>
            <draw:equation draw:name="f939" draw:formula="1"/>
            <draw:equation draw:name="f940" draw:formula="1"/>
            <draw:equation draw:name="f941" draw:formula="1"/>
            <draw:equation draw:name="f942" draw:formula="1*895/-13824"/>
            <draw:equation draw:name="f943" draw:formula="1*0/-13824"/>
            <draw:equation draw:name="f944" draw:formula="1"/>
            <draw:equation draw:name="f945" draw:formula="1"/>
            <draw:equation draw:name="f946" draw:formula="1*895/-13824"/>
            <draw:equation draw:name="f947" draw:formula="1"/>
            <draw:equation draw:name="f948" draw:formula="1"/>
            <draw:equation draw:name="f949" draw:formula="1"/>
            <draw:equation draw:name="f950" draw:formula="1*0/-13824"/>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79"/>
            <draw:equation draw:name="f959" draw:formula="1"/>
            <draw:equation draw:name="f960" draw:formula="1"/>
            <draw:equation draw:name="f961" draw:formula="1"/>
            <draw:equation draw:name="f962" draw:formula="1"/>
            <draw:equation draw:name="f963" draw:formula="1"/>
            <draw:equation draw:name="f964" draw:formula="1"/>
            <draw:equation draw:name="f965" draw:formula="1*0/-13824"/>
            <draw:equation draw:name="f966" draw:formula="1"/>
            <draw:equation draw:name="f967" draw:formula="1*0/-13824"/>
            <draw:equation draw:name="f968" draw:formula="1*6295/25856"/>
            <draw:equation draw:name="f969" draw:formula="?f200 /180"/>
            <draw:equation draw:name="f970" draw:formula="?f199 /?f201 "/>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0/-13824"/>
            <draw:equation draw:name="f981" draw:formula="621"/>
            <draw:equation draw:name="f982" draw:formula="?f212 *sin(?f213 *(pi/180))"/>
            <draw:equation draw:name="f983" draw:formula="1"/>
            <draw:equation draw:name="f984" draw:formula="1"/>
            <draw:equation draw:name="f985" draw:formula="1"/>
            <draw:equation draw:name="f986" draw:formula="1"/>
            <draw:equation draw:name="f987" draw:formula="1*0/-13824"/>
            <draw:equation draw:name="f988" draw:formula="-10800*cos(?f219 *(pi/180))"/>
            <draw:equation draw:name="f989" draw:formula="1*0/-13824"/>
            <draw:equation draw:name="f990" draw:formula="-10800*sin(?f221 *(pi/180))"/>
            <draw:equation draw:name="f991" draw:formula="?f220 +?f222 "/>
            <draw:equation draw:name="f992" draw:formula="?f223 +10800"/>
            <draw:equation draw:name="f993" draw:formula="1"/>
            <draw:equation draw:name="f994" draw:formula="1"/>
            <draw:equation draw:name="f995" draw:formula="1"/>
            <draw:equation draw:name="f996" draw:formula="1"/>
            <draw:equation draw:name="f997" draw:formula="1*0/-13824"/>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
            <draw:equation draw:name="f1006" draw:formula="1"/>
          </draw:enhanced-geometry>
        </draw:custom-shape>
        <draw:custom-shape draw:style-name="Mgr15" draw:text-style-name="MP18" draw:layer="backgroundobjects" svg:width="1.363cm" svg:height="0.335cm" svg:x="1.177cm" svg:y="1.19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19" draw:text-style-name="MP23" draw:layer="backgroundobjects" svg:width="4.375cm" svg:height="0.454cm" svg:x="5.856cm" svg:y="1.77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1"/>
            <draw:equation draw:name="f1540" draw:formula="1"/>
            <draw:equation draw:name="f1541" draw:formula="1"/>
            <draw:equation draw:name="f1542" draw:formula="-1920"/>
            <draw:equation draw:name="f1543" draw:formula="492"/>
            <draw:equation draw:name="f1544" draw:formula="1"/>
            <draw:equation draw:name="f1545" draw:formula="1"/>
            <draw:equation draw:name="f1546" draw:formula="2013"/>
            <draw:equation draw:name="f1547" draw:formula="1"/>
            <draw:equation draw:name="f1548" draw:formula="119"/>
            <draw:equation draw:name="f1549" draw:formula="1"/>
            <draw:equation draw:name="f1550" draw:formula="131"/>
            <draw:equation draw:name="f1551" draw:formula="-30616*sin(?f14 *(pi/180))"/>
            <draw:equation draw:name="f1552" draw:formula="131"/>
            <draw:equation draw:name="f1553" draw:formula="-10800*cos(?f16 *(pi/180))"/>
            <draw:equation draw:name="f1554" draw:formula="?f15 -?f17 "/>
            <draw:equation draw:name="f1555" draw:formula="?f18 *-1"/>
            <draw:equation draw:name="f1556" draw:formula="?f19 +10800"/>
            <draw:equation draw:name="f1557" draw:formula="1"/>
            <draw:equation draw:name="f1558" draw:formula="133"/>
            <draw:equation draw:name="f1559" draw:formula="1"/>
            <draw:equation draw:name="f1560" draw:formula="191"/>
            <draw:equation draw:name="f1561" draw:formula="1*0/-13824"/>
            <draw:equation draw:name="f1562" draw:formula="1"/>
            <draw:equation draw:name="f1563" draw:formula="1"/>
            <draw:equation draw:name="f1564" draw:formula="328"/>
            <draw:equation draw:name="f1565" draw:formula="1"/>
            <draw:equation draw:name="f1566" draw:formula="1"/>
            <draw:equation draw:name="f1567" draw:formula="-15832"/>
            <draw:equation draw:name="f1568" draw:formula="1"/>
            <draw:equation draw:name="f1569" draw:formula="342"/>
            <draw:equation draw:name="f1570" draw:formula="383"/>
            <draw:equation draw:name="f1571" draw:formula="385"/>
            <draw:equation draw:name="f1572" draw:formula="1"/>
            <draw:equation draw:name="f1573" draw:formula="447"/>
            <draw:equation draw:name="f1574" draw:formula="1"/>
            <draw:equation draw:name="f1575" draw:formula="1*511/2"/>
            <draw:equation draw:name="f1576" draw:formula="1"/>
            <draw:equation draw:name="f1577" draw:formula="1"/>
            <draw:equation draw:name="f1578" draw:formula="1"/>
            <draw:equation draw:name="f1579" draw:formula="208"/>
            <draw:equation draw:name="f1580" draw:formula="1"/>
            <draw:equation draw:name="f1581" draw:formula="1"/>
            <draw:equation draw:name="f1582" draw:formula="9"/>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10"/>
            <draw:equation draw:name="f1608" draw:formula="-10675*cos(?f71 *(pi/180))"/>
            <draw:equation draw:name="f1609" draw:formula="110"/>
            <draw:equation draw:name="f1610" draw:formula="-10660*sin(?f73 *(pi/180))"/>
            <draw:equation draw:name="f1611" draw:formula="?f72 +?f74 "/>
            <draw:equation draw:name="f1612" draw:formula="?f75 +10800"/>
            <draw:equation draw:name="f1613" draw:formula="1"/>
            <draw:equation draw:name="f1614" draw:formula="1"/>
            <draw:equation draw:name="f1615" draw:formula="1"/>
            <draw:equation draw:name="f1616" draw:formula="1"/>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58"/>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13169/-13824"/>
            <draw:equation draw:name="f1655" draw:formula="1"/>
            <draw:equation draw:name="f1656" draw:formula="1"/>
            <draw:equation draw:name="f1657" draw:formula="476"/>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24099/-7936"/>
            <draw:equation draw:name="f1665" draw:formula="1"/>
            <draw:equation draw:name="f1666" draw:formula="163"/>
            <draw:equation draw:name="f1667" draw:formula="-10642*cos(?f130 *(pi/180))"/>
            <draw:equation draw:name="f1668" draw:formula="163"/>
            <draw:equation draw:name="f1669" draw:formula="-10131*sin(?f132 *(pi/180))"/>
            <draw:equation draw:name="f1670" draw:formula="?f131 +?f133 "/>
            <draw:equation draw:name="f1671" draw:formula="?f134 +10800"/>
            <draw:equation draw:name="f1672" draw:formula="1"/>
            <draw:equation draw:name="f1673" draw:formula="1"/>
            <draw:equation draw:name="f1674" draw:formula="1*19675/-7936"/>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6384"/>
            <draw:equation draw:name="f1713" draw:formula="1"/>
            <draw:equation draw:name="f1714" draw:formula="1"/>
            <draw:equation draw:name="f1715" draw:formula="1"/>
            <draw:equation draw:name="f1716" draw:formula="1*26153/25856"/>
            <draw:equation draw:name="f1717" draw:formula="1"/>
            <draw:equation draw:name="f1718" draw:formula="1"/>
            <draw:equation draw:name="f1719" draw:formula="1*26153/25856"/>
            <draw:equation draw:name="f1720" draw:formula="1"/>
            <draw:equation draw:name="f1721" draw:formula="1"/>
            <draw:equation draw:name="f1722" draw:formula="1"/>
            <draw:equation draw:name="f1723" draw:formula="1*895/-13824"/>
            <draw:equation draw:name="f1724" draw:formula="1*0/-13824"/>
            <draw:equation draw:name="f1725" draw:formula="1"/>
            <draw:equation draw:name="f1726" draw:formula="1*895/-13824"/>
            <draw:equation draw:name="f1727" draw:formula="1*0/-13824"/>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26153/25856"/>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3529/20"/>
            <draw:equation draw:name="f1749" draw:formula="1"/>
            <draw:equation draw:name="f1750" draw:formula="58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201/2"/>
            <draw:equation draw:name="f1767" draw:formula="100"/>
            <draw:equation draw:name="f1768" draw:formula="1*0/-13824"/>
            <draw:equation draw:name="f1769" draw:formula="141"/>
            <draw:equation draw:name="f1770" draw:formula="1"/>
            <draw:equation draw:name="f1771" draw:formula="1"/>
            <draw:equation draw:name="f1772" draw:formula="346"/>
            <draw:equation draw:name="f1773" draw:formula="1"/>
            <draw:equation draw:name="f1774" draw:formula="483"/>
            <draw:equation draw:name="f1775" draw:formula="407"/>
            <draw:equation draw:name="f1776" draw:formula="1"/>
            <draw:equation draw:name="f1777" draw:formula="1"/>
            <draw:equation draw:name="f1778" draw:formula="1"/>
            <draw:equation draw:name="f1779" draw:formula="712"/>
            <draw:equation draw:name="f1780" draw:formula="1"/>
            <draw:equation draw:name="f1781" draw:formula="1"/>
            <draw:equation draw:name="f1782" draw:formula="1*0/-13824"/>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0/-13824"/>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0/-13824"/>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83"/>
            <draw:equation draw:name="f1829" draw:formula="1"/>
            <draw:equation draw:name="f1830" draw:formula="1"/>
            <draw:equation draw:name="f1831" draw:formula="-4072"/>
            <draw:equation draw:name="f1832" draw:formula="1*-4545/-17376"/>
            <draw:equation draw:name="f1833" draw:formula="1*0/-13824"/>
            <draw:equation draw:name="f1834" draw:formula="1"/>
            <draw:equation draw:name="f1835" draw:formula="2560"/>
            <draw:equation draw:name="f1836" draw:formula="1"/>
            <draw:equation draw:name="f1837" draw:formula="1"/>
            <draw:equation draw:name="f1838" draw:formula="40"/>
            <draw:equation draw:name="f1839" draw:formula="313"/>
            <draw:equation draw:name="f1840" draw:formula="1"/>
            <draw:equation draw:name="f1841" draw:formula="839"/>
            <draw:equation draw:name="f1842" draw:formula="1"/>
            <draw:equation draw:name="f1843" draw:formula="1"/>
            <draw:equation draw:name="f1844" draw:formula="2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9641/-13824"/>
            <draw:equation draw:name="f1876" draw:formula="1*6295/25856"/>
            <draw:equation draw:name="f1877" draw:formula="?f84 /180"/>
            <draw:equation draw:name="f1878" draw:formula="?f83 /?f85 "/>
            <draw:equation draw:name="f1879" draw:formula="1*0/-13824"/>
            <draw:equation draw:name="f1880" draw:formula="1"/>
            <draw:equation draw:name="f1881" draw:formula="1*9641/-13824"/>
            <draw:equation draw:name="f1882" draw:formula="1*6295/25856"/>
            <draw:equation draw:name="f1883" draw:formula="?f90 /180"/>
            <draw:equation draw:name="f1884" draw:formula="?f89 /?f91 "/>
            <draw:equation draw:name="f1885" draw:formula="4248"/>
            <draw:equation draw:name="f1886" draw:formula="1"/>
            <draw:equation draw:name="f1887" draw:formula="26581"/>
            <draw:equation draw:name="f1888" draw:formula="1"/>
            <draw:equation draw:name="f1889" draw:formula="594"/>
            <draw:equation draw:name="f1890" draw:formula="-15955"/>
            <draw:equation draw:name="f1891" draw:formula="1"/>
            <draw:equation draw:name="f1892" draw:formula="771"/>
            <draw:equation draw:name="f1893" draw:formula="831"/>
            <draw:equation draw:name="f1894" draw:formula="6"/>
            <draw:equation draw:name="f1895" draw:formula="1"/>
            <draw:equation draw:name="f1896" draw:formula="1"/>
            <draw:equation draw:name="f1897" draw:formula="1"/>
            <draw:equation draw:name="f1898" draw:formula="1"/>
            <draw:equation draw:name="f1899" draw:formula="8722"/>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2018"/>
            <draw:equation draw:name="f1910" draw:formula="20287"/>
            <draw:equation draw:name="f1911" draw:formula="1*0/-13824"/>
          </draw:enhanced-geometry>
        </draw:custom-shape>
      </draw:g>
      <draw:custom-shape draw:style-name="Mgr15" draw:text-style-name="MP18" draw:layer="backgroundobjects" svg:width="1.349cm" svg:height="1.177cm" svg:x="22.728cm" svg:y="1.182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12" draw:layer="backgroundobjects" svg:width="6.839cm" svg:height="3.501cm" svg:x="0cm" svg:y="3.735cm">
        <draw:image xlink:href="Pictures/2000002E000069D500003643AE572F2DF0FBA4CE.wmf" xlink:type="simple" xlink:show="embed" xlink:actuate="onLoad">
          <text:p/>
        </draw:image>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7"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4-title" draw:layer="backgroundobjects" svg:width="12.691cm" svg:height="9.516cm" svg:x="3.174cm" svg:y="1.905cm" presentation:class="page"/>
        <draw:frame presentation:style-name="Title4-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8"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5" style:page-layout-name="PM1" draw:style-name="Mdp1">
      <draw:custom-shape draw:style-name="Mgr3" draw:text-style-name="MP5" draw:layer="backgroundobjects" svg:width="1.058cm" svg:height="0.635cm" svg:x="0.635cm" svg:y="0.635cm">
        <text:p/>
        <draw:enhanced-geometry svg:viewBox="0 0 21600 21600" draw:type="rectangle" draw:enhanced-path="M 0 0 L 21600 0 21600 21600 0 21600 0 0 Z N"/>
      </draw:custom-shape>
      <draw:custom-shape draw:style-name="Mgr3" draw:text-style-name="MP5" draw:layer="backgroundobjects" svg:width="0.424cm" svg:height="0.423cm" svg:x="0.423cm" svg:y="0.847cm">
        <text:p/>
        <draw:enhanced-geometry svg:viewBox="0 0 21600 21600" draw:type="rectangle" draw:enhanced-path="M 0 0 L 21600 0 21600 21600 0 21600 0 0 Z N"/>
      </draw:custom-shape>
      <draw:custom-shape draw:style-name="Mgr20" draw:text-style-name="MP5" draw:layer="backgroundobjects" svg:width="1.482cm" svg:height="1.058cm" svg:x="2.963cm" svg:y="8.255cm">
        <text:p/>
        <draw:enhanced-geometry svg:viewBox="0 0 21600 21600" draw:type="rectangle" draw:enhanced-path="M 0 0 L 21600 0 21600 21600 0 21600 0 0 Z N"/>
      </draw:custom-shape>
      <draw:frame draw:style-name="Mgr21" draw:text-style-name="MP12" draw:layer="backgroundobjects" svg:width="25.479cm" svg:height="19.024cm" svg:x="-0.079cm" svg:y="0cm">
        <draw:image xlink:href="Pictures/100000000000050000000400659783B6E7CDA03D.png" xlink:type="simple" xlink:show="embed" xlink:actuate="onLoad">
          <text:p/>
        </draw:image>
      </draw:frame>
      <draw:custom-shape draw:style-name="Mgr22" draw:text-style-name="MP8" draw:layer="backgroundobjects" svg:width="1.843cm" svg:height="1.001cm" svg:x="22.794cm" svg:y="17.568cm">
        <text:list text:style-name="ML1">
          <text:list-header>
            <text:p text:style-name="MP7"><text:span text:style-name="MT5"><text:page-number>&lt;number&gt;</text:page-number></text:span></text:p>
          </text:list-header>
        </text:list>
        <draw:enhanced-geometry svg:viewBox="0 0 21600 21600" draw:type="mso-spt202" draw:enhanced-path="M 0 0 L 21600 0 21600 21600 0 21600 0 0 Z N"/>
      </draw:custom-shape>
      <draw:frame draw:style-name="Mgr23" draw:text-style-name="MP12" draw:layer="backgroundobjects" svg:width="25.4cm" svg:height="19.076cm" svg:x="0cm" svg:y="-0.026cm">
        <draw:image xlink:href="Pictures/100000000000050000000400598D58673C95E47C.jpg" xlink:type="simple" xlink:show="embed" xlink:actuate="onLoad">
          <text:p/>
        </draw:image>
      </draw:frame>
      <draw:frame presentation:style-name="Title5-title" draw:layer="backgroundobjects" svg:width="21.189cm" svg:height="1.464cm" svg:x="3.531cm" svg:y="0.318cm" presentation:class="title" presentation:placeholder="true">
        <draw:text-box/>
      </draw:frame>
      <draw:frame presentation:style-name="Title5-outline1" draw:layer="backgroundobjects" svg:width="23.522cm" svg:height="11.309cm" svg:x="1.014cm" svg:y="2.514cm" presentation:class="outline" presentation:placeholder="true">
        <draw:text-box/>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9"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5-title" draw:layer="backgroundobjects" svg:width="12.691cm" svg:height="9.516cm" svg:x="3.174cm" svg:y="1.905cm" presentation:class="page"/>
        <draw:frame presentation:style-name="Title5-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10"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style:master-page style:name="Title6" style:page-layout-name="PM1" draw:style-name="Mdp5">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custom-shape draw:style-name="Mgr24"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custom-shape draw:style-name="Mgr6" draw:text-style-name="MP9" draw:layer="backgroundobjects" svg:width="6.72cm" svg:height="0.767cm" svg:x="1.182cm" svg:y="17.851cm">
          <text:p/>
          <draw:enhanced-geometry svg:viewBox="0 0 21600 21600" draw:type="rectangle" draw:enhanced-path="M 0 0 L 21600 0 21600 21600 0 21600 0 0 Z N"/>
        </draw:custom-shape>
        <draw:custom-shape draw:style-name="Mgr7" draw:text-style-name="MP10" draw:layer="backgroundobjects" svg:width="1.504cm" svg:height="0.251cm" svg:x="4.833cm" svg:y="17.85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29123"/>
            <draw:equation draw:name="f665" draw:formula="1"/>
            <draw:equation draw:name="f666" draw:formula="1"/>
            <draw:equation draw:name="f667" draw:formula="1"/>
            <draw:equation draw:name="f668" draw:formula="503"/>
            <draw:equation draw:name="f669" draw:formula="1*0/-13824"/>
            <draw:equation draw:name="f670" draw:formula="-15504"/>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7" draw:text-style-name="MP10" draw:layer="backgroundobjects" svg:width="2.404cm" svg:height="0.251cm" svg:x="2.328cm" svg:y="17.85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2417"/>
            <draw:equation draw:name="f860" draw:formula="3809"/>
            <draw:equation draw:name="f861" draw:formula="1"/>
            <draw:equation draw:name="f862" draw:formula="1"/>
            <draw:equation draw:name="f863" draw:formula="2015"/>
            <draw:equation draw:name="f864" draw:formula="1"/>
            <draw:equation draw:name="f865" draw:formula="119"/>
            <draw:equation draw:name="f866" draw:formula="1"/>
            <draw:equation draw:name="f867" draw:formula="131"/>
            <draw:equation draw:name="f868" draw:formula="-30616*sin(?f99 *(pi/180))"/>
            <draw:equation draw:name="f869" draw:formula="131"/>
            <draw:equation draw:name="f870" draw:formula="-10800*cos(?f101 *(pi/180))"/>
            <draw:equation draw:name="f871" draw:formula="?f100 -?f102 "/>
            <draw:equation draw:name="f872" draw:formula="?f103 *-1"/>
            <draw:equation draw:name="f873" draw:formula="?f104 +10800"/>
            <draw:equation draw:name="f874" draw:formula="1"/>
            <draw:equation draw:name="f875" draw:formula="133"/>
            <draw:equation draw:name="f876" draw:formula="1"/>
            <draw:equation draw:name="f877" draw:formula="191"/>
            <draw:equation draw:name="f878" draw:formula="1*0/-13824"/>
            <draw:equation draw:name="f879" draw:formula="1"/>
            <draw:equation draw:name="f880" draw:formula="1"/>
            <draw:equation draw:name="f881" draw:formula="328"/>
            <draw:equation draw:name="f882" draw:formula="1"/>
            <draw:equation draw:name="f883" draw:formula="1"/>
            <draw:equation draw:name="f884" draw:formula="-15792"/>
            <draw:equation draw:name="f885" draw:formula="1"/>
            <draw:equation draw:name="f886" draw:formula="342"/>
            <draw:equation draw:name="f887" draw:formula="383"/>
            <draw:equation draw:name="f888" draw:formula="385"/>
            <draw:equation draw:name="f889" draw:formula="1"/>
            <draw:equation draw:name="f890" draw:formula="447"/>
            <draw:equation draw:name="f891" draw:formula="1"/>
            <draw:equation draw:name="f892" draw:formula="1*511/2"/>
            <draw:equation draw:name="f893" draw:formula="1"/>
            <draw:equation draw:name="f894" draw:formula="1"/>
            <draw:equation draw:name="f895" draw:formula="1"/>
            <draw:equation draw:name="f896" draw:formula="62"/>
            <draw:equation draw:name="f897" draw:formula="1"/>
            <draw:equation draw:name="f898" draw:formula="1*0/-13824"/>
            <draw:equation draw:name="f899" draw:formula="1"/>
            <draw:equation draw:name="f900" draw:formula="1"/>
            <draw:equation draw:name="f901" draw:formula="1"/>
            <draw:equation draw:name="f902" draw:formula="176"/>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0/-13824"/>
            <draw:equation draw:name="f915" draw:formula="-10800*cos(?f146 *(pi/180))"/>
            <draw:equation draw:name="f916" draw:formula="1*0/-13824"/>
            <draw:equation draw:name="f917" draw:formula="-9210*sin(?f148 *(pi/180))"/>
            <draw:equation draw:name="f918" draw:formula="?f147 +?f149 "/>
            <draw:equation draw:name="f919" draw:formula="?f150 +10800"/>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0/-13824"/>
            <draw:equation draw:name="f929" draw:formula="2090"/>
            <draw:equation draw:name="f930" draw:formula="?f160 *sin(?f161 *(pi/180))"/>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895/-13824"/>
            <draw:equation draw:name="f940" draw:formula="1*0/-13824"/>
            <draw:equation draw:name="f941" draw:formula="1"/>
            <draw:equation draw:name="f942" draw:formula="1"/>
            <draw:equation draw:name="f943" draw:formula="1*895/-13824"/>
            <draw:equation draw:name="f944" draw:formula="1*0/-13824"/>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0/-13824"/>
            <draw:equation draw:name="f954" draw:formula="1*6295/25856"/>
            <draw:equation draw:name="f955" draw:formula="?f186 /180"/>
            <draw:equation draw:name="f956" draw:formula="?f185 /?f187 "/>
            <draw:equation draw:name="f957" draw:formula="598"/>
            <draw:equation draw:name="f958" draw:formula="524"/>
            <draw:equation draw:name="f959" draw:formula="449"/>
            <draw:equation draw:name="f960" draw:formula="374"/>
            <draw:equation draw:name="f961" draw:formula="299"/>
            <draw:equation draw:name="f962" draw:formula="224"/>
            <draw:equation draw:name="f963" draw:formula="150"/>
            <draw:equation draw:name="f964" draw:formula="75"/>
            <draw:equation draw:name="f965" draw:formula="1"/>
            <draw:equation draw:name="f966" draw:formula="-179"/>
            <draw:equation draw:name="f967" draw:formula="-3"/>
            <draw:equation draw:name="f968" draw:formula="-445"/>
            <draw:equation draw:name="f969" draw:formula="-198"/>
            <draw:equation draw:name="f970" draw:formula="244"/>
            <draw:equation draw:name="f971" draw:formula="419"/>
            <draw:equation draw:name="f972" draw:formula="657"/>
            <draw:equation draw:name="f973" draw:formula="160"/>
            <draw:equation draw:name="f974" draw:formula="-82"/>
            <draw:equation draw:name="f975" draw:formula="776"/>
            <draw:equation draw:name="f976" draw:formula="809"/>
            <draw:equation draw:name="f977" draw:formula="842"/>
            <draw:equation draw:name="f978" draw:formula="874"/>
            <draw:equation draw:name="f979" draw:formula="907"/>
            <draw:equation draw:name="f980" draw:formula="939"/>
            <draw:equation draw:name="f981" draw:formula="972"/>
            <draw:equation draw:name="f982" draw:formula="1005"/>
            <draw:equation draw:name="f983" draw:formula="1038"/>
            <draw:equation draw:name="f984" draw:formula="654"/>
            <draw:equation draw:name="f985" draw:formula="412"/>
            <draw:equation draw:name="f986" draw:formula="657"/>
            <draw:equation draw:name="f987" draw:formula="1635"/>
            <draw:equation draw:name="f988" draw:formula="1814"/>
            <draw:equation draw:name="f989" draw:formula="1740"/>
            <draw:equation draw:name="f990" draw:formula="1665"/>
            <draw:equation draw:name="f991" draw:formula="1590"/>
            <draw:equation draw:name="f992" draw:formula="1515"/>
            <draw:equation draw:name="f993" draw:formula="1440"/>
            <draw:equation draw:name="f994" draw:formula="1366"/>
            <draw:equation draw:name="f995" draw:formula="1291"/>
            <draw:equation draw:name="f996" draw:formula="1216"/>
            <draw:equation draw:name="f997" draw:formula="1037"/>
            <draw:equation draw:name="f998" draw:formula="1212"/>
            <draw:equation draw:name="f999" draw:formula="770"/>
            <draw:equation draw:name="f1000" draw:formula="1018"/>
            <draw:equation draw:name="f1001" draw:formula="1460"/>
            <draw:equation draw:name="f1002" draw:formula="1635"/>
            <draw:equation draw:name="f1003" draw:formula="1873"/>
            <draw:equation draw:name="f1004" draw:formula="1375"/>
          </draw:enhanced-geometry>
        </draw:custom-shape>
        <draw:custom-shape draw:style-name="Mgr7" draw:text-style-name="MP10" draw:layer="backgroundobjects" svg:width="1.01cm" svg:height="0.247cm" svg:x="1.182cm" svg:y="17.85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8" draw:text-style-name="MP11" draw:layer="backgroundobjects" svg:width="3.245cm" svg:height="0.335cm" svg:x="4.657cm" svg:y="18.28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3793"/>
            <draw:equation draw:name="f1540" draw:formula="959"/>
            <draw:equation draw:name="f1541" draw:formula="-4065"/>
            <draw:equation draw:name="f1542" draw:formula="1"/>
            <draw:equation draw:name="f1543" draw:formula="1"/>
            <draw:equation draw:name="f1544" draw:formula="1*0/-13824"/>
            <draw:equation draw:name="f1545" draw:formula="1"/>
            <draw:equation draw:name="f1546" draw:formula="1*0/-13824"/>
            <draw:equation draw:name="f1547" draw:formula="1"/>
            <draw:equation draw:name="f1548" draw:formula="1"/>
            <draw:equation draw:name="f1549" draw:formula="453"/>
            <draw:equation draw:name="f1550" draw:formula="1*0/-13824"/>
            <draw:equation draw:name="f1551" draw:formula="1"/>
            <draw:equation draw:name="f1552" draw:formula="1"/>
            <draw:equation draw:name="f1553" draw:formula="91"/>
            <draw:equation draw:name="f1554" draw:formula="1"/>
            <draw:equation draw:name="f1555" draw:formula="1"/>
            <draw:equation draw:name="f1556" draw:formula="-4088"/>
            <draw:equation draw:name="f1557" draw:formula="-3360"/>
            <draw:equation draw:name="f1558" draw:formula="1"/>
            <draw:equation draw:name="f1559" draw:formula="1054"/>
            <draw:equation draw:name="f1560" draw:formula="26477"/>
            <draw:equation draw:name="f1561" draw:formula="1051"/>
            <draw:equation draw:name="f1562" draw:formula="-10"/>
            <draw:equation draw:name="f1563" draw:formula="1"/>
            <draw:equation draw:name="f1564" draw:formula="1"/>
            <draw:equation draw:name="f1565" draw:formula="2397"/>
            <draw:equation draw:name="f1566" draw:formula="1"/>
            <draw:equation draw:name="f1567" draw:formula="1*0/-13824"/>
            <draw:equation draw:name="f1568" draw:formula="-16055"/>
            <draw:equation draw:name="f1569" draw:formula="1"/>
            <draw:equation draw:name="f1570" draw:formula="527"/>
            <draw:equation draw:name="f1571" draw:formula="1"/>
            <draw:equation draw:name="f1572" draw:formula="1"/>
            <draw:equation draw:name="f1573" draw:formula="1"/>
            <draw:equation draw:name="f1574" draw:formula="1*217/2"/>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1"/>
            <draw:equation draw:name="f1583" draw:formula="1"/>
            <draw:equation draw:name="f1584" draw:formula="1"/>
            <draw:equation draw:name="f1585" draw:formula="47"/>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4088"/>
            <draw:equation draw:name="f1612" draw:formula="-784"/>
            <draw:equation draw:name="f1613" draw:formula="1"/>
            <draw:equation draw:name="f1614" draw:formula="1054"/>
            <draw:equation draw:name="f1615" draw:formula="5838"/>
            <draw:equation draw:name="f1616" draw:formula="1051"/>
            <draw:equation draw:name="f1617" draw:formula="-9"/>
            <draw:equation draw:name="f1618" draw:formula="1"/>
            <draw:equation draw:name="f1619" draw:formula="1"/>
            <draw:equation draw:name="f1620" draw:formula="2333"/>
            <draw:equation draw:name="f1621" draw:formula="1"/>
            <draw:equation draw:name="f1622" draw:formula="27668"/>
            <draw:equation draw:name="f1623" draw:formula="1"/>
            <draw:equation draw:name="f1624" draw:formula="1"/>
            <draw:equation draw:name="f1625" draw:formula="1*0/-13824"/>
            <draw:equation draw:name="f1626" draw:formula="1"/>
            <draw:equation draw:name="f1627" draw:formula="1"/>
            <draw:equation draw:name="f1628" draw:formula="1"/>
            <draw:equation draw:name="f1629" draw:formula="447"/>
            <draw:equation draw:name="f1630" draw:formula="1"/>
            <draw:equation draw:name="f1631" draw:formula="1"/>
            <draw:equation draw:name="f1632" draw:formula="3"/>
            <draw:equation draw:name="f1633" draw:formula="1"/>
            <draw:equation draw:name="f1634" draw:formula="1"/>
            <draw:equation draw:name="f1635" draw:formula="1"/>
            <draw:equation draw:name="f1636" draw:formula="1"/>
            <draw:equation draw:name="f1637" draw:formula="1"/>
            <draw:equation draw:name="f1638" draw:formula="-5770"/>
            <draw:equation draw:name="f1639" draw:formula="447"/>
            <draw:equation draw:name="f1640" draw:formula="1"/>
            <draw:equation draw:name="f1641" draw:formula="1"/>
            <draw:equation draw:name="f1642" draw:formula="1"/>
            <draw:equation draw:name="f1643" draw:formula="1"/>
            <draw:equation draw:name="f1644" draw:formula="463"/>
            <draw:equation draw:name="f1645" draw:formula="19542"/>
            <draw:equation draw:name="f1646" draw:formula="1"/>
            <draw:equation draw:name="f1647" draw:formula="1"/>
            <draw:equation draw:name="f1648" draw:formula="1"/>
            <draw:equation draw:name="f1649" draw:formula="?f42 *tan(?f182 )"/>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21224+?f210 "/>
            <draw:equation draw:name="f1668" draw:formula="?f131 --6839"/>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
            <draw:equation draw:name="f1679" draw:formula="1"/>
            <draw:equation draw:name="f1680" draw:formula="19280"/>
            <draw:equation draw:name="f1681" draw:formula="1*0/-13824"/>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536"/>
            <draw:equation draw:name="f1713" draw:formula="?f0 +-15756"/>
            <draw:equation draw:name="f1714" draw:formula="?f177 -26675"/>
            <draw:equation draw:name="f1715" draw:formula="20992"/>
            <draw:equation draw:name="f1716" draw:formula="25667"/>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max(?f226 ,-18555)"/>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atan2(?f243 ,-819)/(pi/180)"/>
            <draw:equation draw:name="f1799" draw:formula="1*-17171/11520"/>
            <draw:equation draw:name="f1800" draw:formula="?f7 /180"/>
            <draw:equation draw:name="f1801" draw:formula="?f6 /?f8 "/>
            <draw:equation draw:name="f1802" draw:formula="?f163 *cos(?f6 *(pi/180))"/>
            <draw:equation draw:name="f1803" draw:formula="1"/>
            <draw:equation draw:name="f1804" draw:formula="1"/>
            <draw:equation draw:name="f1805" draw:formula="1"/>
            <draw:equation draw:name="f1806" draw:formula="1"/>
            <draw:equation draw:name="f1807" draw:formula="1"/>
            <draw:equation draw:name="f1808" draw:formula="1"/>
            <draw:equation draw:name="f1809" draw:formula="max(-12616,?f144 )"/>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6400"/>
            <draw:equation draw:name="f1833" draw:formula="-2829+?f0 "/>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617/4000"/>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9278"/>
            <draw:equation draw:name="f1864" draw:formula="150"/>
            <draw:equation draw:name="f1865" draw:formula="1*9641/-13824"/>
            <draw:equation draw:name="f1866" draw:formula="1*6295/25856"/>
            <draw:equation draw:name="f1867" draw:formula="?f71 /180"/>
            <draw:equation draw:name="f1868" draw:formula="?f70 /?f72 "/>
            <draw:equation draw:name="f1869" draw:formula="1"/>
            <draw:equation draw:name="f1870" draw:formula="19"/>
            <draw:equation draw:name="f1871" draw:formula="1"/>
            <draw:equation draw:name="f1872" draw:formula="-11028"/>
            <draw:equation draw:name="f1873" draw:formula="1"/>
            <draw:equation draw:name="f1874" draw:formula="1"/>
            <draw:equation draw:name="f1875" draw:formula="1"/>
            <draw:equation draw:name="f1876" draw:formula="-4096"/>
            <draw:equation draw:name="f1877" draw:formula="1"/>
            <draw:equation draw:name="f1878" draw:formula="1*0/-13824"/>
            <draw:equation draw:name="f1879" draw:formula="1"/>
            <draw:equation draw:name="f1880" draw:formula="1"/>
            <draw:equation draw:name="f1881" draw:formula="1"/>
            <draw:equation draw:name="f1882" draw:formula="1"/>
            <draw:equation draw:name="f1883" draw:formula="1*0/-13824"/>
            <draw:equation draw:name="f1884" draw:formula="1"/>
            <draw:equation draw:name="f1885" draw:formula="1"/>
            <draw:equation draw:name="f1886" draw:formula="1"/>
            <draw:equation draw:name="f1887" draw:formula="-28731"/>
            <draw:equation draw:name="f1888" draw:formula="1"/>
            <draw:equation draw:name="f1889" draw:formula="1"/>
            <draw:equation draw:name="f1890" draw:formula="150"/>
            <draw:equation draw:name="f1891" draw:formula="1*9641/-13824"/>
            <draw:equation draw:name="f1892" draw:formula="1*6295/25856"/>
            <draw:equation draw:name="f1893" draw:formula="?f97 /180"/>
            <draw:equation draw:name="f1894" draw:formula="?f96 /?f98 "/>
            <draw:equation draw:name="f1895" draw:formula="1"/>
            <draw:equation draw:name="f1896" draw:formula="15"/>
            <draw:equation draw:name="f1897" draw:formula="1"/>
            <draw:equation draw:name="f1898" draw:formula="1"/>
            <draw:equation draw:name="f1899" draw:formula="1"/>
            <draw:equation draw:name="f1900" draw:formula="1"/>
            <draw:equation draw:name="f1901" draw:formula="4864"/>
          </draw:enhanced-geometry>
        </draw:custom-shape>
      </draw:g>
      <draw:custom-shape draw:style-name="Mgr6" draw:text-style-name="MP9" draw:layer="backgroundobjects" svg:width="25.4cm" svg:height="2.937cm" svg:x="0cm" svg:y="10.583cm">
        <text:p/>
        <draw:enhanced-geometry svg:viewBox="0 0 21600 21600" draw:type="rectangle" draw:enhanced-path="M 0 0 L 21600 0 21600 21600 0 21600 0 0 Z N"/>
      </draw:custom-shape>
      <draw:frame draw:style-name="Mgr9" draw:text-style-name="MP12" draw:layer="backgroundobjects" svg:width="3.457cm" svg:height="2.963cm" svg:x="0cm" svg:y="0cm">
        <draw:image xlink:href="Pictures/2000001C000069D500005AD9D2E82281B6DBB98C.wmf" xlink:type="simple" xlink:show="embed" xlink:actuate="onLoad">
          <text:p/>
        </draw:image>
      </draw:frame>
      <draw:custom-shape draw:style-name="Mgr4" draw:text-style-name="MP6" draw:layer="backgroundobjects" svg:width="25.4cm" svg:height="19.05cm" svg:x="0cm" svg:y="0cm">
        <text:p/>
        <draw:enhanced-geometry svg:viewBox="0 0 21600 21600" draw:type="rectangle" draw:enhanced-path="M 0 0 L 21600 0 21600 21600 0 21600 0 0 Z N"/>
      </draw:custom-shape>
      <draw:custom-shape draw:style-name="Mgr18" draw:text-style-name="MP22"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9" draw:layer="backgroundobjects" svg:width="9.054cm" svg:height="1.036cm" svg:x="1.177cm" svg:y="1.191cm">
          <text:p/>
          <draw:enhanced-geometry svg:viewBox="0 0 21600 21600" draw:type="rectangle" draw:enhanced-path="M 0 0 L 21600 0 21600 21600 0 21600 0 0 Z N"/>
        </draw:custom-shape>
        <draw:custom-shape draw:style-name="Mgr15" draw:text-style-name="MP18" draw:layer="backgroundobjects" svg:width="2.029cm" svg:height="0.344cm" svg:x="6.094cm" svg:y="1.191cm">
          <text:p/>
          <draw:enhanced-geometry svg:viewBox="0 0 3691 641" draw:glue-points="3511 637 3625 591 3691 454 3616 313 3441 224 3415 147 3489 95 3666 31 3447 8 3301 142 3355 299 3534 392 3575 471 3511 540 3327 514 3216 537 2637 544 2502 526 2420 453 2390 282 2435 168 2538 102 2726 118 2566 2 2399 59 2293 190 2272 380 2333 534 2467 623 2684 632 1776 631 1717 518 1447 10 1210 97 1281 178 1231 277 1090 375 1233 415 1297 622 1362 436 1282 337 1374 258 1373 94 1263 17 995 15 879 537 118 637 303 613 388 526 373 355 190 247 125 177 163 107 317 108 254 1 44 77 29 253 178 359 284 437 259 524 112 540"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52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2988"/>
            <draw:equation draw:name="f536" draw:formula="-3100"/>
            <draw:equation draw:name="f537" draw:formula="-3162"/>
            <draw:equation draw:name="f538" draw:formula="-3128"/>
            <draw:equation draw:name="f539" draw:formula="-3191"/>
            <draw:equation draw:name="f540" draw:formula="-3342"/>
            <draw:equation draw:name="f541" draw:formula="-3571"/>
            <draw:equation draw:name="f542" draw:formula="-3416"/>
            <draw:equation draw:name="f543" draw:formula="-3293"/>
            <draw:equation draw:name="f544" draw:formula="-3213"/>
            <draw:equation draw:name="f545" draw:formula="-3235"/>
            <draw:equation draw:name="f546" draw:formula="-3183"/>
            <draw:equation draw:name="f547" draw:formula="-3040"/>
            <draw:equation draw:name="f548" draw:formula="-2787"/>
            <draw:equation draw:name="f549" draw:formula="-2702"/>
            <draw:equation draw:name="f550" draw:formula="-2100"/>
            <draw:equation draw:name="f551" draw:formula="-1958"/>
            <draw:equation draw:name="f552" draw:formula="-1894"/>
            <draw:equation draw:name="f553" draw:formula="-1937"/>
            <draw:equation draw:name="f554" draw:formula="-2153"/>
            <draw:equation draw:name="f555" draw:formula="-2370"/>
            <draw:equation draw:name="f556" draw:formula="-2624"/>
            <draw:equation draw:name="f557" draw:formula="-2448"/>
            <draw:equation draw:name="f558" draw:formula="-2397"/>
            <draw:equation draw:name="f559" draw:formula="-2234"/>
            <draw:equation draw:name="f560" draw:formula="-2082"/>
            <draw:equation draw:name="f561" draw:formula="-1953"/>
            <draw:equation draw:name="f562" draw:formula="-1933"/>
            <draw:equation draw:name="f563" draw:formula="-2061"/>
            <draw:equation draw:name="f564" draw:formula="-1144"/>
            <draw:equation draw:name="f565" draw:formula="-1086"/>
            <draw:equation draw:name="f566" draw:formula="-929"/>
            <draw:equation draw:name="f567" draw:formula="-1200"/>
            <draw:equation draw:name="f568" draw:formula="-1184"/>
            <draw:equation draw:name="f569" draw:formula="-1053"/>
            <draw:equation draw:name="f570" draw:formula="-813"/>
            <draw:equation draw:name="f571" draw:formula="-858"/>
            <draw:equation draw:name="f572" draw:formula="-882"/>
            <draw:equation draw:name="f573" draw:formula="-740"/>
            <draw:equation draw:name="f574" draw:formula="-846"/>
            <draw:equation draw:name="f575" draw:formula="-1037"/>
            <draw:equation draw:name="f576" draw:formula="-1115"/>
            <draw:equation draw:name="f577" draw:formula="-1169"/>
            <draw:equation draw:name="f578" draw:formula="-978"/>
            <draw:equation draw:name="f579" draw:formula="-864"/>
            <draw:equation draw:name="f580" draw:formula="419"/>
            <draw:equation draw:name="f581" draw:formula="334"/>
            <draw:equation draw:name="f582" draw:formula="225"/>
            <draw:equation draw:name="f583" draw:formula="153"/>
            <draw:equation draw:name="f584" draw:formula="165"/>
            <draw:equation draw:name="f585" draw:formula="122"/>
            <draw:equation draw:name="f586" draw:formula="14"/>
            <draw:equation draw:name="f587" draw:formula="-210"/>
            <draw:equation draw:name="f588" draw:formula="-146"/>
            <draw:equation draw:name="f589" draw:formula="-43"/>
            <draw:equation draw:name="f590" draw:formula="48"/>
            <draw:equation draw:name="f591" draw:formula="75"/>
            <draw:equation draw:name="f592" draw:formula="75"/>
            <draw:equation draw:name="f593" draw:formula="178"/>
            <draw:equation draw:name="f594" draw:formula="412"/>
            <draw:equation draw:name="f595" draw:formula="479"/>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5105"/>
            <draw:equation draw:name="f632" draw:formula="1*0/-13824"/>
            <draw:equation draw:name="f633" draw:formula="1844"/>
            <draw:equation draw:name="f634" draw:formula="1"/>
            <draw:equation draw:name="f635" draw:formula="1"/>
            <draw:equation draw:name="f636" draw:formula="1*9641/-13824"/>
            <draw:equation draw:name="f637" draw:formula="1*6295/25856"/>
            <draw:equation draw:name="f638" draw:formula="?f125 /180"/>
            <draw:equation draw:name="f639" draw:formula="?f124 /?f126 "/>
            <draw:equation draw:name="f640" draw:formula="1*547/2"/>
            <draw:equation draw:name="f641" draw:formula="1"/>
            <draw:equation draw:name="f642" draw:formula="-360"/>
            <draw:equation draw:name="f643" draw:formula="130"/>
            <draw:equation draw:name="f644" draw:formula="15104*cos(?f131 *(pi/180))"/>
            <draw:equation draw:name="f645" draw:formula="130"/>
            <draw:equation draw:name="f646" draw:formula="-10799*sin(?f133 *(pi/180))"/>
            <draw:equation draw:name="f647" draw:formula="?f132 +?f134 "/>
            <draw:equation draw:name="f648" draw:formula="?f135 +10800"/>
            <draw:equation draw:name="f649" draw:formula="1"/>
            <draw:equation draw:name="f650" draw:formula="5728"/>
            <draw:equation draw:name="f651" draw:formula="1"/>
            <draw:equation draw:name="f652" draw:formula="136"/>
            <draw:equation draw:name="f653" draw:formula="185"/>
            <draw:equation draw:name="f654" draw:formula="1"/>
            <draw:equation draw:name="f655" draw:formula="-5571"/>
            <draw:equation draw:name="f656" draw:formula="964"/>
            <draw:equation draw:name="f657" draw:formula="1"/>
            <draw:equation draw:name="f658" draw:formula="1"/>
            <draw:equation draw:name="f659" draw:formula="-15537"/>
            <draw:equation draw:name="f660" draw:formula="1"/>
            <draw:equation draw:name="f661" draw:formula="-16042"/>
            <draw:equation draw:name="f662" draw:formula="346"/>
            <draw:equation draw:name="f663" draw:formula="1"/>
            <draw:equation draw:name="f664" draw:formula="643"/>
            <draw:equation draw:name="f665" draw:formula="1"/>
            <draw:equation draw:name="f666" draw:formula="1"/>
            <draw:equation draw:name="f667" draw:formula="1"/>
            <draw:equation draw:name="f668" draw:formula="503"/>
            <draw:equation draw:name="f669" draw:formula="1*0/-13824"/>
            <draw:equation draw:name="f670" draw:formula="-15502"/>
            <draw:equation draw:name="f671" draw:formula="957"/>
            <draw:equation draw:name="f672" draw:formula="1"/>
            <draw:equation draw:name="f673" draw:formula="1"/>
            <draw:equation draw:name="f674" draw:formula="10"/>
            <draw:equation draw:name="f675" draw:formula="5764*cos(?f162 *(pi/180))"/>
            <draw:equation draw:name="f676" draw:formula="1"/>
            <draw:equation draw:name="f677" draw:formula="1"/>
            <draw:equation draw:name="f678" draw:formula="1"/>
            <draw:equation draw:name="f679" draw:formula="5609"/>
            <draw:equation draw:name="f680" draw:formula="1"/>
            <draw:equation draw:name="f681" draw:formula="10"/>
            <draw:equation draw:name="f682" draw:formula="5377*cos(?f169 *(pi/180))"/>
            <draw:equation draw:name="f683" draw:formula="1"/>
            <draw:equation draw:name="f684" draw:formula="1"/>
            <draw:equation draw:name="f685" draw:formula="1*1261/4000"/>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531"/>
            <draw:equation draw:name="f694" draw:formula="51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17257/19264"/>
            <draw:equation draw:name="f706" draw:formula="1"/>
            <draw:equation draw:name="f707" draw:formula="1"/>
            <draw:equation draw:name="f708" draw:formula="1"/>
            <draw:equation draw:name="f709" draw:formula="1"/>
          </draw:enhanced-geometry>
        </draw:custom-shape>
        <draw:custom-shape draw:style-name="Mgr15" draw:text-style-name="MP18" draw:layer="backgroundobjects" svg:width="3.241cm" svg:height="0.344cm" svg:x="2.721cm" svg:y="1.191cm">
          <text:p/>
          <draw:enhanced-geometry svg:viewBox="0 0 5893 641" draw:glue-points="5506 10 5169 544 5029 477 4982 270 5063 133 5293 109 5122 6 4924 122 4861 362 4955 565 5175 641 4373 269 4761 631 4630 407 3905 100 3809 456 3020 10 2324 528 2455 633 2663 610 2767 461 2644 481 2470 533 1803 609 2082 617 2191 472 2070 286 1914 177 1991 95 2106 9 1823 93 1869 310 2067 423 2031 533 1789 601 1348 251 1587 422 1300 631 679 482 668 177 807 91 944 177 933 482 804 550 993 575 1094 370 1054 137 890 9 665 37 531 209 535 452 670 611 403 539 216 516 123 371 160 176 337 94 383 3 130 59 6 255 41 497 215 628 458 523"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159"/>
            <draw:equation draw:name="f759" draw:formula="-4485"/>
            <draw:equation draw:name="f760" draw:formula="-4505"/>
            <draw:equation draw:name="f761" draw:formula="-4793"/>
            <draw:equation draw:name="f762" draw:formula="-5160"/>
            <draw:equation draw:name="f763" draw:formula="-5013"/>
            <draw:equation draw:name="f764" draw:formula="-4918"/>
            <draw:equation draw:name="f765" draw:formula="-4739"/>
            <draw:equation draw:name="f766" draw:formula="-4593"/>
            <draw:equation draw:name="f767" draw:formula="-4610"/>
            <draw:equation draw:name="f768" draw:formula="-3732"/>
            <draw:equation draw:name="f769" draw:formula="-4492"/>
            <draw:equation draw:name="f770" draw:formula="-3999"/>
            <draw:equation draw:name="f771" draw:formula="-3498"/>
            <draw:equation draw:name="f772" draw:formula="-3709"/>
            <draw:equation draw:name="f773" draw:formula="-2564"/>
            <draw:equation draw:name="f774" draw:formula="-2314"/>
            <draw:equation draw:name="f775" draw:formula="-1927"/>
            <draw:equation draw:name="f776" draw:formula="-2030"/>
            <draw:equation draw:name="f777" draw:formula="-2157"/>
            <draw:equation draw:name="f778" draw:formula="-2183"/>
            <draw:equation draw:name="f779" draw:formula="-1989"/>
            <draw:equation draw:name="f780" draw:formula="-1270"/>
            <draw:equation draw:name="f781" draw:formula="-1473"/>
            <draw:equation draw:name="f782" draw:formula="-1574"/>
            <draw:equation draw:name="f783" draw:formula="-1598"/>
            <draw:equation draw:name="f784" draw:formula="-1628"/>
            <draw:equation draw:name="f785" draw:formula="-1814"/>
            <draw:equation draw:name="f786" draw:formula="-2011"/>
            <draw:equation draw:name="f787" draw:formula="-1814"/>
            <draw:equation draw:name="f788" draw:formula="-1776"/>
            <draw:equation draw:name="f789" draw:formula="-1757"/>
            <draw:equation draw:name="f790" draw:formula="-1608"/>
            <draw:equation draw:name="f791" draw:formula="-1256"/>
            <draw:equation draw:name="f792" draw:formula="-747"/>
            <draw:equation draw:name="f793" draw:formula="-1336"/>
            <draw:equation draw:name="f794" draw:formula="-878"/>
            <draw:equation draw:name="f795" draw:formula="-48"/>
            <draw:equation draw:name="f796" draw:formula="-186"/>
            <draw:equation draw:name="f797" draw:formula="-630"/>
            <draw:equation draw:name="f798" draw:formula="-853"/>
            <draw:equation draw:name="f799" draw:formula="-756"/>
            <draw:equation draw:name="f800" draw:formula="-322"/>
            <draw:equation draw:name="f801" draw:formula="-443"/>
            <draw:equation draw:name="f802" draw:formula="-519"/>
            <draw:equation draw:name="f803" draw:formula="-684"/>
            <draw:equation draw:name="f804" draw:formula="-753"/>
            <draw:equation draw:name="f805" draw:formula="-656"/>
            <draw:equation draw:name="f806" draw:formula="-494"/>
            <draw:equation draw:name="f807" draw:formula="-326"/>
            <draw:equation draw:name="f808" draw:formula="-218"/>
            <draw:equation draw:name="f809" draw:formula="208"/>
            <draw:equation draw:name="f810" draw:formula="323"/>
            <draw:equation draw:name="f811" draw:formula="393"/>
            <draw:equation draw:name="f812" draw:formula="211"/>
            <draw:equation draw:name="f813" draw:formula="-161"/>
            <draw:equation draw:name="f814" draw:formula="-289"/>
            <draw:equation draw:name="f815" draw:formula="-127"/>
            <draw:equation draw:name="f816" draw:formula="53"/>
            <draw:equation draw:name="f817" draw:formula="214"/>
            <draw:equation draw:name="f818" draw:formula="282"/>
            <draw:equation draw:name="f819" draw:formula="170"/>
            <draw:equation draw:name="f820" draw:formula="460"/>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1"/>
            <draw:equation draw:name="f854" draw:formula="1"/>
            <draw:equation draw:name="f855" draw:formula="1"/>
            <draw:equation draw:name="f856" draw:formula="1"/>
            <draw:equation draw:name="f857" draw:formula="5105"/>
            <draw:equation draw:name="f858" draw:formula="1*0/-13824"/>
            <draw:equation draw:name="f859" draw:formula="1354"/>
            <draw:equation draw:name="f860" draw:formula="1"/>
            <draw:equation draw:name="f861" draw:formula="1"/>
            <draw:equation draw:name="f862" draw:formula="1*9641/-13824"/>
            <draw:equation draw:name="f863" draw:formula="1*6295/25856"/>
            <draw:equation draw:name="f864" draw:formula="?f95 /180"/>
            <draw:equation draw:name="f865" draw:formula="?f94 /?f96 "/>
            <draw:equation draw:name="f866" draw:formula="1*547/2"/>
            <draw:equation draw:name="f867" draw:formula="1"/>
            <draw:equation draw:name="f868" draw:formula="-360"/>
            <draw:equation draw:name="f869" draw:formula="130"/>
            <draw:equation draw:name="f870" draw:formula="15104*cos(?f101 *(pi/180))"/>
            <draw:equation draw:name="f871" draw:formula="130"/>
            <draw:equation draw:name="f872" draw:formula="-10799*sin(?f103 *(pi/180))"/>
            <draw:equation draw:name="f873" draw:formula="?f102 +?f104 "/>
            <draw:equation draw:name="f874" draw:formula="?f105 +10800"/>
            <draw:equation draw:name="f875" draw:formula="1"/>
            <draw:equation draw:name="f876" draw:formula="5728"/>
            <draw:equation draw:name="f877" draw:formula="1"/>
            <draw:equation draw:name="f878" draw:formula="136"/>
            <draw:equation draw:name="f879" draw:formula="185"/>
            <draw:equation draw:name="f880" draw:formula="1"/>
            <draw:equation draw:name="f881" draw:formula="-2169"/>
            <draw:equation draw:name="f882" draw:formula="944"/>
            <draw:equation draw:name="f883" draw:formula="1"/>
            <draw:equation draw:name="f884" draw:formula="1"/>
            <draw:equation draw:name="f885" draw:formula="-15545"/>
            <draw:equation draw:name="f886" draw:formula="1"/>
            <draw:equation draw:name="f887" draw:formula="-16042"/>
            <draw:equation draw:name="f888" draw:formula="346"/>
            <draw:equation draw:name="f889" draw:formula="1"/>
            <draw:equation draw:name="f890" draw:formula="643"/>
            <draw:equation draw:name="f891" draw:formula="1"/>
            <draw:equation draw:name="f892" draw:formula="1"/>
            <draw:equation draw:name="f893" draw:formula="1"/>
            <draw:equation draw:name="f894" draw:formula="503"/>
            <draw:equation draw:name="f895" draw:formula="1*0/-13824"/>
            <draw:equation draw:name="f896" draw:formula="-15502"/>
            <draw:equation draw:name="f897" draw:formula="957"/>
            <draw:equation draw:name="f898" draw:formula="1"/>
            <draw:equation draw:name="f899" draw:formula="1"/>
            <draw:equation draw:name="f900" draw:formula="75"/>
            <draw:equation draw:name="f901" draw:formula="75"/>
            <draw:equation draw:name="f902" draw:formula="75"/>
            <draw:equation draw:name="f903" draw:formula="1"/>
            <draw:equation draw:name="f904" draw:formula="1"/>
            <draw:equation draw:name="f905" draw:formula="1"/>
            <draw:equation draw:name="f906" draw:formula="1"/>
            <draw:equation draw:name="f907" draw:formula="1"/>
            <draw:equation draw:name="f908" draw:formula="1"/>
            <draw:equation draw:name="f909" draw:formula="-32"/>
            <draw:equation draw:name="f910" draw:formula="-32"/>
            <draw:equation draw:name="f911" draw:formula="-33"/>
            <draw:equation draw:name="f912" draw:formula="-237"/>
            <draw:equation draw:name="f913" draw:formula="1"/>
            <draw:equation draw:name="f914" draw:formula="1"/>
            <draw:equation draw:name="f915" draw:formula="75"/>
            <draw:equation draw:name="f916" draw:formula="75"/>
            <draw:equation draw:name="f917" draw:formula="74"/>
            <draw:equation draw:name="f918" draw:formula="75"/>
            <draw:equation draw:name="f919" draw:formula="4"/>
            <draw:equation draw:name="f920" draw:formula="1"/>
            <draw:equation draw:name="f921" draw:formula="1"/>
            <draw:equation draw:name="f922" draw:formula="1"/>
            <draw:equation draw:name="f923" draw:formula="1"/>
            <draw:equation draw:name="f924" draw:formula="-33"/>
            <draw:equation draw:name="f925" draw:formula="-33"/>
            <draw:equation draw:name="f926" draw:formula="-33"/>
            <draw:equation draw:name="f927" draw:formula="-33"/>
            <draw:equation draw:name="f928" draw:formula="864"/>
            <draw:equation draw:name="f929" draw:formula="1"/>
            <draw:equation draw:name="f930" draw:formula="1*0/-13824"/>
            <draw:equation draw:name="f931" draw:formula="1"/>
            <draw:equation draw:name="f932" draw:formula="1"/>
            <draw:equation draw:name="f933" draw:formula="1"/>
            <draw:equation draw:name="f934" draw:formula="1*26153/25856"/>
            <draw:equation draw:name="f935" draw:formula="1"/>
            <draw:equation draw:name="f936" draw:formula="1"/>
            <draw:equation draw:name="f937" draw:formula="1"/>
            <draw:equation draw:name="f938" draw:formula="1*26153/25856"/>
            <draw:equation draw:name="f939" draw:formula="1"/>
            <draw:equation draw:name="f940" draw:formula="1"/>
            <draw:equation draw:name="f941" draw:formula="1"/>
            <draw:equation draw:name="f942" draw:formula="1*895/-13824"/>
            <draw:equation draw:name="f943" draw:formula="1*0/-13824"/>
            <draw:equation draw:name="f944" draw:formula="1"/>
            <draw:equation draw:name="f945" draw:formula="1"/>
            <draw:equation draw:name="f946" draw:formula="1*895/-13824"/>
            <draw:equation draw:name="f947" draw:formula="1"/>
            <draw:equation draw:name="f948" draw:formula="1"/>
            <draw:equation draw:name="f949" draw:formula="1"/>
            <draw:equation draw:name="f950" draw:formula="1*0/-13824"/>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79"/>
            <draw:equation draw:name="f959" draw:formula="1"/>
            <draw:equation draw:name="f960" draw:formula="1"/>
            <draw:equation draw:name="f961" draw:formula="1"/>
            <draw:equation draw:name="f962" draw:formula="1"/>
            <draw:equation draw:name="f963" draw:formula="1"/>
            <draw:equation draw:name="f964" draw:formula="1"/>
            <draw:equation draw:name="f965" draw:formula="1*0/-13824"/>
            <draw:equation draw:name="f966" draw:formula="1"/>
            <draw:equation draw:name="f967" draw:formula="1*0/-13824"/>
            <draw:equation draw:name="f968" draw:formula="1*6295/25856"/>
            <draw:equation draw:name="f969" draw:formula="?f200 /180"/>
            <draw:equation draw:name="f970" draw:formula="?f199 /?f201 "/>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0/-13824"/>
            <draw:equation draw:name="f981" draw:formula="621"/>
            <draw:equation draw:name="f982" draw:formula="?f212 *sin(?f213 *(pi/180))"/>
            <draw:equation draw:name="f983" draw:formula="1"/>
            <draw:equation draw:name="f984" draw:formula="1"/>
            <draw:equation draw:name="f985" draw:formula="1"/>
            <draw:equation draw:name="f986" draw:formula="1"/>
            <draw:equation draw:name="f987" draw:formula="1*0/-13824"/>
            <draw:equation draw:name="f988" draw:formula="-10800*cos(?f219 *(pi/180))"/>
            <draw:equation draw:name="f989" draw:formula="1*0/-13824"/>
            <draw:equation draw:name="f990" draw:formula="-10800*sin(?f221 *(pi/180))"/>
            <draw:equation draw:name="f991" draw:formula="?f220 +?f222 "/>
            <draw:equation draw:name="f992" draw:formula="?f223 +10800"/>
            <draw:equation draw:name="f993" draw:formula="1"/>
            <draw:equation draw:name="f994" draw:formula="1"/>
            <draw:equation draw:name="f995" draw:formula="1"/>
            <draw:equation draw:name="f996" draw:formula="1"/>
            <draw:equation draw:name="f997" draw:formula="1*0/-13824"/>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
            <draw:equation draw:name="f1006" draw:formula="1"/>
          </draw:enhanced-geometry>
        </draw:custom-shape>
        <draw:custom-shape draw:style-name="Mgr15" draw:text-style-name="MP18" draw:layer="backgroundobjects" svg:width="1.363cm" svg:height="0.335cm" svg:x="1.177cm" svg:y="1.195cm">
          <text:p/>
          <draw:enhanced-geometry svg:viewBox="0 0 2491 621" draw:glue-points="598 179 598 0 524 0 449 0 374 0 299 0 224 0 150 0 75 0 0 0 0 179 176 179 176 621 423 621 423 179 598 179 907 250 781 621 539 621 776 0 809 0 842 0 874 0 907 0 939 0 972 0 1005 0 1038 0 1275 621 1033 621 907 250 1814 179 1814 0 1740 0 1665 0 1590 0 1515 0 1440 0 1366 0 1291 0 1216 0 1216 179 1391 179 1391 621 1639 621 1639 179 1814 179 2123 250 1996 621 1754 621 1991 0 2024 0 2057 0 2090 0 2123 0 2155 0 2188 0 2220 0 2253 0 2491 621 2248 621 2123 250"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598"/>
            <draw:equation draw:name="f61" draw:formula="524"/>
            <draw:equation draw:name="f62" draw:formula="449"/>
            <draw:equation draw:name="f63" draw:formula="374"/>
            <draw:equation draw:name="f64" draw:formula="299"/>
            <draw:equation draw:name="f65" draw:formula="224"/>
            <draw:equation draw:name="f66" draw:formula="150"/>
            <draw:equation draw:name="f67" draw:formula="75"/>
            <draw:equation draw:name="f68" draw:formula="1"/>
            <draw:equation draw:name="f69" draw:formula="-179"/>
            <draw:equation draw:name="f70" draw:formula="-3"/>
            <draw:equation draw:name="f71" draw:formula="-445"/>
          </draw:enhanced-geometry>
        </draw:custom-shape>
        <draw:custom-shape draw:style-name="Mgr19" draw:text-style-name="MP23" draw:layer="backgroundobjects" svg:width="4.375cm" svg:height="0.454cm" svg:x="5.856cm" svg:y="1.773cm">
          <text:p/>
          <draw:enhanced-geometry svg:viewBox="0 0 7953 842" draw:glue-points="805 637 996 219 1304 357 1069 644 1040 573 1182 280 1457 426 1680 639 1384 480 1565 178 1772 419 1479 300 2054 179 2260 188 2257 15 2523 568 2483 627 2395 282 2669 201 2657 282 2858 220 3192 222 3092 249 3666 632 3354 500 3484 195 3516 256 3592 581 4055 577 3803 567 3854 210 4132 281 3947 237 4571 638 4425 355 4692 179 4503 378 4914 445 5116 642 4837 469 5032 177 5225 427 4929 310 5520 177 5849 249 5745 644 6173 588 5907 543 6173 317 6044 179 6022 438 6118 573 6379 72 6454 99 6815 177 6901 333 6691 329 7278 580 7137 188 7541 759 7366 188 7881 532 7920 6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
            <draw:equation draw:name="f1439" draw:formula="1"/>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0/-13824"/>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9641/-13824"/>
            <draw:equation draw:name="f1466" draw:formula="1*6295/25856"/>
            <draw:equation draw:name="f1467" draw:formula="?f186 /180"/>
            <draw:equation draw:name="f1468" draw:formula="?f185 /?f187 "/>
            <draw:equation draw:name="f1469" draw:formula="1"/>
            <draw:equation draw:name="f1470" draw:formula="1"/>
            <draw:equation draw:name="f1471" draw:formula="210"/>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83"/>
            <draw:equation draw:name="f1537" draw:formula="1"/>
            <draw:equation draw:name="f1538" draw:formula="1"/>
            <draw:equation draw:name="f1539" draw:formula="1"/>
            <draw:equation draw:name="f1540" draw:formula="1"/>
            <draw:equation draw:name="f1541" draw:formula="1"/>
            <draw:equation draw:name="f1542" draw:formula="-1920"/>
            <draw:equation draw:name="f1543" draw:formula="492"/>
            <draw:equation draw:name="f1544" draw:formula="1"/>
            <draw:equation draw:name="f1545" draw:formula="1"/>
            <draw:equation draw:name="f1546" draw:formula="2013"/>
            <draw:equation draw:name="f1547" draw:formula="1"/>
            <draw:equation draw:name="f1548" draw:formula="119"/>
            <draw:equation draw:name="f1549" draw:formula="1"/>
            <draw:equation draw:name="f1550" draw:formula="131"/>
            <draw:equation draw:name="f1551" draw:formula="-30616*sin(?f14 *(pi/180))"/>
            <draw:equation draw:name="f1552" draw:formula="131"/>
            <draw:equation draw:name="f1553" draw:formula="-10800*cos(?f16 *(pi/180))"/>
            <draw:equation draw:name="f1554" draw:formula="?f15 -?f17 "/>
            <draw:equation draw:name="f1555" draw:formula="?f18 *-1"/>
            <draw:equation draw:name="f1556" draw:formula="?f19 +10800"/>
            <draw:equation draw:name="f1557" draw:formula="1"/>
            <draw:equation draw:name="f1558" draw:formula="133"/>
            <draw:equation draw:name="f1559" draw:formula="1"/>
            <draw:equation draw:name="f1560" draw:formula="191"/>
            <draw:equation draw:name="f1561" draw:formula="1*0/-13824"/>
            <draw:equation draw:name="f1562" draw:formula="1"/>
            <draw:equation draw:name="f1563" draw:formula="1"/>
            <draw:equation draw:name="f1564" draw:formula="328"/>
            <draw:equation draw:name="f1565" draw:formula="1"/>
            <draw:equation draw:name="f1566" draw:formula="1"/>
            <draw:equation draw:name="f1567" draw:formula="-15832"/>
            <draw:equation draw:name="f1568" draw:formula="1"/>
            <draw:equation draw:name="f1569" draw:formula="342"/>
            <draw:equation draw:name="f1570" draw:formula="383"/>
            <draw:equation draw:name="f1571" draw:formula="385"/>
            <draw:equation draw:name="f1572" draw:formula="1"/>
            <draw:equation draw:name="f1573" draw:formula="447"/>
            <draw:equation draw:name="f1574" draw:formula="1"/>
            <draw:equation draw:name="f1575" draw:formula="1*511/2"/>
            <draw:equation draw:name="f1576" draw:formula="1"/>
            <draw:equation draw:name="f1577" draw:formula="1"/>
            <draw:equation draw:name="f1578" draw:formula="1"/>
            <draw:equation draw:name="f1579" draw:formula="208"/>
            <draw:equation draw:name="f1580" draw:formula="1"/>
            <draw:equation draw:name="f1581" draw:formula="1"/>
            <draw:equation draw:name="f1582" draw:formula="9"/>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10"/>
            <draw:equation draw:name="f1608" draw:formula="-10675*cos(?f71 *(pi/180))"/>
            <draw:equation draw:name="f1609" draw:formula="110"/>
            <draw:equation draw:name="f1610" draw:formula="-10660*sin(?f73 *(pi/180))"/>
            <draw:equation draw:name="f1611" draw:formula="?f72 +?f74 "/>
            <draw:equation draw:name="f1612" draw:formula="?f75 +10800"/>
            <draw:equation draw:name="f1613" draw:formula="1"/>
            <draw:equation draw:name="f1614" draw:formula="1"/>
            <draw:equation draw:name="f1615" draw:formula="1"/>
            <draw:equation draw:name="f1616" draw:formula="1"/>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58"/>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13169/-13824"/>
            <draw:equation draw:name="f1655" draw:formula="1"/>
            <draw:equation draw:name="f1656" draw:formula="1"/>
            <draw:equation draw:name="f1657" draw:formula="476"/>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24099/-7936"/>
            <draw:equation draw:name="f1665" draw:formula="1"/>
            <draw:equation draw:name="f1666" draw:formula="163"/>
            <draw:equation draw:name="f1667" draw:formula="-10642*cos(?f130 *(pi/180))"/>
            <draw:equation draw:name="f1668" draw:formula="163"/>
            <draw:equation draw:name="f1669" draw:formula="-10131*sin(?f132 *(pi/180))"/>
            <draw:equation draw:name="f1670" draw:formula="?f131 +?f133 "/>
            <draw:equation draw:name="f1671" draw:formula="?f134 +10800"/>
            <draw:equation draw:name="f1672" draw:formula="1"/>
            <draw:equation draw:name="f1673" draw:formula="1"/>
            <draw:equation draw:name="f1674" draw:formula="1*19675/-7936"/>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6384"/>
            <draw:equation draw:name="f1713" draw:formula="1"/>
            <draw:equation draw:name="f1714" draw:formula="1"/>
            <draw:equation draw:name="f1715" draw:formula="1"/>
            <draw:equation draw:name="f1716" draw:formula="1*26153/25856"/>
            <draw:equation draw:name="f1717" draw:formula="1"/>
            <draw:equation draw:name="f1718" draw:formula="1"/>
            <draw:equation draw:name="f1719" draw:formula="1*26153/25856"/>
            <draw:equation draw:name="f1720" draw:formula="1"/>
            <draw:equation draw:name="f1721" draw:formula="1"/>
            <draw:equation draw:name="f1722" draw:formula="1"/>
            <draw:equation draw:name="f1723" draw:formula="1*895/-13824"/>
            <draw:equation draw:name="f1724" draw:formula="1*0/-13824"/>
            <draw:equation draw:name="f1725" draw:formula="1"/>
            <draw:equation draw:name="f1726" draw:formula="1*895/-13824"/>
            <draw:equation draw:name="f1727" draw:formula="1*0/-13824"/>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26153/25856"/>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3529/20"/>
            <draw:equation draw:name="f1749" draw:formula="1"/>
            <draw:equation draw:name="f1750" draw:formula="58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201/2"/>
            <draw:equation draw:name="f1767" draw:formula="100"/>
            <draw:equation draw:name="f1768" draw:formula="1*0/-13824"/>
            <draw:equation draw:name="f1769" draw:formula="141"/>
            <draw:equation draw:name="f1770" draw:formula="1"/>
            <draw:equation draw:name="f1771" draw:formula="1"/>
            <draw:equation draw:name="f1772" draw:formula="346"/>
            <draw:equation draw:name="f1773" draw:formula="1"/>
            <draw:equation draw:name="f1774" draw:formula="483"/>
            <draw:equation draw:name="f1775" draw:formula="407"/>
            <draw:equation draw:name="f1776" draw:formula="1"/>
            <draw:equation draw:name="f1777" draw:formula="1"/>
            <draw:equation draw:name="f1778" draw:formula="1"/>
            <draw:equation draw:name="f1779" draw:formula="712"/>
            <draw:equation draw:name="f1780" draw:formula="1"/>
            <draw:equation draw:name="f1781" draw:formula="1"/>
            <draw:equation draw:name="f1782" draw:formula="1*0/-13824"/>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0/-13824"/>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0/-13824"/>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83"/>
            <draw:equation draw:name="f1829" draw:formula="1"/>
            <draw:equation draw:name="f1830" draw:formula="1"/>
            <draw:equation draw:name="f1831" draw:formula="-4072"/>
            <draw:equation draw:name="f1832" draw:formula="1*-4545/-17376"/>
            <draw:equation draw:name="f1833" draw:formula="1*0/-13824"/>
            <draw:equation draw:name="f1834" draw:formula="1"/>
            <draw:equation draw:name="f1835" draw:formula="1*0/-13824"/>
            <draw:equation draw:name="f1836" draw:formula="1"/>
            <draw:equation draw:name="f1837" draw:formula="1"/>
            <draw:equation draw:name="f1838" draw:formula="40"/>
            <draw:equation draw:name="f1839" draw:formula="313"/>
            <draw:equation draw:name="f1840" draw:formula="1"/>
            <draw:equation draw:name="f1841" draw:formula="839"/>
            <draw:equation draw:name="f1842" draw:formula="1"/>
            <draw:equation draw:name="f1843" draw:formula="1"/>
            <draw:equation draw:name="f1844" draw:formula="2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9641/-13824"/>
            <draw:equation draw:name="f1876" draw:formula="1*6295/25856"/>
            <draw:equation draw:name="f1877" draw:formula="?f84 /180"/>
            <draw:equation draw:name="f1878" draw:formula="?f83 /?f85 "/>
            <draw:equation draw:name="f1879" draw:formula="1*0/-13824"/>
            <draw:equation draw:name="f1880" draw:formula="1"/>
            <draw:equation draw:name="f1881" draw:formula="1*9641/-13824"/>
            <draw:equation draw:name="f1882" draw:formula="1*6295/25856"/>
            <draw:equation draw:name="f1883" draw:formula="?f90 /180"/>
            <draw:equation draw:name="f1884" draw:formula="?f89 /?f91 "/>
            <draw:equation draw:name="f1885" draw:formula="4248"/>
            <draw:equation draw:name="f1886" draw:formula="128"/>
            <draw:equation draw:name="f1887" draw:formula="1"/>
            <draw:equation draw:name="f1888" draw:formula="1"/>
            <draw:equation draw:name="f1889" draw:formula="453"/>
            <draw:equation draw:name="f1890" draw:formula="1*0/-13824"/>
            <draw:equation draw:name="f1891" draw:formula="1"/>
            <draw:equation draw:name="f1892" draw:formula="1"/>
            <draw:equation draw:name="f1893" draw:formula="957"/>
            <draw:equation draw:name="f1894" draw:formula="1"/>
            <draw:equation draw:name="f1895" draw:formula="86"/>
            <draw:equation draw:name="f1896" draw:formula="1"/>
            <draw:equation draw:name="f1897" draw:formula="1"/>
            <draw:equation draw:name="f1898" draw:formula="1"/>
            <draw:equation draw:name="f1899" draw:formula="1"/>
            <draw:equation draw:name="f1900" draw:formula="1"/>
            <draw:equation draw:name="f1901" draw:formula="1"/>
            <draw:equation draw:name="f1902" draw:formula="1"/>
            <draw:equation draw:name="f1903" draw:formula="1*9641/-13824"/>
            <draw:equation draw:name="f1904" draw:formula="1*6295/25856"/>
            <draw:equation draw:name="f1905" draw:formula="?f112 /180"/>
            <draw:equation draw:name="f1906" draw:formula="?f111 /?f113 "/>
            <draw:equation draw:name="f1907" draw:formula="1"/>
            <draw:equation draw:name="f1908" draw:formula="1"/>
            <draw:equation draw:name="f1909" draw:formula="1*9641/-13824"/>
            <draw:equation draw:name="f1910" draw:formula="1*6295/25856"/>
            <draw:equation draw:name="f1911" draw:formula="?f118 /180"/>
            <draw:equation draw:name="f1912" draw:formula="?f117 /?f119 "/>
            <draw:equation draw:name="f1913" draw:formula="4232"/>
            <draw:equation draw:name="f1914" draw:formula="1"/>
            <draw:equation draw:name="f1915" draw:formula="1"/>
            <draw:equation draw:name="f1916" draw:formula="1"/>
            <draw:equation draw:name="f1917" draw:formula="452"/>
          </draw:enhanced-geometry>
        </draw:custom-shape>
      </draw:g>
      <draw:custom-shape draw:style-name="Mgr15" draw:text-style-name="MP18" draw:layer="backgroundobjects" svg:width="1.349cm" svg:height="1.177cm" svg:x="22.728cm" svg:y="1.182cm">
        <text:p/>
        <draw:enhanced-geometry svg:viewBox="0 0 835 727" draw:glue-points="491 5 581 30 653 71 705 124 602 117 478 104 444 106 432 119 403 415 402 115 388 105 331 106 195 124 140 110 197 59 274 22 367 2 201 519 100 519 0 519 141 727 261 727 303 519 346 727 583 519 483 519 407 579 548 579 587 727 733 519 712 602 731 198 722 257 685 316 622 365 541 398 474 183 477 158 489 146 556 148 669 163 295 399 213 365 150 316 112 257 103 198 136 168 250 151 342 144 357 153 362 175 317 405"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58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201/2"/>
          <draw:equation draw:name="f187" draw:formula="100"/>
          <draw:equation draw:name="f188" draw:formula="1*0/-13824"/>
          <draw:equation draw:name="f189" draw:formula="141"/>
          <draw:equation draw:name="f190" draw:formula="1"/>
          <draw:equation draw:name="f191" draw:formula="1"/>
          <draw:equation draw:name="f192" draw:formula="346"/>
          <draw:equation draw:name="f193" draw:formula="1"/>
          <draw:equation draw:name="f194" draw:formula="483"/>
          <draw:equation draw:name="f195" draw:formula="407"/>
          <draw:equation draw:name="f196" draw:formula="1"/>
          <draw:equation draw:name="f197" draw:formula="1"/>
          <draw:equation draw:name="f198" draw:formula="1"/>
          <draw:equation draw:name="f199" draw:formula="712"/>
          <draw:equation draw:name="f200" draw:formula="1"/>
          <draw:equation draw:name="f201" draw:formula="1"/>
          <draw:equation draw:name="f202" draw:formula="1*0/-13824"/>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0/-13824"/>
          <draw:equation draw:name="f215" draw:formula="1"/>
          <draw:equation draw:name="f216" draw:formula="1"/>
          <draw:equation draw:name="f217" draw:formula="1"/>
        </draw:enhanced-geometry>
      </draw:custom-shape>
      <draw:frame draw:style-name="Mgr9" draw:text-style-name="MP12" draw:layer="backgroundobjects" svg:width="6.839cm" svg:height="3.501cm" svg:x="0cm" svg:y="3.735cm">
        <draw:image xlink:href="Pictures/2000002E000069D500003643AE572F2DF0FBA4CE.wmf" xlink:type="simple" xlink:show="embed" xlink:actuate="onLoad">
          <text:p/>
        </draw:image>
      </draw:frame>
      <draw:frame draw:style-name="Mgr9" draw:text-style-name="MP12" draw:layer="backgroundobjects" svg:width="6.35cm" svg:height="0.256cm" svg:x="1.164cm" svg:y="17.78cm">
        <draw:image xlink:href="Pictures/20000047000069D50000045701FF318DEBD84FC1.wmf" xlink:type="simple" xlink:show="embed" xlink:actuate="onLoad">
          <text:p/>
        </draw:image>
      </draw:frame>
      <draw:frame presentation:style-name="Title6-title" draw:layer="backgroundobjects" svg:width="20.947cm" svg:height="1.345cm" svg:x="3.597cm" svg:y="0.921cm" presentation:class="title" presentation:placeholder="true">
        <draw:text-box/>
      </draw:frame>
      <draw:frame presentation:style-name="Title6-outline1" draw:layer="backgroundobjects" svg:width="23.403cm" svg:height="11.309cm" svg:x="1.141cm" svg:y="3.302cm" presentation:class="outline" presentation:placeholder="true">
        <draw:text-box/>
      </draw:frame>
      <presentation:notes style:page-layout-name="PM0">
        <draw:rect draw:style-name="Mgr10" draw:text-style-name="MP13" draw:layer="backgroundobjects" svg:width="19.05cm" svg:height="25.4cm" svg:x="0cm" svg:y="0cm">
          <text:p/>
        </draw:rect>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8.255cm" svg:height="1.27cm" svg:x="0cm" svg:y="0cm">
          <text:p/>
          <draw:enhanced-geometry svg:viewBox="0 0 21600 21600" draw:type="mso-spt202" draw:enhanced-path="M 0 0 L 21600 0 21600 21600 0 21600 0 0 Z N"/>
        </draw:custom-shape>
        <draw:frame presentation:style-name="Mpr11" draw:text-style-name="MP16" draw:layer="backgroundobjects" svg:width="8.246cm" svg:height="1.261cm" svg:x="10.791cm" svg:y="-0.001cm" presentation:class="date-time">
          <draw:text-box>
            <text:list text:style-name="ML1">
              <text:list-header>
                <text:p text:style-name="MP15"><text:span text:style-name="MT3"><presentation:date-time/></text:span></text:p>
              </text:list-header>
            </text:list>
          </draw:text-box>
        </draw:frame>
        <draw:page-thumbnail presentation:style-name="Title6-title" draw:layer="backgroundobjects" svg:width="12.691cm" svg:height="9.516cm" svg:x="3.174cm" svg:y="1.905cm" presentation:class="page"/>
        <draw:frame presentation:style-name="Title6-notes" draw:layer="backgroundobjects" svg:width="15.231cm" svg:height="11.421cm" svg:x="1.904cm" svg:y="12.064cm" presentation:class="notes" presentation:placeholder="true">
          <draw:text-box/>
        </draw:frame>
        <draw:custom-shape draw:style-name="Mgr6" draw:text-style-name="MP9" draw:layer="backgroundobjects" svg:width="8.255cm" svg:height="1.27cm" svg:x="0cm" svg:y="24.126cm">
          <text:p/>
          <draw:enhanced-geometry svg:viewBox="0 0 21600 21600" draw:type="mso-spt202" draw:enhanced-path="M 0 0 L 21600 0 21600 21600 0 21600 0 0 Z N"/>
        </draw:custom-shape>
        <draw:frame presentation:style-name="Mpr12" draw:text-style-name="MP16" draw:layer="backgroundobjects" svg:width="8.246cm" svg:height="1.261cm" svg:x="10.791cm" svg:y="24.125cm" presentation:class="page-number">
          <draw:text-box>
            <text:list text:style-name="ML1">
              <text:list-header>
                <text:p text:style-name="MP1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warna</meta:initial-creator>
    <meta:creation-date>2014-03-03T11:35:47</meta:creation-date>
    <dc:date>2016-09-30T17:12:15.467000000</dc:date>
    <meta:print-date>2015-07-21T09:20:40</meta:print-date>
    <meta:editing-cycles>257</meta:editing-cycles>
    <meta:editing-duration>P4DT17H2M1S</meta:editing-duration>
    <meta:generator>LibreOffice/5.0.5.2$Windows_x86 LibreOffice_project/55b006a02d247b5f7215fc6ea0fde844b30035b3</meta:generator>
    <meta:document-statistic meta:object-count="179"/>
  </office:meta>
</office:document-meta>
</file>